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1.3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23"/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ackground-color="transparent"/>
    </style:style>
    <style:style style:name="ce13" style:family="table-cell" style:parent-style-name="Default" style:data-style-name="N2">
      <style:table-cell-properties fo:background-color="#ffff00"/>
    </style:style>
    <style:style style:name="ce1" style:family="table-cell" style:parent-style-name="Default" style:data-style-name="N124"/>
    <style:style style:name="ce15" style:family="table-cell" style:parent-style-name="Default" style:data-style-name="N124">
      <style:table-cell-properties fo:background-color="transparent"/>
    </style:style>
    <style:style style:name="ce6" style:family="table-cell" style:parent-style-name="Default" style:data-style-name="N124">
      <style:table-cell-properties fo:background-color="#ffff00"/>
    </style:style>
    <style:style style:name="ce17" style:family="table-cell" style:parent-style-name="Default" style:data-style-name="N123">
      <style:table-cell-properties fo:background-color="transparent"/>
    </style:style>
    <style:style style:name="ce4" style:family="table-cell" style:parent-style-name="Default" style:data-style-name="N123">
      <style:table-cell-properties fo:background-color="#ffff00"/>
    </style:style>
    <style:style style:name="ce7" style:family="table-cell" style:parent-style-name="Default" style:data-style-name="N122"/>
    <style:style style:name="ce20" style:family="table-cell" style:parent-style-name="Default" style:data-style-name="N122">
      <style:table-cell-properties fo:background-color="transparent"/>
    </style:style>
    <style:style style:name="ce21" style:family="table-cell" style:parent-style-name="Default">
      <style:table-cell-properties style:text-align-source="value-type" style:repeat-content="false"/>
      <style:paragraph-properties fo:margin-left="0cm"/>
    </style:style>
    <style:style style:name="ce22" style:family="table-cell" style:parent-style-name="Default">
      <style:table-cell-properties style:text-align-source="value-type" style:repeat-content="false" fo:background-color="transparent"/>
      <style:paragraph-properties fo:margin-left="0cm"/>
    </style:style>
    <style:style style:name="ce23" style:family="table-cell" style:parent-style-name="Default" style:data-style-name="N2">
      <style:table-cell-properties fo:border-bottom="non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4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5" style:family="table-cell" style:parent-style-name="Default" style:data-style-name="N122">
      <style:table-cell-properties style:text-align-source="value-type" style:repeat-content="false"/>
      <style:paragraph-properties fo:margin-left="0cm"/>
    </style:style>
    <style:style style:name="ce26" style:family="table-cell" style:parent-style-name="Default" style:data-style-name="N2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4" style:family="table-cell" style:parent-style-name="Default" style:data-style-name="N2">
      <style:table-cell-properties fo:border-bottom="none" fo:background-color="#fff2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2">
      <style:table-cell-properties fo:border-bottom="none" fo:background-color="#ffe6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 style:data-style-name="N2">
      <style:table-cell-properties fo:border-bottom="none" fo:background-color="#ffd96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7" style:family="table-cell" style:parent-style-name="Default" style:data-style-name="N2">
      <style:table-cell-properties fo:border-bottom="1.76pt solid #000000" fo:background-color="#ffd96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1" style:family="table-cell" style:parent-style-name="Default" style:data-style-name="N2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2" style:family="table-cell" style:parent-style-name="Default" style:data-style-name="N2">
      <style:table-cell-properties fo:background-color="#ffe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3" style:family="table-cell" style:parent-style-name="Default" style:data-style-name="N2">
      <style:table-cell-properties fo:background-color="#ffd9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4" style:family="table-cell" style:parent-style-name="Default" style:data-style-name="N2">
      <style:table-cell-properties fo:border-bottom="1.76pt solid #000000" fo:background-color="#ffd9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7" style:family="table-cell" style:parent-style-name="Default" style:data-style-name="N2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8" style:family="table-cell" style:parent-style-name="Default" style:data-style-name="N2">
      <style:table-cell-properties fo:border-bottom="none" fo:background-color="#ffe6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9" style:family="table-cell" style:parent-style-name="Default" style:data-style-name="N2">
      <style:table-cell-properties fo:border-bottom="none" fo:background-color="#ffd9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0" style:family="table-cell" style:parent-style-name="Default" style:data-style-name="N2">
      <style:table-cell-properties fo:border-bottom="1.76pt solid #000000" fo:background-color="#ffd9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52" style:family="table-cell" style:parent-style-name="Default" style:data-style-name="N123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24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23">
      <style:table-cell-properties fo:background-color="#ffff00"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12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12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0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99"/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4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cm"/>
    </style:style>
    <style:style style:name="ce65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cm"/>
    </style:style>
    <style:style style:name="ce66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cm"/>
    </style:style>
    <style:style style:name="ce67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12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Van_BnP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default-cell-style-name="ce1"/>
        <table:table-column table:style-name="co2" table:number-columns-repeated="2" table:default-cell-style-name="ce3"/>
        <table:table-column table:style-name="co2" table:default-cell-style-name="Default"/>
        <table:table-row table:style-name="ro1">
          <table:table-cell table:number-columns-repeated="4"/>
          <table:table-cell office:value-type="string" calcext:value-type="string">
            <text:p>UB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 to UB</text:p>
          </table:table-cell>
          <table:table-cell office:value-type="string" calcext:value-type="string">
            <text:p>Total Time</text:p>
          </table:table-cell>
          <table:table-cell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42633.185" calcext:value-type="float">
            <text:p>142633.19</text:p>
          </table:table-cell>
          <table:table-cell table:style-name="ce11" office:value-type="float" office:value="142633.06" calcext:value-type="float">
            <text:p>142633.06</text:p>
          </table:table-cell>
          <table:table-cell table:formula="of:=([.E2]-[.F2])/[.E2] *100" office:value-type="float" office:value="0.0000876373895738218" calcext:value-type="float">
            <text:p>0.000</text:p>
          </table:table-cell>
          <table:table-cell office:value-type="float" office:value="13.691" calcext:value-type="float">
            <text:p>13.7</text:p>
          </table:table-cell>
          <table:table-cell office:value-type="float" office:value="13.692" calcext:value-type="float">
            <text:p>1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143810.387" calcext:value-type="float">
            <text:p>143810.39</text:p>
          </table:table-cell>
          <table:table-cell table:style-name="ce11" office:value-type="float" office:value="143810.351" calcext:value-type="float">
            <text:p>143810.35</text:p>
          </table:table-cell>
          <table:table-cell table:formula="of:=([.E3]-[.F3])/[.E3] *100" office:value-type="float" office:value="0.0000250329623219651" calcext:value-type="float">
            <text:p>0.000</text:p>
          </table:table-cell>
          <table:table-cell table:number-columns-repeated="2" office:value-type="float" office:value="16.892" calcext:value-type="float">
            <text:p>1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office:value-type="float" office:value="139490.383" calcext:value-type="float">
            <text:p>139490.38</text:p>
          </table:table-cell>
          <table:table-cell table:style-name="ce11" office:value-type="float" office:value="139489.075" calcext:value-type="float">
            <text:p>139489.08</text:p>
          </table:table-cell>
          <table:table-cell table:formula="of:=([.E4]-[.F4])/[.E4] *100" office:value-type="float" office:value="0.000937699052693825" calcext:value-type="float">
            <text:p>0.001</text:p>
          </table:table-cell>
          <table:table-cell table:number-columns-repeated="2" office:value-type="float" office:value="12.334" calcext:value-type="float">
            <text:p>1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1" office:value-type="float" office:value="140649.074" calcext:value-type="float">
            <text:p>140649.07</text:p>
          </table:table-cell>
          <table:table-cell table:formula="of:=([.E5]-[.F5])/[.E5] *100" office:value-type="float" office:value="0" calcext:value-type="float">
            <text:p>0.000</text:p>
          </table:table-cell>
          <table:table-cell table:number-columns-repeated="2" office:value-type="float" office:value="15.202" calcext:value-type="float">
            <text:p>1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40194.765" calcext:value-type="float">
            <text:p>140194.77</text:p>
          </table:table-cell>
          <table:table-cell table:style-name="ce11" office:value-type="float" office:value="140194.761" calcext:value-type="float">
            <text:p>140194.76</text:p>
          </table:table-cell>
          <table:table-cell table:formula="of:=([.E6]-[.F6])/[.E6] *100" office:value-type="float" office:value="0.00000285317359415441" calcext:value-type="float">
            <text:p>0.000</text:p>
          </table:table-cell>
          <table:table-cell office:value-type="float" office:value="13.473" calcext:value-type="float">
            <text:p>13.5</text:p>
          </table:table-cell>
          <table:table-cell office:value-type="float" office:value="13.474" calcext:value-type="float">
            <text:p>1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57274.817" calcext:value-type="float">
            <text:p>157274.82</text:p>
          </table:table-cell>
          <table:table-cell table:style-name="ce11" office:value-type="float" office:value="157261.941" calcext:value-type="float">
            <text:p>157261.94</text:p>
          </table:table-cell>
          <table:table-cell table:formula="of:=([.E7]-[.F7])/[.E7] *100" office:value-type="float" office:value="0.00818694324089939" calcext:value-type="float">
            <text:p>0.008</text:p>
          </table:table-cell>
          <table:table-cell table:number-columns-repeated="2" office:value-type="float" office:value="47.874" calcext:value-type="float">
            <text:p>4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69221.783" calcext:value-type="float">
            <text:p>169221.78</text:p>
          </table:table-cell>
          <table:table-cell table:style-name="ce11" office:value-type="float" office:value="169208.054" calcext:value-type="float">
            <text:p>169208.05</text:p>
          </table:table-cell>
          <table:table-cell table:formula="of:=([.E8]-[.F8])/[.E8] *100" office:value-type="float" office:value="0.00811302171422699" calcext:value-type="float">
            <text:p>0.008</text:p>
          </table:table-cell>
          <table:table-cell table:number-columns-repeated="2" office:value-type="float" office:value="73.033" calcext:value-type="float">
            <text:p>73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155808.5" calcext:value-type="float">
            <text:p>155808.50</text:p>
          </table:table-cell>
          <table:table-cell table:style-name="ce11" office:value-type="float" office:value="155805.016" calcext:value-type="float">
            <text:p>155805.02</text:p>
          </table:table-cell>
          <table:table-cell table:formula="of:=([.E9]-[.F9])/[.E9] *100" office:value-type="float" office:value="0.0022360782627371" calcext:value-type="float">
            <text:p>0.002</text:p>
          </table:table-cell>
          <table:table-cell office:value-type="float" office:value="47.294" calcext:value-type="float">
            <text:p>47.3</text:p>
          </table:table-cell>
          <table:table-cell office:value-type="float" office:value="47.295" calcext:value-type="float">
            <text:p>4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1" office:value-type="float" office:value="159082.291" calcext:value-type="float">
            <text:p>159082.29</text:p>
          </table:table-cell>
          <table:table-cell table:style-name="ce11" office:value-type="float" office:value="159070.995" calcext:value-type="float">
            <text:p>159071.00</text:p>
          </table:table-cell>
          <table:table-cell table:formula="of:=([.E10]-[.F10])/[.E10] *100" office:value-type="float" office:value="0.00710072750963971" calcext:value-type="float">
            <text:p>0.007</text:p>
          </table:table-cell>
          <table:table-cell office:value-type="float" office:value="66.89" calcext:value-type="float">
            <text:p>66.9</text:p>
          </table:table-cell>
          <table:table-cell office:value-type="float" office:value="66.891" calcext:value-type="float">
            <text:p>6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163216.248" calcext:value-type="float">
            <text:p>163216.25</text:p>
          </table:table-cell>
          <table:table-cell table:style-name="ce11" office:value-type="float" office:value="163204.919" calcext:value-type="float">
            <text:p>163204.92</text:p>
          </table:table-cell>
          <table:table-cell table:formula="of:=([.E11]-[.F11])/[.E11] *100" office:value-type="float" office:value="0.00694109816811737" calcext:value-type="float">
            <text:p>0.007</text:p>
          </table:table-cell>
          <table:table-cell office:value-type="float" office:value="39.561" calcext:value-type="float">
            <text:p>39.6</text:p>
          </table:table-cell>
          <table:table-cell office:value-type="float" office:value="39.562" calcext:value-type="float">
            <text:p>3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1" office:value-type="float" office:value="152785.185" calcext:value-type="float">
            <text:p>152785.19</text:p>
          </table:table-cell>
          <table:table-cell table:style-name="ce11" office:value-type="float" office:value="152774.174" calcext:value-type="float">
            <text:p>152774.17</text:p>
          </table:table-cell>
          <table:table-cell table:formula="of:=([.E12]-[.F12])/[.E12] *100" office:value-type="float" office:value="0.00720685058567596" calcext:value-type="float">
            <text:p>0.007</text:p>
          </table:table-cell>
          <table:table-cell table:number-columns-repeated="2" office:value-type="float" office:value="134.137" calcext:value-type="float">
            <text:p>13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168472.769" calcext:value-type="float">
            <text:p>168472.77</text:p>
          </table:table-cell>
          <table:table-cell table:style-name="ce11" office:value-type="float" office:value="168459.101" calcext:value-type="float">
            <text:p>168459.10</text:p>
          </table:table-cell>
          <table:table-cell table:formula="of:=([.E13]-[.F13])/[.E13] *100" office:value-type="float" office:value="0.00811288380973018" calcext:value-type="float">
            <text:p>0.008</text:p>
          </table:table-cell>
          <table:table-cell office:value-type="float" office:value="32.376" calcext:value-type="float">
            <text:p>32.4</text:p>
          </table:table-cell>
          <table:table-cell office:value-type="float" office:value="32.377" calcext:value-type="float">
            <text:p>3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1" office:value-type="float" office:value="159883.576" calcext:value-type="float">
            <text:p>159883.58</text:p>
          </table:table-cell>
          <table:table-cell table:style-name="ce11" office:value-type="float" office:value="159872.977" calcext:value-type="float">
            <text:p>159872.98</text:p>
          </table:table-cell>
          <table:table-cell table:formula="of:=([.E14]-[.F14])/[.E14] *100" office:value-type="float" office:value="0.00662919873645272" calcext:value-type="float">
            <text:p>0.007</text:p>
          </table:table-cell>
          <table:table-cell office:value-type="float" office:value="126.29" calcext:value-type="float">
            <text:p>126.3</text:p>
          </table:table-cell>
          <table:table-cell office:value-type="float" office:value="126.291" calcext:value-type="float">
            <text:p>12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1" office:value-type="float" office:value="162463.973" calcext:value-type="float">
            <text:p>162463.97</text:p>
          </table:table-cell>
          <table:table-cell table:style-name="ce11" office:value-type="float" office:value="162460.677" calcext:value-type="float">
            <text:p>162460.68</text:p>
          </table:table-cell>
          <table:table-cell table:formula="of:=([.E15]-[.F15])/[.E15] *100" office:value-type="float" office:value="0.00202875747720517" calcext:value-type="float">
            <text:p>0.002</text:p>
          </table:table-cell>
          <table:table-cell office:value-type="float" office:value="111.984" calcext:value-type="float">
            <text:p>112.0</text:p>
          </table:table-cell>
          <table:table-cell office:value-type="float" office:value="111.985" calcext:value-type="float">
            <text:p>112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11" office:value-type="float" office:value="160388.455" calcext:value-type="float">
            <text:p>160388.46</text:p>
          </table:table-cell>
          <table:table-cell table:style-name="ce11" office:value-type="float" office:value="160380.897" calcext:value-type="float">
            <text:p>160380.90</text:p>
          </table:table-cell>
          <table:table-cell table:formula="of:=([.E16]-[.F16])/[.E16] *100" office:value-type="float" office:value="0.00471230924943444" calcext:value-type="float">
            <text:p>0.005</text:p>
          </table:table-cell>
          <table:table-cell table:number-columns-repeated="2" office:value-type="float" office:value="141.93" calcext:value-type="float">
            <text:p>14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1" office:value-type="float" office:value="111015.781" calcext:value-type="float">
            <text:p>111015.78</text:p>
          </table:table-cell>
          <table:table-cell table:style-name="ce11" office:value-type="float" office:value="111015.714" calcext:value-type="float">
            <text:p>111015.71</text:p>
          </table:table-cell>
          <table:table-cell table:formula="of:=([.E17]-[.F17])/[.E17] *100" office:value-type="float" office:value="0.0000603517800730148" calcext:value-type="float">
            <text:p>0.000</text:p>
          </table:table-cell>
          <table:table-cell office:value-type="float" office:value="13.976" calcext:value-type="float">
            <text:p>14.0</text:p>
          </table:table-cell>
          <table:table-cell office:value-type="float" office:value="13.977" calcext:value-type="float">
            <text:p>14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1" office:value-type="float" office:value="112812.067" calcext:value-type="float">
            <text:p>112812.07</text:p>
          </table:table-cell>
          <table:table-cell table:style-name="ce11" office:value-type="float" office:value="112809.788" calcext:value-type="float">
            <text:p>112809.79</text:p>
          </table:table-cell>
          <table:table-cell table:formula="of:=([.E18]-[.F18])/[.E18] *100" office:value-type="float" office:value="0.00202017395886824" calcext:value-type="float">
            <text:p>0.002</text:p>
          </table:table-cell>
          <table:table-cell office:value-type="float" office:value="13.689" calcext:value-type="float">
            <text:p>13.7</text:p>
          </table:table-cell>
          <table:table-cell office:value-type="float" office:value="13.69" calcext:value-type="float">
            <text:p>1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101100.431" calcext:value-type="float">
            <text:p>101100.43</text:p>
          </table:table-cell>
          <table:table-cell table:style-name="ce11" office:value-type="float" office:value="101100.355" calcext:value-type="float">
            <text:p>101100.36</text:p>
          </table:table-cell>
          <table:table-cell table:formula="of:=([.E19]-[.F19])/[.E19] *100" office:value-type="float" office:value="0.0000751727754760327" calcext:value-type="float">
            <text:p>0.000</text:p>
          </table:table-cell>
          <table:table-cell table:number-columns-repeated="2" office:value-type="float" office:value="13.887" calcext:value-type="float">
            <text:p>1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1" office:value-type="float" office:value="102264.746" calcext:value-type="float">
            <text:p>102264.75</text:p>
          </table:table-cell>
          <table:table-cell table:style-name="ce11" office:value-type="float" office:value="102262.273" calcext:value-type="float">
            <text:p>102262.27</text:p>
          </table:table-cell>
          <table:table-cell table:formula="of:=([.E20]-[.F20])/[.E20] *100" office:value-type="float" office:value="0.00241823316120898" calcext:value-type="float">
            <text:p>0.002</text:p>
          </table:table-cell>
          <table:table-cell office:value-type="float" office:value="13.176" calcext:value-type="float">
            <text:p>13.2</text:p>
          </table:table-cell>
          <table:table-cell office:value-type="float" office:value="13.177" calcext:value-type="float">
            <text:p>1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11" office:value-type="float" office:value="101808.498" calcext:value-type="float">
            <text:p>101808.50</text:p>
          </table:table-cell>
          <table:table-cell table:style-name="ce11" office:value-type="float" office:value="101806.085" calcext:value-type="float">
            <text:p>101806.09</text:p>
          </table:table-cell>
          <table:table-cell table:formula="of:=([.E21]-[.F21])/[.E21] *100" office:value-type="float" office:value="0.00237013613539458" calcext:value-type="float">
            <text:p>0.002</text:p>
          </table:table-cell>
          <table:table-cell office:value-type="float" office:value="13.736" calcext:value-type="float">
            <text:p>13.7</text:p>
          </table:table-cell>
          <table:table-cell office:value-type="float" office:value="13.737" calcext:value-type="float">
            <text:p>1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45086.061" calcext:value-type="float">
            <text:p>145086.06</text:p>
          </table:table-cell>
          <table:table-cell table:style-name="ce11" office:value-type="float" office:value="145080.286" calcext:value-type="float">
            <text:p>145080.29</text:p>
          </table:table-cell>
          <table:table-cell table:formula="of:=([.E22]-[.F22])/[.E22] *100" office:value-type="float" office:value="0.00398039615948646" calcext:value-type="float">
            <text:p>0.004</text:p>
          </table:table-cell>
          <table:table-cell table:number-columns-repeated="2" office:value-type="float" office:value="344.567" calcext:value-type="float">
            <text:p>34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156989.841" calcext:value-type="float">
            <text:p>156989.84</text:p>
          </table:table-cell>
          <table:table-cell table:style-name="ce11" office:value-type="float" office:value="156983.758" calcext:value-type="float">
            <text:p>156983.76</text:p>
          </table:table-cell>
          <table:table-cell table:formula="of:=([.E23]-[.F23])/[.E23] *100" office:value-type="float" office:value="0.0038747730179459" calcext:value-type="float">
            <text:p>0.004</text:p>
          </table:table-cell>
          <table:table-cell table:number-columns-repeated="2" office:value-type="float" office:value="231.19" calcext:value-type="float">
            <text:p>23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155598.627" calcext:value-type="float">
            <text:p>155598.63</text:p>
          </table:table-cell>
          <table:table-cell table:style-name="ce11" office:value-type="float" office:value="155592.943" calcext:value-type="float">
            <text:p>155592.94</text:p>
          </table:table-cell>
          <table:table-cell table:formula="of:=([.E24]-[.F24])/[.E24] *100" office:value-type="float" office:value="0.00365298853183864" calcext:value-type="float">
            <text:p>0.004</text:p>
          </table:table-cell>
          <table:table-cell table:number-columns-repeated="2" office:value-type="float" office:value="287.239" calcext:value-type="float">
            <text:p>28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48050.94" calcext:value-type="float">
            <text:p>148050.94</text:p>
          </table:table-cell>
          <table:table-cell table:style-name="ce11" office:value-type="float" office:value="148044.93" calcext:value-type="float">
            <text:p>148044.93</text:p>
          </table:table-cell>
          <table:table-cell table:formula="of:=([.E25]-[.F25])/[.E25] *100" office:value-type="float" office:value="0.00405941360453997" calcext:value-type="float">
            <text:p>0.004</text:p>
          </table:table-cell>
          <table:table-cell table:number-columns-repeated="2" office:value-type="float" office:value="255.471" calcext:value-type="float">
            <text:p>25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1" office:value-type="float" office:value="159617.207" calcext:value-type="float">
            <text:p>159617.21</text:p>
          </table:table-cell>
          <table:table-cell table:style-name="ce11" office:value-type="float" office:value="159610.751" calcext:value-type="float">
            <text:p>159610.75</text:p>
          </table:table-cell>
          <table:table-cell table:formula="of:=([.E26]-[.F26])/[.E26] *100" office:value-type="float" office:value="0.00404467671208254" calcext:value-type="float">
            <text:p>0.004</text:p>
          </table:table-cell>
          <table:table-cell table:number-columns-repeated="2" office:value-type="float" office:value="408.163" calcext:value-type="float">
            <text:p>40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V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2" office:value-type="float" office:value="170451.705" calcext:value-type="float">
            <text:p>170451.71</text:p>
          </table:table-cell>
          <table:table-cell table:style-name="ce12" office:value-type="float" office:value="170432.365" calcext:value-type="float">
            <text:p>170432.37</text:p>
          </table:table-cell>
          <table:table-cell table:style-name="ce15" table:formula="of:=([.E27]-[.F27])/[.E27] *100" office:value-type="float" office:value="0.0113463224084479" calcext:value-type="float">
            <text:p>0.011</text:p>
          </table:table-cell>
          <table:table-cell table:style-name="ce17" office:value-type="float" office:value="7012.212" calcext:value-type="float">
            <text:p>7012.2</text:p>
          </table:table-cell>
          <table:table-cell table:style-name="ce17" office:value-type="float" office:value="7293.726" calcext:value-type="float">
            <text:p>7293.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5" office:value-type="string" calcext:value-type="string">
            <text:p>V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12" office:value-type="float" office:value="166720.731" calcext:value-type="float">
            <text:p>166720.73</text:p>
          </table:table-cell>
          <table:table-cell table:style-name="ce12" office:value-type="float" office:value="166702.857" calcext:value-type="float">
            <text:p>166702.86</text:p>
          </table:table-cell>
          <table:table-cell table:style-name="ce15" table:formula="of:=([.E28]-[.F28])/[.E28] *100" office:value-type="float" office:value="0.0107209222829108" calcext:value-type="float">
            <text:p>0.011</text:p>
          </table:table-cell>
          <table:table-cell table:style-name="ce17" office:value-type="float" office:value="4083.081" calcext:value-type="float">
            <text:p>4083.1</text:p>
          </table:table-cell>
          <table:table-cell table:style-name="ce17" office:value-type="float" office:value="7297.12" calcext:value-type="float">
            <text:p>7297.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V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12" office:value-type="float" office:value="157796.739" calcext:value-type="float">
            <text:p>157796.74</text:p>
          </table:table-cell>
          <table:table-cell table:style-name="ce12" office:value-type="float" office:value="157773.928" calcext:value-type="float">
            <text:p>157773.93</text:p>
          </table:table-cell>
          <table:table-cell table:style-name="ce15" table:formula="of:=([.E29]-[.F29])/[.E29] *100" office:value-type="float" office:value="0.0144559387884353" calcext:value-type="float">
            <text:p>0.014</text:p>
          </table:table-cell>
          <table:table-cell table:style-name="ce17" office:value-type="float" office:value="5243.76" calcext:value-type="float">
            <text:p>5243.8</text:p>
          </table:table-cell>
          <table:table-cell table:style-name="ce17" office:value-type="float" office:value="7295.134" calcext:value-type="float">
            <text:p>7295.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5" office:value-type="string" calcext:value-type="string">
            <text:p>V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12" office:value-type="float" office:value="165538.812" calcext:value-type="float">
            <text:p>165538.81</text:p>
          </table:table-cell>
          <table:table-cell table:style-name="ce12" office:value-type="float" office:value="165521.372" calcext:value-type="float">
            <text:p>165521.37</text:p>
          </table:table-cell>
          <table:table-cell table:style-name="ce15" table:formula="of:=([.E30]-[.F30])/[.E30] *100" office:value-type="float" office:value="0.0105352936808574" calcext:value-type="float">
            <text:p>0.011</text:p>
          </table:table-cell>
          <table:table-cell table:style-name="ce17" office:value-type="float" office:value="2264.59" calcext:value-type="float">
            <text:p>2264.6</text:p>
          </table:table-cell>
          <table:table-cell table:style-name="ce17" office:value-type="float" office:value="7319.467" calcext:value-type="float">
            <text:p>7319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V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165689.235" calcext:value-type="float">
            <text:p>165689.24</text:p>
          </table:table-cell>
          <table:table-cell table:style-name="ce12" office:value-type="float" office:value="165673.647" calcext:value-type="float">
            <text:p>165673.65</text:p>
          </table:table-cell>
          <table:table-cell table:style-name="ce15" table:formula="of:=([.E31]-[.F31])/[.E31] *100" office:value-type="float" office:value="0.00940797390970441" calcext:value-type="float">
            <text:p>0.009</text:p>
          </table:table-cell>
          <table:table-cell table:style-name="ce17" office:value-type="float" office:value="2162.777" calcext:value-type="float">
            <text:p>2162.8</text:p>
          </table:table-cell>
          <table:table-cell table:style-name="ce17" office:value-type="float" office:value="2162.778" calcext:value-type="float">
            <text:p>2162.8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V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12" office:value-type="float" office:value="160263.968" calcext:value-type="float">
            <text:p>160263.97</text:p>
          </table:table-cell>
          <table:table-cell table:style-name="ce12" office:value-type="float" office:value="160250.955" calcext:value-type="float">
            <text:p>160250.96</text:p>
          </table:table-cell>
          <table:table-cell table:style-name="ce15" office:value-type="float" office:value="0.008" calcext:value-type="float">
            <text:p>0.008</text:p>
          </table:table-cell>
          <table:table-cell table:style-name="ce17" office:value-type="float" office:value="6750.983" calcext:value-type="float">
            <text:p>6751.0</text:p>
          </table:table-cell>
          <table:table-cell table:style-name="ce17" office:value-type="float" office:value="6750.984" calcext:value-type="float">
            <text:p>6751.0</text:p>
          </table:table-cell>
          <table:table-cell table:style-name="ce5" office:value-type="float" office:value="21" calcext:value-type="float">
            <text:p>21</text:p>
          </table:table-cell>
        </table:table-row>
        <table:table-row table:style-name="ro1">
          <table:table-cell table:style-name="ce5" office:value-type="string" calcext:value-type="string">
            <text:p>V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12" office:value-type="float" office:value="158203.327" calcext:value-type="float">
            <text:p>158203.33</text:p>
          </table:table-cell>
          <table:table-cell table:style-name="ce12" office:value-type="float" office:value="158179.764" calcext:value-type="float">
            <text:p>158179.76</text:p>
          </table:table-cell>
          <table:table-cell table:style-name="ce15" office:value-type="float" office:value="0.015" calcext:value-type="float">
            <text:p>0.015</text:p>
          </table:table-cell>
          <table:table-cell table:style-name="ce17" office:value-type="float" office:value="839.5" calcext:value-type="float">
            <text:p>839.5</text:p>
          </table:table-cell>
          <table:table-cell table:style-name="ce17" office:value-type="float" office:value="7270.596" calcext:value-type="float">
            <text:p>7270.6</text:p>
          </table:table-cell>
          <table:table-cell table:style-name="ce5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1" office:value-type="float" office:value="169681.222" calcext:value-type="float">
            <text:p>169681.22</text:p>
          </table:table-cell>
          <table:table-cell table:style-name="ce11" office:value-type="float" office:value="169665.996" calcext:value-type="float">
            <text:p>169666.00</text:p>
          </table:table-cell>
          <table:table-cell table:formula="of:=([.E34]-[.F34])/[.E34] *100" office:value-type="float" office:value="0.00897329699805858" calcext:value-type="float">
            <text:p>0.009</text:p>
          </table:table-cell>
          <table:table-cell office:value-type="float" office:value="1219.203" calcext:value-type="float">
            <text:p>1219.2</text:p>
          </table:table-cell>
          <table:table-cell office:value-type="float" office:value="1880.263" calcext:value-type="float">
            <text:p>188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V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12" office:value-type="float" office:value="165355.814" calcext:value-type="float">
            <text:p>165355.81</text:p>
          </table:table-cell>
          <table:table-cell table:style-name="ce12" office:value-type="float" office:value="165335.928" calcext:value-type="float">
            <text:p>165335.93</text:p>
          </table:table-cell>
          <table:table-cell table:style-name="ce15" table:formula="of:=([.E35]-[.F35])/[.E35] *100" office:value-type="float" office:value="0.0120261873586124" calcext:value-type="float">
            <text:p>0.012</text:p>
          </table:table-cell>
          <table:table-cell table:style-name="ce17" office:value-type="float" office:value="1148.363" calcext:value-type="float">
            <text:p>1148.4</text:p>
          </table:table-cell>
          <table:table-cell table:style-name="ce17" office:value-type="float" office:value="7209.777" calcext:value-type="float">
            <text:p>720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Van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13" office:value-type="float" office:value="168079.099" calcext:value-type="float">
            <text:p>168079.10</text:p>
          </table:table-cell>
          <table:table-cell table:style-name="ce13" office:value-type="float" office:value="168059.706" calcext:value-type="float">
            <text:p>168059.71</text:p>
          </table:table-cell>
          <table:table-cell table:style-name="ce6" table:formula="of:=([.E36]-[.F36])/[.E36] *100" office:value-type="float" office:value="0.01153801996522" calcext:value-type="float">
            <text:p>0.012</text:p>
          </table:table-cell>
          <table:table-cell table:style-name="ce4" office:value-type="float" office:value="4291.176" calcext:value-type="float">
            <text:p>4291.2</text:p>
          </table:table-cell>
          <table:table-cell table:style-name="ce4" office:value-type="float" office:value="7212.165" calcext:value-type="float">
            <text:p>721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11" office:value-type="float" office:value="130569.017" calcext:value-type="float">
            <text:p>130569.02</text:p>
          </table:table-cell>
          <table:table-cell table:style-name="ce11" office:value-type="float" office:value="130564.893" calcext:value-type="float">
            <text:p>130564.89</text:p>
          </table:table-cell>
          <table:table-cell table:formula="of:=([.E37]-[.F37])/[.E37] *100" office:value-type="float" office:value="0.00315848284284066" calcext:value-type="float">
            <text:p>0.003</text:p>
          </table:table-cell>
          <table:table-cell office:value-type="float" office:value="341" calcext:value-type="float">
            <text:p>341.0</text:p>
          </table:table-cell>
          <table:table-cell office:value-type="float" office:value="341.001" calcext:value-type="float">
            <text:p>341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1" office:value-type="float" office:value="134717.753" calcext:value-type="float">
            <text:p>134717.75</text:p>
          </table:table-cell>
          <table:table-cell table:style-name="ce11" office:value-type="float" office:value="134712.351" calcext:value-type="float">
            <text:p>134712.35</text:p>
          </table:table-cell>
          <table:table-cell table:formula="of:=([.E38]-[.F38])/[.E38] *100" office:value-type="float" office:value="0.00400986498045426" calcext:value-type="float">
            <text:p>0.004</text:p>
          </table:table-cell>
          <table:table-cell office:value-type="float" office:value="596.72" calcext:value-type="float">
            <text:p>596.7</text:p>
          </table:table-cell>
          <table:table-cell office:value-type="float" office:value="596.721" calcext:value-type="float">
            <text:p>59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134705.112" calcext:value-type="float">
            <text:p>134705.11</text:p>
          </table:table-cell>
          <table:table-cell table:style-name="ce11" office:value-type="float" office:value="134699.22" calcext:value-type="float">
            <text:p>134699.22</text:p>
          </table:table-cell>
          <table:table-cell table:formula="of:=([.E39]-[.F39])/[.E39] *100" office:value-type="float" office:value="0.0043739988130462" calcext:value-type="float">
            <text:p>0.004</text:p>
          </table:table-cell>
          <table:table-cell office:value-type="float" office:value="402.241" calcext:value-type="float">
            <text:p>402.2</text:p>
          </table:table-cell>
          <table:table-cell office:value-type="float" office:value="402.242" calcext:value-type="float">
            <text:p>40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11" office:value-type="float" office:value="132010.004" calcext:value-type="float">
            <text:p>132010.00</text:p>
          </table:table-cell>
          <table:table-cell table:style-name="ce11" office:value-type="float" office:value="132003.361" calcext:value-type="float">
            <text:p>132003.36</text:p>
          </table:table-cell>
          <table:table-cell table:formula="of:=([.E40]-[.F40])/[.E40] *100" office:value-type="float" office:value="0.00503219437822443" calcext:value-type="float">
            <text:p>0.005</text:p>
          </table:table-cell>
          <table:table-cell office:value-type="float" office:value="406.281" calcext:value-type="float">
            <text:p>406.3</text:p>
          </table:table-cell>
          <table:table-cell office:value-type="float" office:value="406.282" calcext:value-type="float">
            <text:p>40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1" office:value-type="float" office:value="135588.873" calcext:value-type="float">
            <text:p>135588.87</text:p>
          </table:table-cell>
          <table:table-cell table:style-name="ce11" office:value-type="float" office:value="135583.22" calcext:value-type="float">
            <text:p>135583.22</text:p>
          </table:table-cell>
          <table:table-cell table:formula="of:=([.E41]-[.F41])/[.E41] *100" office:value-type="float" office:value="0.00416922117199923" calcext:value-type="float">
            <text:p>0.004</text:p>
          </table:table-cell>
          <table:table-cell office:value-type="float" office:value="195.836" calcext:value-type="float">
            <text:p>195.8</text:p>
          </table:table-cell>
          <table:table-cell office:value-type="float" office:value="195.837" calcext:value-type="float">
            <text:p>19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61783.849" calcext:value-type="float">
            <text:p>161783.85</text:p>
          </table:table-cell>
          <table:table-cell table:style-name="ce11" office:value-type="float" office:value="161777.183109" calcext:value-type="float">
            <text:p>161777.18</text:p>
          </table:table-cell>
          <table:table-cell table:formula="of:=([.E42]-[.F42])/[.E42] *100" office:value-type="float" office:value="0.00412024503137045" calcext:value-type="float">
            <text:p>0.004</text:p>
          </table:table-cell>
          <table:table-cell office:value-type="float" office:value="1225.635" calcext:value-type="float">
            <text:p>1225.6</text:p>
          </table:table-cell>
          <table:table-cell office:value-type="float" office:value="1225.636" calcext:value-type="float">
            <text:p>122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163225.488" calcext:value-type="float">
            <text:p>163225.49</text:p>
          </table:table-cell>
          <table:table-cell table:style-name="ce11" office:value-type="float" office:value="163217.551" calcext:value-type="float">
            <text:p>163217.55</text:p>
          </table:table-cell>
          <table:table-cell table:formula="of:=([.E43]-[.F43])/[.E43] *100" office:value-type="float" office:value="0.00486259841968146" calcext:value-type="float">
            <text:p>0.005</text:p>
          </table:table-cell>
          <table:table-cell office:value-type="float" office:value="1062.987" calcext:value-type="float">
            <text:p>1063.0</text:p>
          </table:table-cell>
          <table:table-cell office:value-type="float" office:value="1062.988" calcext:value-type="float">
            <text:p>1063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153810.345" calcext:value-type="float">
            <text:p>153810.35</text:p>
          </table:table-cell>
          <table:table-cell table:style-name="ce11" office:value-type="float" office:value="153801.553" calcext:value-type="float">
            <text:p>153801.55</text:p>
          </table:table-cell>
          <table:table-cell table:formula="of:=([.E44]-[.F44])/[.E44] *100" office:value-type="float" office:value="0.00571613047222976" calcext:value-type="float">
            <text:p>0.006</text:p>
          </table:table-cell>
          <table:table-cell office:value-type="float" office:value="1089.438" calcext:value-type="float">
            <text:p>1089.4</text:p>
          </table:table-cell>
          <table:table-cell office:value-type="float" office:value="1089.439" calcext:value-type="float">
            <text:p>108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50150.306" calcext:value-type="float">
            <text:p>150150.31</text:p>
          </table:table-cell>
          <table:table-cell table:style-name="ce11" office:value-type="float" office:value="150143.528" calcext:value-type="float">
            <text:p>150143.53</text:p>
          </table:table-cell>
          <table:table-cell table:formula="of:=([.E45]-[.F45])/[.E45] *100" office:value-type="float" office:value="0.0045141433145133" calcext:value-type="float">
            <text:p>0.005</text:p>
          </table:table-cell>
          <table:table-cell office:value-type="float" office:value="1176.831" calcext:value-type="float">
            <text:p>1176.8</text:p>
          </table:table-cell>
          <table:table-cell office:value-type="float" office:value="1176.832" calcext:value-type="float">
            <text:p>117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63190.146" calcext:value-type="float">
            <text:p>163190.15</text:p>
          </table:table-cell>
          <table:table-cell table:style-name="ce11" office:value-type="float" office:value="163182.08686" calcext:value-type="float">
            <text:p>163182.09</text:p>
          </table:table-cell>
          <table:table-cell table:formula="of:=([.E46]-[.F46])/[.E46] *100" office:value-type="float" office:value="0.00493849671535778" calcext:value-type="float">
            <text:p>0.005</text:p>
          </table:table-cell>
          <table:table-cell office:value-type="float" office:value="1421.839" calcext:value-type="float">
            <text:p>1421.8</text:p>
          </table:table-cell>
          <table:table-cell office:value-type="float" office:value="1421.84" calcext:value-type="float">
            <text:p>142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Van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12" office:value-type="float" office:value="166040.455" calcext:value-type="float">
            <text:p>166040.46</text:p>
          </table:table-cell>
          <table:table-cell table:style-name="ce12" office:value-type="float" office:value="166015.069" calcext:value-type="float">
            <text:p>166015.07</text:p>
          </table:table-cell>
          <table:table-cell table:style-name="ce15" table:formula="of:=([.E47]-[.F47])/[.E47] *100" office:value-type="float" office:value="0.0152890450703707" calcext:value-type="float">
            <text:p>0.015</text:p>
          </table:table-cell>
          <table:table-cell table:style-name="ce17" office:value-type="float" office:value="6643.745" calcext:value-type="float">
            <text:p>6643.7</text:p>
          </table:table-cell>
          <table:table-cell table:style-name="ce17" office:value-type="float" office:value="7205.39" calcext:value-type="float">
            <text:p>7205.4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Van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12" office:value-type="float" office:value="173378.996" calcext:value-type="float">
            <text:p>173379.00</text:p>
          </table:table-cell>
          <table:table-cell table:style-name="ce12" office:value-type="float" office:value="173358.718" calcext:value-type="float">
            <text:p>173358.72</text:p>
          </table:table-cell>
          <table:table-cell table:style-name="ce15" table:formula="of:=([.E48]-[.F48])/[.E48] *100" office:value-type="float" office:value="0.0116957650395093" calcext:value-type="float">
            <text:p>0.012</text:p>
          </table:table-cell>
          <table:table-cell table:number-columns-repeated="2" table:style-name="ce17" office:value-type="float" office:value="7308.636" calcext:value-type="float">
            <text:p>7308.6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Van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12" office:value-type="float" office:value="171252.969" calcext:value-type="float">
            <text:p>171252.97</text:p>
          </table:table-cell>
          <table:table-cell table:style-name="ce12" office:value-type="float" office:value="171233.707" calcext:value-type="float">
            <text:p>171233.71</text:p>
          </table:table-cell>
          <table:table-cell table:style-name="ce15" table:formula="of:=([.E49]-[.F49])/[.E49] *100" office:value-type="float" office:value="0.0112476882079732" calcext:value-type="float">
            <text:p>0.011</text:p>
          </table:table-cell>
          <table:table-cell table:style-name="ce17" office:value-type="float" office:value="7208.654" calcext:value-type="float">
            <text:p>7208.7</text:p>
          </table:table-cell>
          <table:table-cell table:style-name="ce17" office:value-type="float" office:value="7208.657" calcext:value-type="float">
            <text:p>7208.7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Van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12" office:value-type="float" office:value="164219.463" calcext:value-type="float">
            <text:p>164219.46</text:p>
          </table:table-cell>
          <table:table-cell table:style-name="ce12" office:value-type="float" office:value="164191.096" calcext:value-type="float">
            <text:p>164191.10</text:p>
          </table:table-cell>
          <table:table-cell table:style-name="ce15" table:formula="of:=([.E50]-[.F50])/[.E50] *100" office:value-type="float" office:value="0.0172738355623525" calcext:value-type="float">
            <text:p>0.017</text:p>
          </table:table-cell>
          <table:table-cell table:style-name="ce17" office:value-type="float" office:value="7206.631" calcext:value-type="float">
            <text:p>7206.6</text:p>
          </table:table-cell>
          <table:table-cell table:style-name="ce17" office:value-type="float" office:value="7206.634" calcext:value-type="float">
            <text:p>7206.6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Van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168899.383" calcext:value-type="float">
            <text:p>168899.38</text:p>
          </table:table-cell>
          <table:table-cell table:style-name="ce12" office:value-type="float" office:value="168878.273" calcext:value-type="float">
            <text:p>168878.27</text:p>
          </table:table-cell>
          <table:table-cell table:style-name="ce15" table:formula="of:=([.E51]-[.F51])/[.E51] *100" office:value-type="float" office:value="0.0124985654921043" calcext:value-type="float">
            <text:p>0.012</text:p>
          </table:table-cell>
          <table:table-cell table:style-name="ce17" office:value-type="float" office:value="7220.067" calcext:value-type="float">
            <text:p>7220.1</text:p>
          </table:table-cell>
          <table:table-cell table:style-name="ce17" office:value-type="float" office:value="7220.069" calcext:value-type="float">
            <text:p>7220.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Van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12" office:value-type="float" office:value="171307.399" calcext:value-type="float">
            <text:p>171307.40</text:p>
          </table:table-cell>
          <table:table-cell table:style-name="ce12" office:value-type="float" office:value="171291.725" calcext:value-type="float">
            <text:p>171291.73</text:p>
          </table:table-cell>
          <table:table-cell table:style-name="ce15" office:value-type="float" office:value="0.009" calcext:value-type="float">
            <text:p>0.009</text:p>
          </table:table-cell>
          <table:table-cell table:style-name="ce17" office:value-type="float" office:value="766.262" calcext:value-type="float">
            <text:p>766.3</text:p>
          </table:table-cell>
          <table:table-cell table:style-name="ce17" office:value-type="float" office:value="766.264" calcext:value-type="float">
            <text:p>766.3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an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12" office:value-type="float" office:value="175768.38" calcext:value-type="float">
            <text:p>175768.38</text:p>
          </table:table-cell>
          <table:table-cell table:style-name="ce12" office:value-type="float" office:value="175745.899" calcext:value-type="float">
            <text:p>175745.90</text:p>
          </table:table-cell>
          <table:table-cell table:style-name="ce15" office:value-type="float" office:value="0.013" calcext:value-type="float">
            <text:p>0.013</text:p>
          </table:table-cell>
          <table:table-cell table:style-name="ce17" office:value-type="float" office:value="4152.104" calcext:value-type="float">
            <text:p>4152.1</text:p>
          </table:table-cell>
          <table:table-cell table:style-name="ce17" office:value-type="float" office:value="7265.163" calcext:value-type="float">
            <text:p>7265.2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2">
          <table:table-cell table:style-name="ce5" office:value-type="string" calcext:value-type="string">
            <text:p>Van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style-name="ce12" office:value-type="float" office:value="173249.862" calcext:value-type="float">
            <text:p>173249.86</text:p>
          </table:table-cell>
          <table:table-cell table:style-name="ce12" office:value-type="float" office:value="173238.424" calcext:value-type="float">
            <text:p>173238.42</text:p>
          </table:table-cell>
          <table:table-cell table:style-name="ce15" table:formula="of:=([.E54]-[.F54])/[.E54] *100" office:value-type="float" office:value="0.00660202546077332" calcext:value-type="float">
            <text:p>0.007</text:p>
          </table:table-cell>
          <table:table-cell table:style-name="ce17" office:value-type="float" office:value="1294.288" calcext:value-type="float">
            <text:p>1294.3</text:p>
          </table:table-cell>
          <table:table-cell table:style-name="ce17" office:value-type="float" office:value="1294.289" calcext:value-type="float">
            <text:p>1294.3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Van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4" calcext:value-type="float">
            <text:p>14</text:p>
          </table:table-cell>
          <table:table-cell table:style-name="ce12" office:value-type="float" office:value="163609.397" calcext:value-type="float">
            <text:p>163609.40</text:p>
          </table:table-cell>
          <table:table-cell table:style-name="ce12" office:value-type="float" office:value="163585.631" calcext:value-type="float">
            <text:p>163585.63</text:p>
          </table:table-cell>
          <table:table-cell table:style-name="ce15" office:value-type="float" office:value="0.015" calcext:value-type="float">
            <text:p>0.015</text:p>
          </table:table-cell>
          <table:table-cell table:style-name="ce17" office:value-type="float" office:value="6782.25" calcext:value-type="float">
            <text:p>6782.3</text:p>
          </table:table-cell>
          <table:table-cell table:style-name="ce17" office:value-type="float" office:value="7282.307" calcext:value-type="float">
            <text:p>7282.3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Van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style-name="ce12" office:value-type="float" office:value="161078.047" calcext:value-type="float">
            <text:p>161078.05</text:p>
          </table:table-cell>
          <table:table-cell table:style-name="ce12" office:value-type="float" office:value="161063.933" calcext:value-type="float">
            <text:p>161063.93</text:p>
          </table:table-cell>
          <table:table-cell table:style-name="ce15" office:value-type="float" office:value="0.009" calcext:value-type="float">
            <text:p>0.009</text:p>
          </table:table-cell>
          <table:table-cell table:style-name="ce17" office:value-type="float" office:value="1939.493" calcext:value-type="float">
            <text:p>1939.5</text:p>
          </table:table-cell>
          <table:table-cell table:style-name="ce17" office:value-type="float" office:value="1939.494" calcext:value-type="float">
            <text:p>1939.5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11" office:value-type="float" office:value="145105.647" calcext:value-type="float">
            <text:p>145105.65</text:p>
          </table:table-cell>
          <table:table-cell table:style-name="ce11" office:value-type="float" office:value="145093.063" calcext:value-type="float">
            <text:p>145093.06</text:p>
          </table:table-cell>
          <table:table-cell table:formula="of:=([.E57]-[.F57])/[.E57] *100" office:value-type="float" office:value="0.00867230205038303" calcext:value-type="float">
            <text:p>0.009</text:p>
          </table:table-cell>
          <table:table-cell office:value-type="float" office:value="1979.132" calcext:value-type="float">
            <text:p>1979.1</text:p>
          </table:table-cell>
          <table:table-cell office:value-type="float" office:value="1979.133" calcext:value-type="float">
            <text:p>197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11" office:value-type="float" office:value="146726.043" calcext:value-type="float">
            <text:p>146726.04</text:p>
          </table:table-cell>
          <table:table-cell table:style-name="ce11" office:value-type="float" office:value="146712.72" calcext:value-type="float">
            <text:p>146712.72</text:p>
          </table:table-cell>
          <table:table-cell table:formula="of:=([.E58]-[.F58])/[.E58] *100" office:value-type="float" office:value="0.00908018762559006" calcext:value-type="float">
            <text:p>0.009</text:p>
          </table:table-cell>
          <table:table-cell table:number-columns-repeated="2" office:value-type="float" office:value="3280.582" calcext:value-type="float">
            <text:p>328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144158.886" calcext:value-type="float">
            <text:p>144158.89</text:p>
          </table:table-cell>
          <table:table-cell table:style-name="ce11" office:value-type="float" office:value="144145.348" calcext:value-type="float">
            <text:p>144145.35</text:p>
          </table:table-cell>
          <table:table-cell table:formula="of:=([.E59]-[.F59])/[.E59] *100" office:value-type="float" office:value="0.00939102706440203" calcext:value-type="float">
            <text:p>0.009</text:p>
          </table:table-cell>
          <table:table-cell office:value-type="float" office:value="3106.949" calcext:value-type="float">
            <text:p>3106.9</text:p>
          </table:table-cell>
          <table:table-cell office:value-type="float" office:value="3106.95" calcext:value-type="float">
            <text:p>3107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style-name="ce11" office:value-type="float" office:value="145977.34" calcext:value-type="float">
            <text:p>145977.34</text:p>
          </table:table-cell>
          <table:table-cell table:style-name="ce11" office:value-type="float" office:value="145963.529" calcext:value-type="float">
            <text:p>145963.53</text:p>
          </table:table-cell>
          <table:table-cell table:formula="of:=([.E60]-[.F60])/[.E60] *100" office:value-type="float" office:value="0.00946105744904446" calcext:value-type="float">
            <text:p>0.009</text:p>
          </table:table-cell>
          <table:table-cell office:value-type="float" office:value="5007.966" calcext:value-type="float">
            <text:p>5008.0</text:p>
          </table:table-cell>
          <table:table-cell office:value-type="float" office:value="5007.967" calcext:value-type="float">
            <text:p>5008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style-name="ce11" office:value-type="float" office:value="141778.852" calcext:value-type="float">
            <text:p>141778.85</text:p>
          </table:table-cell>
          <table:table-cell table:style-name="ce11" office:value-type="float" office:value="141772.198" calcext:value-type="float">
            <text:p>141772.20</text:p>
          </table:table-cell>
          <table:table-cell table:formula="of:=([.E61]-[.F61])/[.E61] *100" office:value-type="float" office:value="0.00469322462845837" calcext:value-type="float">
            <text:p>0.005</text:p>
          </table:table-cell>
          <table:table-cell office:value-type="float" office:value="3644.576" calcext:value-type="float">
            <text:p>3644.6</text:p>
          </table:table-cell>
          <table:table-cell office:value-type="float" office:value="3644.577" calcext:value-type="float">
            <text:p>3644.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Kartal_BnP" table:style-name="ta1">
        <table:table-column table:style-name="co2" table:number-columns-repeated="5" table:default-cell-style-name="Default"/>
        <table:table-column table:style-name="co3" table:default-cell-style-name="ce7"/>
        <table:table-column table:style-name="co2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4031.304" calcext:value-type="float">
            <text:p>14031.304</text:p>
          </table:table-cell>
          <table:table-cell office:value-type="float" office:value="14030.164" calcext:value-type="float">
            <text:p>14030.164</text:p>
          </table:table-cell>
          <table:table-cell table:style-name="Default" office:value-type="float" office:value="0.008" calcext:value-type="float">
            <text:p>0.008</text:p>
          </table:table-cell>
          <table:table-cell office:value-type="float" office:value="18.989" calcext:value-type="float">
            <text:p>18.989</text:p>
          </table:table-cell>
          <table:table-cell office:value-type="float" office:value="42.14" calcext:value-type="float">
            <text:p>42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33521.773" calcext:value-type="float">
            <text:p>33521.773</text:p>
          </table:table-cell>
          <table:table-cell office:value-type="float" office:value="33520.667" calcext:value-type="float">
            <text:p>33520.667</text:p>
          </table:table-cell>
          <table:table-cell table:style-name="Default" office:value-type="float" office:value="0.003" calcext:value-type="float">
            <text:p>0.003</text:p>
          </table:table-cell>
          <table:table-cell table:number-columns-repeated="2" office:value-type="float" office:value="257.242" calcext:value-type="float">
            <text:p>257.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4922.94" calcext:value-type="float">
            <text:p>24922.94</text:p>
          </table:table-cell>
          <table:table-cell office:value-type="float" office:value="24921.838" calcext:value-type="float">
            <text:p>24921.838</text:p>
          </table:table-cell>
          <table:table-cell table:style-name="Default" office:value-type="float" office:value="0.004" calcext:value-type="float">
            <text:p>0.004</text:p>
          </table:table-cell>
          <table:table-cell table:number-columns-repeated="2" office:value-type="float" office:value="707.832" calcext:value-type="float">
            <text:p>707.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14107.873" calcext:value-type="float">
            <text:p>14107.873</text:p>
          </table:table-cell>
          <table:table-cell office:value-type="float" office:value="14107.31" calcext:value-type="float">
            <text:p>14107.31</text:p>
          </table:table-cell>
          <table:table-cell table:style-name="Default" office:value-type="float" office:value="0.004" calcext:value-type="float">
            <text:p>0.004</text:p>
          </table:table-cell>
          <table:table-cell office:value-type="float" office:value="193.04" calcext:value-type="float">
            <text:p>193.04</text:p>
          </table:table-cell>
          <table:table-cell office:value-type="float" office:value="193.041" calcext:value-type="float">
            <text:p>193.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7867.64" calcext:value-type="float">
            <text:p>27867.64</text:p>
          </table:table-cell>
          <table:table-cell office:value-type="float" office:value="27866.585" calcext:value-type="float">
            <text:p>27866.585</text:p>
          </table:table-cell>
          <table:table-cell table:style-name="Default" office:value-type="float" office:value="0.004" calcext:value-type="float">
            <text:p>0.004</text:p>
          </table:table-cell>
          <table:table-cell table:number-columns-repeated="2" office:value-type="float" office:value="81.172" calcext:value-type="float">
            <text:p>81.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1273.345" calcext:value-type="float">
            <text:p>11273.345</text:p>
          </table:table-cell>
          <table:table-cell office:value-type="float" office:value="11272.414" calcext:value-type="float">
            <text:p>11272.414</text:p>
          </table:table-cell>
          <table:table-cell table:style-name="Default" office:value-type="float" office:value="0.008" calcext:value-type="float">
            <text:p>0.008</text:p>
          </table:table-cell>
          <table:table-cell table:number-columns-repeated="2" office:value-type="float" office:value="164.258" calcext:value-type="float">
            <text:p>164.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37870.216" calcext:value-type="float">
            <text:p>37870.216</text:p>
          </table:table-cell>
          <table:table-cell office:value-type="float" office:value="37869.791" calcext:value-type="float">
            <text:p>37869.791</text:p>
          </table:table-cell>
          <table:table-cell table:style-name="Default" office:value-type="float" office:value="0.001" calcext:value-type="float">
            <text:p>0.001</text:p>
          </table:table-cell>
          <table:table-cell office:value-type="float" office:value="254.382" calcext:value-type="float">
            <text:p>254.382</text:p>
          </table:table-cell>
          <table:table-cell office:value-type="float" office:value="254.383" calcext:value-type="float">
            <text:p>254.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21379.211" calcext:value-type="float">
            <text:p>21379.211</text:p>
          </table:table-cell>
          <table:table-cell office:value-type="float" office:value="21378.713" calcext:value-type="float">
            <text:p>21378.713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347.624" calcext:value-type="float">
            <text:p>347.624</text:p>
          </table:table-cell>
          <table:table-cell office:value-type="float" office:value="347.625" calcext:value-type="float">
            <text:p>347.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21457.934" calcext:value-type="float">
            <text:p>21457.934</text:p>
          </table:table-cell>
          <table:table-cell office:value-type="float" office:value="21457.374" calcext:value-type="float">
            <text:p>21457.374</text:p>
          </table:table-cell>
          <table:table-cell table:style-name="Default" office:value-type="float" office:value="0.003" calcext:value-type="float">
            <text:p>0.003</text:p>
          </table:table-cell>
          <table:table-cell office:value-type="float" office:value="243.088" calcext:value-type="float">
            <text:p>243.088</text:p>
          </table:table-cell>
          <table:table-cell office:value-type="float" office:value="243.089" calcext:value-type="float">
            <text:p>243.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41483.329" calcext:value-type="float">
            <text:p>41483.329</text:p>
          </table:table-cell>
          <table:table-cell office:value-type="float" office:value="41480.819" calcext:value-type="float">
            <text:p>41480.819</text:p>
          </table:table-cell>
          <table:table-cell table:style-name="Default" office:value-type="float" office:value="0.006" calcext:value-type="float">
            <text:p>0.006</text:p>
          </table:table-cell>
          <table:table-cell table:number-columns-repeated="2" office:value-type="float" office:value="214.885" calcext:value-type="float">
            <text:p>214.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2538.248" calcext:value-type="float">
            <text:p>52538.2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29.783" calcext:value-type="float">
            <text:p>29.7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4017.381" calcext:value-type="float">
            <text:p>94017.381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" office:value-type="float" office:value="40.565" calcext:value-type="float">
            <text:p>40.5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57949.458" calcext:value-type="float">
            <text:p>57949.458</text:p>
          </table:table-cell>
          <table:table-cell office:value-type="float" office:value="57947.735" calcext:value-type="float">
            <text:p>57947.735</text:p>
          </table:table-cell>
          <table:table-cell table:style-name="Default" office:value-type="float" office:value="0.003" calcext:value-type="float">
            <text:p>0.003</text:p>
          </table:table-cell>
          <table:table-cell office:value-type="float" office:value="24.997" calcext:value-type="float">
            <text:p>24.997</text:p>
          </table:table-cell>
          <table:table-cell office:value-type="float" office:value="24.998" calcext:value-type="float">
            <text:p>24.9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71345.423" calcext:value-type="float">
            <text:p>71345.423</text:p>
          </table:table-cell>
          <table:table-cell office:value-type="float" office:value="71338.649" calcext:value-type="float">
            <text:p>71338.649</text:p>
          </table:table-cell>
          <table:table-cell table:style-name="Default" office:value-type="float" office:value="0.009" calcext:value-type="float">
            <text:p>0.009</text:p>
          </table:table-cell>
          <table:table-cell office:value-type="float" office:value="1319.122" calcext:value-type="float">
            <text:p>1319.122</text:p>
          </table:table-cell>
          <table:table-cell office:value-type="float" office:value="2177.655" calcext:value-type="float">
            <text:p>2177.655</text:p>
          </table:table-cell>
          <table:table-cell office:value-type="float" office:value="647" calcext:value-type="float">
            <text:p>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32889.222" calcext:value-type="float">
            <text:p>32889.222</text:p>
          </table:table-cell>
          <table:table-cell office:value-type="float" office:value="32888.039" calcext:value-type="float">
            <text:p>32888.039</text:p>
          </table:table-cell>
          <table:table-cell table:style-name="Default" office:value-type="float" office:value="0.004" calcext:value-type="float">
            <text:p>0.004</text:p>
          </table:table-cell>
          <table:table-cell table:number-columns-repeated="2" office:value-type="float" office:value="84.332" calcext:value-type="float">
            <text:p>84.3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97702.273" calcext:value-type="float">
            <text:p>97702.273</text:p>
          </table:table-cell>
          <table:table-cell office:value-type="float" office:value="97693.017" calcext:value-type="float">
            <text:p>97693.017</text:p>
          </table:table-cell>
          <table:table-cell table:style-name="Default" office:value-type="float" office:value="0.009" calcext:value-type="float">
            <text:p>0.009</text:p>
          </table:table-cell>
          <table:table-cell office:value-type="float" office:value="699.128" calcext:value-type="float">
            <text:p>699.128</text:p>
          </table:table-cell>
          <table:table-cell office:value-type="float" office:value="6773.552" calcext:value-type="float">
            <text:p>6773.552</text:p>
          </table:table-cell>
          <table:table-cell office:value-type="float" office:value="2445" calcext:value-type="float">
            <text:p>2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9758.776" calcext:value-type="float">
            <text:p>69758.776</text:p>
          </table:table-cell>
          <table:table-cell table:style-name="Default" office:value-type="float" office:value="-0" calcext:value-type="float">
            <text:p>0</text:p>
          </table:table-cell>
          <table:table-cell table:number-columns-repeated="2" office:value-type="float" office:value="60.194" calcext:value-type="float">
            <text:p>60.1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2495.803" calcext:value-type="float">
            <text:p>52495.80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39.797" calcext:value-type="float">
            <text:p>39.7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float" office:value="47349.309" calcext:value-type="float">
            <text:p>47349.309</text:p>
          </table:table-cell>
          <table:table-cell office:value-type="float" office:value="47349.189" calcext:value-type="float">
            <text:p>47349.18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49.037" calcext:value-type="float">
            <text:p>49.0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float" office:value="67350.644" calcext:value-type="float">
            <text:p>67350.644</text:p>
          </table:table-cell>
          <table:table-cell office:value-type="float" office:value="67350.63" calcext:value-type="float">
            <text:p>67350.6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36.254" calcext:value-type="float">
            <text:p>36.2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1" calcext:value-type="float">
            <text:p>1</text:p>
          </table:table-cell>
          <table:table-cell office:value-type="float" office:value="32690.547" calcext:value-type="float">
            <text:p>32690.547</text:p>
          </table:table-cell>
          <table:table-cell office:value-type="float" office:value="32688.042" calcext:value-type="float">
            <text:p>32688.042</text:p>
          </table:table-cell>
          <table:table-cell table:style-name="Default" office:value-type="float" office:value="0.008" calcext:value-type="float">
            <text:p>0.008</text:p>
          </table:table-cell>
          <table:table-cell table:number-columns-repeated="2" office:value-type="float" office:value="513.915" calcext:value-type="float">
            <text:p>513.915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2" calcext:value-type="float">
            <text:p>2</text:p>
          </table:table-cell>
          <table:table-cell office:value-type="float" office:value="58759.28" calcext:value-type="float">
            <text:p>58759.28</text:p>
          </table:table-cell>
          <table:table-cell office:value-type="float" office:value="58754.288" calcext:value-type="float">
            <text:p>58754.288</text:p>
          </table:table-cell>
          <table:table-cell table:style-name="Default" office:value-type="float" office:value="0.008" calcext:value-type="float">
            <text:p>0.008</text:p>
          </table:table-cell>
          <table:table-cell office:value-type="float" office:value="277.181" calcext:value-type="float">
            <text:p>277.181</text:p>
          </table:table-cell>
          <table:table-cell office:value-type="float" office:value="912.162" calcext:value-type="float">
            <text:p>912.1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3" calcext:value-type="float">
            <text:p>3</text:p>
          </table:table-cell>
          <table:table-cell office:value-type="float" office:value="108071.599" calcext:value-type="float">
            <text:p>108071.599</text:p>
          </table:table-cell>
          <table:table-cell office:value-type="float" office:value="108064.121" calcext:value-type="float">
            <text:p>108064.121</text:p>
          </table:table-cell>
          <table:table-cell table:style-name="Default" office:value-type="float" office:value="0.007" calcext:value-type="float">
            <text:p>0.007</text:p>
          </table:table-cell>
          <table:table-cell table:number-columns-repeated="2" office:value-type="float" office:value="13.346" calcext:value-type="float">
            <text:p>13.3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1271.077" calcext:value-type="float">
            <text:p>81271.07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4.499" calcext:value-type="float">
            <text:p>84.499</text:p>
          </table:table-cell>
          <table:table-cell office:value-type="float" office:value="85.499" calcext:value-type="float">
            <text:p>85.4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5" calcext:value-type="float">
            <text:p>5</text:p>
          </table:table-cell>
          <table:table-cell office:value-type="float" office:value="117301.412" calcext:value-type="float">
            <text:p>117301.412</text:p>
          </table:table-cell>
          <table:table-cell office:value-type="float" office:value="117298.313" calcext:value-type="float">
            <text:p>117298.313</text:p>
          </table:table-cell>
          <table:table-cell table:style-name="Default" office:value-type="float" office:value="0.003" calcext:value-type="float">
            <text:p>0.003</text:p>
          </table:table-cell>
          <table:table-cell office:value-type="float" office:value="230.146" calcext:value-type="float">
            <text:p>230.146</text:p>
          </table:table-cell>
          <table:table-cell office:value-type="float" office:value="230.147" calcext:value-type="float">
            <text:p>230.1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6" calcext:value-type="float">
            <text:p>6</text:p>
          </table:table-cell>
          <table:table-cell office:value-type="float" office:value="36231.307" calcext:value-type="float">
            <text:p>36231.307</text:p>
          </table:table-cell>
          <table:table-cell office:value-type="float" office:value="36228.787" calcext:value-type="float">
            <text:p>36228.787</text:p>
          </table:table-cell>
          <table:table-cell table:style-name="Default" office:value-type="float" office:value="0.007" calcext:value-type="float">
            <text:p>0.007</text:p>
          </table:table-cell>
          <table:table-cell office:value-type="float" office:value="17.991" calcext:value-type="float">
            <text:p>17.991</text:p>
          </table:table-cell>
          <table:table-cell office:value-type="float" office:value="38.923" calcext:value-type="float">
            <text:p>38.9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7" calcext:value-type="float">
            <text:p>7</text:p>
          </table:table-cell>
          <table:table-cell office:value-type="float" office:value="104850.973" calcext:value-type="float">
            <text:p>104850.973</text:p>
          </table:table-cell>
          <table:table-cell office:value-type="float" office:value="104849.432" calcext:value-type="float">
            <text:p>104849.432</text:p>
          </table:table-cell>
          <table:table-cell table:style-name="Default" office:value-type="float" office:value="0.001" calcext:value-type="float">
            <text:p>0.001</text:p>
          </table:table-cell>
          <table:table-cell office:value-type="float" office:value="70.527" calcext:value-type="float">
            <text:p>70.527</text:p>
          </table:table-cell>
          <table:table-cell office:value-type="float" office:value="71.527" calcext:value-type="float">
            <text:p>71.5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8" calcext:value-type="float">
            <text:p>8</text:p>
          </table:table-cell>
          <table:table-cell office:value-type="float" office:value="83576.316" calcext:value-type="float">
            <text:p>83576.316</text:p>
          </table:table-cell>
          <table:table-cell office:value-type="float" office:value="83572.103" calcext:value-type="float">
            <text:p>83572.103</text:p>
          </table:table-cell>
          <table:table-cell table:style-name="Default" office:value-type="float" office:value="0.005" calcext:value-type="float">
            <text:p>0.005</text:p>
          </table:table-cell>
          <table:table-cell table:number-columns-repeated="2" office:value-type="float" office:value="27.975" calcext:value-type="float">
            <text:p>27.9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9" calcext:value-type="float">
            <text:p>9</text:p>
          </table:table-cell>
          <table:table-cell office:value-type="float" office:value="102261.934" calcext:value-type="float">
            <text:p>102261.934</text:p>
          </table:table-cell>
          <table:table-cell office:value-type="float" office:value="102250.2" calcext:value-type="float">
            <text:p>102250.2</text:p>
          </table:table-cell>
          <table:table-cell table:style-name="Default"/>
          <table:table-cell office:value-type="float" office:value="4965.594" calcext:value-type="float">
            <text:p>4965.594</text:p>
          </table:table-cell>
          <table:table-cell office:value-type="float" office:value="7204.813" calcext:value-type="float">
            <text:p>7204.813</text:p>
          </table:table-cell>
          <table:table-cell office:value-type="float" office:value="2729" calcext:value-type="float">
            <text:p>2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10" calcext:value-type="float">
            <text:p>10</text:p>
          </table:table-cell>
          <table:table-cell office:value-type="float" office:value="86892.253" calcext:value-type="float">
            <text:p>86892.253</text:p>
          </table:table-cell>
          <table:table-cell office:value-type="float" office:value="86892.094" calcext:value-type="float">
            <text:p>86892.09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9.023" calcext:value-type="float">
            <text:p>59.023</text:p>
          </table:table-cell>
          <table:table-cell office:value-type="float" office:value="60.023" calcext:value-type="float">
            <text:p>60.0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1" calcext:value-type="float">
            <text:p>1</text:p>
          </table:table-cell>
          <table:table-cell office:value-type="float" office:value="41340.529" calcext:value-type="float">
            <text:p>41340.529</text:p>
          </table:table-cell>
          <table:table-cell office:value-type="float" office:value="41347.338" calcext:value-type="float">
            <text:p>41347.338</text:p>
          </table:table-cell>
          <table:table-cell office:value-type="float" office:value="0.016" calcext:value-type="float">
            <text:p>0.016</text:p>
          </table:table-cell>
          <table:table-cell office:value-type="float" office:value="2197.2" calcext:value-type="float">
            <text:p>2197.2</text:p>
          </table:table-cell>
          <table:table-cell office:value-type="float" office:value="4653.66" calcext:value-type="float">
            <text:p>4653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2" calcext:value-type="float">
            <text:p>2</text:p>
          </table:table-cell>
          <table:table-cell office:value-type="float" office:value="55870.012" calcext:value-type="float">
            <text:p>55870.012</text:p>
          </table:table-cell>
          <table:table-cell office:value-type="float" office:value="55865.553" calcext:value-type="float">
            <text:p>55865.553</text:p>
          </table:table-cell>
          <table:table-cell table:formula="of:=([.D32]-[.E32])/[.D32] *100" office:value-type="float" office:value="0.0079810256708063" calcext:value-type="float">
            <text:p>0.008</text:p>
          </table:table-cell>
          <table:table-cell office:value-type="float" office:value="40.838" calcext:value-type="float">
            <text:p>40.838</text:p>
          </table:table-cell>
          <table:table-cell office:value-type="float" office:value="40.839" calcext:value-type="float">
            <text:p>40.839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Kartal</text:p>
          </table:table-cell>
          <table:table-cell table:style-name="ce5" office:value-type="string" calcext:value-type="string">
            <text:p>VT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7308.981" calcext:value-type="float">
            <text:p>57308.981</text:p>
          </table:table-cell>
          <table:table-cell table:style-name="ce5" office:value-type="float" office:value="57305.057" calcext:value-type="float">
            <text:p>57305.057</text:p>
          </table:table-cell>
          <table:table-cell table:style-name="ce5" office:value-type="float" office:value="0.007" calcext:value-type="float">
            <text:p>0.007</text:p>
          </table:table-cell>
          <table:table-cell table:style-name="ce5" office:value-type="float" office:value="258.65" calcext:value-type="float">
            <text:p>258.65</text:p>
          </table:table-cell>
          <table:table-cell table:style-name="ce5" office:value-type="float" office:value="258.651" calcext:value-type="float">
            <text:p>258.651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Kartal</text:p>
          </table:table-cell>
          <table:table-cell table:style-name="ce5" office:value-type="string" calcext:value-type="string">
            <text:p>VT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5768.449" calcext:value-type="float">
            <text:p>45768.449</text:p>
          </table:table-cell>
          <table:table-cell table:style-name="ce5" office:value-type="float" office:value="45764.616" calcext:value-type="float">
            <text:p>45764.616</text:p>
          </table:table-cell>
          <table:table-cell table:style-name="ce20" office:value-type="float" office:value="0.008" calcext:value-type="float">
            <text:p>0.008</text:p>
          </table:table-cell>
          <table:table-cell table:style-name="ce5" office:value-type="float" office:value="1343.371" calcext:value-type="float">
            <text:p>1343.371</text:p>
          </table:table-cell>
          <table:table-cell table:style-name="ce5" office:value-type="float" office:value="1343.372" calcext:value-type="float">
            <text:p>1343.372</text:p>
          </table:table-cell>
          <table:table-cell table:style-name="ce5"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Kartal</text:p>
          </table:table-cell>
          <table:table-cell table:style-name="ce5" office:value-type="string" calcext:value-type="string">
            <text:p>VT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7559.527" calcext:value-type="float">
            <text:p>27559.527</text:p>
          </table:table-cell>
          <table:table-cell table:style-name="ce5" office:value-type="float" office:value="27559.31" calcext:value-type="float">
            <text:p>27559.31</text:p>
          </table:table-cell>
          <table:table-cell table:style-name="ce20" table:formula="of:=([.D35]-[.E35])/[.D35] *100" office:value-type="float" office:value="0.000787386517906911" calcext:value-type="float">
            <text:p>0.001</text:p>
          </table:table-cell>
          <table:table-cell table:number-columns-repeated="2" table:style-name="ce5" office:value-type="float" office:value="16.579" calcext:value-type="float">
            <text:p>16.579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5" office:value-type="string" calcext:value-type="string">
            <text:p>Kartal</text:p>
          </table:table-cell>
          <table:table-cell table:style-name="ce5" office:value-type="string" calcext:value-type="string">
            <text:p>VT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7726.509" calcext:value-type="float">
            <text:p>97726.509</text:p>
          </table:table-cell>
          <table:table-cell table:style-name="ce5" office:value-type="float" office:value="97717.253" calcext:value-type="float">
            <text:p>97717.253</text:p>
          </table:table-cell>
          <table:table-cell table:style-name="ce20" office:value-type="float" office:value="0.009" calcext:value-type="float">
            <text:p>0.009</text:p>
          </table:table-cell>
          <table:table-cell table:style-name="ce5" office:value-type="float" office:value="132.291" calcext:value-type="float">
            <text:p>132.291</text:p>
          </table:table-cell>
          <table:table-cell table:style-name="ce5" office:value-type="float" office:value="217.837" calcext:value-type="float">
            <text:p>217.837</text:p>
          </table:table-cell>
          <table:table-cell table:style-name="ce5" office:value-type="float" office:value="43" calcext:value-type="float">
            <text:p>43</text:p>
          </table:table-cell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Kartal</text:p>
          </table:table-cell>
          <table:table-cell table:style-name="ce5" office:value-type="string" calcext:value-type="string">
            <text:p>VTL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6542.452" calcext:value-type="float">
            <text:p>46542.452</text:p>
          </table:table-cell>
          <table:table-cell table:style-name="ce5" office:value-type="float" office:value="46540.74" calcext:value-type="float">
            <text:p>46540.74</text:p>
          </table:table-cell>
          <table:table-cell table:style-name="ce20" table:formula="of:=([.D37]-[.E37])/[.D37] *100" office:value-type="float" office:value="0.00367836228310346" calcext:value-type="float">
            <text:p>0.004</text:p>
          </table:table-cell>
          <table:table-cell table:number-columns-repeated="2" table:style-name="ce5" office:value-type="float" office:value="822.158" calcext:value-type="float">
            <text:p>822.158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5" office:value-type="string" calcext:value-type="string">
            <text:p>Kartal</text:p>
          </table:table-cell>
          <table:table-cell table:style-name="ce5" office:value-type="string" calcext:value-type="string">
            <text:p>VTL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3442.878" calcext:value-type="float">
            <text:p>53442.878</text:p>
          </table:table-cell>
          <table:table-cell table:style-name="ce5" office:value-type="float" office:value="53437.806" calcext:value-type="float">
            <text:p>53437.806</text:p>
          </table:table-cell>
          <table:table-cell table:style-name="ce20" table:formula="of:=([.D38]-[.E38])/[.D38] *100" office:value-type="float" office:value="0.00949050685481444" calcext:value-type="float">
            <text:p>0.009</text:p>
          </table:table-cell>
          <table:table-cell table:style-name="ce5" office:value-type="float" office:value="48.195" calcext:value-type="float">
            <text:p>48.195</text:p>
          </table:table-cell>
          <table:table-cell table:style-name="ce5" office:value-type="float" office:value="419.179" calcext:value-type="float">
            <text:p>419.179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5" office:value-type="string" calcext:value-type="string">
            <text:p>Kartal</text:p>
          </table:table-cell>
          <table:table-cell table:style-name="ce5" office:value-type="string" calcext:value-type="string">
            <text:p>VTL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2007.989" calcext:value-type="float">
            <text:p>42007.989</text:p>
          </table:table-cell>
          <table:table-cell table:style-name="ce5" office:value-type="float" office:value="42006.952" calcext:value-type="float">
            <text:p>42006.952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5" office:value-type="float" office:value="19.3" calcext:value-type="float">
            <text:p>19.3</text:p>
          </table:table-cell>
          <table:table-cell table:style-name="ce5" office:value-type="float" office:value="19.301" calcext:value-type="float">
            <text:p>19.30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Kartal</text:p>
          </table:table-cell>
          <table:table-cell table:style-name="ce5" office:value-type="string" calcext:value-type="string">
            <text:p>VTL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74871.798" calcext:value-type="float">
            <text:p>74871.798</text:p>
          </table:table-cell>
          <table:table-cell table:style-name="ce20" office:value-type="float" office:value="0" calcext:value-type="float">
            <text:p>0.000</text:p>
          </table:table-cell>
          <table:table-cell table:number-columns-repeated="2" table:style-name="ce5" office:value-type="float" office:value="38.89" calcext:value-type="float">
            <text:p>38.89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</table:table-row>
        <table:table-row table:style-name="ro1" table:number-rows-repeated="2">
          <table:table-cell table:style-name="ce5" table:number-columns-repeated="5"/>
          <table:table-cell table:style-name="ce20"/>
          <table:table-cell table:style-name="ce5" table:number-columns-repeated="4"/>
          <table:table-cell/>
        </table:table-row>
        <table:table-row table:style-name="ro1" table:number-rows-repeated="104853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Kartal Model2" table:style-name="ta1">
        <table:table-column table:style-name="co5" table:default-cell-style-name="Default"/>
        <table:table-column table:style-name="co2" table:number-columns-repeated="9" table:default-cell-style-name="Default"/>
        <table:table-column table:style-name="co2" table:default-cell-style-name="ce7"/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52538.248" calcext:value-type="float">
            <text:p>52538.248</text:p>
          </table:table-cell>
          <table:table-cell office:value-type="float" office:value="52533.476" calcext:value-type="float">
            <text:p>52533.476</text:p>
          </table:table-cell>
          <table:table-cell office:value-type="float" office:value="451.355" calcext:value-type="float">
            <text:p>451.3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91862.804" calcext:value-type="float">
            <text:p>91862.804</text:p>
          </table:table-cell>
          <table:table-cell office:value-type="float" office:value="91853.627" calcext:value-type="float">
            <text:p>91853.627</text:p>
          </table:table-cell>
          <table:table-cell office:value-type="float" office:value="79.686" calcext:value-type="float">
            <text:p>79.6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57951.28" calcext:value-type="float">
            <text:p>57951.28</text:p>
          </table:table-cell>
          <table:table-cell office:value-type="float" office:value="57945.693" calcext:value-type="float">
            <text:p>57945.693</text:p>
          </table:table-cell>
          <table:table-cell office:value-type="float" office:value="0.458" calcext:value-type="float">
            <text:p>0.4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71345.423" calcext:value-type="float">
            <text:p>71345.423</text:p>
          </table:table-cell>
          <table:table-cell office:value-type="float" office:value="71338.485" calcext:value-type="float">
            <text:p>71338.485</text:p>
          </table:table-cell>
          <table:table-cell office:value-type="float" office:value="3.029" calcext:value-type="float">
            <text:p>3.0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63680.338" calcext:value-type="float">
            <text:p>63680.338</text:p>
          </table:table-cell>
          <table:table-cell office:value-type="float" office:value="63674.159" calcext:value-type="float">
            <text:p>63674.159</text:p>
          </table:table-cell>
          <table:table-cell office:value-type="float" office:value="628.717" calcext:value-type="float">
            <text:p>628.71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97702.273" calcext:value-type="float">
            <text:p>97702.273</text:p>
          </table:table-cell>
          <table:table-cell office:value-type="float" office:value="97692.557" calcext:value-type="float">
            <text:p>97692.557</text:p>
          </table:table-cell>
          <table:table-cell office:value-type="float" office:value="10.151" calcext:value-type="float">
            <text:p>10.1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60239.497" calcext:value-type="float">
            <text:p>60239.497</text:p>
          </table:table-cell>
          <table:table-cell office:value-type="float" office:value="60233.735" calcext:value-type="float">
            <text:p>60233.735</text:p>
          </table:table-cell>
          <table:table-cell office:value-type="float" office:value="26.224" calcext:value-type="float">
            <text:p>26.2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float" office:value="33090.01" calcext:value-type="float">
            <text:p>33090.01</text:p>
          </table:table-cell>
          <table:table-cell office:value-type="float" office:value="33087.047" calcext:value-type="float">
            <text:p>33087.047</text:p>
          </table:table-cell>
          <table:table-cell office:value-type="float" office:value="167.394" calcext:value-type="float">
            <text:p>167.39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float" office:value="40818.318" calcext:value-type="float">
            <text:p>40818.318</text:p>
          </table:table-cell>
          <table:table-cell office:value-type="float" office:value="40814.52" calcext:value-type="float">
            <text:p>40814.52</text:p>
          </table:table-cell>
          <table:table-cell office:value-type="float" office:value="3.198" calcext:value-type="float">
            <text:p>3.19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float" office:value="67350.63" calcext:value-type="float">
            <text:p>67350.63</text:p>
          </table:table-cell>
          <table:table-cell office:value-type="float" office:value="67343.938" calcext:value-type="float">
            <text:p>67343.938</text:p>
          </table:table-cell>
          <table:table-cell office:value-type="float" office:value="430.639" calcext:value-type="float">
            <text:p>430.63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1" calcext:value-type="float">
            <text:p>1</text:p>
          </table:table-cell>
          <table:table-cell office:value-type="float" office:value="49880.419" calcext:value-type="float">
            <text:p>49880.419</text:p>
          </table:table-cell>
          <table:table-cell office:value-type="float" office:value="49875.55" calcext:value-type="float">
            <text:p>49875.55</text:p>
          </table:table-cell>
          <table:table-cell office:value-type="float" office:value="438.66" calcext:value-type="float">
            <text:p>438.6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2" calcext:value-type="float">
            <text:p>2</text:p>
          </table:table-cell>
          <table:table-cell office:value-type="float" office:value="58758.199" calcext:value-type="float">
            <text:p>58758.199</text:p>
          </table:table-cell>
          <table:table-cell office:value-type="float" office:value="58752.581" calcext:value-type="float">
            <text:p>58752.581</text:p>
          </table:table-cell>
          <table:table-cell office:value-type="float" office:value="0.734" calcext:value-type="float">
            <text:p>0.73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3" calcext:value-type="float">
            <text:p>3</text:p>
          </table:table-cell>
          <table:table-cell office:value-type="float" office:value="108072.115" calcext:value-type="float">
            <text:p>108072.115</text:p>
          </table:table-cell>
          <table:table-cell office:value-type="float" office:value="108062.907" calcext:value-type="float">
            <text:p>108062.907</text:p>
          </table:table-cell>
          <table:table-cell office:value-type="float" office:value="0.171" calcext:value-type="float">
            <text:p>0.17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4" calcext:value-type="float">
            <text:p>4</text:p>
          </table:table-cell>
          <table:table-cell office:value-type="float" office:value="46333.052" calcext:value-type="float">
            <text:p>46333.052</text:p>
          </table:table-cell>
          <table:table-cell office:value-type="float" office:value="46328.428" calcext:value-type="float">
            <text:p>46328.428</text:p>
          </table:table-cell>
          <table:table-cell office:value-type="float" office:value="113.029" calcext:value-type="float">
            <text:p>113.0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5" calcext:value-type="float">
            <text:p>5</text:p>
          </table:table-cell>
          <table:table-cell office:value-type="float" office:value="117307.708" calcext:value-type="float">
            <text:p>117307.708</text:p>
          </table:table-cell>
          <table:table-cell office:value-type="float" office:value="117296.646" calcext:value-type="float">
            <text:p>117296.646</text:p>
          </table:table-cell>
          <table:table-cell office:value-type="float" office:value="0.979" calcext:value-type="float">
            <text:p>0.9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6" calcext:value-type="float">
            <text:p>6</text:p>
          </table:table-cell>
          <table:table-cell office:value-type="float" office:value="36231.307" calcext:value-type="float">
            <text:p>36231.307</text:p>
          </table:table-cell>
          <table:table-cell office:value-type="float" office:value="36228.636" calcext:value-type="float">
            <text:p>36228.636</text:p>
          </table:table-cell>
          <table:table-cell office:value-type="float" office:value="90.217" calcext:value-type="float">
            <text:p>90.2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7" calcext:value-type="float">
            <text:p>7</text:p>
          </table:table-cell>
          <table:table-cell office:value-type="float" office:value="41193.722" calcext:value-type="float">
            <text:p>41193.722</text:p>
          </table:table-cell>
          <table:table-cell office:value-type="float" office:value="41189.672" calcext:value-type="float">
            <text:p>41189.672</text:p>
          </table:table-cell>
          <table:table-cell office:value-type="float" office:value="287.695" calcext:value-type="float">
            <text:p>287.6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8" calcext:value-type="float">
            <text:p>8</text:p>
          </table:table-cell>
          <table:table-cell office:value-type="float" office:value="53900" calcext:value-type="float">
            <text:p>53900</text:p>
          </table:table-cell>
          <table:table-cell office:value-type="float" office:value="53895.057" calcext:value-type="float">
            <text:p>53895.057</text:p>
          </table:table-cell>
          <table:table-cell office:value-type="float" office:value="4.342" calcext:value-type="float">
            <text:p>4.34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9" calcext:value-type="float">
            <text:p>9</text:p>
          </table:table-cell>
          <table:table-cell office:value-type="float" office:value="37191.19" calcext:value-type="float">
            <text:p>37191.19</text:p>
          </table:table-cell>
          <table:table-cell office:value-type="float" office:value="37187.543" calcext:value-type="float">
            <text:p>37187.543</text:p>
          </table:table-cell>
          <table:table-cell office:value-type="float" office:value="13.793" calcext:value-type="float">
            <text:p>13.79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10" calcext:value-type="float">
            <text:p>10</text:p>
          </table:table-cell>
          <table:table-cell office:value-type="float" office:value="41850.37" calcext:value-type="float">
            <text:p>41850.37</text:p>
          </table:table-cell>
          <table:table-cell office:value-type="float" office:value="41846.372" calcext:value-type="float">
            <text:p>41846.372</text:p>
          </table:table-cell>
          <table:table-cell office:value-type="float" office:value="19.092" calcext:value-type="float">
            <text:p>19.09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1" calcext:value-type="float">
            <text:p>1</text:p>
          </table:table-cell>
          <table:table-cell office:value-type="float" office:value="41347.338" calcext:value-type="float">
            <text:p>41347.338</text:p>
          </table:table-cell>
          <table:table-cell office:value-type="float" office:value="41343.739" calcext:value-type="float">
            <text:p>41343.739</text:p>
          </table:table-cell>
          <table:table-cell office:value-type="float" office:value="603.581" calcext:value-type="float">
            <text:p>603.58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2" calcext:value-type="float">
            <text:p>2</text:p>
          </table:table-cell>
          <table:table-cell office:value-type="float" office:value="55870.012" calcext:value-type="float">
            <text:p>55870.012</text:p>
          </table:table-cell>
          <table:table-cell office:value-type="float" office:value="55865.633" calcext:value-type="float">
            <text:p>55865.633</text:p>
          </table:table-cell>
          <table:table-cell office:value-type="float" office:value="378.016" calcext:value-type="float">
            <text:p>378.0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3" calcext:value-type="float">
            <text:p>3</text:p>
          </table:table-cell>
          <table:table-cell office:value-type="float" office:value="55094.499" calcext:value-type="float">
            <text:p>55094.499</text:p>
          </table:table-cell>
          <table:table-cell office:value-type="float" office:value="55089.019" calcext:value-type="float">
            <text:p>55089.019</text:p>
          </table:table-cell>
          <table:table-cell office:value-type="float" office:value="4209.839" calcext:value-type="float">
            <text:p>4209.83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4" calcext:value-type="float">
            <text:p>4</text:p>
          </table:table-cell>
          <table:table-cell office:value-type="float" office:value="38864.884" calcext:value-type="float">
            <text:p>38864.884</text:p>
          </table:table-cell>
          <table:table-cell office:value-type="float" office:value="38861.329" calcext:value-type="float">
            <text:p>38861.329</text:p>
          </table:table-cell>
          <table:table-cell office:value-type="float" office:value="1906.375" calcext:value-type="float">
            <text:p>1906.37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5" calcext:value-type="float">
            <text:p>5</text:p>
          </table:table-cell>
          <table:table-cell office:value-type="float" office:value="27559.527" calcext:value-type="float">
            <text:p>27559.527</text:p>
          </table:table-cell>
          <table:table-cell office:value-type="float" office:value="27556.838" calcext:value-type="float">
            <text:p>27556.838</text:p>
          </table:table-cell>
          <table:table-cell office:value-type="float" office:value="627.62" calcext:value-type="float">
            <text:p>627.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8993.815" calcext:value-type="float">
            <text:p>28993.815</text:p>
          </table:table-cell>
          <table:table-cell office:value-type="float" office:value="814.446" calcext:value-type="float">
            <text:p>814.44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7" calcext:value-type="float">
            <text:p>7</text:p>
          </table:table-cell>
          <table:table-cell office:value-type="float" office:value="46542.452" calcext:value-type="float">
            <text:p>46542.452</text:p>
          </table:table-cell>
          <table:table-cell office:value-type="float" office:value="46538.212" calcext:value-type="float">
            <text:p>46538.212</text:p>
          </table:table-cell>
          <table:table-cell office:value-type="float" office:value="549.39" calcext:value-type="float">
            <text:p>549.3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8" calcext:value-type="float">
            <text:p>8</text:p>
          </table:table-cell>
          <table:table-cell office:value-type="float" office:value="53441.072" calcext:value-type="float">
            <text:p>53441.072</text:p>
          </table:table-cell>
          <table:table-cell office:value-type="float" office:value="53436.653" calcext:value-type="float">
            <text:p>53436.653</text:p>
          </table:table-cell>
          <table:table-cell office:value-type="float" office:value="579.208" calcext:value-type="float">
            <text:p>579.2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9" calcext:value-type="float">
            <text:p>9</text:p>
          </table:table-cell>
          <table:table-cell office:value-type="float" office:value="44154.945" calcext:value-type="float">
            <text:p>44154.945</text:p>
          </table:table-cell>
          <table:table-cell office:value-type="float" office:value="44151.019" calcext:value-type="float">
            <text:p>44151.019</text:p>
          </table:table-cell>
          <table:table-cell office:value-type="float" office:value="588.2" calcext:value-type="float">
            <text:p>588.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</table:table-row>
      </table:table>
      <table:table table:name="Van Model2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2633.082" calcext:value-type="float">
            <text:p>142633.082</text:p>
          </table:table-cell>
          <table:table-cell office:value-type="float" office:value="142632.502" calcext:value-type="float">
            <text:p>142632.50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3810.4" calcext:value-type="float">
            <text:p>143810.4</text:p>
          </table:table-cell>
          <table:table-cell office:value-type="float" office:value="143809.902" calcext:value-type="float">
            <text:p>143809.902</text:p>
          </table:table-cell>
          <table:table-cell office:value-type="float" office:value="0.358" calcext:value-type="float">
            <text:p>0.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9490.291" calcext:value-type="float">
            <text:p>139490.291</text:p>
          </table:table-cell>
          <table:table-cell office:value-type="float" office:value="139488.537" calcext:value-type="float">
            <text:p>139488.537</text:p>
          </table:table-cell>
          <table:table-cell office:value-type="float" office:value="0.361" calcext:value-type="float">
            <text:p>0.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0652.481" calcext:value-type="float">
            <text:p>140652.481</text:p>
          </table:table-cell>
          <table:table-cell office:value-type="float" office:value="140647.736" calcext:value-type="float">
            <text:p>140647.736</text:p>
          </table:table-cell>
          <table:table-cell office:value-type="float" office:value="0.308" calcext:value-type="float">
            <text:p>0.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194.783" calcext:value-type="float">
            <text:p>140194.783</text:p>
          </table:table-cell>
          <table:table-cell office:value-type="float" office:value="140194.111" calcext:value-type="float">
            <text:p>140194.111</text:p>
          </table:table-cell>
          <table:table-cell office:value-type="float" office:value="0.308" calcext:value-type="float">
            <text:p>0.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7276.555" calcext:value-type="float">
            <text:p>157276.555</text:p>
          </table:table-cell>
          <table:table-cell office:value-type="float" office:value="157261.477" calcext:value-type="float">
            <text:p>157261.477</text:p>
          </table:table-cell>
          <table:table-cell office:value-type="float" office:value="0.826" calcext:value-type="float">
            <text:p>0.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9215.262" calcext:value-type="float">
            <text:p>169215.262</text:p>
          </table:table-cell>
          <table:table-cell office:value-type="float" office:value="169207.513" calcext:value-type="float">
            <text:p>169207.513</text:p>
          </table:table-cell>
          <table:table-cell office:value-type="float" office:value="1.311" calcext:value-type="float">
            <text:p>1.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5817.133" calcext:value-type="float">
            <text:p>155817.133</text:p>
          </table:table-cell>
          <table:table-cell office:value-type="float" office:value="155804.536" calcext:value-type="float">
            <text:p>155804.536</text:p>
          </table:table-cell>
          <table:table-cell office:value-type="float" office:value="0.531" calcext:value-type="float">
            <text:p>0.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9077.518" calcext:value-type="float">
            <text:p>159077.518</text:p>
          </table:table-cell>
          <table:table-cell office:value-type="float" office:value="159070.533" calcext:value-type="float">
            <text:p>159070.533</text:p>
          </table:table-cell>
          <table:table-cell office:value-type="float" office:value="1.304" calcext:value-type="float">
            <text:p>1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3215.885" calcext:value-type="float">
            <text:p>163215.885</text:p>
          </table:table-cell>
          <table:table-cell office:value-type="float" office:value="163204.365" calcext:value-type="float">
            <text:p>163204.365</text:p>
          </table:table-cell>
          <table:table-cell office:value-type="float" office:value="1.108" calcext:value-type="float">
            <text:p>1.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2783.039" calcext:value-type="float">
            <text:p>152783.039</text:p>
          </table:table-cell>
          <table:table-cell office:value-type="float" office:value="152768.058" calcext:value-type="float">
            <text:p>152768.058</text:p>
          </table:table-cell>
          <table:table-cell office:value-type="float" office:value="44.686" calcext:value-type="float">
            <text:p>44.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8466.523" calcext:value-type="float">
            <text:p>168466.523</text:p>
          </table:table-cell>
          <table:table-cell office:value-type="float" office:value="168452.396" calcext:value-type="float">
            <text:p>168452.396</text:p>
          </table:table-cell>
          <table:table-cell office:value-type="float" office:value="5209.108" calcext:value-type="float">
            <text:p>5209.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9875.185" calcext:value-type="float">
            <text:p>159875.185</text:p>
          </table:table-cell>
          <table:table-cell office:value-type="float" office:value="159867.088" calcext:value-type="float">
            <text:p>159867.088</text:p>
          </table:table-cell>
          <table:table-cell office:value-type="float" office:value="8.609" calcext:value-type="float">
            <text:p>8.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2469.647" calcext:value-type="float">
            <text:p>162469.647</text:p>
          </table:table-cell>
          <table:table-cell office:value-type="float" office:value="162454.049" calcext:value-type="float">
            <text:p>162454.049</text:p>
          </table:table-cell>
          <table:table-cell office:value-type="float" office:value="10.721" calcext:value-type="float">
            <text:p>10.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0385.671" calcext:value-type="float">
            <text:p>160385.671</text:p>
          </table:table-cell>
          <table:table-cell office:value-type="float" office:value="160374.169" calcext:value-type="float">
            <text:p>160374.169</text:p>
          </table:table-cell>
          <table:table-cell office:value-type="float" office:value="84.374" calcext:value-type="float">
            <text:p>84.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1015.961" calcext:value-type="float">
            <text:p>111015.961</text:p>
          </table:table-cell>
          <table:table-cell office:value-type="float" office:value="111015.342" calcext:value-type="float">
            <text:p>111015.34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2810.48" calcext:value-type="float">
            <text:p>112810.48</text:p>
          </table:table-cell>
          <table:table-cell office:value-type="float" office:value="112809.687" calcext:value-type="float">
            <text:p>112809.687</text:p>
          </table:table-cell>
          <table:table-cell office:value-type="float" office:value="0.349" calcext:value-type="float">
            <text:p>0.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1100.711" calcext:value-type="float">
            <text:p>101100.711</text:p>
          </table:table-cell>
          <table:table-cell office:value-type="float" office:value="101100.252" calcext:value-type="float">
            <text:p>101100.252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2262.841" calcext:value-type="float">
            <text:p>102262.841</text:p>
          </table:table-cell>
          <table:table-cell office:value-type="float" office:value="102261.9" calcext:value-type="float">
            <text:p>102261.9</text:p>
          </table:table-cell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1806.183" calcext:value-type="float">
            <text:p>101806.183</text:p>
          </table:table-cell>
          <table:table-cell office:value-type="float" office:value="101805.713" calcext:value-type="float">
            <text:p>101805.713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5082.6" calcext:value-type="float">
            <text:p>145082.6</text:p>
          </table:table-cell>
          <table:table-cell office:value-type="float" office:value="145080.158" calcext:value-type="float">
            <text:p>145080.15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6985.366" calcext:value-type="float">
            <text:p>156985.366</text:p>
          </table:table-cell>
          <table:table-cell office:value-type="float" office:value="156983.481" calcext:value-type="float">
            <text:p>156983.481</text:p>
          </table:table-cell>
          <table:table-cell office:value-type="float" office:value="2.237" calcext:value-type="float">
            <text:p>2.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5594.635" calcext:value-type="float">
            <text:p>155594.635</text:p>
          </table:table-cell>
          <table:table-cell office:value-type="float" office:value="155592.735" calcext:value-type="float">
            <text:p>155592.735</text:p>
          </table:table-cell>
          <table:table-cell office:value-type="float" office:value="3.242" calcext:value-type="float">
            <text:p>3.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8047.195" calcext:value-type="float">
            <text:p>148047.195</text:p>
          </table:table-cell>
          <table:table-cell office:value-type="float" office:value="148044.824" calcext:value-type="float">
            <text:p>148044.824</text:p>
          </table:table-cell>
          <table:table-cell office:value-type="float" office:value="5.135" calcext:value-type="float">
            <text:p>5.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9612.112" calcext:value-type="float">
            <text:p>159612.112</text:p>
          </table:table-cell>
          <table:table-cell office:value-type="float" office:value="159610.548" calcext:value-type="float">
            <text:p>159610.548</text:p>
          </table:table-cell>
          <table:table-cell office:value-type="float" office:value="2.561" calcext:value-type="float">
            <text:p>2.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0443.054" calcext:value-type="float">
            <text:p>170443.054</text:p>
          </table:table-cell>
          <table:table-cell office:value-type="float" office:value="170432.202" calcext:value-type="float">
            <text:p>170432.202</text:p>
          </table:table-cell>
          <table:table-cell office:value-type="float" office:value="22.616" calcext:value-type="float">
            <text:p>22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6719.368" calcext:value-type="float">
            <text:p>166719.368</text:p>
          </table:table-cell>
          <table:table-cell office:value-type="float" office:value="166702.724" calcext:value-type="float">
            <text:p>166702.724</text:p>
          </table:table-cell>
          <table:table-cell office:value-type="float" office:value="141.271" calcext:value-type="float">
            <text:p>141.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7787.935" calcext:value-type="float">
            <text:p>157787.935</text:p>
          </table:table-cell>
          <table:table-cell office:value-type="float" office:value="157773.766" calcext:value-type="float">
            <text:p>157773.766</text:p>
          </table:table-cell>
          <table:table-cell office:value-type="float" office:value="110.045" calcext:value-type="float">
            <text:p>110.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5533.849" calcext:value-type="float">
            <text:p>165533.849</text:p>
          </table:table-cell>
          <table:table-cell office:value-type="float" office:value="165521.309" calcext:value-type="float">
            <text:p>165521.309</text:p>
          </table:table-cell>
          <table:table-cell office:value-type="float" office:value="265.533" calcext:value-type="float">
            <text:p>265.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5689.006" calcext:value-type="float">
            <text:p>165689.006</text:p>
          </table:table-cell>
          <table:table-cell office:value-type="float" office:value="165673.404" calcext:value-type="float">
            <text:p>165673.404</text:p>
          </table:table-cell>
          <table:table-cell office:value-type="float" office:value="9.32" calcext:value-type="float">
            <text:p>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0261.029" calcext:value-type="float">
            <text:p>160261.029</text:p>
          </table:table-cell>
          <table:table-cell office:value-type="float" office:value="160249.932" calcext:value-type="float">
            <text:p>160249.932</text:p>
          </table:table-cell>
          <table:table-cell office:value-type="float" office:value="659.696" calcext:value-type="float">
            <text:p>659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8191.024" calcext:value-type="float">
            <text:p>158191.024</text:p>
          </table:table-cell>
          <table:table-cell office:value-type="float" office:value="158178.593" calcext:value-type="float">
            <text:p>158178.593</text:p>
          </table:table-cell>
          <table:table-cell office:value-type="float" office:value="469.317" calcext:value-type="float">
            <text:p>469.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9671.688" calcext:value-type="float">
            <text:p>169671.688</text:p>
          </table:table-cell>
          <table:table-cell office:value-type="float" office:value="169665.018" calcext:value-type="float">
            <text:p>169665.018</text:p>
          </table:table-cell>
          <table:table-cell office:value-type="float" office:value="149.575" calcext:value-type="float">
            <text:p>149.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5351.079" calcext:value-type="float">
            <text:p>165351.079</text:p>
          </table:table-cell>
          <table:table-cell office:value-type="float" office:value="165334.751" calcext:value-type="float">
            <text:p>165334.751</text:p>
          </table:table-cell>
          <table:table-cell office:value-type="float" office:value="1563.759" calcext:value-type="float">
            <text:p>1563.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8075.077" calcext:value-type="float">
            <text:p>168075.077</text:p>
          </table:table-cell>
          <table:table-cell office:value-type="float" office:value="168058.727" calcext:value-type="float">
            <text:p>168058.727</text:p>
          </table:table-cell>
          <table:table-cell office:value-type="float" office:value="2680.342" calcext:value-type="float">
            <text:p>2680.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0565.751" calcext:value-type="float">
            <text:p>130565.751</text:p>
          </table:table-cell>
          <table:table-cell office:value-type="float" office:value="130564.633" calcext:value-type="float">
            <text:p>130564.633</text:p>
          </table:table-cell>
          <table:table-cell office:value-type="float" office:value="2.271" calcext:value-type="float">
            <text:p>2.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4712.956" calcext:value-type="float">
            <text:p>134712.956</text:p>
          </table:table-cell>
          <table:table-cell office:value-type="float" office:value="134712.1" calcext:value-type="float">
            <text:p>134712.1</text:p>
          </table:table-cell>
          <table:table-cell office:value-type="float" office:value="1.895" calcext:value-type="float">
            <text:p>1.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4699.752" calcext:value-type="float">
            <text:p>134699.752</text:p>
          </table:table-cell>
          <table:table-cell office:value-type="float" office:value="134698.964" calcext:value-type="float">
            <text:p>134698.964</text:p>
          </table:table-cell>
          <table:table-cell office:value-type="float" office:value="1.789" calcext:value-type="float">
            <text:p>1.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2004.159" calcext:value-type="float">
            <text:p>132004.159</text:p>
          </table:table-cell>
          <table:table-cell office:value-type="float" office:value="132003.116" calcext:value-type="float">
            <text:p>132003.116</text:p>
          </table:table-cell>
          <table:table-cell office:value-type="float" office:value="2.41" calcext:value-type="float">
            <text:p>2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5583.679" calcext:value-type="float">
            <text:p>135583.679</text:p>
          </table:table-cell>
          <table:table-cell office:value-type="float" office:value="135582.98" calcext:value-type="float">
            <text:p>135582.98</text:p>
          </table:table-cell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1777.13" calcext:value-type="float">
            <text:p>161777.13</text:p>
          </table:table-cell>
          <table:table-cell office:value-type="float" office:value="161776.107" calcext:value-type="float">
            <text:p>161776.107</text:p>
          </table:table-cell>
          <table:table-cell office:value-type="float" office:value="160.119" calcext:value-type="float">
            <text:p>160.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3217.437" calcext:value-type="float">
            <text:p>163217.437</text:p>
          </table:table-cell>
          <table:table-cell office:value-type="float" office:value="163215.99" calcext:value-type="float">
            <text:p>163215.99</text:p>
          </table:table-cell>
          <table:table-cell office:value-type="float" office:value="39.056" calcext:value-type="float">
            <text:p>39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3801.696" calcext:value-type="float">
            <text:p>153801.696</text:p>
          </table:table-cell>
          <table:table-cell office:value-type="float" office:value="153800.897" calcext:value-type="float">
            <text:p>153800.897</text:p>
          </table:table-cell>
          <table:table-cell office:value-type="float" office:value="182.28" calcext:value-type="float">
            <text:p>18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0143.795" calcext:value-type="float">
            <text:p>150143.795</text:p>
          </table:table-cell>
          <table:table-cell office:value-type="float" office:value="150143.134" calcext:value-type="float">
            <text:p>150143.134</text:p>
          </table:table-cell>
          <table:table-cell office:value-type="float" office:value="230.442" calcext:value-type="float">
            <text:p>230.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3181.858" calcext:value-type="float">
            <text:p>163181.858</text:p>
          </table:table-cell>
          <table:table-cell office:value-type="float" office:value="163181.341" calcext:value-type="float">
            <text:p>163181.341</text:p>
          </table:table-cell>
          <table:table-cell office:value-type="float" office:value="177.051" calcext:value-type="float">
            <text:p>177.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6099.748" calcext:value-type="float">
            <text:p>166099.748</text:p>
          </table:table-cell>
          <table:table-cell office:value-type="float" office:value="166012.293" calcext:value-type="float">
            <text:p>166012.293</text:p>
          </table:table-cell>
          <table:table-cell office:value-type="float" office:value="7202.442" calcext:value-type="float">
            <text:p>7202.44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3406.408" calcext:value-type="float">
            <text:p>173406.408</text:p>
          </table:table-cell>
          <table:table-cell office:value-type="float" office:value="173356.069" calcext:value-type="float">
            <text:p>173356.069</text:p>
          </table:table-cell>
          <table:table-cell office:value-type="float" office:value="7201.938" calcext:value-type="float">
            <text:p>7201.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1269.538" calcext:value-type="float">
            <text:p>171269.538</text:p>
          </table:table-cell>
          <table:table-cell office:value-type="float" office:value="171230.788" calcext:value-type="float">
            <text:p>171230.788</text:p>
          </table:table-cell>
          <table:table-cell office:value-type="float" office:value="7203.146" calcext:value-type="float">
            <text:p>7203.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4207.392" calcext:value-type="float">
            <text:p>164207.392</text:p>
          </table:table-cell>
          <table:table-cell office:value-type="float" office:value="164188.824" calcext:value-type="float">
            <text:p>164188.824</text:p>
          </table:table-cell>
          <table:table-cell office:value-type="float" office:value="7204.057" calcext:value-type="float">
            <text:p>7204.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8932.593" calcext:value-type="float">
            <text:p>168932.593</text:p>
          </table:table-cell>
          <table:table-cell office:value-type="float" office:value="168873.794" calcext:value-type="float">
            <text:p>168873.794</text:p>
          </table:table-cell>
          <table:table-cell office:value-type="float" office:value="7203.165" calcext:value-type="float">
            <text:p>7203.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1335.94" calcext:value-type="float">
            <text:p>171335.94</text:p>
          </table:table-cell>
          <table:table-cell office:value-type="float" office:value="171288.481" calcext:value-type="float">
            <text:p>171288.481</text:p>
          </table:table-cell>
          <table:table-cell office:value-type="float" office:value="7201.983" calcext:value-type="float">
            <text:p>7201.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5809.534" calcext:value-type="float">
            <text:p>175809.534</text:p>
          </table:table-cell>
          <table:table-cell office:value-type="float" office:value="175742.655" calcext:value-type="float">
            <text:p>175742.655</text:p>
          </table:table-cell>
          <table:table-cell office:value-type="float" office:value="7202.776" calcext:value-type="float">
            <text:p>7202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3355.844" calcext:value-type="float">
            <text:p>173355.844</text:p>
          </table:table-cell>
          <table:table-cell office:value-type="float" office:value="173235.274" calcext:value-type="float">
            <text:p>173235.274</text:p>
          </table:table-cell>
          <table:table-cell office:value-type="float" office:value="7202.074" calcext:value-type="float">
            <text:p>7202.07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3659.598" calcext:value-type="float">
            <text:p>163659.598</text:p>
          </table:table-cell>
          <table:table-cell office:value-type="float" office:value="163583.814" calcext:value-type="float">
            <text:p>163583.814</text:p>
          </table:table-cell>
          <table:table-cell office:value-type="float" office:value="7202.917" calcext:value-type="float">
            <text:p>7202.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1284.864" calcext:value-type="float">
            <text:p>161284.864</text:p>
          </table:table-cell>
          <table:table-cell office:value-type="float" office:value="161061.286" calcext:value-type="float">
            <text:p>161061.286</text:p>
          </table:table-cell>
          <table:table-cell office:value-type="float" office:value="7201.461" calcext:value-type="float">
            <text:p>7201.46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5093.711" calcext:value-type="float">
            <text:p>145093.711</text:p>
          </table:table-cell>
          <table:table-cell office:value-type="float" office:value="145092.283" calcext:value-type="float">
            <text:p>145092.283</text:p>
          </table:table-cell>
          <table:table-cell office:value-type="float" office:value="14.448" calcext:value-type="float">
            <text:p>14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6714.308" calcext:value-type="float">
            <text:p>146714.308</text:p>
          </table:table-cell>
          <table:table-cell office:value-type="float" office:value="146711.97" calcext:value-type="float">
            <text:p>146711.97</text:p>
          </table:table-cell>
          <table:table-cell office:value-type="float" office:value="19.641" calcext:value-type="float">
            <text:p>19.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44147.816" calcext:value-type="float">
            <text:p>144147.816</text:p>
          </table:table-cell>
          <table:table-cell office:value-type="float" office:value="144144.59" calcext:value-type="float">
            <text:p>144144.59</text:p>
          </table:table-cell>
          <table:table-cell office:value-type="float" office:value="19.933" calcext:value-type="float">
            <text:p>19.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45965.615" calcext:value-type="float">
            <text:p>145965.615</text:p>
          </table:table-cell>
          <table:table-cell office:value-type="float" office:value="145962.883" calcext:value-type="float">
            <text:p>145962.883</text:p>
          </table:table-cell>
          <table:table-cell office:value-type="float" office:value="39.629" calcext:value-type="float">
            <text:p>39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1774.045" calcext:value-type="float">
            <text:p>141774.045</text:p>
          </table:table-cell>
          <table:table-cell office:value-type="float" office:value="141772.2" calcext:value-type="float">
            <text:p>141772.2</text:p>
          </table:table-cell>
          <table:table-cell office:value-type="float" office:value="16.745" calcext:value-type="float">
            <text:p>16.74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Kartal Main Model" table:style-name="ta1">
        <table:table-column table:style-name="co2" table:number-columns-repeated="6" table:default-cell-style-name="ce21"/>
        <table:table-column table:style-name="co6" table:default-cell-style-name="ce21"/>
        <table:table-column table:style-name="co2" table:number-columns-repeated="1017" table:default-cell-style-name="ce2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UB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Ga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14031.304" calcext:value-type="float">
            <text:p>14031.304</text:p>
          </table:table-cell>
          <table:table-cell office:value-type="float" office:value="14031.171" calcext:value-type="float">
            <text:p>14031.171</text:p>
          </table:table-cell>
          <table:table-cell office:value-type="float" office:value="0.117" calcext:value-type="float">
            <text:p>0.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33521.231" calcext:value-type="float">
            <text:p>33521.231</text:p>
          </table:table-cell>
          <table:table-cell office:value-type="float" office:value="33520.996" calcext:value-type="float">
            <text:p>33520.996</text:p>
          </table:table-cell>
          <table:table-cell office:value-type="float" office:value="0.833" calcext:value-type="float">
            <text:p>0.8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921.89" calcext:value-type="float">
            <text:p>24921.89</text:p>
          </table:table-cell>
          <table:table-cell office:value-type="float" office:value="0.158" calcext:value-type="float">
            <text:p>0.1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107.873" calcext:value-type="float">
            <text:p>14107.873</text:p>
          </table:table-cell>
          <table:table-cell office:value-type="float" office:value="0.229" calcext:value-type="float">
            <text:p>0.2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7867.64" calcext:value-type="float">
            <text:p>27867.64</text:p>
          </table:table-cell>
          <table:table-cell office:value-type="float" office:value="27867.438" calcext:value-type="float">
            <text:p>27867.438</text:p>
          </table:table-cell>
          <table:table-cell office:value-type="float" office:value="0.161" calcext:value-type="float">
            <text:p>0.1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272.925" calcext:value-type="float">
            <text:p>11272.925</text:p>
          </table:table-cell>
          <table:table-cell office:value-type="float" office:value="0.134" calcext:value-type="float">
            <text:p>0.1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7870.216" calcext:value-type="float">
            <text:p>37870.216</text:p>
          </table:table-cell>
          <table:table-cell office:value-type="float" office:value="0.139" calcext:value-type="float">
            <text:p>0.1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379.211" calcext:value-type="float">
            <text:p>21379.211</text:p>
          </table:table-cell>
          <table:table-cell office:value-type="float" office:value="0.109" calcext:value-type="float">
            <text:p>0.1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1457.934" calcext:value-type="float">
            <text:p>21457.934</text:p>
          </table:table-cell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481.239" calcext:value-type="float">
            <text:p>41481.239</text:p>
          </table:table-cell>
          <table:table-cell office:value-type="float" office:value="0.108" calcext:value-type="float">
            <text:p>0.1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52538.247" calcext:value-type="float">
            <text:p>52538.247</text:p>
          </table:table-cell>
          <table:table-cell office:value-type="float" office:value="52412.37" calcext:value-type="float">
            <text:p>52412.37</text:p>
          </table:table-cell>
          <table:table-cell office:value-type="float" office:value="7200.006" calcext:value-type="float">
            <text:p>7200.006</text:p>
          </table:table-cell>
          <table:table-cell table:style-name="ce25" table:formula="of:=([.D13]-[.E13])/[.D13] *100" office:value-type="float" office:value="0.239591168696589" calcext:value-type="float">
            <text:p>0.2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94017.393" calcext:value-type="float">
            <text:p>94017.393</text:p>
          </table:table-cell>
          <table:table-cell office:value-type="float" office:value="92072.927" calcext:value-type="float">
            <text:p>92072.927</text:p>
          </table:table-cell>
          <table:table-cell office:value-type="float" office:value="7200.003" calcext:value-type="float">
            <text:p>7200.003</text:p>
          </table:table-cell>
          <table:table-cell table:style-name="ce25" table:formula="of:=([.D14]-[.E14])/[.D14] *100" office:value-type="float" office:value="2.06819816839635" calcext:value-type="float">
            <text:p>2.0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57949.413" calcext:value-type="float">
            <text:p>57949.413</text:p>
          </table:table-cell>
          <table:table-cell office:value-type="float" office:value="55433.914" calcext:value-type="float">
            <text:p>55433.914</text:p>
          </table:table-cell>
          <table:table-cell office:value-type="float" office:value="7200.004" calcext:value-type="float">
            <text:p>7200.004</text:p>
          </table:table-cell>
          <table:table-cell table:style-name="ce25" table:formula="of:=([.D15]-[.E15])/[.D15] *100" office:value-type="float" office:value="4.34085328871235" calcext:value-type="float">
            <text:p>4.3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71345.414" calcext:value-type="float">
            <text:p>71345.414</text:p>
          </table:table-cell>
          <table:table-cell office:value-type="float" office:value="63263.106" calcext:value-type="float">
            <text:p>63263.106</text:p>
          </table:table-cell>
          <table:table-cell office:value-type="float" office:value="7200.006" calcext:value-type="float">
            <text:p>7200.006</text:p>
          </table:table-cell>
          <table:table-cell table:style-name="ce25" table:formula="of:=([.D16]-[.E16])/[.D16] *100" office:value-type="float" office:value="11.3284197916351" calcext:value-type="float">
            <text:p>11.3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32889.222" calcext:value-type="float">
            <text:p>32889.222</text:p>
          </table:table-cell>
          <table:table-cell office:value-type="float" office:value="31772.587" calcext:value-type="float">
            <text:p>31772.587</text:p>
          </table:table-cell>
          <table:table-cell office:value-type="float" office:value="7200.003" calcext:value-type="float">
            <text:p>7200.003</text:p>
          </table:table-cell>
          <table:table-cell table:style-name="ce25" table:formula="of:=([.D17]-[.E17])/[.D17] *100" office:value-type="float" office:value="3.39513959922798" calcext:value-type="float">
            <text:p>3.3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97702.273" calcext:value-type="float">
            <text:p>97702.273</text:p>
          </table:table-cell>
          <table:table-cell office:value-type="float" office:value="88542.984" calcext:value-type="float">
            <text:p>88542.984</text:p>
          </table:table-cell>
          <table:table-cell office:value-type="float" office:value="7200.006" calcext:value-type="float">
            <text:p>7200.006</text:p>
          </table:table-cell>
          <table:table-cell table:style-name="ce25" table:formula="of:=([.D18]-[.E18])/[.D18] *100" office:value-type="float" office:value="9.37469387227051" calcext:value-type="float">
            <text:p>9.3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69758.776" calcext:value-type="float">
            <text:p>69758.776</text:p>
          </table:table-cell>
          <table:table-cell office:value-type="float" office:value="65439.827" calcext:value-type="float">
            <text:p>65439.827</text:p>
          </table:table-cell>
          <table:table-cell office:value-type="float" office:value="7200.004" calcext:value-type="float">
            <text:p>7200.004</text:p>
          </table:table-cell>
          <table:table-cell table:style-name="ce25" table:formula="of:=([.D19]-[.E19])/[.D19] *100" office:value-type="float" office:value="6.19126258752017" calcext:value-type="float">
            <text:p>6.1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table:style-name="ce22" office:value-type="float" office:value="8" calcext:value-type="float">
            <text:p>8</text:p>
          </table:table-cell>
          <table:table-cell table:style-name="ce23" office:value-type="float" office:value="52495.803" calcext:value-type="float">
            <text:p>52495.80</text:p>
          </table:table-cell>
          <table:table-cell table:style-name="ce24" office:value-type="float" office:value="49213.39" calcext:value-type="float">
            <text:p>49213.39</text:p>
          </table:table-cell>
          <table:table-cell table:style-name="ce24" office:value-type="float" office:value="7200.003" calcext:value-type="float">
            <text:p>7200.00</text:p>
          </table:table-cell>
          <table:table-cell table:style-name="ce25" table:formula="of:=([.D20]-[.E20])/[.D20] *100" office:value-type="float" office:value="6.25271509800507" calcext:value-type="float">
            <text:p>6.253</text:p>
          </table:table-cell>
          <table:table-cell table:style-name="ce22"/>
          <table:table-cell table:style-name="ce23"/>
          <table:table-cell table:style-name="ce24" table:number-columns-repeated="2"/>
          <table:table-cell table:style-name="ce26"/>
          <table:table-cell table:style-name="ce22"/>
          <table:table-cell table:number-columns-repeated="1011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float" office:value="47349.331" calcext:value-type="float">
            <text:p>47349.331</text:p>
          </table:table-cell>
          <table:table-cell office:value-type="float" office:value="43804.074" calcext:value-type="float">
            <text:p>43804.074</text:p>
          </table:table-cell>
          <table:table-cell office:value-type="float" office:value="7200.004" calcext:value-type="float">
            <text:p>7200.004</text:p>
          </table:table-cell>
          <table:table-cell table:style-name="ce25" table:formula="of:=([.D21]-[.E21])/[.D21] *100" office:value-type="float" office:value="7.4874489778958" calcext:value-type="float">
            <text:p>7.4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office:value-type="float" office:value="67350.63" calcext:value-type="float">
            <text:p>67350.63</text:p>
          </table:table-cell>
          <table:table-cell office:value-type="float" office:value="66813.95" calcext:value-type="float">
            <text:p>66813.95</text:p>
          </table:table-cell>
          <table:table-cell office:value-type="float" office:value="7200.006" calcext:value-type="float">
            <text:p>7200.006</text:p>
          </table:table-cell>
          <table:table-cell table:style-name="ce25" table:formula="of:=([.D22]-[.E22])/[.D22] *100" office:value-type="float" office:value="0.796844810508836" calcext:value-type="float">
            <text:p>0.7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1" calcext:value-type="float">
            <text:p>1</text:p>
          </table:table-cell>
          <table:table-cell office:value-type="float" office:value="32690.54" calcext:value-type="float">
            <text:p>32690.54</text:p>
          </table:table-cell>
          <table:table-cell office:value-type="float" office:value="30210.572" calcext:value-type="float">
            <text:p>30210.572</text:p>
          </table:table-cell>
          <table:table-cell office:value-type="float" office:value="7200.003" calcext:value-type="float">
            <text:p>7200.003</text:p>
          </table:table-cell>
          <table:table-cell table:style-name="ce25" table:formula="of:=([.D23]-[.E23])/[.D23] *100" office:value-type="float" office:value="7.586194660596" calcext:value-type="float">
            <text:p>7.5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2" calcext:value-type="float">
            <text:p>2</text:p>
          </table:table-cell>
          <table:table-cell office:value-type="float" office:value="58758.199" calcext:value-type="float">
            <text:p>58758.199</text:p>
          </table:table-cell>
          <table:table-cell office:value-type="float" office:value="54544.332" calcext:value-type="float">
            <text:p>54544.332</text:p>
          </table:table-cell>
          <table:table-cell office:value-type="float" office:value="7200.004" calcext:value-type="float">
            <text:p>7200.004</text:p>
          </table:table-cell>
          <table:table-cell table:style-name="ce25" table:formula="of:=([.D24]-[.E24])/[.D24] *100" office:value-type="float" office:value="7.17153873283284" calcext:value-type="float">
            <text:p>7.1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3" calcext:value-type="float">
            <text:p>3</text:p>
          </table:table-cell>
          <table:table-cell office:value-type="float" office:value="108071.593" calcext:value-type="float">
            <text:p>108071.593</text:p>
          </table:table-cell>
          <table:table-cell office:value-type="float" office:value="103984.407" calcext:value-type="float">
            <text:p>103984.407</text:p>
          </table:table-cell>
          <table:table-cell office:value-type="float" office:value="7200.005" calcext:value-type="float">
            <text:p>7200.005</text:p>
          </table:table-cell>
          <table:table-cell table:style-name="ce25" table:formula="of:=([.D25]-[.E25])/[.D25] *100" office:value-type="float" office:value="3.78192445076662" calcext:value-type="float">
            <text:p>3.7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4" calcext:value-type="float">
            <text:p>4</text:p>
          </table:table-cell>
          <table:table-cell office:value-type="float" office:value="81271.077" calcext:value-type="float">
            <text:p>81271.077</text:p>
          </table:table-cell>
          <table:table-cell office:value-type="float" office:value="79932.013" calcext:value-type="float">
            <text:p>79932.013</text:p>
          </table:table-cell>
          <table:table-cell office:value-type="float" office:value="7200.005" calcext:value-type="float">
            <text:p>7200.005</text:p>
          </table:table-cell>
          <table:table-cell table:style-name="ce25" table:formula="of:=([.D26]-[.E26])/[.D26] *100" office:value-type="float" office:value="1.64765135326064" calcext:value-type="float">
            <text:p>1.6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5" calcext:value-type="float">
            <text:p>5</text:p>
          </table:table-cell>
          <table:table-cell office:value-type="float" office:value="117299.72" calcext:value-type="float">
            <text:p>117299.72</text:p>
          </table:table-cell>
          <table:table-cell office:value-type="float" office:value="112925.226" calcext:value-type="float">
            <text:p>112925.226</text:p>
          </table:table-cell>
          <table:table-cell office:value-type="float" office:value="7200.005" calcext:value-type="float">
            <text:p>7200.005</text:p>
          </table:table-cell>
          <table:table-cell table:style-name="ce25" table:formula="of:=([.D27]-[.E27])/[.D27] *100" office:value-type="float" office:value="3.72933030019168" calcext:value-type="float">
            <text:p>3.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6" calcext:value-type="float">
            <text:p>6</text:p>
          </table:table-cell>
          <table:table-cell office:value-type="float" office:value="36238.136" calcext:value-type="float">
            <text:p>36238.136</text:p>
          </table:table-cell>
          <table:table-cell office:value-type="float" office:value="35791.172" calcext:value-type="float">
            <text:p>35791.172</text:p>
          </table:table-cell>
          <table:table-cell office:value-type="float" office:value="7200.006" calcext:value-type="float">
            <text:p>7200.006</text:p>
          </table:table-cell>
          <table:table-cell table:style-name="ce25" table:formula="of:=([.D28]-[.E28])/[.D28] *100" office:value-type="float" office:value="1.23340781104194" calcext:value-type="float">
            <text:p>1.2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7" calcext:value-type="float">
            <text:p>7</text:p>
          </table:table-cell>
          <table:table-cell office:value-type="float" office:value="104849.432" calcext:value-type="float">
            <text:p>104849.432</text:p>
          </table:table-cell>
          <table:table-cell office:value-type="float" office:value="102241.727" calcext:value-type="float">
            <text:p>102241.727</text:p>
          </table:table-cell>
          <table:table-cell office:value-type="float" office:value="7200.006" calcext:value-type="float">
            <text:p>7200.006</text:p>
          </table:table-cell>
          <table:table-cell table:style-name="ce25" table:formula="of:=([.D29]-[.E29])/[.D29] *100" office:value-type="float" office:value="2.48709501831159" calcext:value-type="float">
            <text:p>2.4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8" calcext:value-type="float">
            <text:p>8</text:p>
          </table:table-cell>
          <table:table-cell office:value-type="float" office:value="83575.237" calcext:value-type="float">
            <text:p>83575.237</text:p>
          </table:table-cell>
          <table:table-cell office:value-type="float" office:value="83075.129" calcext:value-type="float">
            <text:p>83075.129</text:p>
          </table:table-cell>
          <table:table-cell office:value-type="float" office:value="7200.003" calcext:value-type="float">
            <text:p>7200.003</text:p>
          </table:table-cell>
          <table:table-cell table:style-name="ce25" table:formula="of:=([.D30]-[.E30])/[.D30] *100" office:value-type="float" office:value="0.598392559748282" calcext:value-type="float">
            <text:p>0.5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9" calcext:value-type="float">
            <text:p>9</text:p>
          </table:table-cell>
          <table:table-cell office:value-type="float" office:value="102261.86" calcext:value-type="float">
            <text:p>102261.86</text:p>
          </table:table-cell>
          <table:table-cell office:value-type="float" office:value="94445.44" calcext:value-type="float">
            <text:p>94445.44</text:p>
          </table:table-cell>
          <table:table-cell office:value-type="float" office:value="7200.004" calcext:value-type="float">
            <text:p>7200.004</text:p>
          </table:table-cell>
          <table:table-cell table:style-name="ce25" table:formula="of:=([.D31]-[.E31])/[.D31] *100" office:value-type="float" office:value="7.64353396271102" calcext:value-type="float">
            <text:p>7.6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10" calcext:value-type="float">
            <text:p>10</text:p>
          </table:table-cell>
          <table:table-cell office:value-type="float" office:value="86892.096" calcext:value-type="float">
            <text:p>86892.096</text:p>
          </table:table-cell>
          <table:table-cell office:value-type="float" office:value="84750.241" calcext:value-type="float">
            <text:p>84750.241</text:p>
          </table:table-cell>
          <table:table-cell office:value-type="float" office:value="7200.005" calcext:value-type="float">
            <text:p>7200.005</text:p>
          </table:table-cell>
          <table:table-cell table:style-name="ce25" table:formula="of:=([.D32]-[.E32])/[.D32] *100" office:value-type="float" office:value="2.46495952865495" calcext:value-type="float">
            <text:p>2.4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1" calcext:value-type="float">
            <text:p>1</text:p>
          </table:table-cell>
          <table:table-cell office:value-type="float" office:value="41352.547" calcext:value-type="float">
            <text:p>41352.547</text:p>
          </table:table-cell>
          <table:table-cell office:value-type="float" office:value="37283.301" calcext:value-type="float">
            <text:p>37283.301</text:p>
          </table:table-cell>
          <table:table-cell office:value-type="float" office:value="7200.005" calcext:value-type="float">
            <text:p>7200.005</text:p>
          </table:table-cell>
          <table:table-cell table:style-name="ce25" table:formula="of:=([.D33]-[.E33])/[.D33] *100" office:value-type="float" office:value="9.84037573308362" calcext:value-type="float">
            <text:p>9.8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2" calcext:value-type="float">
            <text:p>2</text:p>
          </table:table-cell>
          <table:table-cell office:value-type="float" office:value="55870.012" calcext:value-type="float">
            <text:p>55870.012</text:p>
          </table:table-cell>
          <table:table-cell office:value-type="float" office:value="54534.756" calcext:value-type="float">
            <text:p>54534.756</text:p>
          </table:table-cell>
          <table:table-cell office:value-type="float" office:value="7200.004" calcext:value-type="float">
            <text:p>7200.004</text:p>
          </table:table-cell>
          <table:table-cell table:style-name="ce25" table:formula="of:=([.D34]-[.E34])/[.D34] *100" office:value-type="float" office:value="2.38993326151425" calcext:value-type="float">
            <text:p>2.3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3" calcext:value-type="float">
            <text:p>3</text:p>
          </table:table-cell>
          <table:table-cell office:value-type="float" office:value="57308.104" calcext:value-type="float">
            <text:p>57308.104</text:p>
          </table:table-cell>
          <table:table-cell office:value-type="float" office:value="54867.711" calcext:value-type="float">
            <text:p>54867.711</text:p>
          </table:table-cell>
          <table:table-cell office:value-type="float" office:value="7200.005" calcext:value-type="float">
            <text:p>7200.005</text:p>
          </table:table-cell>
          <table:table-cell table:style-name="ce25" table:formula="of:=([.D35]-[.E35])/[.D35] *100" office:value-type="float" office:value="4.25837330092092" calcext:value-type="float">
            <text:p>4.2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4" calcext:value-type="float">
            <text:p>4</text:p>
          </table:table-cell>
          <table:table-cell office:value-type="float" office:value="45769.027" calcext:value-type="float">
            <text:p>45769.027</text:p>
          </table:table-cell>
          <table:table-cell office:value-type="float" office:value="41953.535" calcext:value-type="float">
            <text:p>41953.535</text:p>
          </table:table-cell>
          <table:table-cell office:value-type="float" office:value="7200.004" calcext:value-type="float">
            <text:p>7200.004</text:p>
          </table:table-cell>
          <table:table-cell table:style-name="ce25" table:formula="of:=([.D36]-[.E36])/[.D36] *100" office:value-type="float" office:value="8.33640619015125" calcext:value-type="float">
            <text:p>8.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5" calcext:value-type="float">
            <text:p>5</text:p>
          </table:table-cell>
          <table:table-cell office:value-type="float" office:value="27559.527" calcext:value-type="float">
            <text:p>27559.527</text:p>
          </table:table-cell>
          <table:table-cell office:value-type="float" office:value="26799.91" calcext:value-type="float">
            <text:p>26799.91</text:p>
          </table:table-cell>
          <table:table-cell office:value-type="float" office:value="7200.006" calcext:value-type="float">
            <text:p>7200.006</text:p>
          </table:table-cell>
          <table:table-cell table:style-name="ce25" table:formula="of:=([.D37]-[.E37])/[.D37] *100" office:value-type="float" office:value="2.75627734830136" calcext:value-type="float">
            <text:p>2.7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6" calcext:value-type="float">
            <text:p>6</text:p>
          </table:table-cell>
          <table:table-cell office:value-type="float" office:value="97726.129" calcext:value-type="float">
            <text:p>97726.129</text:p>
          </table:table-cell>
          <table:table-cell office:value-type="float" office:value="94801.912" calcext:value-type="float">
            <text:p>94801.912</text:p>
          </table:table-cell>
          <table:table-cell office:value-type="float" office:value="7200.005" calcext:value-type="float">
            <text:p>7200.005</text:p>
          </table:table-cell>
          <table:table-cell table:style-name="ce25" table:formula="of:=([.D38]-[.E38])/[.D38] *100" office:value-type="float" office:value="2.99225706566153" calcext:value-type="float">
            <text:p>2.9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7" calcext:value-type="float">
            <text:p>7</text:p>
          </table:table-cell>
          <table:table-cell office:value-type="float" office:value="46543.119" calcext:value-type="float">
            <text:p>46543.119</text:p>
          </table:table-cell>
          <table:table-cell office:value-type="float" office:value="43833.929" calcext:value-type="float">
            <text:p>43833.929</text:p>
          </table:table-cell>
          <table:table-cell office:value-type="float" office:value="7200.005" calcext:value-type="float">
            <text:p>7200.005</text:p>
          </table:table-cell>
          <table:table-cell table:style-name="ce25" table:formula="of:=([.D39]-[.E39])/[.D39] *100" office:value-type="float" office:value="5.82081746605766" calcext:value-type="float">
            <text:p>5.8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8" calcext:value-type="float">
            <text:p>8</text:p>
          </table:table-cell>
          <table:table-cell office:value-type="float" office:value="53445.427" calcext:value-type="float">
            <text:p>53445.427</text:p>
          </table:table-cell>
          <table:table-cell office:value-type="float" office:value="47922.12" calcext:value-type="float">
            <text:p>47922.12</text:p>
          </table:table-cell>
          <table:table-cell office:value-type="float" office:value="7200.003" calcext:value-type="float">
            <text:p>7200.003</text:p>
          </table:table-cell>
          <table:table-cell table:style-name="ce25" table:formula="of:=([.D40]-[.E40])/[.D40] *100" office:value-type="float" office:value="10.3344800669288" calcext:value-type="float">
            <text:p>10.3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9" calcext:value-type="float">
            <text:p>9</text:p>
          </table:table-cell>
          <table:table-cell office:value-type="float" office:value="42007.989" calcext:value-type="float">
            <text:p>42007.989</text:p>
          </table:table-cell>
          <table:table-cell office:value-type="float" office:value="41110.803" calcext:value-type="float">
            <text:p>41110.803</text:p>
          </table:table-cell>
          <table:table-cell office:value-type="float" office:value="7200.003" calcext:value-type="float">
            <text:p>7200.003</text:p>
          </table:table-cell>
          <table:table-cell table:style-name="ce25" table:formula="of:=([.D41]-[.E41])/[.D41] *100" office:value-type="float" office:value="2.13575089252666" calcext:value-type="float">
            <text:p>2.1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10" calcext:value-type="float">
            <text:p>10</text:p>
          </table:table-cell>
          <table:table-cell office:value-type="float" office:value="74876.331" calcext:value-type="float">
            <text:p>74876.331</text:p>
          </table:table-cell>
          <table:table-cell office:value-type="float" office:value="72688.006" calcext:value-type="float">
            <text:p>72688.006</text:p>
          </table:table-cell>
          <table:table-cell office:value-type="float" office:value="7200.005" calcext:value-type="float">
            <text:p>7200.005</text:p>
          </table:table-cell>
          <table:table-cell table:style-name="ce25" table:formula="of:=([.D42]-[.E42])/[.D42] *100" office:value-type="float" office:value="2.92258577680577" calcext:value-type="float">
            <text:p>2.923</text:p>
          </table:table-cell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n Main Model" table:style-name="ta1">
        <table:table-column table:style-name="co1" table:default-cell-style-name="ce29"/>
        <table:table-column table:style-name="co2" table:number-columns-repeated="1023" table:default-cell-style-name="ce29"/>
        <table:table-row table:style-name="ro1">
          <table:table-cell table:style-name="ce27" table:number-columns-spanned="1" table:number-rows-spanned="2"/>
          <table:table-cell table:style-name="ce27" table:number-columns-repeated="3"/>
          <table:table-cell table:style-name="ce32" office:value-type="string" calcext:value-type="string" table:number-columns-spanned="4" table:number-rows-spanned="1">
            <text:p>Reformulated Model</text:p>
          </table:table-cell>
          <table:covered-table-cell table:number-columns-repeated="2" table:style-name="ce39"/>
          <table:covered-table-cell table:style-name="ce45"/>
          <table:table-cell table:number-columns-repeated="1016"/>
        </table:table-row>
        <table:table-row table:style-name="ro1">
          <table:covered-table-cell table:style-name="ce27"/>
          <table:table-cell table:style-name="ce27" table:number-columns-repeated="3"/>
          <table:table-cell table:style-name="ce33" office:value-type="string" calcext:value-type="string">
            <text:p>UB</text:p>
          </table:table-cell>
          <table:table-cell table:style-name="ce40" office:value-type="string" calcext:value-type="string">
            <text:p>LB</text:p>
          </table:table-cell>
          <table:table-cell table:style-name="ce40" office:value-type="string" calcext:value-type="string">
            <text:p>Time</text:p>
          </table:table-cell>
          <table:table-cell table:style-name="ce46" office:value-type="string" calcext:value-type="string">
            <text:p>Gap%</text:p>
          </table:table-cell>
          <table:table-cell table:style-name="ce52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4" office:value-type="float" office:value="142638.737903" calcext:value-type="float">
            <text:p>142638.74</text:p>
          </table:table-cell>
          <table:table-cell table:style-name="ce41" office:value-type="float" office:value="142631.290896" calcext:value-type="float">
            <text:p>142631.29</text:p>
          </table:table-cell>
          <table:table-cell table:style-name="ce41" office:value-type="float" office:value="1.66312789917" calcext:value-type="float">
            <text:p>1.66</text:p>
          </table:table-cell>
          <table:table-cell table:style-name="ce47" office:value-type="float" office:value="0.00522115936357876" calcext:value-type="float">
            <text:p>0.01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34" office:value-type="float" office:value="143815.650604" calcext:value-type="float">
            <text:p>143815.65</text:p>
          </table:table-cell>
          <table:table-cell table:style-name="ce41" office:value-type="float" office:value="143809.494915" calcext:value-type="float">
            <text:p>143809.49</text:p>
          </table:table-cell>
          <table:table-cell table:style-name="ce41" office:value-type="float" office:value="0.283908843994" calcext:value-type="float">
            <text:p>0.28</text:p>
          </table:table-cell>
          <table:table-cell table:style-name="ce47" office:value-type="float" office:value="0.00428044685341876" calcext:value-type="float">
            <text:p>0.00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4" office:value-type="float" office:value="139494.323942" calcext:value-type="float">
            <text:p>139494.32</text:p>
          </table:table-cell>
          <table:table-cell table:style-name="ce41" office:value-type="float" office:value="139487.351372" calcext:value-type="float">
            <text:p>139487.35</text:p>
          </table:table-cell>
          <table:table-cell table:style-name="ce41" office:value-type="float" office:value="0.269872665405" calcext:value-type="float">
            <text:p>0.27</text:p>
          </table:table-cell>
          <table:table-cell table:style-name="ce47" office:value-type="float" office:value="0.004998711303499" calcext:value-type="float">
            <text:p>0.00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4" office:value-type="float" office:value="140654.744775" calcext:value-type="float">
            <text:p>140654.74</text:p>
          </table:table-cell>
          <table:table-cell table:style-name="ce41" office:value-type="float" office:value="140646.664907" calcext:value-type="float">
            <text:p>140646.66</text:p>
          </table:table-cell>
          <table:table-cell table:style-name="ce41" office:value-type="float" office:value="0.249856948853" calcext:value-type="float">
            <text:p>0.25</text:p>
          </table:table-cell>
          <table:table-cell table:style-name="ce47" office:value-type="float" office:value="0.0057447988584325" calcext:value-type="float">
            <text:p>0.01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4" office:value-type="float" office:value="140200.690527" calcext:value-type="float">
            <text:p>140200.69</text:p>
          </table:table-cell>
          <table:table-cell table:style-name="ce41" office:value-type="float" office:value="140192.366087" calcext:value-type="float">
            <text:p>140192.37</text:p>
          </table:table-cell>
          <table:table-cell table:style-name="ce41" office:value-type="float" office:value="0.239864349365" calcext:value-type="float">
            <text:p>0.24</text:p>
          </table:table-cell>
          <table:table-cell table:style-name="ce47" office:value-type="float" office:value="0.00593786968031536" calcext:value-type="float">
            <text:p>0.01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" calcext:value-type="float">
            <text:p>6</text:p>
          </table:table-cell>
          <table:table-cell table:style-name="ce34" office:value-type="float" office:value="157263.571634" calcext:value-type="float">
            <text:p>157263.57</text:p>
          </table:table-cell>
          <table:table-cell table:style-name="ce41" office:value-type="float" office:value="152716.963805" calcext:value-type="float">
            <text:p>152716.96</text:p>
          </table:table-cell>
          <table:table-cell table:style-name="ce41" office:value-type="float" office:value="7200.08884048" calcext:value-type="float">
            <text:p>7200.09</text:p>
          </table:table-cell>
          <table:table-cell table:style-name="ce47" office:value-type="float" office:value="2.97714655642671" calcext:value-type="float">
            <text:p>2.98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" calcext:value-type="float">
            <text:p>7</text:p>
          </table:table-cell>
          <table:table-cell table:style-name="ce34" office:value-type="float" office:value="169210.630912" calcext:value-type="float">
            <text:p>169210.63</text:p>
          </table:table-cell>
          <table:table-cell table:style-name="ce41" office:value-type="float" office:value="165388.887012" calcext:value-type="float">
            <text:p>165388.89</text:p>
          </table:table-cell>
          <table:table-cell table:style-name="ce41" office:value-type="float" office:value="7200.08884811" calcext:value-type="float">
            <text:p>7200.09</text:p>
          </table:table-cell>
          <table:table-cell table:style-name="ce47" office:value-type="float" office:value="2.31076220962942" calcext:value-type="float">
            <text:p>2.31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8" calcext:value-type="float">
            <text:p>8</text:p>
          </table:table-cell>
          <table:table-cell table:style-name="ce34" office:value-type="float" office:value="155805.124605" calcext:value-type="float">
            <text:p>155805.12</text:p>
          </table:table-cell>
          <table:table-cell table:style-name="ce41" office:value-type="float" office:value="151188.585304" calcext:value-type="float">
            <text:p>151188.59</text:p>
          </table:table-cell>
          <table:table-cell table:style-name="ce41" office:value-type="float" office:value="7200.10984039" calcext:value-type="float">
            <text:p>7200.11</text:p>
          </table:table-cell>
          <table:table-cell table:style-name="ce47" office:value-type="float" office:value="3.05349725425193" calcext:value-type="float">
            <text:p>3.05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9" calcext:value-type="float">
            <text:p>9</text:p>
          </table:table-cell>
          <table:table-cell table:style-name="ce34" office:value-type="float" office:value="159072.600543" calcext:value-type="float">
            <text:p>159072.60</text:p>
          </table:table-cell>
          <table:table-cell table:style-name="ce41" office:value-type="float" office:value="155027.037128" calcext:value-type="float">
            <text:p>155027.04</text:p>
          </table:table-cell>
          <table:table-cell table:style-name="ce41" office:value-type="float" office:value="7200.78045845" calcext:value-type="float">
            <text:p>7200.78</text:p>
          </table:table-cell>
          <table:table-cell table:style-name="ce47" office:value-type="float" office:value="2.60958571481937" calcext:value-type="float">
            <text:p>2.61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style-name="ce34" office:value-type="float" office:value="163207.430694" calcext:value-type="float">
            <text:p>163207.43</text:p>
          </table:table-cell>
          <table:table-cell table:style-name="ce41" office:value-type="float" office:value="159160.883014" calcext:value-type="float">
            <text:p>159160.88</text:p>
          </table:table-cell>
          <table:table-cell table:style-name="ce41" office:value-type="float" office:value="7200.75847054" calcext:value-type="float">
            <text:p>7200.76</text:p>
          </table:table-cell>
          <table:table-cell table:style-name="ce47" office:value-type="float" office:value="2.54242600529181" calcext:value-type="float">
            <text:p>2.54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1" calcext:value-type="float">
            <text:p>11</text:p>
          </table:table-cell>
          <table:table-cell table:style-name="ce34" office:value-type="float" office:value="152773.175449" calcext:value-type="float">
            <text:p>152773.18</text:p>
          </table:table-cell>
          <table:table-cell table:style-name="ce41" office:value-type="float" office:value="148468.380867" calcext:value-type="float">
            <text:p>148468.38</text:p>
          </table:table-cell>
          <table:table-cell table:style-name="ce41" office:value-type="float" office:value="7200.07186317" calcext:value-type="float">
            <text:p>7200.07</text:p>
          </table:table-cell>
          <table:table-cell table:style-name="ce47" office:value-type="float" office:value="2.89946893531243" calcext:value-type="float">
            <text:p>2.90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2" calcext:value-type="float">
            <text:p>12</text:p>
          </table:table-cell>
          <table:table-cell table:style-name="ce34" office:value-type="float" office:value="168460.018768" calcext:value-type="float">
            <text:p>168460.02</text:p>
          </table:table-cell>
          <table:table-cell table:style-name="ce41" office:value-type="float" office:value="164469.591297" calcext:value-type="float">
            <text:p>164469.59</text:p>
          </table:table-cell>
          <table:table-cell table:style-name="ce41" office:value-type="float" office:value="7200.12083054" calcext:value-type="float">
            <text:p>7200.12</text:p>
          </table:table-cell>
          <table:table-cell table:style-name="ce47" office:value-type="float" office:value="2.42624027914927" calcext:value-type="float">
            <text:p>2.43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3" calcext:value-type="float">
            <text:p>13</text:p>
          </table:table-cell>
          <table:table-cell table:style-name="ce34" office:value-type="float" office:value="159873.277154" calcext:value-type="float">
            <text:p>159873.28</text:p>
          </table:table-cell>
          <table:table-cell table:style-name="ce41" office:value-type="float" office:value="155736.205631" calcext:value-type="float">
            <text:p>155736.21</text:p>
          </table:table-cell>
          <table:table-cell table:style-name="ce41" office:value-type="float" office:value="7200.05787277" calcext:value-type="float">
            <text:p>7200.06</text:p>
          </table:table-cell>
          <table:table-cell table:style-name="ce47" office:value-type="float" office:value="2.65646097273126" calcext:value-type="float">
            <text:p>2.66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4" calcext:value-type="float">
            <text:p>14</text:p>
          </table:table-cell>
          <table:table-cell table:style-name="ce34" office:value-type="float" office:value="162461.314672" calcext:value-type="float">
            <text:p>162461.31</text:p>
          </table:table-cell>
          <table:table-cell table:style-name="ce41" office:value-type="float" office:value="158327.782625" calcext:value-type="float">
            <text:p>158327.78</text:p>
          </table:table-cell>
          <table:table-cell table:style-name="ce41" office:value-type="float" office:value="7200.11823654" calcext:value-type="float">
            <text:p>7200.12</text:p>
          </table:table-cell>
          <table:table-cell table:style-name="ce47" office:value-type="float" office:value="2.61074334426214" calcext:value-type="float">
            <text:p>2.61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5" calcext:value-type="float">
            <text:p>15</text:p>
          </table:table-cell>
          <table:table-cell table:style-name="ce34" office:value-type="float" office:value="160383.726627" calcext:value-type="float">
            <text:p>160383.73</text:p>
          </table:table-cell>
          <table:table-cell table:style-name="ce41" office:value-type="float" office:value="155922.333576" calcext:value-type="float">
            <text:p>155922.33</text:p>
          </table:table-cell>
          <table:table-cell table:style-name="ce41" office:value-type="float" office:value="7200.10392189" calcext:value-type="float">
            <text:p>7200.10</text:p>
          </table:table-cell>
          <table:table-cell table:style-name="ce47" office:value-type="float" office:value="2.8612918679962" calcext:value-type="float">
            <text:p>2.86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30" office:value-type="float" office:value="15" calcext:value-type="float">
            <text:p>1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" calcext:value-type="float">
            <text:p>16</text:p>
          </table:table-cell>
          <table:table-cell table:style-name="ce34" office:value-type="float" office:value="111016.013" calcext:value-type="float">
            <text:p>111016.01</text:p>
          </table:table-cell>
          <table:table-cell table:style-name="ce34" office:value-type="float" office:value="111015.347" calcext:value-type="float">
            <text:p>111015.35</text:p>
          </table:table-cell>
          <table:table-cell table:style-name="ce34" office:value-type="float" office:value="0.672" calcext:value-type="float">
            <text:p>0.67</text:p>
          </table:table-cell>
          <table:table-cell table:style-name="ce34" office:value-type="float" office:value="0" calcext:value-type="float">
            <text:p>0.00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30" office:value-type="float" office:value="15" calcext:value-type="float">
            <text:p>1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7" calcext:value-type="float">
            <text:p>17</text:p>
          </table:table-cell>
          <table:table-cell table:style-name="ce34" office:value-type="float" office:value="112810.551" calcext:value-type="float">
            <text:p>112810.55</text:p>
          </table:table-cell>
          <table:table-cell table:style-name="ce34" office:value-type="float" office:value="112809.685" calcext:value-type="float">
            <text:p>112809.69</text:p>
          </table:table-cell>
          <table:table-cell table:style-name="ce34" office:value-type="float" office:value="0.527" calcext:value-type="float">
            <text:p>0.53</text:p>
          </table:table-cell>
          <table:table-cell table:style-name="ce34" office:value-type="float" office:value="0" calcext:value-type="float">
            <text:p>0.00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30" office:value-type="float" office:value="15" calcext:value-type="float">
            <text:p>1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8" calcext:value-type="float">
            <text:p>18</text:p>
          </table:table-cell>
          <table:table-cell table:style-name="ce34" office:value-type="float" office:value="101100.689" calcext:value-type="float">
            <text:p>101100.69</text:p>
          </table:table-cell>
          <table:table-cell table:style-name="ce34" office:value-type="float" office:value="101099.985" calcext:value-type="float">
            <text:p>101099.99</text:p>
          </table:table-cell>
          <table:table-cell table:style-name="ce34" office:value-type="float" office:value="0.259" calcext:value-type="float">
            <text:p>0.26</text:p>
          </table:table-cell>
          <table:table-cell table:style-name="ce34" office:value-type="float" office:value="0" calcext:value-type="float">
            <text:p>0.00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30" office:value-type="float" office:value="15" calcext:value-type="float">
            <text:p>1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9" calcext:value-type="float">
            <text:p>19</text:p>
          </table:table-cell>
          <table:table-cell table:style-name="ce34" office:value-type="float" office:value="102262.414" calcext:value-type="float">
            <text:p>102262.41</text:p>
          </table:table-cell>
          <table:table-cell table:style-name="ce34" office:value-type="float" office:value="102261.921" calcext:value-type="float">
            <text:p>102261.92</text:p>
          </table:table-cell>
          <table:table-cell table:style-name="ce34" office:value-type="float" office:value="0.693" calcext:value-type="float">
            <text:p>0.69</text:p>
          </table:table-cell>
          <table:table-cell table:style-name="ce34" office:value-type="float" office:value="0" calcext:value-type="float">
            <text:p>0.00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30" office:value-type="float" office:value="15" calcext:value-type="float">
            <text:p>1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0" calcext:value-type="float">
            <text:p>20</text:p>
          </table:table-cell>
          <table:table-cell table:style-name="ce34" office:value-type="float" office:value="101806.816" calcext:value-type="float">
            <text:p>101806.82</text:p>
          </table:table-cell>
          <table:table-cell table:style-name="ce34" office:value-type="float" office:value="101805.883" calcext:value-type="float">
            <text:p>101805.88</text:p>
          </table:table-cell>
          <table:table-cell table:style-name="ce34" office:value-type="float" office:value="0.859" calcext:value-type="float">
            <text:p>0.86</text:p>
          </table:table-cell>
          <table:table-cell table:style-name="ce34" office:value-type="float" office:value="0" calcext:value-type="float">
            <text:p>0.00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45082.986748" calcext:value-type="float">
            <text:p>145082.99</text:p>
          </table:table-cell>
          <table:table-cell table:style-name="ce42" office:value-type="float" office:value="145076.976242" calcext:value-type="float">
            <text:p>145076.98</text:p>
          </table:table-cell>
          <table:table-cell table:style-name="ce42" office:value-type="float" office:value="2.12959861755" calcext:value-type="float">
            <text:p>2.13</text:p>
          </table:table-cell>
          <table:table-cell table:style-name="ce48" office:value-type="float" office:value="0.00414297716680105" calcext:value-type="float">
            <text:p>0.00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5" office:value-type="float" office:value="156988.07638" calcext:value-type="float">
            <text:p>156988.08</text:p>
          </table:table-cell>
          <table:table-cell table:style-name="ce42" office:value-type="float" office:value="156979.944044" calcext:value-type="float">
            <text:p>156979.94</text:p>
          </table:table-cell>
          <table:table-cell table:style-name="ce42" office:value-type="float" office:value="2.6494808197" calcext:value-type="float">
            <text:p>2.65</text:p>
          </table:table-cell>
          <table:table-cell table:style-name="ce48" office:value-type="float" office:value="0.00518049362900158" calcext:value-type="float">
            <text:p>0.01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55593.485882" calcext:value-type="float">
            <text:p>155593.49</text:p>
          </table:table-cell>
          <table:table-cell table:style-name="ce42" office:value-type="float" office:value="155592.00878" calcext:value-type="float">
            <text:p>155592.01</text:p>
          </table:table-cell>
          <table:table-cell table:style-name="ce42" office:value-type="float" office:value="7.57974815369" calcext:value-type="float">
            <text:p>7.58</text:p>
          </table:table-cell>
          <table:table-cell table:style-name="ce48" office:value-type="float" office:value="0.000949343100321389" calcext:value-type="float">
            <text:p>0.00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35" office:value-type="float" office:value="148049.882683" calcext:value-type="float">
            <text:p>148049.88</text:p>
          </table:table-cell>
          <table:table-cell table:style-name="ce42" office:value-type="float" office:value="148043.382596" calcext:value-type="float">
            <text:p>148043.38</text:p>
          </table:table-cell>
          <table:table-cell table:style-name="ce42" office:value-type="float" office:value="2.29501914978" calcext:value-type="float">
            <text:p>2.30</text:p>
          </table:table-cell>
          <table:table-cell table:style-name="ce48" office:value-type="float" office:value="0.00439066365953779" calcext:value-type="float">
            <text:p>0.00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35" office:value-type="float" office:value="159615.606855" calcext:value-type="float">
            <text:p>159615.61</text:p>
          </table:table-cell>
          <table:table-cell table:style-name="ce42" office:value-type="float" office:value="159609.38682" calcext:value-type="float">
            <text:p>159609.39</text:p>
          </table:table-cell>
          <table:table-cell table:style-name="ce42" office:value-type="float" office:value="2.17775535583" calcext:value-type="float">
            <text:p>2.18</text:p>
          </table:table-cell>
          <table:table-cell table:style-name="ce48" office:value-type="float" office:value="0.00389703583473527" calcext:value-type="float">
            <text:p>0.00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35" office:value-type="float" office:value="170444.345979" calcext:value-type="float">
            <text:p>170444.35</text:p>
          </table:table-cell>
          <table:table-cell table:style-name="ce42" office:value-type="float" office:value="166837.143292" calcext:value-type="float">
            <text:p>166837.14</text:p>
          </table:table-cell>
          <table:table-cell table:style-name="ce42" office:value-type="float" office:value="7201.09156609" calcext:value-type="float">
            <text:p>7201.09</text:p>
          </table:table-cell>
          <table:table-cell table:style-name="ce48" office:value-type="float" office:value="2.16211007682303" calcext:value-type="float">
            <text:p>2.16</text:p>
          </table:table-cell>
          <table:table-cell table:style-name="ce54" table:number-columns-repeated="2"/>
          <table:table-cell table:style-name="ce55"/>
          <table:table-cell table:style-name="ce56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35" office:value-type="float" office:value="166735.05885" calcext:value-type="float">
            <text:p>166735.06</text:p>
          </table:table-cell>
          <table:table-cell table:style-name="ce42" office:value-type="float" office:value="163136.957239" calcext:value-type="float">
            <text:p>163136.96</text:p>
          </table:table-cell>
          <table:table-cell table:style-name="ce42" office:value-type="float" office:value="7200.95735359" calcext:value-type="float">
            <text:p>7200.96</text:p>
          </table:table-cell>
          <table:table-cell table:style-name="ce48" office:value-type="float" office:value="2.20557111760315" calcext:value-type="float">
            <text:p>2.21</text:p>
          </table:table-cell>
          <table:table-cell table:style-name="ce54" table:number-columns-repeated="2"/>
          <table:table-cell table:style-name="ce55"/>
          <table:table-cell table:style-name="ce56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table:style-name="ce35" office:value-type="float" office:value="157852.620433" calcext:value-type="float">
            <text:p>157852.62</text:p>
          </table:table-cell>
          <table:table-cell table:style-name="ce42" office:value-type="float" office:value="153696.611933" calcext:value-type="float">
            <text:p>153696.61</text:p>
          </table:table-cell>
          <table:table-cell table:style-name="ce42" office:value-type="float" office:value="7201.25218391" calcext:value-type="float">
            <text:p>7201.25</text:p>
          </table:table-cell>
          <table:table-cell table:style-name="ce48" office:value-type="float" office:value="2.70403390662359" calcext:value-type="float">
            <text:p>2.70</text:p>
          </table:table-cell>
          <table:table-cell table:style-name="ce54" table:number-columns-repeated="2"/>
          <table:table-cell table:style-name="ce55"/>
          <table:table-cell table:style-name="ce56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9" calcext:value-type="float">
            <text:p>9</text:p>
          </table:table-cell>
          <table:table-cell table:style-name="ce35" office:value-type="float" office:value="165529.616788" calcext:value-type="float">
            <text:p>165529.62</text:p>
          </table:table-cell>
          <table:table-cell table:style-name="ce42" office:value-type="float" office:value="161425.110085" calcext:value-type="float">
            <text:p>161425.11</text:p>
          </table:table-cell>
          <table:table-cell table:style-name="ce42" office:value-type="float" office:value="7201.01231956" calcext:value-type="float">
            <text:p>7201.01</text:p>
          </table:table-cell>
          <table:table-cell table:style-name="ce48" office:value-type="float" office:value="2.54266929156112" calcext:value-type="float">
            <text:p>2.54</text:p>
          </table:table-cell>
          <table:table-cell table:style-name="ce54" table:number-columns-repeated="2"/>
          <table:table-cell table:style-name="ce55"/>
          <table:table-cell table:style-name="ce56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" calcext:value-type="float">
            <text:p>10</text:p>
          </table:table-cell>
          <table:table-cell table:style-name="ce35" office:value-type="float" office:value="165752.511687" calcext:value-type="float">
            <text:p>165752.51</text:p>
          </table:table-cell>
          <table:table-cell table:style-name="ce42" office:value-type="float" office:value="161929.705063" calcext:value-type="float">
            <text:p>161929.71</text:p>
          </table:table-cell>
          <table:table-cell table:style-name="ce42" office:value-type="float" office:value="7200.85440826" calcext:value-type="float">
            <text:p>7200.85</text:p>
          </table:table-cell>
          <table:table-cell table:style-name="ce48" office:value-type="float" office:value="2.36078156414396" calcext:value-type="float">
            <text:p>2.36</text:p>
          </table:table-cell>
          <table:table-cell table:style-name="ce54" table:number-columns-repeated="2"/>
          <table:table-cell table:style-name="ce55"/>
          <table:table-cell table:style-name="ce56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1" calcext:value-type="float">
            <text:p>11</text:p>
          </table:table-cell>
          <table:table-cell table:style-name="ce35" office:value-type="float" office:value="160276.361576" calcext:value-type="float">
            <text:p>160276.36</text:p>
          </table:table-cell>
          <table:table-cell table:style-name="ce42" office:value-type="float" office:value="156403.360979" calcext:value-type="float">
            <text:p>156403.36</text:p>
          </table:table-cell>
          <table:table-cell table:style-name="ce42" office:value-type="float" office:value="7200.42865372" calcext:value-type="float">
            <text:p>7200.43</text:p>
          </table:table-cell>
          <table:table-cell table:style-name="ce48" office:value-type="float" office:value="2.476289878144" calcext:value-type="float">
            <text:p>2.48</text:p>
          </table:table-cell>
          <table:table-cell table:style-name="ce54" table:number-columns-repeated="2"/>
          <table:table-cell table:style-name="ce55"/>
          <table:table-cell table:style-name="ce56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2" calcext:value-type="float">
            <text:p>12</text:p>
          </table:table-cell>
          <table:table-cell table:style-name="ce35" office:value-type="float" office:value="158186.677879" calcext:value-type="float">
            <text:p>158186.68</text:p>
          </table:table-cell>
          <table:table-cell table:style-name="ce42" office:value-type="float" office:value="154002.817769" calcext:value-type="float">
            <text:p>154002.82</text:p>
          </table:table-cell>
          <table:table-cell table:style-name="ce42" office:value-type="float" office:value="7200.94835854" calcext:value-type="float">
            <text:p>7200.95</text:p>
          </table:table-cell>
          <table:table-cell table:style-name="ce48" office:value-type="float" office:value="2.7167425704351" calcext:value-type="float">
            <text:p>2.72</text:p>
          </table:table-cell>
          <table:table-cell table:style-name="ce54" table:number-columns-repeated="2"/>
          <table:table-cell table:style-name="ce55"/>
          <table:table-cell table:style-name="ce56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3" calcext:value-type="float">
            <text:p>13</text:p>
          </table:table-cell>
          <table:table-cell table:style-name="ce35" office:value-type="float" office:value="169682.379556" calcext:value-type="float">
            <text:p>169682.38</text:p>
          </table:table-cell>
          <table:table-cell table:style-name="ce42" office:value-type="float" office:value="166147.204305" calcext:value-type="float">
            <text:p>166147.20</text:p>
          </table:table-cell>
          <table:table-cell table:style-name="ce42" office:value-type="float" office:value="7201.34612656" calcext:value-type="float">
            <text:p>7201.35</text:p>
          </table:table-cell>
          <table:table-cell table:style-name="ce48" office:value-type="float" office:value="2.12773682577915" calcext:value-type="float">
            <text:p>2.13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4" calcext:value-type="float">
            <text:p>14</text:p>
          </table:table-cell>
          <table:table-cell table:style-name="ce35" office:value-type="float" office:value="165362.968205" calcext:value-type="float">
            <text:p>165362.97</text:p>
          </table:table-cell>
          <table:table-cell table:style-name="ce42" office:value-type="float" office:value="161384.362032" calcext:value-type="float">
            <text:p>161384.36</text:p>
          </table:table-cell>
          <table:table-cell table:style-name="ce42" office:value-type="float" office:value="7200.94976234" calcext:value-type="float">
            <text:p>7200.95</text:p>
          </table:table-cell>
          <table:table-cell table:style-name="ce48" office:value-type="float" office:value="2.46529844831627" calcext:value-type="float">
            <text:p>2.47</text:p>
          </table:table-cell>
          <table:table-cell table:style-name="ce54" table:number-columns-repeated="2"/>
          <table:table-cell table:style-name="ce55"/>
          <table:table-cell table:style-name="ce56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" calcext:value-type="float">
            <text:p>15</text:p>
          </table:table-cell>
          <table:table-cell table:style-name="ce35" office:value-type="float" office:value="168168.58542" calcext:value-type="float">
            <text:p>168168.59</text:p>
          </table:table-cell>
          <table:table-cell table:style-name="ce42" office:value-type="float" office:value="164576.730295" calcext:value-type="float">
            <text:p>164576.73</text:p>
          </table:table-cell>
          <table:table-cell table:style-name="ce42" office:value-type="float" office:value="7201.15271568" calcext:value-type="float">
            <text:p>7201.15</text:p>
          </table:table-cell>
          <table:table-cell table:style-name="ce48" office:value-type="float" office:value="2.18248054786462" calcext:value-type="float">
            <text:p>2.18</text:p>
          </table:table-cell>
          <table:table-cell table:style-name="ce54" table:number-columns-repeated="2"/>
          <table:table-cell table:style-name="ce55"/>
          <table:table-cell table:style-name="ce56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6" calcext:value-type="float">
            <text:p>16</text:p>
          </table:table-cell>
          <table:table-cell table:style-name="ce35" office:value-type="float" office:value="130565.276" calcext:value-type="float">
            <text:p>130565.28</text:p>
          </table:table-cell>
          <table:table-cell table:style-name="ce42" office:value-type="float" office:value="130564.535" calcext:value-type="float">
            <text:p>130564.54</text:p>
          </table:table-cell>
          <table:table-cell table:style-name="ce42" office:value-type="float" office:value="1.301" calcext:value-type="float">
            <text:p>1.30</text:p>
          </table:table-cell>
          <table:table-cell table:style-name="ce48" office:value-type="float" office:value="0" calcext:value-type="float">
            <text:p>0.00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7" calcext:value-type="float">
            <text:p>17</text:p>
          </table:table-cell>
          <table:table-cell table:style-name="ce35" office:value-type="float" office:value="134712.859" calcext:value-type="float">
            <text:p>134712.86</text:p>
          </table:table-cell>
          <table:table-cell table:style-name="ce42" office:value-type="float" office:value="134712.104" calcext:value-type="float">
            <text:p>134712.10</text:p>
          </table:table-cell>
          <table:table-cell table:style-name="ce42" office:value-type="float" office:value="1.229" calcext:value-type="float">
            <text:p>1.23</text:p>
          </table:table-cell>
          <table:table-cell table:style-name="ce48" office:value-type="float" office:value="0" calcext:value-type="float">
            <text:p>0.00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8" calcext:value-type="float">
            <text:p>18</text:p>
          </table:table-cell>
          <table:table-cell table:style-name="ce35" office:value-type="float" office:value="134699.362" calcext:value-type="float">
            <text:p>134699.36</text:p>
          </table:table-cell>
          <table:table-cell table:style-name="ce42" office:value-type="float" office:value="134698.898" calcext:value-type="float">
            <text:p>134698.90</text:p>
          </table:table-cell>
          <table:table-cell table:style-name="ce42" office:value-type="float" office:value="3.413" calcext:value-type="float">
            <text:p>3.41</text:p>
          </table:table-cell>
          <table:table-cell table:style-name="ce48" office:value-type="float" office:value="0" calcext:value-type="float">
            <text:p>0.00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9" calcext:value-type="float">
            <text:p>19</text:p>
          </table:table-cell>
          <table:table-cell table:style-name="ce35" office:value-type="float" office:value="132003.787" calcext:value-type="float">
            <text:p>132003.79</text:p>
          </table:table-cell>
          <table:table-cell table:style-name="ce42" office:value-type="float" office:value="132003.103" calcext:value-type="float">
            <text:p>132003.10</text:p>
          </table:table-cell>
          <table:table-cell table:style-name="ce42" office:value-type="float" office:value="0.816" calcext:value-type="float">
            <text:p>0.82</text:p>
          </table:table-cell>
          <table:table-cell table:style-name="ce48" office:value-type="float" office:value="0" calcext:value-type="float">
            <text:p>0.00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0" calcext:value-type="float">
            <text:p>20</text:p>
          </table:table-cell>
          <table:table-cell table:style-name="ce35" office:value-type="float" office:value="135583.665" calcext:value-type="float">
            <text:p>135583.67</text:p>
          </table:table-cell>
          <table:table-cell table:style-name="ce42" office:value-type="float" office:value="135582.913" calcext:value-type="float">
            <text:p>135582.91</text:p>
          </table:table-cell>
          <table:table-cell table:style-name="ce42" office:value-type="float" office:value="3.856" calcext:value-type="float">
            <text:p>3.86</text:p>
          </table:table-cell>
          <table:table-cell table:style-name="ce48" office:value-type="float" office:value="0" calcext:value-type="float">
            <text:p>0.00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61777.183109" calcext:value-type="float">
            <text:p>161777.18</text:p>
          </table:table-cell>
          <table:table-cell table:style-name="ce43" office:value-type="float" office:value="161775.412131" calcext:value-type="float">
            <text:p>161775.41</text:p>
          </table:table-cell>
          <table:table-cell table:style-name="ce43" office:value-type="float" office:value="496.07087326" calcext:value-type="float">
            <text:p>496.07</text:p>
          </table:table-cell>
          <table:table-cell table:style-name="ce49" office:value-type="float" office:value="0.00109471394737103" calcext:value-type="float">
            <text:p>0.00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163284.856604" calcext:value-type="float">
            <text:p>163284.86</text:p>
          </table:table-cell>
          <table:table-cell table:style-name="ce43" office:value-type="float" office:value="163215.987288" calcext:value-type="float">
            <text:p>163215.99</text:p>
          </table:table-cell>
          <table:table-cell table:style-name="ce43" office:value-type="float" office:value="7201.17223549" calcext:value-type="float">
            <text:p>7201.17</text:p>
          </table:table-cell>
          <table:table-cell table:style-name="ce49" office:value-type="float" office:value="0.0421952022864491" calcext:value-type="float">
            <text:p>0.04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153801.840715" calcext:value-type="float">
            <text:p>153801.84</text:p>
          </table:table-cell>
          <table:table-cell table:style-name="ce43" office:value-type="float" office:value="153800.89673" calcext:value-type="float">
            <text:p>153800.90</text:p>
          </table:table-cell>
          <table:table-cell table:style-name="ce43" office:value-type="float" office:value="779.998456955" calcext:value-type="float">
            <text:p>780.00</text:p>
          </table:table-cell>
          <table:table-cell table:style-name="ce49" office:value-type="float" office:value="0.000613770803721626" calcext:value-type="float">
            <text:p>0.00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150207.405" calcext:value-type="float">
            <text:p>150207.41</text:p>
          </table:table-cell>
          <table:table-cell table:style-name="ce43" office:value-type="float" office:value="150143.133" calcext:value-type="float">
            <text:p>150143.13</text:p>
          </table:table-cell>
          <table:table-cell table:style-name="ce43" office:value-type="float" office:value="7201.58" calcext:value-type="float">
            <text:p>7201.58</text:p>
          </table:table-cell>
          <table:table-cell table:style-name="ce49" office:value-type="float" office:value="0.0428071525588834" calcext:value-type="float">
            <text:p>0.04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163182.08686" calcext:value-type="float">
            <text:p>163182.09</text:p>
          </table:table-cell>
          <table:table-cell table:style-name="ce43" office:value-type="float" office:value="163180.304394" calcext:value-type="float">
            <text:p>163180.30</text:p>
          </table:table-cell>
          <table:table-cell table:style-name="ce43" office:value-type="float" office:value="2779.49105263" calcext:value-type="float">
            <text:p>2779.49</text:p>
          </table:table-cell>
          <table:table-cell table:style-name="ce49" office:value-type="float" office:value="0.00109232913042032" calcext:value-type="float">
            <text:p>0.00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166162.395441" calcext:value-type="float">
            <text:p>166162.40</text:p>
          </table:table-cell>
          <table:table-cell table:style-name="ce43" office:value-type="float" office:value="163186.390249" calcext:value-type="float">
            <text:p>163186.39</text:p>
          </table:table-cell>
          <table:table-cell table:style-name="ce43" office:value-type="float" office:value="7201.64425087" calcext:value-type="float">
            <text:p>7201.64</text:p>
          </table:table-cell>
          <table:table-cell table:style-name="ce49" office:value-type="float" office:value="1.82368467582317" calcext:value-type="float">
            <text:p>1.82</text:p>
          </table:table-cell>
          <table:table-cell table:style-name="ce54" table:number-columns-repeated="2"/>
          <table:table-cell table:style-name="ce55"/>
          <table:table-cell table:style-name="ce56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173435.753016" calcext:value-type="float">
            <text:p>173435.75</text:p>
          </table:table-cell>
          <table:table-cell table:style-name="ce43" office:value-type="float" office:value="170810.287928" calcext:value-type="float">
            <text:p>170810.29</text:p>
          </table:table-cell>
          <table:table-cell table:style-name="ce43" office:value-type="float" office:value="7202.32055092" calcext:value-type="float">
            <text:p>7202.32</text:p>
          </table:table-cell>
          <table:table-cell table:style-name="ce49" office:value-type="float" office:value="1.53706496244927" calcext:value-type="float">
            <text:p>1.54</text:p>
          </table:table-cell>
          <table:table-cell table:style-name="ce54" table:number-columns-repeated="2"/>
          <table:table-cell table:style-name="ce55"/>
          <table:table-cell table:style-name="ce56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171395.841036" calcext:value-type="float">
            <text:p>171395.84</text:p>
          </table:table-cell>
          <table:table-cell table:style-name="ce43" office:value-type="float" office:value="168632.254523" calcext:value-type="float">
            <text:p>168632.25</text:p>
          </table:table-cell>
          <table:table-cell table:style-name="ce43" office:value-type="float" office:value="7202.59686852" calcext:value-type="float">
            <text:p>7202.60</text:p>
          </table:table-cell>
          <table:table-cell table:style-name="ce49" office:value-type="float" office:value="1.6388243879068" calcext:value-type="float">
            <text:p>1.64</text:p>
          </table:table-cell>
          <table:table-cell table:style-name="ce54" table:number-columns-repeated="2"/>
          <table:table-cell table:style-name="ce55"/>
          <table:table-cell table:style-name="ce56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2" table:style-name="ce28" office:value-type="float" office:value="9" calcext:value-type="float">
            <text:p>9</text:p>
          </table:table-cell>
          <table:table-cell table:style-name="ce36" office:value-type="float" office:value="164363.239852" calcext:value-type="float">
            <text:p>164363.24</text:p>
          </table:table-cell>
          <table:table-cell table:style-name="ce43" office:value-type="float" office:value="161348.3063" calcext:value-type="float">
            <text:p>161348.31</text:p>
          </table:table-cell>
          <table:table-cell table:style-name="ce43" office:value-type="float" office:value="7202.31481171" calcext:value-type="float">
            <text:p>7202.31</text:p>
          </table:table-cell>
          <table:table-cell table:style-name="ce49" office:value-type="float" office:value="1.86858704695309" calcext:value-type="float">
            <text:p>1.87</text:p>
          </table:table-cell>
          <table:table-cell table:style-name="ce54" table:number-columns-repeated="2"/>
          <table:table-cell table:style-name="ce55"/>
          <table:table-cell table:style-name="ce56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69090.944801" calcext:value-type="float">
            <text:p>169090.94</text:p>
          </table:table-cell>
          <table:table-cell table:style-name="ce43" office:value-type="float" office:value="166109.320982" calcext:value-type="float">
            <text:p>166109.32</text:p>
          </table:table-cell>
          <table:table-cell table:style-name="ce43" office:value-type="float" office:value="7201.60035515" calcext:value-type="float">
            <text:p>7201.60</text:p>
          </table:table-cell>
          <table:table-cell table:style-name="ce49" office:value-type="float" office:value="1.7949768269314" calcext:value-type="float">
            <text:p>1.79</text:p>
          </table:table-cell>
          <table:table-cell table:style-name="ce54" table:number-columns-repeated="2"/>
          <table:table-cell table:style-name="ce55"/>
          <table:table-cell table:style-name="ce56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71590.450734" calcext:value-type="float">
            <text:p>171590.45</text:p>
          </table:table-cell>
          <table:table-cell table:style-name="ce43" office:value-type="float" office:value="164652.038651" calcext:value-type="float">
            <text:p>164652.04</text:p>
          </table:table-cell>
          <table:table-cell table:style-name="ce43" office:value-type="float" office:value="7201.21401787" calcext:value-type="float">
            <text:p>7201.21</text:p>
          </table:table-cell>
          <table:table-cell table:style-name="ce49" office:value-type="float" office:value="4.21398492229228" calcext:value-type="float">
            <text:p>4.21</text:p>
          </table:table-cell>
          <table:table-cell table:style-name="ce54" table:number-columns-repeated="2"/>
          <table:table-cell table:style-name="ce55"/>
          <table:table-cell table:style-name="ce56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176006.912169" calcext:value-type="float">
            <text:p>176006.91</text:p>
          </table:table-cell>
          <table:table-cell table:style-name="ce43" office:value-type="float" office:value="168925.130645" calcext:value-type="float">
            <text:p>168925.13</text:p>
          </table:table-cell>
          <table:table-cell table:style-name="ce43" office:value-type="float" office:value="7202.72593307" calcext:value-type="float">
            <text:p>7202.73</text:p>
          </table:table-cell>
          <table:table-cell table:style-name="ce49" office:value-type="float" office:value="4.19226049845864" calcext:value-type="float">
            <text:p>4.19</text:p>
          </table:table-cell>
          <table:table-cell table:style-name="ce54" table:number-columns-repeated="2"/>
          <table:table-cell table:style-name="ce55"/>
          <table:table-cell table:style-name="ce56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173486.654109" calcext:value-type="float">
            <text:p>173486.65</text:p>
          </table:table-cell>
          <table:table-cell table:style-name="ce43" office:value-type="float" office:value="166606.659969" calcext:value-type="float">
            <text:p>166606.66</text:p>
          </table:table-cell>
          <table:table-cell table:style-name="ce43" office:value-type="float" office:value="7201.80888939" calcext:value-type="float">
            <text:p>7201.81</text:p>
          </table:table-cell>
          <table:table-cell table:style-name="ce49" office:value-type="float" office:value="4.12948326392242" calcext:value-type="float">
            <text:p>4.13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164269.063622" calcext:value-type="float">
            <text:p>164269.06</text:p>
          </table:table-cell>
          <table:table-cell table:style-name="ce43" office:value-type="float" office:value="157480.157394" calcext:value-type="float">
            <text:p>157480.16</text:p>
          </table:table-cell>
          <table:table-cell table:style-name="ce43" office:value-type="float" office:value="7201.40979958" calcext:value-type="float">
            <text:p>7201.41</text:p>
          </table:table-cell>
          <table:table-cell table:style-name="ce49" office:value-type="float" office:value="4.31095976810259" calcext:value-type="float">
            <text:p>4.31</text:p>
          </table:table-cell>
          <table:table-cell table:style-name="ce54" table:number-columns-repeated="2"/>
          <table:table-cell table:style-name="ce55"/>
          <table:table-cell table:style-name="ce56" table:number-columns-repeated="2"/>
          <table:table-cell table:number-columns-repeated="1011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5" calcext:value-type="float">
            <text:p>15</text:p>
          </table:table-cell>
          <table:table-cell table:style-name="ce37" office:value-type="float" office:value="161385.471095" calcext:value-type="float">
            <text:p>161385.47</text:p>
          </table:table-cell>
          <table:table-cell table:style-name="ce44" office:value-type="float" office:value="154271.826618" calcext:value-type="float">
            <text:p>154271.83</text:p>
          </table:table-cell>
          <table:table-cell table:style-name="ce44" office:value-type="float" office:value="7201.08411026" calcext:value-type="float">
            <text:p>7201.08</text:p>
          </table:table-cell>
          <table:table-cell table:style-name="ce50" office:value-type="float" office:value="4.61111055268337" calcext:value-type="float">
            <text:p>4.61</text:p>
          </table:table-cell>
          <table:table-cell table:style-name="ce53" table:number-columns-repeated="2"/>
          <table:table-cell table:style-name="ce55"/>
          <table:table-cell table:number-columns-repeated="1013"/>
        </table:table-row>
        <table:table-row table:style-name="ro1">
          <table:table-cell table:style-name="ce28" office:value-type="string" calcext:value-type="string">
            <text:p>Van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6" calcext:value-type="float">
            <text:p>16</text:p>
          </table:table-cell>
          <table:table-cell table:style-name="ce38" office:value-type="float" office:value="145093.591" calcext:value-type="float">
            <text:p>145093.591</text:p>
          </table:table-cell>
          <table:table-cell table:style-name="ce28" office:value-type="float" office:value="145092.337" calcext:value-type="float">
            <text:p>145092.337</text:p>
          </table:table-cell>
          <table:table-cell table:style-name="ce28" office:value-type="float" office:value="20.739" calcext:value-type="float">
            <text:p>20.739</text:p>
          </table:table-cell>
          <table:table-cell table:style-name="ce51" office:value-type="float" office:value="0" calcext:value-type="float">
            <text:p>0.00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6713.573" calcext:value-type="float">
            <text:p>146713.573</text:p>
          </table:table-cell>
          <table:table-cell office:value-type="float" office:value="146712.137" calcext:value-type="float">
            <text:p>146712.137</text:p>
          </table:table-cell>
          <table:table-cell office:value-type="float" office:value="32.033" calcext:value-type="float">
            <text:p>32.033</text:p>
          </table:table-cell>
          <table:table-cell office:value-type="float" office:value="0" calcext:value-type="float">
            <text:p>0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44145.889" calcext:value-type="float">
            <text:p>144145.889</text:p>
          </table:table-cell>
          <table:table-cell office:value-type="float" office:value="144144.614" calcext:value-type="float">
            <text:p>144144.614</text:p>
          </table:table-cell>
          <table:table-cell office:value-type="float" office:value="53.115" calcext:value-type="float">
            <text:p>53.115</text:p>
          </table:table-cell>
          <table:table-cell office:value-type="float" office:value="0" calcext:value-type="float">
            <text:p>0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45964.124" calcext:value-type="float">
            <text:p>145964.124</text:p>
          </table:table-cell>
          <table:table-cell office:value-type="float" office:value="145962.882" calcext:value-type="float">
            <text:p>145962.882</text:p>
          </table:table-cell>
          <table:table-cell office:value-type="float" office:value="13.051" calcext:value-type="float">
            <text:p>13.051</text:p>
          </table:table-cell>
          <table:table-cell office:value-type="float" office:value="0" calcext:value-type="float">
            <text:p>0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1773.528" calcext:value-type="float">
            <text:p>141773.528</text:p>
          </table:table-cell>
          <table:table-cell office:value-type="float" office:value="141772.198" calcext:value-type="float">
            <text:p>141772.198</text:p>
          </table:table-cell>
          <table:table-cell office:value-type="float" office:value="19.806" calcext:value-type="float">
            <text:p>19.806</text:p>
          </table:table-cell>
          <table:table-cell office:value-type="float" office:value="0" calcext:value-type="float">
            <text:p>0</text:p>
          </table:table-cell>
          <table:table-cell table:style-name="ce53" table:number-columns-repeated="2"/>
          <table:table-cell table:style-name="ce55"/>
          <table:table-cell table:style-name="ce52" table:number-columns-repeated="2"/>
          <table:table-cell table:number-columns-repeated="101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n_15" table:style-name="ta1">
        <office:forms form:automatic-focus="false" form:apply-design-mode="false"/>
        <table:table-column table:style-name="co2" table:default-cell-style-name="ce29"/>
        <table:table-column table:style-name="co2" table:number-columns-repeated="2" table:default-cell-style-name="ce57"/>
        <table:table-column table:style-name="co2" table:default-cell-style-name="ce59"/>
        <table:table-column table:style-name="co2" table:default-cell-style-name="ce57"/>
        <table:table-column table:style-name="co2" table:number-columns-repeated="2" table:default-cell-style-name="ce52"/>
        <table:table-column table:style-name="co2" table:default-cell-style-name="ce60"/>
        <table:table-column table:style-name="co2" table:default-cell-style-name="ce52"/>
        <table:table-column table:style-name="co2" table:number-columns-repeated="2" table:default-cell-style-name="Default"/>
        <table:table-column table:style-name="co2" table:default-cell-style-name="ce60"/>
        <table:table-column table:style-name="co2" table:number-columns-repeated="2" table:default-cell-style-name="ce61"/>
        <table:table-column table:style-name="co2" table:default-cell-style-name="ce3"/>
        <table:table-row table:style-name="ro1">
          <table:table-cell/>
          <table:table-cell table:style-name="ce53" office:value-type="string" calcext:value-type="string" table:number-columns-spanned="4" table:number-rows-spanned="1">
            <text:p>Model</text:p>
          </table:table-cell>
          <table:covered-table-cell table:style-name="ce53"/>
          <table:covered-table-cell table:style-name="ce55"/>
          <table:covered-table-cell table:style-name="ce52"/>
          <table:table-cell table:style-name="ce29" office:value-type="string" calcext:value-type="string" table:number-columns-spanned="4" table:number-rows-spanned="1">
            <text:p>B\&amp;P</text:p>
          </table:table-cell>
          <table:covered-table-cell table:number-columns-repeated="3" table:style-name="ce29"/>
          <table:table-cell/>
          <table:table-cell office:value-type="string" calcext:value-type="string" table:number-columns-spanned="2" table:number-rows-spanned="1">
            <text:p>How much better</text:p>
          </table:table-cell>
          <table:covered-table-cell table:style-name="Default"/>
          <table:table-cell table:style-name="Default" table:number-columns-repeated="3"/>
        </table:table-row>
        <table:table-row table:style-name="ro1">
          <table:table-cell/>
          <table:table-cell table:style-name="ce52" office:value-type="string" calcext:value-type="string">
            <text:p>UB</text:p>
          </table:table-cell>
          <table:table-cell table:style-name="ce52" office:value-type="string" calcext:value-type="string">
            <text:p>LB</text:p>
          </table:table-cell>
          <table:table-cell table:style-name="ce58" office:value-type="string" calcext:value-type="string">
            <text:p>Gap</text:p>
          </table:table-cell>
          <table:table-cell table:style-name="ce55" office:value-type="string" calcext:value-type="string">
            <text:p>Time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LB</text:p>
          </table:table-cell>
          <table:table-cell table:style-name="ce55" office:value-type="string" calcext:value-type="string">
            <text:p>Gap</text:p>
          </table:table-cell>
          <table:table-cell office:value-type="string" calcext:value-type="string">
            <text:p><text:s/>Time</text:p>
          </table:table-cell>
          <table:table-cell/>
          <table:table-cell office:value-type="string" calcext:value-type="string">
            <text:p>UB-Gap</text:p>
          </table:table-cell>
          <table:table-cell table:style-name="Default" office:value-type="string" calcext:value-type="string">
            <text:p>LB-Gap</text:p>
          </table:table-cell>
          <table:table-cell table:style-name="Default" office:value-type="string" calcext:value-type="string">
            <text:p>Sanity_UB</text:p>
          </table:table-cell>
          <table:table-cell table:style-name="Default" office:value-type="string" calcext:value-type="string">
            <text:p>Sanity_LB</text:p>
          </table:table-cell>
          <table:table-cell office:value-type="string" calcext:value-type="string">
            <text:p>Time to UB</text:p>
          </table:table-cell>
        </table:table-row>
        <table:table-row table:style-name="ro1">
          <table:table-cell office:value-type="string" calcext:value-type="string">
            <text:p>Van15_A1</text:p>
          </table:table-cell>
          <table:table-cell office:value-type="float" office:value="111016.013" calcext:value-type="float">
            <text:p>111016.0</text:p>
          </table:table-cell>
          <table:table-cell office:value-type="float" office:value="111015.347" calcext:value-type="float">
            <text:p>111015.3</text:p>
          </table:table-cell>
          <table:table-cell office:value-type="float" office:value="0" calcext:value-type="float">
            <text:p>0.000</text:p>
          </table:table-cell>
          <table:table-cell office:value-type="float" office:value="0.672" calcext:value-type="float">
            <text:p>0.7</text:p>
          </table:table-cell>
          <table:table-cell office:value-type="float" office:value="111015.781" calcext:value-type="float">
            <text:p>111015.8</text:p>
          </table:table-cell>
          <table:table-cell office:value-type="float" office:value="111015.714" calcext:value-type="float">
            <text:p>111015.7</text:p>
          </table:table-cell>
          <table:table-cell table:formula="of:=([.F3]-[.G3])/[.F3] *100" office:value-type="float" office:value="0.0000603517800730148" calcext:value-type="float">
            <text:p>0.000</text:p>
          </table:table-cell>
          <table:table-cell office:value-type="float" office:value="13.977" calcext:value-type="float">
            <text:p>14.0</text:p>
          </table:table-cell>
          <table:table-cell/>
          <table:table-cell table:formula="of:=([.B3]-[.F3])/[.B3]* 100" office:value-type="float" office:value="0.000208978861458129" calcext:value-type="float">
            <text:p>0.000208978861458129</text:p>
          </table:table-cell>
          <table:table-cell table:formula="of:=([.G3]-[.C3])*100/[.C3]" office:value-type="float" office:value="0.000330584923553788" calcext:value-type="float">
            <text:p>0.000</text:p>
          </table:table-cell>
          <table:table-cell table:formula="of:=[.F3]&gt;[.C3]" office:value-type="boolean" office:boolean-value="true" calcext:value-type="boolean">
            <text:p>TRUE</text:p>
          </table:table-cell>
          <table:table-cell table:formula="of:=[.B3]&gt;[.G3]" office:value-type="boolean" office:boolean-value="true" calcext:value-type="boolean">
            <text:p>TRUE</text:p>
          </table:table-cell>
          <table:table-cell office:value-type="float" office:value="13.976" calcext:value-type="float">
            <text:p>14.0</text:p>
          </table:table-cell>
        </table:table-row>
        <table:table-row table:style-name="ro1">
          <table:table-cell office:value-type="string" calcext:value-type="string">
            <text:p>Van15_A2</text:p>
          </table:table-cell>
          <table:table-cell office:value-type="float" office:value="112810.551" calcext:value-type="float">
            <text:p>112810.6</text:p>
          </table:table-cell>
          <table:table-cell office:value-type="float" office:value="112809.685" calcext:value-type="float">
            <text:p>112809.7</text:p>
          </table:table-cell>
          <table:table-cell office:value-type="float" office:value="0" calcext:value-type="float">
            <text:p>0.000</text:p>
          </table:table-cell>
          <table:table-cell office:value-type="float" office:value="0.527" calcext:value-type="float">
            <text:p>0.5</text:p>
          </table:table-cell>
          <table:table-cell office:value-type="float" office:value="112812.067" calcext:value-type="float">
            <text:p>112812.1</text:p>
          </table:table-cell>
          <table:table-cell office:value-type="float" office:value="112809.788" calcext:value-type="float">
            <text:p>112809.8</text:p>
          </table:table-cell>
          <table:table-cell table:formula="of:=([.F4]-[.G4])/[.F4] *100" office:value-type="float" office:value="0.00202017395886824" calcext:value-type="float">
            <text:p>0.002</text:p>
          </table:table-cell>
          <table:table-cell office:value-type="float" office:value="13.69" calcext:value-type="float">
            <text:p>13.7</text:p>
          </table:table-cell>
          <table:table-cell/>
          <table:table-cell table:formula="of:=([.B4]-[.F4])/[.B4]* 100" office:value-type="float" office:value="-0.00134384593156425" calcext:value-type="float">
            <text:p>-0.00134384593156425</text:p>
          </table:table-cell>
          <table:table-cell table:formula="of:=([.G4]-[.C4])*100/[.C4]" office:value-type="float" office:value="0.000091304217366438" calcext:value-type="float">
            <text:p>0.000</text:p>
          </table:table-cell>
          <table:table-cell table:formula="of:=[.F4]&gt;[.C4]" office:value-type="boolean" office:boolean-value="true" calcext:value-type="boolean">
            <text:p>TRUE</text:p>
          </table:table-cell>
          <table:table-cell table:formula="of:=[.B4]&gt;[.G4]" office:value-type="boolean" office:boolean-value="true" calcext:value-type="boolean">
            <text:p>TRUE</text:p>
          </table:table-cell>
          <table:table-cell office:value-type="float" office:value="13.689" calcext:value-type="float">
            <text:p>13.7</text:p>
          </table:table-cell>
        </table:table-row>
        <table:table-row table:style-name="ro1">
          <table:table-cell office:value-type="string" calcext:value-type="string">
            <text:p>Van15_A3</text:p>
          </table:table-cell>
          <table:table-cell office:value-type="float" office:value="101100.689" calcext:value-type="float">
            <text:p>101100.7</text:p>
          </table:table-cell>
          <table:table-cell office:value-type="float" office:value="101099.985" calcext:value-type="float">
            <text:p>101100.0</text:p>
          </table:table-cell>
          <table:table-cell office:value-type="float" office:value="0" calcext:value-type="float">
            <text:p>0.000</text:p>
          </table:table-cell>
          <table:table-cell office:value-type="float" office:value="0.259" calcext:value-type="float">
            <text:p>0.3</text:p>
          </table:table-cell>
          <table:table-cell office:value-type="float" office:value="101100.431" calcext:value-type="float">
            <text:p>101100.4</text:p>
          </table:table-cell>
          <table:table-cell office:value-type="float" office:value="101100.355" calcext:value-type="float">
            <text:p>101100.4</text:p>
          </table:table-cell>
          <table:table-cell table:formula="of:=([.F5]-[.G5])/[.F5] *100" office:value-type="float" office:value="0.0000751727754760327" calcext:value-type="float">
            <text:p>0.000</text:p>
          </table:table-cell>
          <table:table-cell office:value-type="float" office:value="13.887" calcext:value-type="float">
            <text:p>13.9</text:p>
          </table:table-cell>
          <table:table-cell/>
          <table:table-cell table:formula="of:=([.B5]-[.F5])/[.B5]* 100" office:value-type="float" office:value="0.000255191139203443" calcext:value-type="float">
            <text:p>0.000255191139203443</text:p>
          </table:table-cell>
          <table:table-cell table:formula="of:=([.G5]-[.C5])*100/[.C5]" office:value-type="float" office:value="0.000365974337182487" calcext:value-type="float">
            <text:p>0.000</text:p>
          </table:table-cell>
          <table:table-cell table:formula="of:=[.F5]&gt;[.C5]" office:value-type="boolean" office:boolean-value="true" calcext:value-type="boolean">
            <text:p>TRUE</text:p>
          </table:table-cell>
          <table:table-cell table:formula="of:=[.B5]&gt;[.G5]" office:value-type="boolean" office:boolean-value="true" calcext:value-type="boolean">
            <text:p>TRUE</text:p>
          </table:table-cell>
          <table:table-cell office:value-type="float" office:value="13.887" calcext:value-type="float">
            <text:p>13.9</text:p>
          </table:table-cell>
        </table:table-row>
        <table:table-row table:style-name="ro1">
          <table:table-cell office:value-type="string" calcext:value-type="string">
            <text:p>Van15_A4</text:p>
          </table:table-cell>
          <table:table-cell office:value-type="float" office:value="102262.414" calcext:value-type="float">
            <text:p>102262.4</text:p>
          </table:table-cell>
          <table:table-cell office:value-type="float" office:value="102261.921" calcext:value-type="float">
            <text:p>102261.9</text:p>
          </table:table-cell>
          <table:table-cell office:value-type="float" office:value="0" calcext:value-type="float">
            <text:p>0.000</text:p>
          </table:table-cell>
          <table:table-cell office:value-type="float" office:value="0.693" calcext:value-type="float">
            <text:p>0.7</text:p>
          </table:table-cell>
          <table:table-cell office:value-type="float" office:value="102264.746" calcext:value-type="float">
            <text:p>102264.7</text:p>
          </table:table-cell>
          <table:table-cell office:value-type="float" office:value="102262.273" calcext:value-type="float">
            <text:p>102262.3</text:p>
          </table:table-cell>
          <table:table-cell table:formula="of:=([.F6]-[.G6])/[.F6] *100" office:value-type="float" office:value="0.00241823316120898" calcext:value-type="float">
            <text:p>0.002</text:p>
          </table:table-cell>
          <table:table-cell office:value-type="float" office:value="13.177" calcext:value-type="float">
            <text:p>13.2</text:p>
          </table:table-cell>
          <table:table-cell/>
          <table:table-cell table:formula="of:=([.B6]-[.F6])/[.B6]* 100" office:value-type="float" office:value="-0.00228040773611591" calcext:value-type="float">
            <text:p>-0.00228040773611591</text:p>
          </table:table-cell>
          <table:table-cell table:formula="of:=([.G6]-[.C6])*100/[.C6]" office:value-type="float" office:value="0.000344214147902573" calcext:value-type="float">
            <text:p>0.000</text:p>
          </table:table-cell>
          <table:table-cell table:formula="of:=[.F6]&gt;[.C6]" office:value-type="boolean" office:boolean-value="true" calcext:value-type="boolean">
            <text:p>TRUE</text:p>
          </table:table-cell>
          <table:table-cell table:formula="of:=[.B6]&gt;[.G6]" office:value-type="boolean" office:boolean-value="true" calcext:value-type="boolean">
            <text:p>TRUE</text:p>
          </table:table-cell>
          <table:table-cell office:value-type="float" office:value="13.176" calcext:value-type="float">
            <text:p>13.2</text:p>
          </table:table-cell>
        </table:table-row>
        <table:table-row table:style-name="ro1">
          <table:table-cell office:value-type="string" calcext:value-type="string">
            <text:p>Van15_A5</text:p>
          </table:table-cell>
          <table:table-cell office:value-type="float" office:value="101806.816" calcext:value-type="float">
            <text:p>101806.8</text:p>
          </table:table-cell>
          <table:table-cell office:value-type="float" office:value="101805.883" calcext:value-type="float">
            <text:p>101805.9</text:p>
          </table:table-cell>
          <table:table-cell office:value-type="float" office:value="0" calcext:value-type="float">
            <text:p>0.000</text:p>
          </table:table-cell>
          <table:table-cell office:value-type="float" office:value="0.859" calcext:value-type="float">
            <text:p>0.9</text:p>
          </table:table-cell>
          <table:table-cell office:value-type="float" office:value="101808.498" calcext:value-type="float">
            <text:p>101808.5</text:p>
          </table:table-cell>
          <table:table-cell office:value-type="float" office:value="101806.085" calcext:value-type="float">
            <text:p>101806.1</text:p>
          </table:table-cell>
          <table:table-cell table:formula="of:=([.F7]-[.G7])/[.F7] *100" office:value-type="float" office:value="0.00237013613539458" calcext:value-type="float">
            <text:p>0.002</text:p>
          </table:table-cell>
          <table:table-cell office:value-type="float" office:value="13.737" calcext:value-type="float">
            <text:p>13.7</text:p>
          </table:table-cell>
          <table:table-cell/>
          <table:table-cell table:formula="of:=([.B7]-[.F7])/[.B7]* 100" office:value-type="float" office:value="-0.00165214871271556" calcext:value-type="float">
            <text:p>-0.00165214871271556</text:p>
          </table:table-cell>
          <table:table-cell table:formula="of:=([.G7]-[.C7])*100/[.C7]" office:value-type="float" office:value="0.0001984168243055" calcext:value-type="float">
            <text:p>0.000</text:p>
          </table:table-cell>
          <table:table-cell table:formula="of:=[.F7]&gt;[.C7]" office:value-type="boolean" office:boolean-value="true" calcext:value-type="boolean">
            <text:p>TRUE</text:p>
          </table:table-cell>
          <table:table-cell table:formula="of:=[.B7]&gt;[.G7]" office:value-type="boolean" office:boolean-value="true" calcext:value-type="boolean">
            <text:p>TRUE</text:p>
          </table:table-cell>
          <table:table-cell office:value-type="float" office:value="13.736" calcext:value-type="float">
            <text:p>13.7</text:p>
          </table:table-cell>
        </table:table-row>
        <table:table-row table:style-name="ro1">
          <table:table-cell office:value-type="string" calcext:value-type="string">
            <text:p>Van15_T1</text:p>
          </table:table-cell>
          <table:table-cell office:value-type="float" office:value="142638.737903" calcext:value-type="float">
            <text:p>142638.7</text:p>
          </table:table-cell>
          <table:table-cell office:value-type="float" office:value="142631.290896" calcext:value-type="float">
            <text:p>142631.3</text:p>
          </table:table-cell>
          <table:table-cell office:value-type="float" office:value="0.00522115936357876" calcext:value-type="float">
            <text:p>0.005</text:p>
          </table:table-cell>
          <table:table-cell office:value-type="float" office:value="1.66312789917" calcext:value-type="float">
            <text:p>1.7</text:p>
          </table:table-cell>
          <table:table-cell office:value-type="float" office:value="142633.185" calcext:value-type="float">
            <text:p>142633.2</text:p>
          </table:table-cell>
          <table:table-cell office:value-type="float" office:value="142633.06" calcext:value-type="float">
            <text:p>142633.1</text:p>
          </table:table-cell>
          <table:table-cell table:formula="of:=([.F8]-[.G8])/[.F8] *100" office:value-type="float" office:value="0.0000876373895738218" calcext:value-type="float">
            <text:p>0.000</text:p>
          </table:table-cell>
          <table:table-cell office:value-type="float" office:value="13.692" calcext:value-type="float">
            <text:p>13.7</text:p>
          </table:table-cell>
          <table:table-cell/>
          <table:table-cell table:formula="of:=([.B8]-[.F8])/[.B8]* 100" office:value-type="float" office:value="0.00389298382868448" calcext:value-type="float">
            <text:p>0.00389298382868448</text:p>
          </table:table-cell>
          <table:table-cell table:formula="of:=([.G8]-[.C8])*100/[.C8]" office:value-type="float" office:value="0.00124033372263053" calcext:value-type="float">
            <text:p>0.001</text:p>
          </table:table-cell>
          <table:table-cell table:formula="of:=[.F8]&gt;[.C8]" office:value-type="boolean" office:boolean-value="true" calcext:value-type="boolean">
            <text:p>TRUE</text:p>
          </table:table-cell>
          <table:table-cell table:formula="of:=[.B8]&gt;[.G8]" office:value-type="boolean" office:boolean-value="true" calcext:value-type="boolean">
            <text:p>TRUE</text:p>
          </table:table-cell>
          <table:table-cell office:value-type="float" office:value="13.691" calcext:value-type="float">
            <text:p>13.7</text:p>
          </table:table-cell>
        </table:table-row>
        <table:table-row table:style-name="ro1">
          <table:table-cell office:value-type="string" calcext:value-type="string">
            <text:p>Van15_T2</text:p>
          </table:table-cell>
          <table:table-cell office:value-type="float" office:value="143815.650604" calcext:value-type="float">
            <text:p>143815.7</text:p>
          </table:table-cell>
          <table:table-cell office:value-type="float" office:value="143809.494915" calcext:value-type="float">
            <text:p>143809.5</text:p>
          </table:table-cell>
          <table:table-cell office:value-type="float" office:value="0.00428044685341876" calcext:value-type="float">
            <text:p>0.004</text:p>
          </table:table-cell>
          <table:table-cell office:value-type="float" office:value="0.283908843994" calcext:value-type="float">
            <text:p>0.3</text:p>
          </table:table-cell>
          <table:table-cell office:value-type="float" office:value="143810.387" calcext:value-type="float">
            <text:p>143810.4</text:p>
          </table:table-cell>
          <table:table-cell office:value-type="float" office:value="143810.351" calcext:value-type="float">
            <text:p>143810.4</text:p>
          </table:table-cell>
          <table:table-cell table:formula="of:=([.F9]-[.G9])/[.F9] *100" office:value-type="float" office:value="0.0000250329623219651" calcext:value-type="float">
            <text:p>0.000</text:p>
          </table:table-cell>
          <table:table-cell office:value-type="float" office:value="16.892" calcext:value-type="float">
            <text:p>16.9</text:p>
          </table:table-cell>
          <table:table-cell/>
          <table:table-cell table:formula="of:=([.B9]-[.F9])/[.B9]* 100" office:value-type="float" office:value="0.0036599660592577" calcext:value-type="float">
            <text:p>0.0036599660592577</text:p>
          </table:table-cell>
          <table:table-cell table:formula="of:=([.G9]-[.C9])*100/[.C9]" office:value-type="float" office:value="0.000595291013651576" calcext:value-type="float">
            <text:p>0.001</text:p>
          </table:table-cell>
          <table:table-cell table:formula="of:=[.F9]&gt;[.C9]" office:value-type="boolean" office:boolean-value="true" calcext:value-type="boolean">
            <text:p>TRUE</text:p>
          </table:table-cell>
          <table:table-cell table:formula="of:=[.B9]&gt;[.G9]" office:value-type="boolean" office:boolean-value="true" calcext:value-type="boolean">
            <text:p>TRUE</text:p>
          </table:table-cell>
          <table:table-cell office:value-type="float" office:value="16.892" calcext:value-type="float">
            <text:p>16.9</text:p>
          </table:table-cell>
        </table:table-row>
        <table:table-row table:style-name="ro1">
          <table:table-cell office:value-type="string" calcext:value-type="string">
            <text:p>Van15_T3</text:p>
          </table:table-cell>
          <table:table-cell office:value-type="float" office:value="139494.323942" calcext:value-type="float">
            <text:p>139494.3</text:p>
          </table:table-cell>
          <table:table-cell office:value-type="float" office:value="139487.351372" calcext:value-type="float">
            <text:p>139487.4</text:p>
          </table:table-cell>
          <table:table-cell office:value-type="float" office:value="0.004998711303499" calcext:value-type="float">
            <text:p>0.005</text:p>
          </table:table-cell>
          <table:table-cell office:value-type="float" office:value="0.269872665405" calcext:value-type="float">
            <text:p>0.3</text:p>
          </table:table-cell>
          <table:table-cell office:value-type="float" office:value="139490.383" calcext:value-type="float">
            <text:p>139490.4</text:p>
          </table:table-cell>
          <table:table-cell office:value-type="float" office:value="139489.075" calcext:value-type="float">
            <text:p>139489.1</text:p>
          </table:table-cell>
          <table:table-cell table:formula="of:=([.F10]-[.G10])/[.F10] *100" office:value-type="float" office:value="0.000937699052693825" calcext:value-type="float">
            <text:p>0.001</text:p>
          </table:table-cell>
          <table:table-cell office:value-type="float" office:value="12.334" calcext:value-type="float">
            <text:p>12.3</text:p>
          </table:table-cell>
          <table:table-cell/>
          <table:table-cell table:formula="of:=([.B10]-[.F10])/[.B10]* 100" office:value-type="float" office:value="0.0028251629805562" calcext:value-type="float">
            <text:p>0.0028251629805562</text:p>
          </table:table-cell>
          <table:table-cell table:formula="of:=([.G10]-[.C10])*100/[.C10]" office:value-type="float" office:value="0.00123568766848992" calcext:value-type="float">
            <text:p>0.001</text:p>
          </table:table-cell>
          <table:table-cell table:formula="of:=[.F10]&gt;[.C10]" office:value-type="boolean" office:boolean-value="true" calcext:value-type="boolean">
            <text:p>TRUE</text:p>
          </table:table-cell>
          <table:table-cell table:formula="of:=[.B10]&gt;[.G10]" office:value-type="boolean" office:boolean-value="true" calcext:value-type="boolean">
            <text:p>TRUE</text:p>
          </table:table-cell>
          <table:table-cell office:value-type="float" office:value="12.334" calcext:value-type="float">
            <text:p>12.3</text:p>
          </table:table-cell>
        </table:table-row>
        <table:table-row table:style-name="ro1">
          <table:table-cell office:value-type="string" calcext:value-type="string">
            <text:p>Van15_T4</text:p>
          </table:table-cell>
          <table:table-cell office:value-type="float" office:value="140654.744775" calcext:value-type="float">
            <text:p>140654.7</text:p>
          </table:table-cell>
          <table:table-cell office:value-type="float" office:value="140646.664907" calcext:value-type="float">
            <text:p>140646.7</text:p>
          </table:table-cell>
          <table:table-cell office:value-type="float" office:value="0.0057447988584325" calcext:value-type="float">
            <text:p>0.006</text:p>
          </table:table-cell>
          <table:table-cell office:value-type="float" office:value="0.249856948853" calcext:value-type="float">
            <text:p>0.2</text:p>
          </table:table-cell>
          <table:table-cell table:number-columns-repeated="2" office:value-type="float" office:value="140649.074" calcext:value-type="float">
            <text:p>140649.1</text:p>
          </table:table-cell>
          <table:table-cell table:formula="of:=([.F11]-[.G11])/[.F11] *100" office:value-type="float" office:value="0" calcext:value-type="float">
            <text:p>0.000</text:p>
          </table:table-cell>
          <table:table-cell office:value-type="float" office:value="15.202" calcext:value-type="float">
            <text:p>15.2</text:p>
          </table:table-cell>
          <table:table-cell/>
          <table:table-cell table:formula="of:=([.B11]-[.F11])/[.B11]* 100" office:value-type="float" office:value="0.00403169833273473" calcext:value-type="float">
            <text:p>0.00403169833273473</text:p>
          </table:table-cell>
          <table:table-cell table:formula="of:=([.G11]-[.C11])*100/[.C11]" office:value-type="float" office:value="0.00171286891273798" calcext:value-type="float">
            <text:p>0.002</text:p>
          </table:table-cell>
          <table:table-cell table:formula="of:=[.F11]&gt;[.C11]" office:value-type="boolean" office:boolean-value="true" calcext:value-type="boolean">
            <text:p>TRUE</text:p>
          </table:table-cell>
          <table:table-cell table:formula="of:=[.B11]&gt;[.G11]" office:value-type="boolean" office:boolean-value="true" calcext:value-type="boolean">
            <text:p>TRUE</text:p>
          </table:table-cell>
          <table:table-cell office:value-type="float" office:value="15.202" calcext:value-type="float">
            <text:p>15.2</text:p>
          </table:table-cell>
        </table:table-row>
        <table:table-row table:style-name="ro1">
          <table:table-cell office:value-type="string" calcext:value-type="string">
            <text:p>Van15_T5</text:p>
          </table:table-cell>
          <table:table-cell office:value-type="float" office:value="140200.690527" calcext:value-type="float">
            <text:p>140200.7</text:p>
          </table:table-cell>
          <table:table-cell office:value-type="float" office:value="140192.366087" calcext:value-type="float">
            <text:p>140192.4</text:p>
          </table:table-cell>
          <table:table-cell office:value-type="float" office:value="0.00593786968031536" calcext:value-type="float">
            <text:p>0.006</text:p>
          </table:table-cell>
          <table:table-cell office:value-type="float" office:value="0.239864349365" calcext:value-type="float">
            <text:p>0.2</text:p>
          </table:table-cell>
          <table:table-cell office:value-type="float" office:value="140194.765" calcext:value-type="float">
            <text:p>140194.8</text:p>
          </table:table-cell>
          <table:table-cell office:value-type="float" office:value="140194.761" calcext:value-type="float">
            <text:p>140194.8</text:p>
          </table:table-cell>
          <table:table-cell table:formula="of:=([.F12]-[.G12])/[.F12] *100" office:value-type="float" office:value="0.00000285317359415441" calcext:value-type="float">
            <text:p>0.000</text:p>
          </table:table-cell>
          <table:table-cell office:value-type="float" office:value="13.474" calcext:value-type="float">
            <text:p>13.5</text:p>
          </table:table-cell>
          <table:table-cell/>
          <table:table-cell table:formula="of:=([.B12]-[.F12])/[.B12]* 100" office:value-type="float" office:value="0.00422646063846863" calcext:value-type="float">
            <text:p>0.00422646063846863</text:p>
          </table:table-cell>
          <table:table-cell table:formula="of:=([.G12]-[.C12])*100/[.C12]" office:value-type="float" office:value="0.00170830485770547" calcext:value-type="float">
            <text:p>0.002</text:p>
          </table:table-cell>
          <table:table-cell table:formula="of:=[.F12]&gt;[.C12]" office:value-type="boolean" office:boolean-value="true" calcext:value-type="boolean">
            <text:p>TRUE</text:p>
          </table:table-cell>
          <table:table-cell table:formula="of:=[.B12]&gt;[.G12]" office:value-type="boolean" office:boolean-value="true" calcext:value-type="boolean">
            <text:p>TRUE</text:p>
          </table:table-cell>
          <table:table-cell office:value-type="float" office:value="13.473" calcext:value-type="float">
            <text:p>13.5</text:p>
          </table:table-cell>
        </table:table-row>
        <table:table-row table:style-name="ro1">
          <table:table-cell office:value-type="string" calcext:value-type="string">
            <text:p>Van15_VT1</text:p>
          </table:table-cell>
          <table:table-cell office:value-type="float" office:value="157263.571634" calcext:value-type="float">
            <text:p>157263.6</text:p>
          </table:table-cell>
          <table:table-cell office:value-type="float" office:value="152716.963805" calcext:value-type="float">
            <text:p>152717.0</text:p>
          </table:table-cell>
          <table:table-cell office:value-type="float" office:value="2.97714655642671" calcext:value-type="float">
            <text:p>2.977</text:p>
          </table:table-cell>
          <table:table-cell office:value-type="float" office:value="7200.08884048" calcext:value-type="float">
            <text:p>7200.1</text:p>
          </table:table-cell>
          <table:table-cell office:value-type="float" office:value="157274.817" calcext:value-type="float">
            <text:p>157274.8</text:p>
          </table:table-cell>
          <table:table-cell office:value-type="float" office:value="157261.941" calcext:value-type="float">
            <text:p>157261.9</text:p>
          </table:table-cell>
          <table:table-cell table:formula="of:=([.F13]-[.G13])/[.F13] *100" office:value-type="float" office:value="0.00818694324089939" calcext:value-type="float">
            <text:p>0.008</text:p>
          </table:table-cell>
          <table:table-cell office:value-type="float" office:value="47.874" calcext:value-type="float">
            <text:p>47.9</text:p>
          </table:table-cell>
          <table:table-cell/>
          <table:table-cell table:formula="of:=([.B13]-[.F13])/[.B13]* 100" office:value-type="float" office:value="-0.00715064899211927" calcext:value-type="float">
            <text:p>-0.00715064899211927</text:p>
          </table:table-cell>
          <table:table-cell table:formula="of:=([.G13]-[.C13])*100/[.C13]" office:value-type="float" office:value="2.97607880733102" calcext:value-type="float">
            <text:p>2.976</text:p>
          </table:table-cell>
          <table:table-cell table:formula="of:=[.F13]&gt;[.C13]" office:value-type="boolean" office:boolean-value="true" calcext:value-type="boolean">
            <text:p>TRUE</text:p>
          </table:table-cell>
          <table:table-cell table:formula="of:=[.B13]&gt;[.G13]" office:value-type="boolean" office:boolean-value="true" calcext:value-type="boolean">
            <text:p>TRUE</text:p>
          </table:table-cell>
          <table:table-cell office:value-type="float" office:value="47.874" calcext:value-type="float">
            <text:p>47.9</text:p>
          </table:table-cell>
        </table:table-row>
        <table:table-row table:style-name="ro1">
          <table:table-cell office:value-type="string" calcext:value-type="string">
            <text:p>Van15_VT2</text:p>
          </table:table-cell>
          <table:table-cell office:value-type="float" office:value="169210.630912" calcext:value-type="float">
            <text:p>169210.6</text:p>
          </table:table-cell>
          <table:table-cell office:value-type="float" office:value="165388.887012" calcext:value-type="float">
            <text:p>165388.9</text:p>
          </table:table-cell>
          <table:table-cell office:value-type="float" office:value="2.31076220962942" calcext:value-type="float">
            <text:p>2.311</text:p>
          </table:table-cell>
          <table:table-cell office:value-type="float" office:value="7200.08884811" calcext:value-type="float">
            <text:p>7200.1</text:p>
          </table:table-cell>
          <table:table-cell office:value-type="float" office:value="169221.783" calcext:value-type="float">
            <text:p>169221.8</text:p>
          </table:table-cell>
          <table:table-cell office:value-type="float" office:value="169208.054" calcext:value-type="float">
            <text:p>169208.1</text:p>
          </table:table-cell>
          <table:table-cell table:formula="of:=([.F14]-[.G14])/[.F14] *100" office:value-type="float" office:value="0.00811302171422699" calcext:value-type="float">
            <text:p>0.008</text:p>
          </table:table-cell>
          <table:table-cell office:value-type="float" office:value="73.033" calcext:value-type="float">
            <text:p>73.0</text:p>
          </table:table-cell>
          <table:table-cell/>
          <table:table-cell table:formula="of:=([.B14]-[.F14])/[.B14]* 100" office:value-type="float" office:value="-0.00659065446414081" calcext:value-type="float">
            <text:p>-0.00659065446414081</text:p>
          </table:table-cell>
          <table:table-cell table:formula="of:=([.G14]-[.C14])*100/[.C14]" office:value-type="float" office:value="2.30920411703533" calcext:value-type="float">
            <text:p>2.309</text:p>
          </table:table-cell>
          <table:table-cell table:formula="of:=[.F14]&gt;[.C14]" office:value-type="boolean" office:boolean-value="true" calcext:value-type="boolean">
            <text:p>TRUE</text:p>
          </table:table-cell>
          <table:table-cell table:formula="of:=[.B14]&gt;[.G14]" office:value-type="boolean" office:boolean-value="true" calcext:value-type="boolean">
            <text:p>TRUE</text:p>
          </table:table-cell>
          <table:table-cell office:value-type="float" office:value="73.033" calcext:value-type="float">
            <text:p>73.0</text:p>
          </table:table-cell>
        </table:table-row>
        <table:table-row table:style-name="ro1">
          <table:table-cell office:value-type="string" calcext:value-type="string">
            <text:p>Van15_VT3</text:p>
          </table:table-cell>
          <table:table-cell office:value-type="float" office:value="155805.124605" calcext:value-type="float">
            <text:p>155805.1</text:p>
          </table:table-cell>
          <table:table-cell office:value-type="float" office:value="151188.585304" calcext:value-type="float">
            <text:p>151188.6</text:p>
          </table:table-cell>
          <table:table-cell office:value-type="float" office:value="3.05349725425193" calcext:value-type="float">
            <text:p>3.053</text:p>
          </table:table-cell>
          <table:table-cell office:value-type="float" office:value="7200.10984039" calcext:value-type="float">
            <text:p>7200.1</text:p>
          </table:table-cell>
          <table:table-cell office:value-type="float" office:value="155808.5" calcext:value-type="float">
            <text:p>155808.5</text:p>
          </table:table-cell>
          <table:table-cell office:value-type="float" office:value="155805.016" calcext:value-type="float">
            <text:p>155805.0</text:p>
          </table:table-cell>
          <table:table-cell table:formula="of:=([.F15]-[.G15])/[.F15] *100" office:value-type="float" office:value="0.0022360782627371" calcext:value-type="float">
            <text:p>0.002</text:p>
          </table:table-cell>
          <table:table-cell office:value-type="float" office:value="47.295" calcext:value-type="float">
            <text:p>47.3</text:p>
          </table:table-cell>
          <table:table-cell/>
          <table:table-cell table:formula="of:=([.B15]-[.F15])/[.B15]* 100" office:value-type="float" office:value="-0.0021664210394667" calcext:value-type="float">
            <text:p>-0.0021664210394667</text:p>
          </table:table-cell>
          <table:table-cell table:formula="of:=([.G15]-[.C15])*100/[.C15]" office:value-type="float" office:value="3.05342542012519" calcext:value-type="float">
            <text:p>3.053</text:p>
          </table:table-cell>
          <table:table-cell table:formula="of:=[.F15]&gt;[.C15]" office:value-type="boolean" office:boolean-value="true" calcext:value-type="boolean">
            <text:p>TRUE</text:p>
          </table:table-cell>
          <table:table-cell table:formula="of:=[.B15]&gt;[.G15]" office:value-type="boolean" office:boolean-value="true" calcext:value-type="boolean">
            <text:p>TRUE</text:p>
          </table:table-cell>
          <table:table-cell office:value-type="float" office:value="47.294" calcext:value-type="float">
            <text:p>47.3</text:p>
          </table:table-cell>
        </table:table-row>
        <table:table-row table:style-name="ro1">
          <table:table-cell office:value-type="string" calcext:value-type="string">
            <text:p>Van15_VT4</text:p>
          </table:table-cell>
          <table:table-cell office:value-type="float" office:value="159072.600543" calcext:value-type="float">
            <text:p>159072.6</text:p>
          </table:table-cell>
          <table:table-cell office:value-type="float" office:value="155027.037128" calcext:value-type="float">
            <text:p>155027.0</text:p>
          </table:table-cell>
          <table:table-cell office:value-type="float" office:value="2.60958571481937" calcext:value-type="float">
            <text:p>2.610</text:p>
          </table:table-cell>
          <table:table-cell office:value-type="float" office:value="7200.78045845" calcext:value-type="float">
            <text:p>7200.8</text:p>
          </table:table-cell>
          <table:table-cell office:value-type="float" office:value="159082.291" calcext:value-type="float">
            <text:p>159082.3</text:p>
          </table:table-cell>
          <table:table-cell office:value-type="float" office:value="159070.995" calcext:value-type="float">
            <text:p>159071.0</text:p>
          </table:table-cell>
          <table:table-cell table:formula="of:=([.F16]-[.G16])/[.F16] *100" office:value-type="float" office:value="0.00710072750963971" calcext:value-type="float">
            <text:p>0.007</text:p>
          </table:table-cell>
          <table:table-cell office:value-type="float" office:value="66.891" calcext:value-type="float">
            <text:p>66.9</text:p>
          </table:table-cell>
          <table:table-cell/>
          <table:table-cell table:formula="of:=([.B16]-[.F16])/[.B16]* 100" office:value-type="float" office:value="-0.00609184546358768" calcext:value-type="float">
            <text:p>-0.00609184546358768</text:p>
          </table:table-cell>
          <table:table-cell table:formula="of:=([.G16]-[.C16])*100/[.C16]" office:value-type="float" office:value="2.60855006127806" calcext:value-type="float">
            <text:p>2.609</text:p>
          </table:table-cell>
          <table:table-cell table:formula="of:=[.F16]&gt;[.C16]" office:value-type="boolean" office:boolean-value="true" calcext:value-type="boolean">
            <text:p>TRUE</text:p>
          </table:table-cell>
          <table:table-cell table:formula="of:=[.B16]&gt;[.G16]" office:value-type="boolean" office:boolean-value="true" calcext:value-type="boolean">
            <text:p>TRUE</text:p>
          </table:table-cell>
          <table:table-cell office:value-type="float" office:value="66.89" calcext:value-type="float">
            <text:p>66.9</text:p>
          </table:table-cell>
        </table:table-row>
        <table:table-row table:style-name="ro1">
          <table:table-cell office:value-type="string" calcext:value-type="string">
            <text:p>Van15_VT5</text:p>
          </table:table-cell>
          <table:table-cell office:value-type="float" office:value="163207.430694" calcext:value-type="float">
            <text:p>163207.4</text:p>
          </table:table-cell>
          <table:table-cell office:value-type="float" office:value="159160.883014" calcext:value-type="float">
            <text:p>159160.9</text:p>
          </table:table-cell>
          <table:table-cell office:value-type="float" office:value="2.54242600529181" calcext:value-type="float">
            <text:p>2.542</text:p>
          </table:table-cell>
          <table:table-cell office:value-type="float" office:value="7200.75847054" calcext:value-type="float">
            <text:p>7200.8</text:p>
          </table:table-cell>
          <table:table-cell office:value-type="float" office:value="163216.248" calcext:value-type="float">
            <text:p>163216.2</text:p>
          </table:table-cell>
          <table:table-cell office:value-type="float" office:value="163204.919" calcext:value-type="float">
            <text:p>163204.9</text:p>
          </table:table-cell>
          <table:table-cell table:formula="of:=([.F17]-[.G17])/[.F17] *100" office:value-type="float" office:value="0.00694109816811737" calcext:value-type="float">
            <text:p>0.007</text:p>
          </table:table-cell>
          <table:table-cell office:value-type="float" office:value="39.562" calcext:value-type="float">
            <text:p>39.6</text:p>
          </table:table-cell>
          <table:table-cell/>
          <table:table-cell table:formula="of:=([.B17]-[.F17])/[.B17]* 100" office:value-type="float" office:value="-0.00540251504633654" calcext:value-type="float">
            <text:p>-0.00540251504633654</text:p>
          </table:table-cell>
          <table:table-cell table:formula="of:=([.G17]-[.C17])*100/[.C17]" office:value-type="float" office:value="2.54084792030482" calcext:value-type="float">
            <text:p>2.541</text:p>
          </table:table-cell>
          <table:table-cell table:formula="of:=[.F17]&gt;[.C17]" office:value-type="boolean" office:boolean-value="true" calcext:value-type="boolean">
            <text:p>TRUE</text:p>
          </table:table-cell>
          <table:table-cell table:formula="of:=[.B17]&gt;[.G17]" office:value-type="boolean" office:boolean-value="true" calcext:value-type="boolean">
            <text:p>TRUE</text:p>
          </table:table-cell>
          <table:table-cell office:value-type="float" office:value="39.561" calcext:value-type="float">
            <text:p>39.6</text:p>
          </table:table-cell>
        </table:table-row>
        <table:table-row table:style-name="ro1">
          <table:table-cell office:value-type="string" calcext:value-type="string">
            <text:p>Van15_VTL1</text:p>
          </table:table-cell>
          <table:table-cell office:value-type="float" office:value="152773.175449" calcext:value-type="float">
            <text:p>152773.2</text:p>
          </table:table-cell>
          <table:table-cell office:value-type="float" office:value="148468.380867" calcext:value-type="float">
            <text:p>148468.4</text:p>
          </table:table-cell>
          <table:table-cell office:value-type="float" office:value="2.89946893531243" calcext:value-type="float">
            <text:p>2.899</text:p>
          </table:table-cell>
          <table:table-cell office:value-type="float" office:value="7200.07186317" calcext:value-type="float">
            <text:p>7200.1</text:p>
          </table:table-cell>
          <table:table-cell office:value-type="float" office:value="152785.185" calcext:value-type="float">
            <text:p>152785.2</text:p>
          </table:table-cell>
          <table:table-cell office:value-type="float" office:value="152773.174" calcext:value-type="float">
            <text:p>152773.2</text:p>
          </table:table-cell>
          <table:table-cell table:formula="of:=([.F18]-[.G18])/[.F18] *100" office:value-type="float" office:value="0.00786136430701616" calcext:value-type="float">
            <text:p>0.008</text:p>
          </table:table-cell>
          <table:table-cell office:value-type="float" office:value="134.137" calcext:value-type="float">
            <text:p>134.1</text:p>
          </table:table-cell>
          <table:table-cell/>
          <table:table-cell table:formula="of:=([.B18]-[.F18])/[.B18]* 100" office:value-type="float" office:value="-0.00786103382658606" calcext:value-type="float">
            <text:p>-0.00786103382658606</text:p>
          </table:table-cell>
          <table:table-cell table:formula="of:=([.G18]-[.C18])*100/[.C18]" office:value-type="float" office:value="2.89946795934704" calcext:value-type="float">
            <text:p>2.899</text:p>
          </table:table-cell>
          <table:table-cell table:formula="of:=[.F18]&gt;[.C18]" office:value-type="boolean" office:boolean-value="true" calcext:value-type="boolean">
            <text:p>TRUE</text:p>
          </table:table-cell>
          <table:table-cell table:formula="of:=[.B18]&gt;[.G18]" office:value-type="boolean" office:boolean-value="true" calcext:value-type="boolean">
            <text:p>TRUE</text:p>
          </table:table-cell>
          <table:table-cell office:value-type="float" office:value="134.137" calcext:value-type="float">
            <text:p>134.1</text:p>
          </table:table-cell>
        </table:table-row>
        <table:table-row table:style-name="ro1">
          <table:table-cell office:value-type="string" calcext:value-type="string">
            <text:p>Van15_VTL2</text:p>
          </table:table-cell>
          <table:table-cell office:value-type="float" office:value="168460.018768" calcext:value-type="float">
            <text:p>168460.0</text:p>
          </table:table-cell>
          <table:table-cell office:value-type="float" office:value="164469.591297" calcext:value-type="float">
            <text:p>164469.6</text:p>
          </table:table-cell>
          <table:table-cell office:value-type="float" office:value="2.42624027914927" calcext:value-type="float">
            <text:p>2.426</text:p>
          </table:table-cell>
          <table:table-cell office:value-type="float" office:value="7200.12083054" calcext:value-type="float">
            <text:p>7200.1</text:p>
          </table:table-cell>
          <table:table-cell office:value-type="float" office:value="168472.769" calcext:value-type="float">
            <text:p>168472.8</text:p>
          </table:table-cell>
          <table:table-cell office:value-type="float" office:value="168459.101" calcext:value-type="float">
            <text:p>168459.1</text:p>
          </table:table-cell>
          <table:table-cell table:formula="of:=([.F19]-[.G19])/[.F19] *100" office:value-type="float" office:value="0.00811288380973018" calcext:value-type="float">
            <text:p>0.008</text:p>
          </table:table-cell>
          <table:table-cell office:value-type="float" office:value="32.377" calcext:value-type="float">
            <text:p>32.4</text:p>
          </table:table-cell>
          <table:table-cell/>
          <table:table-cell table:formula="of:=([.B19]-[.F19])/[.B19]* 100" office:value-type="float" office:value="-0.00756869914489954" calcext:value-type="float">
            <text:p>-0.00756869914489954</text:p>
          </table:table-cell>
          <table:table-cell table:formula="of:=([.G19]-[.C19])*100/[.C19]" office:value-type="float" office:value="2.42568226231906" calcext:value-type="float">
            <text:p>2.426</text:p>
          </table:table-cell>
          <table:table-cell table:formula="of:=[.F19]&gt;[.C19]" office:value-type="boolean" office:boolean-value="true" calcext:value-type="boolean">
            <text:p>TRUE</text:p>
          </table:table-cell>
          <table:table-cell table:formula="of:=[.B19]&gt;[.G19]" office:value-type="boolean" office:boolean-value="true" calcext:value-type="boolean">
            <text:p>TRUE</text:p>
          </table:table-cell>
          <table:table-cell office:value-type="float" office:value="32.376" calcext:value-type="float">
            <text:p>32.4</text:p>
          </table:table-cell>
        </table:table-row>
        <table:table-row table:style-name="ro1">
          <table:table-cell office:value-type="string" calcext:value-type="string">
            <text:p>Van15_VTL3</text:p>
          </table:table-cell>
          <table:table-cell office:value-type="float" office:value="159873.277154" calcext:value-type="float">
            <text:p>159873.3</text:p>
          </table:table-cell>
          <table:table-cell office:value-type="float" office:value="155736.205631" calcext:value-type="float">
            <text:p>155736.2</text:p>
          </table:table-cell>
          <table:table-cell office:value-type="float" office:value="2.65646097273126" calcext:value-type="float">
            <text:p>2.656</text:p>
          </table:table-cell>
          <table:table-cell office:value-type="float" office:value="7200.05787277" calcext:value-type="float">
            <text:p>7200.1</text:p>
          </table:table-cell>
          <table:table-cell office:value-type="float" office:value="159883.576" calcext:value-type="float">
            <text:p>159883.6</text:p>
          </table:table-cell>
          <table:table-cell office:value-type="float" office:value="159872.977" calcext:value-type="float">
            <text:p>159873.0</text:p>
          </table:table-cell>
          <table:table-cell table:formula="of:=([.F20]-[.G20])/[.F20] *100" office:value-type="float" office:value="0.00662919873645272" calcext:value-type="float">
            <text:p>0.007</text:p>
          </table:table-cell>
          <table:table-cell office:value-type="float" office:value="126.291" calcext:value-type="float">
            <text:p>126.3</text:p>
          </table:table-cell>
          <table:table-cell/>
          <table:table-cell table:formula="of:=([.B20]-[.F20])/[.B20]* 100" office:value-type="float" office:value="-0.00644188083419976" calcext:value-type="float">
            <text:p>-0.00644188083419976</text:p>
          </table:table-cell>
          <table:table-cell table:formula="of:=([.G20]-[.C20])*100/[.C20]" office:value-type="float" office:value="2.65626824041267" calcext:value-type="float">
            <text:p>2.656</text:p>
          </table:table-cell>
          <table:table-cell table:formula="of:=[.F20]&gt;[.C20]" office:value-type="boolean" office:boolean-value="true" calcext:value-type="boolean">
            <text:p>TRUE</text:p>
          </table:table-cell>
          <table:table-cell table:formula="of:=[.B20]&gt;[.G20]" office:value-type="boolean" office:boolean-value="true" calcext:value-type="boolean">
            <text:p>TRUE</text:p>
          </table:table-cell>
          <table:table-cell office:value-type="float" office:value="126.29" calcext:value-type="float">
            <text:p>126.3</text:p>
          </table:table-cell>
        </table:table-row>
        <table:table-row table:style-name="ro1">
          <table:table-cell office:value-type="string" calcext:value-type="string">
            <text:p>Van15_VTL4</text:p>
          </table:table-cell>
          <table:table-cell office:value-type="float" office:value="162461.314672" calcext:value-type="float">
            <text:p>162461.3</text:p>
          </table:table-cell>
          <table:table-cell office:value-type="float" office:value="158327.782625" calcext:value-type="float">
            <text:p>158327.8</text:p>
          </table:table-cell>
          <table:table-cell office:value-type="float" office:value="2.61074334426214" calcext:value-type="float">
            <text:p>2.611</text:p>
          </table:table-cell>
          <table:table-cell office:value-type="float" office:value="7200.11823654" calcext:value-type="float">
            <text:p>7200.1</text:p>
          </table:table-cell>
          <table:table-cell office:value-type="float" office:value="162463.973" calcext:value-type="float">
            <text:p>162464.0</text:p>
          </table:table-cell>
          <table:table-cell office:value-type="float" office:value="162460.677" calcext:value-type="float">
            <text:p>162460.7</text:p>
          </table:table-cell>
          <table:table-cell table:formula="of:=([.F21]-[.G21])/[.F21] *100" office:value-type="float" office:value="0.00202875747720517" calcext:value-type="float">
            <text:p>0.002</text:p>
          </table:table-cell>
          <table:table-cell office:value-type="float" office:value="111.985" calcext:value-type="float">
            <text:p>112.0</text:p>
          </table:table-cell>
          <table:table-cell/>
          <table:table-cell table:formula="of:=([.B21]-[.F21])/[.B21]* 100" office:value-type="float" office:value="-0.00163628369335644" calcext:value-type="float">
            <text:p>-0.00163628369335644</text:p>
          </table:table-cell>
          <table:table-cell table:formula="of:=([.G21]-[.C21])*100/[.C21]" office:value-type="float" office:value="2.6103405899322" calcext:value-type="float">
            <text:p>2.610</text:p>
          </table:table-cell>
          <table:table-cell table:formula="of:=[.F21]&gt;[.C21]" office:value-type="boolean" office:boolean-value="true" calcext:value-type="boolean">
            <text:p>TRUE</text:p>
          </table:table-cell>
          <table:table-cell table:formula="of:=[.B21]&gt;[.G21]" office:value-type="boolean" office:boolean-value="true" calcext:value-type="boolean">
            <text:p>TRUE</text:p>
          </table:table-cell>
          <table:table-cell office:value-type="float" office:value="111.984" calcext:value-type="float">
            <text:p>112.0</text:p>
          </table:table-cell>
        </table:table-row>
        <table:table-row table:style-name="ro1">
          <table:table-cell office:value-type="string" calcext:value-type="string">
            <text:p>Van15_VTL5</text:p>
          </table:table-cell>
          <table:table-cell office:value-type="float" office:value="160383.726627" calcext:value-type="float">
            <text:p>160383.7</text:p>
          </table:table-cell>
          <table:table-cell office:value-type="float" office:value="155922.333576" calcext:value-type="float">
            <text:p>155922.3</text:p>
          </table:table-cell>
          <table:table-cell office:value-type="float" office:value="2.8612918679962" calcext:value-type="float">
            <text:p>2.861</text:p>
          </table:table-cell>
          <table:table-cell office:value-type="float" office:value="7200.10392189" calcext:value-type="float">
            <text:p>7200.1</text:p>
          </table:table-cell>
          <table:table-cell office:value-type="float" office:value="160388.455" calcext:value-type="float">
            <text:p>160388.5</text:p>
          </table:table-cell>
          <table:table-cell office:value-type="float" office:value="160380.897" calcext:value-type="float">
            <text:p>160380.9</text:p>
          </table:table-cell>
          <table:table-cell table:formula="of:=([.F22]-[.G22])/[.F22] *100" office:value-type="float" office:value="0.00471230924943444" calcext:value-type="float">
            <text:p>0.005</text:p>
          </table:table-cell>
          <table:table-cell office:value-type="float" office:value="141.93" calcext:value-type="float">
            <text:p>141.9</text:p>
          </table:table-cell>
          <table:table-cell/>
          <table:table-cell table:formula="of:=([.B22]-[.F22])/[.B22]* 100" office:value-type="float" office:value="-0.00294816257199677" calcext:value-type="float">
            <text:p>-0.00294816257199677</text:p>
          </table:table-cell>
          <table:table-cell table:formula="of:=([.G22]-[.C22])*100/[.C22]" office:value-type="float" office:value="2.85947710103171" calcext:value-type="float">
            <text:p>2.859</text:p>
          </table:table-cell>
          <table:table-cell table:formula="of:=[.F22]&gt;[.C22]" office:value-type="boolean" office:boolean-value="true" calcext:value-type="boolean">
            <text:p>TRUE</text:p>
          </table:table-cell>
          <table:table-cell table:formula="of:=[.B22]&gt;[.G22]" office:value-type="boolean" office:boolean-value="true" calcext:value-type="boolean">
            <text:p>TRUE</text:p>
          </table:table-cell>
          <table:table-cell office:value-type="float" office:value="141.93" calcext:value-type="float">
            <text:p>141.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29" table:number-columns-repeated="2"/>
          <table:table-cell table:style-name="ce60" table:formula="of:=AVERAGE([.D3:.D22])" office:value-type="float" office:value="1.34869030629649" calcext:value-type="float">
            <text:p>1.349</text:p>
          </table:table-cell>
          <table:table-cell table:style-name="ce52" table:formula="of:=AVERAGE([.E3:.E22])" office:value-type="float" office:value="3600.40079067934" calcext:value-type="float">
            <text:p>3600.4</text:p>
          </table:table-cell>
          <table:table-cell table:style-name="ce29" table:number-columns-repeated="2"/>
          <table:table-cell table:formula="of:=AVERAGE([.H3:.H22])" office:value-type="float" office:value="0.00349598364323319" calcext:value-type="float">
            <text:p>0.003</text:p>
          </table:table-cell>
          <table:table-cell table:formula="of:=AVERAGE([.I3:.I22])" office:value-type="float" office:value="48.07185" calcext:value-type="float">
            <text:p>48.1</text:p>
          </table:table-cell>
          <table:table-cell/>
          <table:table-cell table:style-name="ce60" table:formula="of:=AVERAGE([.K3:.K22])" office:value-type="float" office:value="-0.0020017052808361" calcext:value-type="float">
            <text:p>-0.002</text:p>
          </table:table-cell>
          <table:table-cell table:formula="of:=AVERAGE([.L3:.L22])" office:value-type="float" office:value="1.34735827298713" calcext:value-type="float">
            <text:p>1.347</text:p>
          </table:table-cell>
          <table:table-cell table:style-name="Default" table:number-columns-repeated="3"/>
        </table:table-row>
      </table:table>
      <table:table table:name="Van_30" table:style-name="ta1">
        <table:table-column table:style-name="co2" table:default-cell-style-name="ce63"/>
        <table:table-column table:style-name="co2" table:number-columns-repeated="8" table:default-cell-style-name="Default"/>
        <table:table-column table:style-name="co2" table:default-cell-style-name="ce29"/>
        <table:table-column table:style-name="co2" table:number-columns-repeated="10" table:default-cell-style-name="Default"/>
        <table:table-row table:style-name="ro1">
          <table:table-cell table:style-name="ce29" office:value-type="string" calcext:value-type="string" table:number-columns-spanned="1" table:number-rows-spanned="2">
            <text:p>Instance</text:p>
          </table:table-cell>
          <table:table-cell table:style-name="ce53" office:value-type="string" calcext:value-type="string" table:number-columns-spanned="4" table:number-rows-spanned="1">
            <text:p>Model</text:p>
          </table:table-cell>
          <table:covered-table-cell table:style-name="ce53"/>
          <table:covered-table-cell table:style-name="ce55"/>
          <table:covered-table-cell table:style-name="ce52"/>
          <table:table-cell table:style-name="ce29" office:value-type="string" calcext:value-type="string" table:number-columns-spanned="4" table:number-rows-spanned="1">
            <text:p>B\&amp;P</text:p>
          </table:table-cell>
          <table:covered-table-cell table:number-columns-repeated="3" table:style-name="ce29"/>
          <table:table-cell office:value-type="string" calcext:value-type="string" table:number-columns-spanned="1" table:number-rows-spanned="2">
            <text:p>LB-Gap</text:p>
          </table:table-cell>
          <table:table-cell office:value-type="string" calcext:value-type="string" table:number-columns-spanned="2" table:number-rows-spanned="1">
            <text:p>How much better</text:p>
          </table:table-cell>
          <table:covered-table-cell/>
          <table:table-cell table:style-name="ce29" table:number-columns-repeated="2"/>
          <table:table-cell table:number-columns-repeated="6"/>
        </table:table-row>
        <table:table-row table:style-name="ro1">
          <table:covered-table-cell table:style-name="ce29"/>
          <table:table-cell table:style-name="ce52" office:value-type="string" calcext:value-type="string">
            <text:p>UB</text:p>
          </table:table-cell>
          <table:table-cell table:style-name="ce52" office:value-type="string" calcext:value-type="string">
            <text:p>LB</text:p>
          </table:table-cell>
          <table:table-cell table:style-name="ce55" office:value-type="string" calcext:value-type="string">
            <text:p>Gap</text:p>
          </table:table-cell>
          <table:table-cell table:style-name="ce58" office:value-type="string" calcext:value-type="string">
            <text:p>Time</text:p>
          </table:table-cell>
          <table:table-cell table:style-name="ce52" office:value-type="string" calcext:value-type="string">
            <text:p>UB</text:p>
          </table:table-cell>
          <table:table-cell table:style-name="ce52" office:value-type="string" calcext:value-type="string">
            <text:p>LB</text:p>
          </table:table-cell>
          <table:table-cell table:style-name="ce55" office:value-type="string" calcext:value-type="string">
            <text:p>Gap</text:p>
          </table:table-cell>
          <table:table-cell table:style-name="ce29" office:value-type="string" calcext:value-type="string">
            <text:p>Time </text:p>
          </table:table-cell>
          <table:covered-table-cell/>
          <table:table-cell table:style-name="ce29" office:value-type="string" calcext:value-type="string">
            <text:p>UB-Gap</text:p>
          </table:table-cell>
          <table:table-cell table:style-name="ce29" office:value-type="string" calcext:value-type="string">
            <text:p>LB-Gap</text:p>
          </table:table-cell>
          <table:table-cell table:style-name="ce29" office:value-type="string" calcext:value-type="string">
            <text:p>Sanity_UB</text:p>
          </table:table-cell>
          <table:table-cell table:style-name="ce29" office:value-type="string" calcext:value-type="string">
            <text:p>Sanity_LB</text:p>
          </table:table-cell>
          <table:table-cell table:number-columns-repeated="4"/>
          <table:table-cell table:style-name="ce52" office:value-type="string" calcext:value-type="string">
            <text:p><text:s/>Time to UB</text:p>
          </table:table-cell>
          <table:table-cell office:value-type="string" calcext:value-type="string">
            <text:p>Nodes</text:p>
          </table:table-cell>
        </table:table-row>
        <table:table-row table:style-name="ro1">
          <table:table-cell table:style-name="ce62" office:value-type="string" calcext:value-type="string">
            <text:p>Van30_A1</text:p>
          </table:table-cell>
          <table:table-cell table:style-name="ce57" office:value-type="float" office:value="130565.276" calcext:value-type="float">
            <text:p>130565.3</text:p>
          </table:table-cell>
          <table:table-cell table:style-name="ce57" office:value-type="float" office:value="130564.535" calcext:value-type="float">
            <text:p>130564.5</text:p>
          </table:table-cell>
          <table:table-cell table:style-name="ce59" office:value-type="float" office:value="0" calcext:value-type="float">
            <text:p>0.000</text:p>
          </table:table-cell>
          <table:table-cell table:style-name="ce57" office:value-type="float" office:value="1.301" calcext:value-type="float">
            <text:p>1.3</text:p>
          </table:table-cell>
          <table:table-cell table:style-name="ce52" office:value-type="float" office:value="130569.017" calcext:value-type="float">
            <text:p>130569.0</text:p>
          </table:table-cell>
          <table:table-cell table:style-name="ce52" office:value-type="float" office:value="130564.893" calcext:value-type="float">
            <text:p>130564.9</text:p>
          </table:table-cell>
          <table:table-cell table:style-name="ce55" table:formula="of:=([.F3]-[.G3])/[.F3] *100" office:value-type="float" office:value="0.00315848284284066" calcext:value-type="float">
            <text:p>0.003</text:p>
          </table:table-cell>
          <table:table-cell table:style-name="ce52" office:value-type="float" office:value="341.001" calcext:value-type="float">
            <text:p>341.0</text:p>
          </table:table-cell>
          <table:table-cell table:style-name="ce60" office:value-type="float" office:value="0.000274193907245102" calcext:value-type="float">
            <text:p>0.000</text:p>
          </table:table-cell>
          <table:table-cell table:style-name="ce60" table:formula="of:=([.B3]-[.F3])/[.B3]* 100" office:value-type="float" office:value="-0.00286523347908297" calcext:value-type="float">
            <text:p>-0.003</text:p>
          </table:table-cell>
          <table:table-cell table:style-name="ce60" table:formula="of:=([.G3]-[.C3])*100/[.C3]" office:value-type="float" office:value="0.000274193907245102" calcext:value-type="float">
            <text:p>0.000</text:p>
          </table:table-cell>
          <table:table-cell table:style-name="ce67" table:formula="of:=[.F3]&gt;[.C3]" office:value-type="boolean" office:boolean-value="true" calcext:value-type="boolean">
            <text:p>TRUE</text:p>
          </table:table-cell>
          <table:table-cell table:style-name="ce67" table:formula="of:=[.B3]&gt;[.G3]" office:value-type="boolean" office:boolean-value="true" calcext:value-type="boolean">
            <text:p>TRUE</text:p>
          </table:table-cell>
          <table:table-cell table:number-columns-repeated="4"/>
          <table:table-cell table:style-name="ce3"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2" office:value-type="string" calcext:value-type="string">
            <text:p>Van30_A2</text:p>
          </table:table-cell>
          <table:table-cell table:style-name="ce57" office:value-type="float" office:value="134712.859" calcext:value-type="float">
            <text:p>134712.9</text:p>
          </table:table-cell>
          <table:table-cell table:style-name="ce57" office:value-type="float" office:value="134712.104" calcext:value-type="float">
            <text:p>134712.1</text:p>
          </table:table-cell>
          <table:table-cell table:style-name="ce59" office:value-type="float" office:value="0" calcext:value-type="float">
            <text:p>0.000</text:p>
          </table:table-cell>
          <table:table-cell table:style-name="ce57" office:value-type="float" office:value="1.229" calcext:value-type="float">
            <text:p>1.2</text:p>
          </table:table-cell>
          <table:table-cell table:style-name="ce52" office:value-type="float" office:value="134717.753" calcext:value-type="float">
            <text:p>134717.8</text:p>
          </table:table-cell>
          <table:table-cell table:style-name="ce52" office:value-type="float" office:value="134712.351" calcext:value-type="float">
            <text:p>134712.4</text:p>
          </table:table-cell>
          <table:table-cell table:style-name="ce55" table:formula="of:=([.F4]-[.G4])/[.F4] *100" office:value-type="float" office:value="0.00400986498045426" calcext:value-type="float">
            <text:p>0.004</text:p>
          </table:table-cell>
          <table:table-cell table:style-name="ce52" office:value-type="float" office:value="596.721" calcext:value-type="float">
            <text:p>596.7</text:p>
          </table:table-cell>
          <table:table-cell table:style-name="ce60" office:value-type="float" office:value="0.00018335397686538" calcext:value-type="float">
            <text:p>0.000</text:p>
          </table:table-cell>
          <table:table-cell table:style-name="ce60" table:formula="of:=([.B4]-[.F4])/[.B4]* 100" office:value-type="float" office:value="-0.00363291228196726" calcext:value-type="float">
            <text:p>-0.004</text:p>
          </table:table-cell>
          <table:table-cell table:style-name="ce60" table:formula="of:=([.G4]-[.C4])*100/[.C4]" office:value-type="float" office:value="0.00018335397686538" calcext:value-type="float">
            <text:p>0.000</text:p>
          </table:table-cell>
          <table:table-cell table:style-name="ce67" table:formula="of:=[.F4]&gt;[.C4]" office:value-type="boolean" office:boolean-value="true" calcext:value-type="boolean">
            <text:p>TRUE</text:p>
          </table:table-cell>
          <table:table-cell table:style-name="ce67" table:formula="of:=[.B4]&gt;[.G4]" office:value-type="boolean" office:boolean-value="true" calcext:value-type="boolean">
            <text:p>TRUE</text:p>
          </table:table-cell>
          <table:table-cell table:number-columns-repeated="4"/>
          <table:table-cell table:style-name="ce3" office:value-type="float" office:value="596.72" calcext:value-type="float">
            <text:p>59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2" office:value-type="string" calcext:value-type="string">
            <text:p>Van30_A3</text:p>
          </table:table-cell>
          <table:table-cell table:style-name="ce57" office:value-type="float" office:value="134699.362" calcext:value-type="float">
            <text:p>134699.4</text:p>
          </table:table-cell>
          <table:table-cell table:style-name="ce57" office:value-type="float" office:value="134698.898" calcext:value-type="float">
            <text:p>134698.9</text:p>
          </table:table-cell>
          <table:table-cell table:style-name="ce59" office:value-type="float" office:value="0" calcext:value-type="float">
            <text:p>0.000</text:p>
          </table:table-cell>
          <table:table-cell table:style-name="ce57" office:value-type="float" office:value="3.413" calcext:value-type="float">
            <text:p>3.4</text:p>
          </table:table-cell>
          <table:table-cell table:style-name="ce52" office:value-type="float" office:value="134705.112" calcext:value-type="float">
            <text:p>134705.1</text:p>
          </table:table-cell>
          <table:table-cell table:style-name="ce52" office:value-type="float" office:value="134699.22" calcext:value-type="float">
            <text:p>134699.2</text:p>
          </table:table-cell>
          <table:table-cell table:style-name="ce55" table:formula="of:=([.F5]-[.G5])/[.F5] *100" office:value-type="float" office:value="0.0043739988130462" calcext:value-type="float">
            <text:p>0.004</text:p>
          </table:table-cell>
          <table:table-cell table:style-name="ce52" office:value-type="float" office:value="402.242" calcext:value-type="float">
            <text:p>402.2</text:p>
          </table:table-cell>
          <table:table-cell table:style-name="ce60" office:value-type="float" office:value="0.000239051695890391" calcext:value-type="float">
            <text:p>0.000</text:p>
          </table:table-cell>
          <table:table-cell table:style-name="ce60" table:formula="of:=([.B5]-[.F5])/[.B5]* 100" office:value-type="float" office:value="-0.00426876557885998" calcext:value-type="float">
            <text:p>-0.004</text:p>
          </table:table-cell>
          <table:table-cell table:style-name="ce60" table:formula="of:=([.G5]-[.C5])*100/[.C5]" office:value-type="float" office:value="0.000239051695890391" calcext:value-type="float">
            <text:p>0.000</text:p>
          </table:table-cell>
          <table:table-cell table:style-name="ce67" table:formula="of:=[.F5]&gt;[.C5]" office:value-type="boolean" office:boolean-value="true" calcext:value-type="boolean">
            <text:p>TRUE</text:p>
          </table:table-cell>
          <table:table-cell table:style-name="ce67" table:formula="of:=[.B5]&gt;[.G5]" office:value-type="boolean" office:boolean-value="true" calcext:value-type="boolean">
            <text:p>TRUE</text:p>
          </table:table-cell>
          <table:table-cell table:number-columns-repeated="4"/>
          <table:table-cell table:style-name="ce3" office:value-type="float" office:value="402.241" calcext:value-type="float">
            <text:p>40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2" office:value-type="string" calcext:value-type="string">
            <text:p>Van30_A4</text:p>
          </table:table-cell>
          <table:table-cell table:style-name="ce57" office:value-type="float" office:value="132003.787" calcext:value-type="float">
            <text:p>132003.8</text:p>
          </table:table-cell>
          <table:table-cell table:style-name="ce57" office:value-type="float" office:value="132003.103" calcext:value-type="float">
            <text:p>132003.1</text:p>
          </table:table-cell>
          <table:table-cell table:style-name="ce59" office:value-type="float" office:value="0" calcext:value-type="float">
            <text:p>0.000</text:p>
          </table:table-cell>
          <table:table-cell table:style-name="ce57" office:value-type="float" office:value="0.816" calcext:value-type="float">
            <text:p>0.8</text:p>
          </table:table-cell>
          <table:table-cell table:style-name="ce52" office:value-type="float" office:value="132010.004" calcext:value-type="float">
            <text:p>132010.0</text:p>
          </table:table-cell>
          <table:table-cell table:style-name="ce52" office:value-type="float" office:value="132003.361" calcext:value-type="float">
            <text:p>132003.4</text:p>
          </table:table-cell>
          <table:table-cell table:style-name="ce55" table:formula="of:=([.F6]-[.G6])/[.F6] *100" office:value-type="float" office:value="0.00503219437822443" calcext:value-type="float">
            <text:p>0.005</text:p>
          </table:table-cell>
          <table:table-cell table:style-name="ce52" office:value-type="float" office:value="406.282" calcext:value-type="float">
            <text:p>406.3</text:p>
          </table:table-cell>
          <table:table-cell table:style-name="ce60" office:value-type="float" office:value="0.000195449950901253" calcext:value-type="float">
            <text:p>0.000</text:p>
          </table:table-cell>
          <table:table-cell table:style-name="ce60" table:formula="of:=([.B6]-[.F6])/[.B6]* 100" office:value-type="float" office:value="-0.00470971336600751" calcext:value-type="float">
            <text:p>-0.005</text:p>
          </table:table-cell>
          <table:table-cell table:style-name="ce60" table:formula="of:=([.G6]-[.C6])*100/[.C6]" office:value-type="float" office:value="0.000195449950901253" calcext:value-type="float">
            <text:p>0.000</text:p>
          </table:table-cell>
          <table:table-cell table:style-name="ce67" table:formula="of:=[.F6]&gt;[.C6]" office:value-type="boolean" office:boolean-value="true" calcext:value-type="boolean">
            <text:p>TRUE</text:p>
          </table:table-cell>
          <table:table-cell table:style-name="ce67" table:formula="of:=[.B6]&gt;[.G6]" office:value-type="boolean" office:boolean-value="true" calcext:value-type="boolean">
            <text:p>TRUE</text:p>
          </table:table-cell>
          <table:table-cell table:number-columns-repeated="4"/>
          <table:table-cell table:style-name="ce3" office:value-type="float" office:value="406.281" calcext:value-type="float">
            <text:p>40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2" office:value-type="string" calcext:value-type="string">
            <text:p>Van30_A5</text:p>
          </table:table-cell>
          <table:table-cell table:style-name="ce57" office:value-type="float" office:value="135583.665" calcext:value-type="float">
            <text:p>135583.7</text:p>
          </table:table-cell>
          <table:table-cell table:style-name="ce57" office:value-type="float" office:value="135582.913" calcext:value-type="float">
            <text:p>135582.9</text:p>
          </table:table-cell>
          <table:table-cell table:style-name="ce59" office:value-type="float" office:value="0" calcext:value-type="float">
            <text:p>0.000</text:p>
          </table:table-cell>
          <table:table-cell table:style-name="ce57" office:value-type="float" office:value="3.856" calcext:value-type="float">
            <text:p>3.9</text:p>
          </table:table-cell>
          <table:table-cell table:style-name="ce52" office:value-type="float" office:value="135588.873" calcext:value-type="float">
            <text:p>135588.9</text:p>
          </table:table-cell>
          <table:table-cell table:style-name="ce52" office:value-type="float" office:value="135583.22" calcext:value-type="float">
            <text:p>135583.2</text:p>
          </table:table-cell>
          <table:table-cell table:style-name="ce55" table:formula="of:=([.F7]-[.G7])/[.F7] *100" office:value-type="float" office:value="0.00416922117199923" calcext:value-type="float">
            <text:p>0.004</text:p>
          </table:table-cell>
          <table:table-cell table:style-name="ce52" office:value-type="float" office:value="195.837" calcext:value-type="float">
            <text:p>195.8</text:p>
          </table:table-cell>
          <table:table-cell table:style-name="ce60" office:value-type="float" office:value="0.000226429712423053" calcext:value-type="float">
            <text:p>0.000</text:p>
          </table:table-cell>
          <table:table-cell table:style-name="ce60" table:formula="of:=([.B7]-[.F7])/[.B7]* 100" office:value-type="float" office:value="-0.00384117068968756" calcext:value-type="float">
            <text:p>-0.004</text:p>
          </table:table-cell>
          <table:table-cell table:style-name="ce60" table:formula="of:=([.G7]-[.C7])*100/[.C7]" office:value-type="float" office:value="0.000226429712423053" calcext:value-type="float">
            <text:p>0.000</text:p>
          </table:table-cell>
          <table:table-cell table:style-name="ce67" table:formula="of:=[.F7]&gt;[.C7]" office:value-type="boolean" office:boolean-value="true" calcext:value-type="boolean">
            <text:p>TRUE</text:p>
          </table:table-cell>
          <table:table-cell table:style-name="ce67" table:formula="of:=[.B7]&gt;[.G7]" office:value-type="boolean" office:boolean-value="true" calcext:value-type="boolean">
            <text:p>TRUE</text:p>
          </table:table-cell>
          <table:table-cell table:number-columns-repeated="4"/>
          <table:table-cell table:style-name="ce3" office:value-type="float" office:value="195.836" calcext:value-type="float">
            <text:p>19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2" office:value-type="string" calcext:value-type="string">
            <text:p>Van30_T1</text:p>
          </table:table-cell>
          <table:table-cell table:style-name="ce57" office:value-type="float" office:value="145082.986748" calcext:value-type="float">
            <text:p>145083.0</text:p>
          </table:table-cell>
          <table:table-cell table:style-name="ce57" office:value-type="float" office:value="145076.976242" calcext:value-type="float">
            <text:p>145077.0</text:p>
          </table:table-cell>
          <table:table-cell table:style-name="ce59" office:value-type="float" office:value="0.00414297716680105" calcext:value-type="float">
            <text:p>0.004</text:p>
          </table:table-cell>
          <table:table-cell table:style-name="ce57" office:value-type="float" office:value="2.12959861755" calcext:value-type="float">
            <text:p>2.1</text:p>
          </table:table-cell>
          <table:table-cell table:style-name="ce52" office:value-type="float" office:value="145086.061" calcext:value-type="float">
            <text:p>145086.1</text:p>
          </table:table-cell>
          <table:table-cell table:style-name="ce52" office:value-type="float" office:value="145080.286" calcext:value-type="float">
            <text:p>145080.3</text:p>
          </table:table-cell>
          <table:table-cell table:style-name="ce55" table:formula="of:=([.F8]-[.G8])/[.F8] *100" office:value-type="float" office:value="0.00398039615948646" calcext:value-type="float">
            <text:p>0.004</text:p>
          </table:table-cell>
          <table:table-cell table:style-name="ce52" office:value-type="float" office:value="344.567" calcext:value-type="float">
            <text:p>344.6</text:p>
          </table:table-cell>
          <table:table-cell table:style-name="ce60" office:value-type="float" office:value="0.00228138060616011" calcext:value-type="float">
            <text:p>0.002</text:p>
          </table:table-cell>
          <table:table-cell table:style-name="ce60" table:formula="of:=([.B8]-[.F8])/[.B8]* 100" office:value-type="float" office:value="-0.00211896106421563" calcext:value-type="float">
            <text:p>-0.002</text:p>
          </table:table-cell>
          <table:table-cell table:style-name="ce60" table:formula="of:=([.G8]-[.C8])*100/[.C8]" office:value-type="float" office:value="0.00228138060616011" calcext:value-type="float">
            <text:p>0.002</text:p>
          </table:table-cell>
          <table:table-cell table:style-name="ce67" table:formula="of:=[.F8]&gt;[.C8]" office:value-type="boolean" office:boolean-value="true" calcext:value-type="boolean">
            <text:p>TRUE</text:p>
          </table:table-cell>
          <table:table-cell table:style-name="ce67" table:formula="of:=[.B8]&gt;[.G8]" office:value-type="boolean" office:boolean-value="true" calcext:value-type="boolean">
            <text:p>TRUE</text:p>
          </table:table-cell>
          <table:table-cell table:number-columns-repeated="4"/>
          <table:table-cell table:style-name="ce3" office:value-type="float" office:value="344.567" calcext:value-type="float">
            <text:p>34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2" office:value-type="string" calcext:value-type="string">
            <text:p>Van30_T2</text:p>
          </table:table-cell>
          <table:table-cell table:style-name="ce57" office:value-type="float" office:value="156988.07638" calcext:value-type="float">
            <text:p>156988.1</text:p>
          </table:table-cell>
          <table:table-cell table:style-name="ce57" office:value-type="float" office:value="156979.944044" calcext:value-type="float">
            <text:p>156979.9</text:p>
          </table:table-cell>
          <table:table-cell table:style-name="ce59" office:value-type="float" office:value="0.00518049362900158" calcext:value-type="float">
            <text:p>0.005</text:p>
          </table:table-cell>
          <table:table-cell table:style-name="ce57" office:value-type="float" office:value="2.6494808197" calcext:value-type="float">
            <text:p>2.6</text:p>
          </table:table-cell>
          <table:table-cell table:style-name="ce52" office:value-type="float" office:value="156989.841" calcext:value-type="float">
            <text:p>156989.8</text:p>
          </table:table-cell>
          <table:table-cell table:style-name="ce52" office:value-type="float" office:value="156983.758" calcext:value-type="float">
            <text:p>156983.8</text:p>
          </table:table-cell>
          <table:table-cell table:style-name="ce55" table:formula="of:=([.F9]-[.G9])/[.F9] *100" office:value-type="float" office:value="0.0038747730179459" calcext:value-type="float">
            <text:p>0.004</text:p>
          </table:table-cell>
          <table:table-cell table:style-name="ce52" office:value-type="float" office:value="231.19" calcext:value-type="float">
            <text:p>231.2</text:p>
          </table:table-cell>
          <table:table-cell table:style-name="ce60" office:value-type="float" office:value="0.00242958170435398" calcext:value-type="float">
            <text:p>0.002</text:p>
          </table:table-cell>
          <table:table-cell table:style-name="ce60" table:formula="of:=([.B9]-[.F9])/[.B9]* 100" office:value-type="float" office:value="-0.00112404715100863" calcext:value-type="float">
            <text:p>-0.001</text:p>
          </table:table-cell>
          <table:table-cell table:style-name="ce60" table:formula="of:=([.G9]-[.C9])*100/[.C9]" office:value-type="float" office:value="0.00242958170435398" calcext:value-type="float">
            <text:p>0.002</text:p>
          </table:table-cell>
          <table:table-cell table:style-name="ce67" table:formula="of:=[.F9]&gt;[.C9]" office:value-type="boolean" office:boolean-value="true" calcext:value-type="boolean">
            <text:p>TRUE</text:p>
          </table:table-cell>
          <table:table-cell table:style-name="ce67" table:formula="of:=[.B9]&gt;[.G9]" office:value-type="boolean" office:boolean-value="true" calcext:value-type="boolean">
            <text:p>TRUE</text:p>
          </table:table-cell>
          <table:table-cell table:number-columns-repeated="4"/>
          <table:table-cell table:style-name="ce3" office:value-type="float" office:value="231.19" calcext:value-type="float">
            <text:p>23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2" office:value-type="string" calcext:value-type="string">
            <text:p>Van30_T3</text:p>
          </table:table-cell>
          <table:table-cell table:style-name="ce57" office:value-type="float" office:value="155593.485882" calcext:value-type="float">
            <text:p>155593.5</text:p>
          </table:table-cell>
          <table:table-cell table:style-name="ce57" office:value-type="float" office:value="155592.00878" calcext:value-type="float">
            <text:p>155592.0</text:p>
          </table:table-cell>
          <table:table-cell table:style-name="ce59" office:value-type="float" office:value="0.000949343100321389" calcext:value-type="float">
            <text:p>0.001</text:p>
          </table:table-cell>
          <table:table-cell table:style-name="ce57" office:value-type="float" office:value="7.57974815369" calcext:value-type="float">
            <text:p>7.6</text:p>
          </table:table-cell>
          <table:table-cell table:style-name="ce52" office:value-type="float" office:value="155598.627" calcext:value-type="float">
            <text:p>155598.6</text:p>
          </table:table-cell>
          <table:table-cell table:style-name="ce52" office:value-type="float" office:value="155592.943" calcext:value-type="float">
            <text:p>155592.9</text:p>
          </table:table-cell>
          <table:table-cell table:style-name="ce55" table:formula="of:=([.F10]-[.G10])/[.F10] *100" office:value-type="float" office:value="0.00365298853183864" calcext:value-type="float">
            <text:p>0.004</text:p>
          </table:table-cell>
          <table:table-cell table:style-name="ce52" office:value-type="float" office:value="287.239" calcext:value-type="float">
            <text:p>287.2</text:p>
          </table:table-cell>
          <table:table-cell table:style-name="ce60" office:value-type="float" office:value="0.000600429294101147" calcext:value-type="float">
            <text:p>0.001</text:p>
          </table:table-cell>
          <table:table-cell table:style-name="ce60" table:formula="of:=([.B10]-[.F10])/[.B10]* 100" office:value-type="float" office:value="-0.00330419873997714" calcext:value-type="float">
            <text:p>-0.003</text:p>
          </table:table-cell>
          <table:table-cell table:style-name="ce60" table:formula="of:=([.G10]-[.C10])*100/[.C10]" office:value-type="float" office:value="0.000600429294101147" calcext:value-type="float">
            <text:p>0.001</text:p>
          </table:table-cell>
          <table:table-cell table:style-name="ce67" table:formula="of:=[.F10]&gt;[.C10]" office:value-type="boolean" office:boolean-value="true" calcext:value-type="boolean">
            <text:p>TRUE</text:p>
          </table:table-cell>
          <table:table-cell table:style-name="ce67" table:formula="of:=[.B10]&gt;[.G10]" office:value-type="boolean" office:boolean-value="true" calcext:value-type="boolean">
            <text:p>TRUE</text:p>
          </table:table-cell>
          <table:table-cell table:number-columns-repeated="4"/>
          <table:table-cell table:style-name="ce3" office:value-type="float" office:value="287.239" calcext:value-type="float">
            <text:p>28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2" office:value-type="string" calcext:value-type="string">
            <text:p>Van30_T4</text:p>
          </table:table-cell>
          <table:table-cell table:style-name="ce57" office:value-type="float" office:value="148049.882683" calcext:value-type="float">
            <text:p>148049.9</text:p>
          </table:table-cell>
          <table:table-cell table:style-name="ce57" office:value-type="float" office:value="148043.382596" calcext:value-type="float">
            <text:p>148043.4</text:p>
          </table:table-cell>
          <table:table-cell table:style-name="ce59" office:value-type="float" office:value="0.00439066365953779" calcext:value-type="float">
            <text:p>0.004</text:p>
          </table:table-cell>
          <table:table-cell table:style-name="ce57" office:value-type="float" office:value="2.29501914978" calcext:value-type="float">
            <text:p>2.3</text:p>
          </table:table-cell>
          <table:table-cell table:style-name="ce52" office:value-type="float" office:value="148050.94" calcext:value-type="float">
            <text:p>148050.9</text:p>
          </table:table-cell>
          <table:table-cell table:style-name="ce52" office:value-type="float" office:value="148044.93" calcext:value-type="float">
            <text:p>148044.9</text:p>
          </table:table-cell>
          <table:table-cell table:style-name="ce55" table:formula="of:=([.F11]-[.G11])/[.F11] *100" office:value-type="float" office:value="0.00405941360453997" calcext:value-type="float">
            <text:p>0.004</text:p>
          </table:table-cell>
          <table:table-cell table:style-name="ce52" office:value-type="float" office:value="255.471" calcext:value-type="float">
            <text:p>255.5</text:p>
          </table:table-cell>
          <table:table-cell table:style-name="ce60" office:value-type="float" office:value="0.00104523685749966" calcext:value-type="float">
            <text:p>0.001</text:p>
          </table:table-cell>
          <table:table-cell table:style-name="ce60" table:formula="of:=([.B11]-[.F11])/[.B11]* 100" office:value-type="float" office:value="-0.000714162673308408" calcext:value-type="float">
            <text:p>-0.001</text:p>
          </table:table-cell>
          <table:table-cell table:style-name="ce60" table:formula="of:=([.G11]-[.C11])*100/[.C11]" office:value-type="float" office:value="0.00104523685749966" calcext:value-type="float">
            <text:p>0.001</text:p>
          </table:table-cell>
          <table:table-cell table:style-name="ce67" table:formula="of:=[.F11]&gt;[.C11]" office:value-type="boolean" office:boolean-value="true" calcext:value-type="boolean">
            <text:p>TRUE</text:p>
          </table:table-cell>
          <table:table-cell table:style-name="ce67" table:formula="of:=[.B11]&gt;[.G11]" office:value-type="boolean" office:boolean-value="true" calcext:value-type="boolean">
            <text:p>TRUE</text:p>
          </table:table-cell>
          <table:table-cell table:number-columns-repeated="4"/>
          <table:table-cell table:style-name="ce3" office:value-type="float" office:value="255.471" calcext:value-type="float">
            <text:p>25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2" office:value-type="string" calcext:value-type="string">
            <text:p>Van30_T5</text:p>
          </table:table-cell>
          <table:table-cell table:style-name="ce57" office:value-type="float" office:value="159615.606855" calcext:value-type="float">
            <text:p>159615.6</text:p>
          </table:table-cell>
          <table:table-cell table:style-name="ce57" office:value-type="float" office:value="159609.38682" calcext:value-type="float">
            <text:p>159609.4</text:p>
          </table:table-cell>
          <table:table-cell table:style-name="ce59" office:value-type="float" office:value="0.00389703583473527" calcext:value-type="float">
            <text:p>0.004</text:p>
          </table:table-cell>
          <table:table-cell table:style-name="ce57" office:value-type="float" office:value="2.17775535583" calcext:value-type="float">
            <text:p>2.2</text:p>
          </table:table-cell>
          <table:table-cell table:style-name="ce52" office:value-type="float" office:value="159617.207" calcext:value-type="float">
            <text:p>159617.2</text:p>
          </table:table-cell>
          <table:table-cell table:style-name="ce52" office:value-type="float" office:value="159610.751" calcext:value-type="float">
            <text:p>159610.8</text:p>
          </table:table-cell>
          <table:table-cell table:style-name="ce55" table:formula="of:=([.F12]-[.G12])/[.F12] *100" office:value-type="float" office:value="0.00404467671208254" calcext:value-type="float">
            <text:p>0.004</text:p>
          </table:table-cell>
          <table:table-cell table:style-name="ce52" office:value-type="float" office:value="408.163" calcext:value-type="float">
            <text:p>408.2</text:p>
          </table:table-cell>
          <table:table-cell table:style-name="ce60" office:value-type="float" office:value="0.000854699104579282" calcext:value-type="float">
            <text:p>0.001</text:p>
          </table:table-cell>
          <table:table-cell table:style-name="ce60" table:formula="of:=([.B12]-[.F12])/[.B12]* 100" office:value-type="float" office:value="-0.00100249908610604" calcext:value-type="float">
            <text:p>-0.001</text:p>
          </table:table-cell>
          <table:table-cell table:style-name="ce60" table:formula="of:=([.G12]-[.C12])*100/[.C12]" office:value-type="float" office:value="0.000854699104579282" calcext:value-type="float">
            <text:p>0.001</text:p>
          </table:table-cell>
          <table:table-cell table:style-name="ce67" table:formula="of:=[.F12]&gt;[.C12]" office:value-type="boolean" office:boolean-value="true" calcext:value-type="boolean">
            <text:p>TRUE</text:p>
          </table:table-cell>
          <table:table-cell table:style-name="ce67" table:formula="of:=[.B12]&gt;[.G12]" office:value-type="boolean" office:boolean-value="true" calcext:value-type="boolean">
            <text:p>TRUE</text:p>
          </table:table-cell>
          <table:table-cell table:number-columns-repeated="4"/>
          <table:table-cell table:style-name="ce3" office:value-type="float" office:value="408.163" calcext:value-type="float">
            <text:p>40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2" office:value-type="string" calcext:value-type="string">
            <text:p>Van30_VT1</text:p>
          </table:table-cell>
          <table:table-cell table:style-name="ce57" office:value-type="float" office:value="170444.345979" calcext:value-type="float">
            <text:p>170444.3</text:p>
          </table:table-cell>
          <table:table-cell table:style-name="ce57" office:value-type="float" office:value="166837.143292" calcext:value-type="float">
            <text:p>166837.1</text:p>
          </table:table-cell>
          <table:table-cell table:style-name="ce59" office:value-type="float" office:value="2.16211007682303" calcext:value-type="float">
            <text:p>2.162</text:p>
          </table:table-cell>
          <table:table-cell table:style-name="ce57" office:value-type="float" office:value="7201.09156609" calcext:value-type="float">
            <text:p>7201.1</text:p>
          </table:table-cell>
          <table:table-cell table:style-name="ce64" office:value-type="float" office:value="170451.705" calcext:value-type="float">
            <text:p>170451.7</text:p>
          </table:table-cell>
          <table:table-cell table:style-name="ce64" office:value-type="float" office:value="170432.365" calcext:value-type="float">
            <text:p>170432.4</text:p>
          </table:table-cell>
          <table:table-cell table:style-name="ce65" table:formula="of:=([.F13]-[.G13])/[.F13] *100" office:value-type="float" office:value="0.0113463224084479" calcext:value-type="float">
            <text:p>0.011</text:p>
          </table:table-cell>
          <table:table-cell table:style-name="ce64" office:value-type="float" office:value="7223.726" calcext:value-type="float">
            <text:p>7223.7</text:p>
          </table:table-cell>
          <table:table-cell table:style-name="ce60" office:value-type="float" office:value="2.15492883482643" calcext:value-type="float">
            <text:p>2.155</text:p>
          </table:table-cell>
          <table:table-cell table:style-name="ce60" table:formula="of:=([.B13]-[.F13])/[.B13]* 100" office:value-type="float" office:value="-0.00431755066893724" calcext:value-type="float">
            <text:p>-0.004</text:p>
          </table:table-cell>
          <table:table-cell table:style-name="ce60" table:formula="of:=([.G13]-[.C13])*100/[.C13]" office:value-type="float" office:value="2.15492883482643" calcext:value-type="float">
            <text:p>2.155</text:p>
          </table:table-cell>
          <table:table-cell table:style-name="ce67" table:formula="of:=[.F13]&gt;[.C13]" office:value-type="boolean" office:boolean-value="true" calcext:value-type="boolean">
            <text:p>TRUE</text:p>
          </table:table-cell>
          <table:table-cell table:style-name="ce67" table:formula="of:=[.B13]&gt;[.G13]" office:value-type="boolean" office:boolean-value="true" calcext:value-type="boolean">
            <text:p>TRUE</text:p>
          </table:table-cell>
          <table:table-cell table:number-columns-repeated="4"/>
          <table:table-cell table:style-name="ce17" office:value-type="float" office:value="7012.212" calcext:value-type="float">
            <text:p>7012.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62" office:value-type="string" calcext:value-type="string">
            <text:p>Van30_VT2</text:p>
          </table:table-cell>
          <table:table-cell table:style-name="ce57" office:value-type="float" office:value="166735.05885" calcext:value-type="float">
            <text:p>166735.1</text:p>
          </table:table-cell>
          <table:table-cell table:style-name="ce57" office:value-type="float" office:value="163136.957239" calcext:value-type="float">
            <text:p>163137.0</text:p>
          </table:table-cell>
          <table:table-cell table:style-name="ce59" office:value-type="float" office:value="2.20557111760315" calcext:value-type="float">
            <text:p>2.206</text:p>
          </table:table-cell>
          <table:table-cell table:style-name="ce57" office:value-type="float" office:value="7200.95735359" calcext:value-type="float">
            <text:p>7201.0</text:p>
          </table:table-cell>
          <table:table-cell table:style-name="ce64" office:value-type="float" office:value="166720.731" calcext:value-type="float">
            <text:p>166720.7</text:p>
          </table:table-cell>
          <table:table-cell table:style-name="ce64" office:value-type="float" office:value="166702.857" calcext:value-type="float">
            <text:p>166702.9</text:p>
          </table:table-cell>
          <table:table-cell table:style-name="ce65" table:formula="of:=([.F14]-[.G14])/[.F14] *100" office:value-type="float" office:value="0.0107209222829108" calcext:value-type="float">
            <text:p>0.011</text:p>
          </table:table-cell>
          <table:table-cell table:style-name="ce64" office:value-type="float" office:value="7217.12" calcext:value-type="float">
            <text:p>7217.1</text:p>
          </table:table-cell>
          <table:table-cell table:style-name="ce60" office:value-type="float" office:value="2.18583196680311" calcext:value-type="float">
            <text:p>2.186</text:p>
          </table:table-cell>
          <table:table-cell table:style-name="ce60" table:formula="of:=([.B14]-[.F14])/[.B14]* 100" office:value-type="float" office:value="0.00859318376040594" calcext:value-type="float">
            <text:p>0.009</text:p>
          </table:table-cell>
          <table:table-cell table:style-name="ce60" table:formula="of:=([.G14]-[.C14])*100/[.C14]" office:value-type="float" office:value="2.18583196680311" calcext:value-type="float">
            <text:p>2.186</text:p>
          </table:table-cell>
          <table:table-cell table:style-name="ce67" table:formula="of:=[.F14]&gt;[.C14]" office:value-type="boolean" office:boolean-value="true" calcext:value-type="boolean">
            <text:p>TRUE</text:p>
          </table:table-cell>
          <table:table-cell table:style-name="ce67" table:formula="of:=[.B14]&gt;[.G14]" office:value-type="boolean" office:boolean-value="true" calcext:value-type="boolean">
            <text:p>TRUE</text:p>
          </table:table-cell>
          <table:table-cell table:number-columns-repeated="4"/>
          <table:table-cell table:style-name="ce17" office:value-type="float" office:value="4083.081" calcext:value-type="float">
            <text:p>4083.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62" office:value-type="string" calcext:value-type="string">
            <text:p>Van30_VT3</text:p>
          </table:table-cell>
          <table:table-cell table:style-name="ce57" office:value-type="float" office:value="157852.620433" calcext:value-type="float">
            <text:p>157852.6</text:p>
          </table:table-cell>
          <table:table-cell table:style-name="ce57" office:value-type="float" office:value="153696.611933" calcext:value-type="float">
            <text:p>153696.6</text:p>
          </table:table-cell>
          <table:table-cell table:style-name="ce59" office:value-type="float" office:value="2.70403390662359" calcext:value-type="float">
            <text:p>2.704</text:p>
          </table:table-cell>
          <table:table-cell table:style-name="ce57" office:value-type="float" office:value="7201.25218391" calcext:value-type="float">
            <text:p>7201.3</text:p>
          </table:table-cell>
          <table:table-cell table:style-name="ce64" office:value-type="float" office:value="157796.739" calcext:value-type="float">
            <text:p>157796.7</text:p>
          </table:table-cell>
          <table:table-cell table:style-name="ce64" office:value-type="float" office:value="157773.928" calcext:value-type="float">
            <text:p>157773.9</text:p>
          </table:table-cell>
          <table:table-cell table:style-name="ce65" table:formula="of:=([.F15]-[.G15])/[.F15] *100" office:value-type="float" office:value="0.0144559387884353" calcext:value-type="float">
            <text:p>0.014</text:p>
          </table:table-cell>
          <table:table-cell table:style-name="ce64" office:value-type="float" office:value="7245.134" calcext:value-type="float">
            <text:p>7245.1</text:p>
          </table:table-cell>
          <table:table-cell table:style-name="ce60" office:value-type="float" office:value="2.65283405777182" calcext:value-type="float">
            <text:p>2.653</text:p>
          </table:table-cell>
          <table:table-cell table:style-name="ce60" table:formula="of:=([.B15]-[.F15])/[.B15]* 100" office:value-type="float" office:value="0.0354010170035289" calcext:value-type="float">
            <text:p>0.035</text:p>
          </table:table-cell>
          <table:table-cell table:style-name="ce60" table:formula="of:=([.G15]-[.C15])*100/[.C15]" office:value-type="float" office:value="2.65283405777182" calcext:value-type="float">
            <text:p>2.653</text:p>
          </table:table-cell>
          <table:table-cell table:style-name="ce67" table:formula="of:=[.F15]&gt;[.C15]" office:value-type="boolean" office:boolean-value="true" calcext:value-type="boolean">
            <text:p>TRUE</text:p>
          </table:table-cell>
          <table:table-cell table:style-name="ce67" table:formula="of:=[.B15]&gt;[.G15]" office:value-type="boolean" office:boolean-value="true" calcext:value-type="boolean">
            <text:p>TRUE</text:p>
          </table:table-cell>
          <table:table-cell table:number-columns-repeated="4"/>
          <table:table-cell table:style-name="ce17" office:value-type="float" office:value="5243.76" calcext:value-type="float">
            <text:p>5243.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62" office:value-type="string" calcext:value-type="string">
            <text:p>Van30_VT4</text:p>
          </table:table-cell>
          <table:table-cell table:style-name="ce57" office:value-type="float" office:value="165529.616788" calcext:value-type="float">
            <text:p>165529.6</text:p>
          </table:table-cell>
          <table:table-cell table:style-name="ce57" office:value-type="float" office:value="161425.110085" calcext:value-type="float">
            <text:p>161425.1</text:p>
          </table:table-cell>
          <table:table-cell table:style-name="ce59" office:value-type="float" office:value="2.54266929156112" calcext:value-type="float">
            <text:p>2.543</text:p>
          </table:table-cell>
          <table:table-cell table:style-name="ce57" office:value-type="float" office:value="7201.01231956" calcext:value-type="float">
            <text:p>7201.0</text:p>
          </table:table-cell>
          <table:table-cell table:style-name="ce64" office:value-type="float" office:value="165538.812" calcext:value-type="float">
            <text:p>165538.8</text:p>
          </table:table-cell>
          <table:table-cell table:style-name="ce64" office:value-type="float" office:value="165521.372" calcext:value-type="float">
            <text:p>165521.4</text:p>
          </table:table-cell>
          <table:table-cell table:style-name="ce65" table:formula="of:=([.F16]-[.G16])/[.F16] *100" office:value-type="float" office:value="0.0105352936808574" calcext:value-type="float">
            <text:p>0.011</text:p>
          </table:table-cell>
          <table:table-cell table:style-name="ce64" office:value-type="float" office:value="7219.467" calcext:value-type="float">
            <text:p>7219.5</text:p>
          </table:table-cell>
          <table:table-cell table:style-name="ce60" office:value-type="float" office:value="2.53756179124988" calcext:value-type="float">
            <text:p>2.538</text:p>
          </table:table-cell>
          <table:table-cell table:style-name="ce60" table:formula="of:=([.B16]-[.F16])/[.B16]* 100" office:value-type="float" office:value="-0.00555502524467757" calcext:value-type="float">
            <text:p>-0.006</text:p>
          </table:table-cell>
          <table:table-cell table:style-name="ce60" table:formula="of:=([.G16]-[.C16])*100/[.C16]" office:value-type="float" office:value="2.53756179124988" calcext:value-type="float">
            <text:p>2.538</text:p>
          </table:table-cell>
          <table:table-cell table:style-name="ce67" table:formula="of:=[.F16]&gt;[.C16]" office:value-type="boolean" office:boolean-value="true" calcext:value-type="boolean">
            <text:p>TRUE</text:p>
          </table:table-cell>
          <table:table-cell table:style-name="ce67" table:formula="of:=[.B16]&gt;[.G16]" office:value-type="boolean" office:boolean-value="true" calcext:value-type="boolean">
            <text:p>TRUE</text:p>
          </table:table-cell>
          <table:table-cell table:number-columns-repeated="4"/>
          <table:table-cell table:style-name="ce17" office:value-type="float" office:value="2264.59" calcext:value-type="float">
            <text:p>2264.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62" office:value-type="string" calcext:value-type="string">
            <text:p>Van30_VT5</text:p>
          </table:table-cell>
          <table:table-cell table:style-name="ce57" office:value-type="float" office:value="165752.511687" calcext:value-type="float">
            <text:p>165752.5</text:p>
          </table:table-cell>
          <table:table-cell table:style-name="ce57" office:value-type="float" office:value="161929.705063" calcext:value-type="float">
            <text:p>161929.7</text:p>
          </table:table-cell>
          <table:table-cell table:style-name="ce59" office:value-type="float" office:value="2.36078156414396" calcext:value-type="float">
            <text:p>2.361</text:p>
          </table:table-cell>
          <table:table-cell table:style-name="ce57" office:value-type="float" office:value="7200.85440826" calcext:value-type="float">
            <text:p>7200.9</text:p>
          </table:table-cell>
          <table:table-cell table:style-name="ce64" office:value-type="float" office:value="165689.235" calcext:value-type="float">
            <text:p>165689.2</text:p>
          </table:table-cell>
          <table:table-cell table:style-name="ce64" office:value-type="float" office:value="165673.647" calcext:value-type="float">
            <text:p>165673.6</text:p>
          </table:table-cell>
          <table:table-cell table:style-name="ce65" table:formula="of:=([.F17]-[.G17])/[.F17] *100" office:value-type="float" office:value="0.00940797390970441" calcext:value-type="float">
            <text:p>0.009</text:p>
          </table:table-cell>
          <table:table-cell table:style-name="ce64" office:value-type="float" office:value="2162.778" calcext:value-type="float">
            <text:p>2162.8</text:p>
          </table:table-cell>
          <table:table-cell table:style-name="ce60" office:value-type="float" office:value="2.3120785253968" calcext:value-type="float">
            <text:p>2.312</text:p>
          </table:table-cell>
          <table:table-cell table:style-name="ce60" table:formula="of:=([.B17]-[.F17])/[.B17]* 100" office:value-type="float" office:value="0.0381754016008482" calcext:value-type="float">
            <text:p>0.038</text:p>
          </table:table-cell>
          <table:table-cell table:style-name="ce60" table:formula="of:=([.G17]-[.C17])*100/[.C17]" office:value-type="float" office:value="2.3120785253968" calcext:value-type="float">
            <text:p>2.312</text:p>
          </table:table-cell>
          <table:table-cell table:style-name="ce67" table:formula="of:=[.F17]&gt;[.C17]" office:value-type="boolean" office:boolean-value="true" calcext:value-type="boolean">
            <text:p>TRUE</text:p>
          </table:table-cell>
          <table:table-cell table:style-name="ce67" table:formula="of:=[.B17]&gt;[.G17]" office:value-type="boolean" office:boolean-value="true" calcext:value-type="boolean">
            <text:p>TRUE</text:p>
          </table:table-cell>
          <table:table-cell table:number-columns-repeated="4"/>
          <table:table-cell table:style-name="ce17" office:value-type="float" office:value="2162.777" calcext:value-type="float">
            <text:p>2162.8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table:style-name="ce62" office:value-type="string" calcext:value-type="string">
            <text:p>Van30_VTL1</text:p>
          </table:table-cell>
          <table:table-cell table:style-name="ce57" office:value-type="float" office:value="160276.361576" calcext:value-type="float">
            <text:p>160276.4</text:p>
          </table:table-cell>
          <table:table-cell table:style-name="ce57" office:value-type="float" office:value="156403.360979" calcext:value-type="float">
            <text:p>156403.4</text:p>
          </table:table-cell>
          <table:table-cell table:style-name="ce59" office:value-type="float" office:value="2.476289878144" calcext:value-type="float">
            <text:p>2.476</text:p>
          </table:table-cell>
          <table:table-cell table:style-name="ce57" office:value-type="float" office:value="7200.42865372" calcext:value-type="float">
            <text:p>7200.4</text:p>
          </table:table-cell>
          <table:table-cell table:style-name="ce64" office:value-type="float" office:value="160263.968" calcext:value-type="float">
            <text:p>160264.0</text:p>
          </table:table-cell>
          <table:table-cell table:style-name="ce64" office:value-type="float" office:value="160250.955" calcext:value-type="float">
            <text:p>160251.0</text:p>
          </table:table-cell>
          <table:table-cell table:style-name="ce65" office:value-type="float" office:value="0.008" calcext:value-type="float">
            <text:p>0.008</text:p>
          </table:table-cell>
          <table:table-cell table:style-name="ce64" office:value-type="float" office:value="6750.984" calcext:value-type="float">
            <text:p>6751.0</text:p>
          </table:table-cell>
          <table:table-cell table:style-name="ce60" office:value-type="float" office:value="2.46004561341659" calcext:value-type="float">
            <text:p>2.460</text:p>
          </table:table-cell>
          <table:table-cell table:style-name="ce60" table:formula="of:=([.B18]-[.F18])/[.B18]* 100" office:value-type="float" office:value="0.00773262874084237" calcext:value-type="float">
            <text:p>0.008</text:p>
          </table:table-cell>
          <table:table-cell table:style-name="ce60" table:formula="of:=([.G18]-[.C18])*100/[.C18]" office:value-type="float" office:value="2.46004561341659" calcext:value-type="float">
            <text:p>2.460</text:p>
          </table:table-cell>
          <table:table-cell table:style-name="ce67" table:formula="of:=[.F18]&gt;[.C18]" office:value-type="boolean" office:boolean-value="true" calcext:value-type="boolean">
            <text:p>TRUE</text:p>
          </table:table-cell>
          <table:table-cell table:style-name="ce67" table:formula="of:=[.B18]&gt;[.G18]" office:value-type="boolean" office:boolean-value="true" calcext:value-type="boolean">
            <text:p>TRUE</text:p>
          </table:table-cell>
          <table:table-cell table:number-columns-repeated="4"/>
          <table:table-cell table:style-name="ce17" office:value-type="float" office:value="6750.983" calcext:value-type="float">
            <text:p>6751.0</text:p>
          </table:table-cell>
          <table:table-cell table:style-name="ce5" office:value-type="float" office:value="21" calcext:value-type="float">
            <text:p>21</text:p>
          </table:table-cell>
        </table:table-row>
        <table:table-row table:style-name="ro1">
          <table:table-cell table:style-name="ce62" office:value-type="string" calcext:value-type="string">
            <text:p>Van30_VTL2</text:p>
          </table:table-cell>
          <table:table-cell table:style-name="ce57" office:value-type="float" office:value="158186.677879" calcext:value-type="float">
            <text:p>158186.7</text:p>
          </table:table-cell>
          <table:table-cell table:style-name="ce57" office:value-type="float" office:value="154002.817769" calcext:value-type="float">
            <text:p>154002.8</text:p>
          </table:table-cell>
          <table:table-cell table:style-name="ce59" office:value-type="float" office:value="2.7167425704351" calcext:value-type="float">
            <text:p>2.717</text:p>
          </table:table-cell>
          <table:table-cell table:style-name="ce57" office:value-type="float" office:value="7200.94835854" calcext:value-type="float">
            <text:p>7200.9</text:p>
          </table:table-cell>
          <table:table-cell table:style-name="ce64" office:value-type="float" office:value="158203.327" calcext:value-type="float">
            <text:p>158203.3</text:p>
          </table:table-cell>
          <table:table-cell table:style-name="ce64" office:value-type="float" office:value="158179.764" calcext:value-type="float">
            <text:p>158179.8</text:p>
          </table:table-cell>
          <table:table-cell table:style-name="ce65" office:value-type="float" office:value="0.015" calcext:value-type="float">
            <text:p>0.015</text:p>
          </table:table-cell>
          <table:table-cell table:style-name="ce64" office:value-type="float" office:value="7210.596" calcext:value-type="float">
            <text:p>7210.6</text:p>
          </table:table-cell>
          <table:table-cell table:style-name="ce60" office:value-type="float" office:value="2.71225312076128" calcext:value-type="float">
            <text:p>2.712</text:p>
          </table:table-cell>
          <table:table-cell table:style-name="ce60" table:formula="of:=([.B19]-[.F19])/[.B19]* 100" office:value-type="float" office:value="-0.0105249830284255" calcext:value-type="float">
            <text:p>-0.011</text:p>
          </table:table-cell>
          <table:table-cell table:style-name="ce60" table:formula="of:=([.G19]-[.C19])*100/[.C19]" office:value-type="float" office:value="2.71225312076128" calcext:value-type="float">
            <text:p>2.712</text:p>
          </table:table-cell>
          <table:table-cell table:style-name="ce67" table:formula="of:=[.F19]&gt;[.C19]" office:value-type="boolean" office:boolean-value="true" calcext:value-type="boolean">
            <text:p>TRUE</text:p>
          </table:table-cell>
          <table:table-cell table:style-name="ce67" table:formula="of:=[.B19]&gt;[.G19]" office:value-type="boolean" office:boolean-value="true" calcext:value-type="boolean">
            <text:p>TRUE</text:p>
          </table:table-cell>
          <table:table-cell table:number-columns-repeated="4"/>
          <table:table-cell table:style-name="ce17" office:value-type="float" office:value="839.5" calcext:value-type="float">
            <text:p>839.5</text:p>
          </table:table-cell>
          <table:table-cell table:style-name="ce5" office:value-type="float" office:value="25" calcext:value-type="float">
            <text:p>25</text:p>
          </table:table-cell>
        </table:table-row>
        <table:table-row table:style-name="ro1">
          <table:table-cell table:style-name="ce62" office:value-type="string" calcext:value-type="string">
            <text:p>Van30_VTL3</text:p>
          </table:table-cell>
          <table:table-cell table:style-name="ce57" office:value-type="float" office:value="169682.379556" calcext:value-type="float">
            <text:p>169682.4</text:p>
          </table:table-cell>
          <table:table-cell table:style-name="ce57" office:value-type="float" office:value="166147.204305" calcext:value-type="float">
            <text:p>166147.2</text:p>
          </table:table-cell>
          <table:table-cell table:style-name="ce59" office:value-type="float" office:value="2.12773682577915" calcext:value-type="float">
            <text:p>2.128</text:p>
          </table:table-cell>
          <table:table-cell table:style-name="ce57" office:value-type="float" office:value="7201.34612656" calcext:value-type="float">
            <text:p>7201.3</text:p>
          </table:table-cell>
          <table:table-cell table:style-name="ce52" office:value-type="float" office:value="169681.222" calcext:value-type="float">
            <text:p>169681.2</text:p>
          </table:table-cell>
          <table:table-cell table:style-name="ce52" office:value-type="float" office:value="169665.996" calcext:value-type="float">
            <text:p>169666.0</text:p>
          </table:table-cell>
          <table:table-cell table:style-name="ce55" table:formula="of:=([.F20]-[.G20])/[.F20] *100" office:value-type="float" office:value="0.00897329699805858" calcext:value-type="float">
            <text:p>0.009</text:p>
          </table:table-cell>
          <table:table-cell table:style-name="ce52" office:value-type="float" office:value="1880.263" calcext:value-type="float">
            <text:p>1880.3</text:p>
          </table:table-cell>
          <table:table-cell table:style-name="ce60" office:value-type="float" office:value="2.11787595808143" calcext:value-type="float">
            <text:p>2.118</text:p>
          </table:table-cell>
          <table:table-cell table:style-name="ce60" table:formula="of:=([.B20]-[.F20])/[.B20]* 100" office:value-type="float" office:value="0.000682189867339167" calcext:value-type="float">
            <text:p>0.001</text:p>
          </table:table-cell>
          <table:table-cell table:style-name="ce60" table:formula="of:=([.G20]-[.C20])*100/[.C20]" office:value-type="float" office:value="2.11787595808143" calcext:value-type="float">
            <text:p>2.118</text:p>
          </table:table-cell>
          <table:table-cell table:style-name="ce67" table:formula="of:=[.F20]&gt;[.C20]" office:value-type="boolean" office:boolean-value="true" calcext:value-type="boolean">
            <text:p>TRUE</text:p>
          </table:table-cell>
          <table:table-cell table:style-name="ce67" table:formula="of:=[.B20]&gt;[.G20]" office:value-type="boolean" office:boolean-value="true" calcext:value-type="boolean">
            <text:p>TRUE</text:p>
          </table:table-cell>
          <table:table-cell table:number-columns-repeated="4"/>
          <table:table-cell table:style-name="ce3" office:value-type="float" office:value="1219.203" calcext:value-type="float">
            <text:p>121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2" office:value-type="string" calcext:value-type="string">
            <text:p>Van30_VTL4</text:p>
          </table:table-cell>
          <table:table-cell table:style-name="ce57" office:value-type="float" office:value="165362.968205" calcext:value-type="float">
            <text:p>165363.0</text:p>
          </table:table-cell>
          <table:table-cell table:style-name="ce57" office:value-type="float" office:value="161384.362032" calcext:value-type="float">
            <text:p>161384.4</text:p>
          </table:table-cell>
          <table:table-cell table:style-name="ce59" office:value-type="float" office:value="2.46529844831627" calcext:value-type="float">
            <text:p>2.465</text:p>
          </table:table-cell>
          <table:table-cell table:style-name="ce57" office:value-type="float" office:value="7200.94976234" calcext:value-type="float">
            <text:p>7200.9</text:p>
          </table:table-cell>
          <table:table-cell table:style-name="ce64" office:value-type="float" office:value="165355.814" calcext:value-type="float">
            <text:p>165355.8</text:p>
          </table:table-cell>
          <table:table-cell table:style-name="ce64" office:value-type="float" office:value="165335.928" calcext:value-type="float">
            <text:p>165335.9</text:p>
          </table:table-cell>
          <table:table-cell table:style-name="ce65" table:formula="of:=([.F21]-[.G21])/[.F21] *100" office:value-type="float" office:value="0.0120261873586124" calcext:value-type="float">
            <text:p>0.012</text:p>
          </table:table-cell>
          <table:table-cell table:style-name="ce64" office:value-type="float" office:value="7209.777" calcext:value-type="float">
            <text:p>7209.8</text:p>
          </table:table-cell>
          <table:table-cell table:style-name="ce60" office:value-type="float" office:value="2.44854329022069" calcext:value-type="float">
            <text:p>2.449</text:p>
          </table:table-cell>
          <table:table-cell table:style-name="ce60" table:formula="of:=([.B21]-[.F21])/[.B21]* 100" office:value-type="float" office:value="0.00432636464962933" calcext:value-type="float">
            <text:p>0.004</text:p>
          </table:table-cell>
          <table:table-cell table:style-name="ce60" table:formula="of:=([.G21]-[.C21])*100/[.C21]" office:value-type="float" office:value="2.44854329022069" calcext:value-type="float">
            <text:p>2.449</text:p>
          </table:table-cell>
          <table:table-cell table:style-name="ce67" table:formula="of:=[.F21]&gt;[.C21]" office:value-type="boolean" office:boolean-value="true" calcext:value-type="boolean">
            <text:p>TRUE</text:p>
          </table:table-cell>
          <table:table-cell table:style-name="ce67" table:formula="of:=[.B21]&gt;[.G21]" office:value-type="boolean" office:boolean-value="true" calcext:value-type="boolean">
            <text:p>TRUE</text:p>
          </table:table-cell>
          <table:table-cell table:number-columns-repeated="4"/>
          <table:table-cell table:style-name="ce17" office:value-type="float" office:value="1148.363" calcext:value-type="float">
            <text:p>114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2" office:value-type="string" calcext:value-type="string">
            <text:p>Van30_VTL5</text:p>
          </table:table-cell>
          <table:table-cell table:style-name="ce57" office:value-type="float" office:value="168168.58542" calcext:value-type="float">
            <text:p>168168.6</text:p>
          </table:table-cell>
          <table:table-cell table:style-name="ce57" office:value-type="float" office:value="164576.730295" calcext:value-type="float">
            <text:p>164576.7</text:p>
          </table:table-cell>
          <table:table-cell table:style-name="ce59" office:value-type="float" office:value="2.18248054786462" calcext:value-type="float">
            <text:p>2.182</text:p>
          </table:table-cell>
          <table:table-cell table:style-name="ce57" office:value-type="float" office:value="7201.15271568" calcext:value-type="float">
            <text:p>7201.2</text:p>
          </table:table-cell>
          <table:table-cell table:style-name="ce64" office:value-type="float" office:value="168079.099" calcext:value-type="float">
            <text:p>168079.1</text:p>
          </table:table-cell>
          <table:table-cell table:style-name="ce64" office:value-type="float" office:value="168059.706" calcext:value-type="float">
            <text:p>168059.7</text:p>
          </table:table-cell>
          <table:table-cell table:style-name="ce65" table:formula="of:=([.F22]-[.G22])/[.F22] *100" office:value-type="float" office:value="0.01153801996522" calcext:value-type="float">
            <text:p>0.012</text:p>
          </table:table-cell>
          <table:table-cell table:style-name="ce64" office:value-type="float" office:value="7212.165" calcext:value-type="float">
            <text:p>7212.2</text:p>
          </table:table-cell>
          <table:table-cell table:style-name="ce66" office:value-type="float" office:value="2.11632330935052" calcext:value-type="float">
            <text:p>2.116</text:p>
          </table:table-cell>
          <table:table-cell table:style-name="ce60" table:formula="of:=([.B22]-[.F22])/[.B22]* 100" office:value-type="float" office:value="0.0532123284360806" calcext:value-type="float">
            <text:p>0.053</text:p>
          </table:table-cell>
          <table:table-cell table:style-name="ce60" table:formula="of:=([.G22]-[.C22])*100/[.C22]" office:value-type="float" office:value="2.11632330935052" calcext:value-type="float">
            <text:p>2.116</text:p>
          </table:table-cell>
          <table:table-cell table:style-name="ce67" table:formula="of:=[.F22]&gt;[.C22]" office:value-type="boolean" office:boolean-value="true" calcext:value-type="boolean">
            <text:p>TRUE</text:p>
          </table:table-cell>
          <table:table-cell table:style-name="ce67" table:formula="of:=[.B22]&gt;[.G22]" office:value-type="boolean" office:boolean-value="true" calcext:value-type="boolean">
            <text:p>TRUE</text:p>
          </table:table-cell>
          <table:table-cell table:number-columns-repeated="4"/>
          <table:table-cell table:style-name="ce4" office:value-type="float" office:value="4291.176" calcext:value-type="float">
            <text:p>429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9" office:value-type="string" calcext:value-type="string">
            <text:p>Average</text:p>
          </table:table-cell>
          <table:table-cell table:style-name="ce29" table:number-columns-repeated="2"/>
          <table:table-cell table:style-name="ce60" table:formula="of:=AVERAGE([.D3:.D22])" office:value-type="float" office:value="1.19811373703422" calcext:value-type="float">
            <text:p>1.198</text:p>
          </table:table-cell>
          <table:table-cell table:style-name="ce52" table:formula="of:=AVERAGE([.E3:.E22])" office:value-type="float" office:value="3601.87200251733" calcext:value-type="float">
            <text:p>3601.9</text:p>
          </table:table-cell>
          <table:table-cell table:style-name="ce29" table:number-columns-repeated="2"/>
          <table:table-cell table:style-name="ce60" table:formula="of:=AVERAGE([.H3:.H22])" office:value-type="float" office:value="0.00761799828023525" calcext:value-type="float">
            <text:p>0.008</text:p>
          </table:table-cell>
          <table:table-cell table:style-name="ce52" table:formula="of:=AVERAGE([.I3:.I22])" office:value-type="float" office:value="3240.03615" calcext:value-type="float">
            <text:p>3240.0</text:p>
          </table:table-cell>
          <table:table-cell table:style-name="ce60" table:formula="of:=AVERAGE([.J3:.J22])" office:value-type="float" office:value="1.18533031373443" calcext:value-type="float">
            <text:p>1.185</text:p>
          </table:table-cell>
          <table:table-cell table:style-name="ce60" table:formula="of:=AVERAGE([.K3:.K22])" office:value-type="float" office:value="0.00500719455032065" calcext:value-type="float">
            <text:p>0.005</text:p>
          </table:table-cell>
          <table:table-cell table:style-name="ce60" table:formula="of:=AVERAGE([.L3:.L22])" office:value-type="float" office:value="1.18533031373443" calcext:value-type="float">
            <text:p>1.185</text:p>
          </table:table-cell>
          <table:table-cell table:number-columns-repeated="8"/>
        </table:table-row>
        <table:table-row table:style-name="ro1" table:number-rows-repeated="1048552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Van_60" table:style-name="ta1">
        <table:table-column table:style-name="co2" table:number-columns-repeated="11" table:default-cell-style-name="ce29"/>
        <table:table-column table:style-name="co2" table:number-columns-repeated="4" table:default-cell-style-name="Default"/>
        <table:table-column table:style-name="co2" table:number-columns-repeated="1009" table:default-cell-style-name="ce29"/>
        <table:table-row table:style-name="ro1">
          <table:table-cell office:value-type="string" calcext:value-type="string" table:number-columns-spanned="1" table:number-rows-spanned="2">
            <text:p>Instance</text:p>
          </table:table-cell>
          <table:table-cell table:style-name="ce53" office:value-type="string" calcext:value-type="string" table:number-columns-spanned="4" table:number-rows-spanned="1">
            <text:p>Model</text:p>
          </table:table-cell>
          <table:covered-table-cell table:style-name="ce53"/>
          <table:covered-table-cell table:style-name="ce55"/>
          <table:covered-table-cell table:style-name="ce52"/>
          <table:table-cell office:value-type="string" calcext:value-type="string" table:number-columns-spanned="3" table:number-rows-spanned="1">
            <text:p>B\&amp;P</text:p>
          </table:table-cell>
          <table:covered-table-cell table:number-columns-repeated="2"/>
          <table:table-cell table:number-columns-repeated="3"/>
          <table:table-cell office:value-type="string" calcext:value-type="string" table:number-columns-spanned="2" table:number-rows-spanned="1">
            <text:p>How much better</text:p>
          </table:table-cell>
          <table:covered-table-cell/>
          <table:table-cell table:style-name="ce29" table:number-columns-repeated="2"/>
          <table:table-cell table:number-columns-repeated="1009"/>
        </table:table-row>
        <table:table-row table:style-name="ro1">
          <table:covered-table-cell/>
          <table:table-cell table:style-name="ce52" office:value-type="string" calcext:value-type="string">
            <text:p>UB</text:p>
          </table:table-cell>
          <table:table-cell table:style-name="ce52" office:value-type="string" calcext:value-type="string">
            <text:p>LB</text:p>
          </table:table-cell>
          <table:table-cell table:style-name="ce55" office:value-type="string" calcext:value-type="string">
            <text:p>Gap</text:p>
          </table:table-cell>
          <table:table-cell table:style-name="ce58" office:value-type="string" calcext:value-type="string">
            <text:p>Time</text:p>
          </table:table-cell>
          <table:table-cell table:style-name="ce52" office:value-type="string" calcext:value-type="string">
            <text:p>UB</text:p>
          </table:table-cell>
          <table:table-cell table:style-name="ce52" office:value-type="string" calcext:value-type="string">
            <text:p>LB</text:p>
          </table:table-cell>
          <table:table-cell table:style-name="ce55" office:value-type="string" calcext:value-type="string">
            <text:p>Ga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-Gap</text:p>
          </table:table-cell>
          <table:table-cell/>
          <table:table-cell table:style-name="ce29" office:value-type="string" calcext:value-type="string">
            <text:p>UB-Gap</text:p>
          </table:table-cell>
          <table:table-cell table:style-name="ce29" office:value-type="string" calcext:value-type="string">
            <text:p>LB-Gap</text:p>
          </table:table-cell>
          <table:table-cell table:style-name="ce29" office:value-type="string" calcext:value-type="string">
            <text:p>Sanity_UB</text:p>
          </table:table-cell>
          <table:table-cell table:style-name="ce29" office:value-type="string" calcext:value-type="string">
            <text:p>Sanity_LB</text:p>
          </table:table-cell>
          <table:table-cell/>
          <table:table-cell office:value-type="string" calcext:value-type="string">
            <text:p>Time to Ub</text:p>
          </table:table-cell>
          <table:table-cell office:value-type="string" calcext:value-type="string">
            <text:p>Node</text:p>
          </table:table-cell>
          <table:table-cell table:number-columns-repeated="1006"/>
        </table:table-row>
        <table:table-row table:style-name="ro1">
          <table:table-cell table:style-name="ce28" office:value-type="string" calcext:value-type="string">
            <text:p>Van60_A1</text:p>
          </table:table-cell>
          <table:table-cell table:style-name="ce57" office:value-type="float" office:value="145093.591" calcext:value-type="float">
            <text:p>145093.6</text:p>
          </table:table-cell>
          <table:table-cell table:style-name="ce68" office:value-type="float" office:value="145092.337" calcext:value-type="float">
            <text:p>145092.3</text:p>
          </table:table-cell>
          <table:table-cell table:style-name="ce59" office:value-type="float" office:value="0" calcext:value-type="float">
            <text:p>0.000</text:p>
          </table:table-cell>
          <table:table-cell table:style-name="ce68" office:value-type="float" office:value="20.739" calcext:value-type="float">
            <text:p>20.7</text:p>
          </table:table-cell>
          <table:table-cell table:style-name="ce52" office:value-type="float" office:value="145105.647" calcext:value-type="float">
            <text:p>145105.6</text:p>
          </table:table-cell>
          <table:table-cell table:style-name="ce52" office:value-type="float" office:value="145093.063" calcext:value-type="float">
            <text:p>145093.1</text:p>
          </table:table-cell>
          <table:table-cell table:style-name="ce55" table:formula="of:=([.F3]-[.G3])/[.F3] *100" office:value-type="float" office:value="0.00867230205038303" calcext:value-type="float">
            <text:p>0.009</text:p>
          </table:table-cell>
          <table:table-cell table:style-name="ce52" office:value-type="float" office:value="1979.133" calcext:value-type="float">
            <text:p>1979.1</text:p>
          </table:table-cell>
          <table:table-cell table:style-name="ce60" office:value-type="float" office:value="0.000500371015455565" calcext:value-type="float">
            <text:p>0.001</text:p>
          </table:table-cell>
          <table:table-cell table:style-name="ce60"/>
          <table:table-cell table:style-name="ce60" table:formula="of:=([.B3]-[.F3])/[.B3]* 100" office:value-type="float" office:value="-0.00830911959440814" calcext:value-type="float">
            <text:p>-0.008</text:p>
          </table:table-cell>
          <table:table-cell table:style-name="ce60" table:formula="of:=([.G3]-[.C3])*100/[.C3]" office:value-type="float" office:value="0.000500371015455565" calcext:value-type="float">
            <text:p>0.001</text:p>
          </table:table-cell>
          <table:table-cell table:style-name="ce67" table:formula="of:=[.F3]&gt;[.C3]" office:value-type="boolean" office:boolean-value="true" calcext:value-type="boolean">
            <text:p>TRUE</text:p>
          </table:table-cell>
          <table:table-cell table:style-name="ce67" table:formula="of:=[.B3]&gt;[.G3]" office:value-type="boolean" office:boolean-value="true" calcext:value-type="boolean">
            <text:p>TRUE</text:p>
          </table:table-cell>
          <table:table-cell/>
          <table:table-cell table:style-name="ce52" office:value-type="float" office:value="1979.132" calcext:value-type="float">
            <text:p>1979.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8" office:value-type="string" calcext:value-type="string">
            <text:p>Van60_A2</text:p>
          </table:table-cell>
          <table:table-cell table:style-name="ce64" office:value-type="float" office:value="146713.573" calcext:value-type="float">
            <text:p>146713.6</text:p>
          </table:table-cell>
          <table:table-cell table:style-name="ce64" office:value-type="float" office:value="146712.137" calcext:value-type="float">
            <text:p>146712.1</text:p>
          </table:table-cell>
          <table:table-cell table:style-name="ce66" office:value-type="float" office:value="0" calcext:value-type="float">
            <text:p>0.000</text:p>
          </table:table-cell>
          <table:table-cell table:style-name="ce64" office:value-type="float" office:value="32.033" calcext:value-type="float">
            <text:p>32.0</text:p>
          </table:table-cell>
          <table:table-cell table:style-name="ce52" office:value-type="float" office:value="146726.043" calcext:value-type="float">
            <text:p>146726.0</text:p>
          </table:table-cell>
          <table:table-cell table:style-name="ce52" office:value-type="float" office:value="146712.72" calcext:value-type="float">
            <text:p>146712.7</text:p>
          </table:table-cell>
          <table:table-cell table:style-name="ce55" table:formula="of:=([.F4]-[.G4])/[.F4] *100" office:value-type="float" office:value="0.00908018762559006" calcext:value-type="float">
            <text:p>0.009</text:p>
          </table:table-cell>
          <table:table-cell table:style-name="ce52" office:value-type="float" office:value="3280.582" calcext:value-type="float">
            <text:p>3280.6</text:p>
          </table:table-cell>
          <table:table-cell table:style-name="ce60" office:value-type="float" office:value="0.000397376803265616" calcext:value-type="float">
            <text:p>0.000</text:p>
          </table:table-cell>
          <table:table-cell table:style-name="ce60"/>
          <table:table-cell table:style-name="ce60" table:formula="of:=([.B4]-[.F4])/[.B4]* 100" office:value-type="float" office:value="-0.00849955443454517" calcext:value-type="float">
            <text:p>-0.008</text:p>
          </table:table-cell>
          <table:table-cell table:style-name="ce60" table:formula="of:=([.G4]-[.C4])*100/[.C4]" office:value-type="float" office:value="0.000397376803265616" calcext:value-type="float">
            <text:p>0.000</text:p>
          </table:table-cell>
          <table:table-cell table:style-name="ce67" table:formula="of:=[.F4]&gt;[.C4]" office:value-type="boolean" office:boolean-value="true" calcext:value-type="boolean">
            <text:p>TRUE</text:p>
          </table:table-cell>
          <table:table-cell table:style-name="ce67" table:formula="of:=[.B4]&gt;[.G4]" office:value-type="boolean" office:boolean-value="true" calcext:value-type="boolean">
            <text:p>TRUE</text:p>
          </table:table-cell>
          <table:table-cell/>
          <table:table-cell table:style-name="ce52" office:value-type="float" office:value="3280.582" calcext:value-type="float">
            <text:p>3280.6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8" office:value-type="string" calcext:value-type="string">
            <text:p>Van60_A3</text:p>
          </table:table-cell>
          <table:table-cell table:style-name="ce64" office:value-type="float" office:value="144145.889" calcext:value-type="float">
            <text:p>144145.9</text:p>
          </table:table-cell>
          <table:table-cell table:style-name="ce64" office:value-type="float" office:value="144144.614" calcext:value-type="float">
            <text:p>144144.6</text:p>
          </table:table-cell>
          <table:table-cell table:style-name="ce66" office:value-type="float" office:value="0" calcext:value-type="float">
            <text:p>0.000</text:p>
          </table:table-cell>
          <table:table-cell table:style-name="ce64" office:value-type="float" office:value="53.115" calcext:value-type="float">
            <text:p>53.1</text:p>
          </table:table-cell>
          <table:table-cell table:style-name="ce52" office:value-type="float" office:value="144158.886" calcext:value-type="float">
            <text:p>144158.9</text:p>
          </table:table-cell>
          <table:table-cell table:style-name="ce52" office:value-type="float" office:value="144145.348" calcext:value-type="float">
            <text:p>144145.3</text:p>
          </table:table-cell>
          <table:table-cell table:style-name="ce55" table:formula="of:=([.F5]-[.G5])/[.F5] *100" office:value-type="float" office:value="0.00939102706440203" calcext:value-type="float">
            <text:p>0.009</text:p>
          </table:table-cell>
          <table:table-cell table:style-name="ce52" office:value-type="float" office:value="3106.95" calcext:value-type="float">
            <text:p>3107.0</text:p>
          </table:table-cell>
          <table:table-cell table:style-name="ce60" office:value-type="float" office:value="0.000509210840161354" calcext:value-type="float">
            <text:p>0.001</text:p>
          </table:table-cell>
          <table:table-cell table:style-name="ce60"/>
          <table:table-cell table:style-name="ce60" table:formula="of:=([.B5]-[.F5])/[.B5]* 100" office:value-type="float" office:value="-0.00901655960511162" calcext:value-type="float">
            <text:p>-0.009</text:p>
          </table:table-cell>
          <table:table-cell table:style-name="ce60" table:formula="of:=([.G5]-[.C5])*100/[.C5]" office:value-type="float" office:value="0.000509210840161354" calcext:value-type="float">
            <text:p>0.001</text:p>
          </table:table-cell>
          <table:table-cell table:style-name="ce67" table:formula="of:=[.F5]&gt;[.C5]" office:value-type="boolean" office:boolean-value="true" calcext:value-type="boolean">
            <text:p>TRUE</text:p>
          </table:table-cell>
          <table:table-cell table:style-name="ce67" table:formula="of:=[.B5]&gt;[.G5]" office:value-type="boolean" office:boolean-value="true" calcext:value-type="boolean">
            <text:p>TRUE</text:p>
          </table:table-cell>
          <table:table-cell/>
          <table:table-cell table:style-name="ce52" office:value-type="float" office:value="3106.949" calcext:value-type="float">
            <text:p>3106.9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8" office:value-type="string" calcext:value-type="string">
            <text:p>Van60_A4</text:p>
          </table:table-cell>
          <table:table-cell table:style-name="ce64" office:value-type="float" office:value="145964.124" calcext:value-type="float">
            <text:p>145964.1</text:p>
          </table:table-cell>
          <table:table-cell table:style-name="ce64" office:value-type="float" office:value="145962.882" calcext:value-type="float">
            <text:p>145962.9</text:p>
          </table:table-cell>
          <table:table-cell table:style-name="ce66" office:value-type="float" office:value="0" calcext:value-type="float">
            <text:p>0.000</text:p>
          </table:table-cell>
          <table:table-cell table:style-name="ce64" office:value-type="float" office:value="13.051" calcext:value-type="float">
            <text:p>13.1</text:p>
          </table:table-cell>
          <table:table-cell table:style-name="ce52" office:value-type="float" office:value="145977.34" calcext:value-type="float">
            <text:p>145977.3</text:p>
          </table:table-cell>
          <table:table-cell table:style-name="ce52" office:value-type="float" office:value="145963.529" calcext:value-type="float">
            <text:p>145963.5</text:p>
          </table:table-cell>
          <table:table-cell table:style-name="ce55" table:formula="of:=([.F6]-[.G6])/[.F6] *100" office:value-type="float" office:value="0.00946105744904446" calcext:value-type="float">
            <text:p>0.009</text:p>
          </table:table-cell>
          <table:table-cell table:style-name="ce52" office:value-type="float" office:value="5007.967" calcext:value-type="float">
            <text:p>5008.0</text:p>
          </table:table-cell>
          <table:table-cell table:style-name="ce60" office:value-type="float" office:value="0.000443263377053083" calcext:value-type="float">
            <text:p>0.000</text:p>
          </table:table-cell>
          <table:table-cell table:style-name="ce60"/>
          <table:table-cell table:style-name="ce60" table:formula="of:=([.B6]-[.F6])/[.B6]* 100" office:value-type="float" office:value="-0.00905427966668426" calcext:value-type="float">
            <text:p>-0.009</text:p>
          </table:table-cell>
          <table:table-cell table:style-name="ce60" table:formula="of:=([.G6]-[.C6])*100/[.C6]" office:value-type="float" office:value="0.000443263377053083" calcext:value-type="float">
            <text:p>0.000</text:p>
          </table:table-cell>
          <table:table-cell table:style-name="ce67" table:formula="of:=[.F6]&gt;[.C6]" office:value-type="boolean" office:boolean-value="true" calcext:value-type="boolean">
            <text:p>TRUE</text:p>
          </table:table-cell>
          <table:table-cell table:style-name="ce67" table:formula="of:=[.B6]&gt;[.G6]" office:value-type="boolean" office:boolean-value="true" calcext:value-type="boolean">
            <text:p>TRUE</text:p>
          </table:table-cell>
          <table:table-cell/>
          <table:table-cell table:style-name="ce52" office:value-type="float" office:value="5007.966" calcext:value-type="float">
            <text:p>5008.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8" office:value-type="string" calcext:value-type="string">
            <text:p>Van60_A5</text:p>
          </table:table-cell>
          <table:table-cell table:style-name="ce64" office:value-type="float" office:value="141773.528" calcext:value-type="float">
            <text:p>141773.5</text:p>
          </table:table-cell>
          <table:table-cell table:style-name="ce64" office:value-type="float" office:value="141772.198" calcext:value-type="float">
            <text:p>141772.2</text:p>
          </table:table-cell>
          <table:table-cell table:style-name="ce66" office:value-type="float" office:value="0" calcext:value-type="float">
            <text:p>0.000</text:p>
          </table:table-cell>
          <table:table-cell table:style-name="ce64" office:value-type="float" office:value="19.806" calcext:value-type="float">
            <text:p>19.8</text:p>
          </table:table-cell>
          <table:table-cell table:style-name="ce52" office:value-type="float" office:value="141778.852" calcext:value-type="float">
            <text:p>141778.9</text:p>
          </table:table-cell>
          <table:table-cell table:style-name="ce52" office:value-type="float" office:value="141772.198" calcext:value-type="float">
            <text:p>141772.2</text:p>
          </table:table-cell>
          <table:table-cell table:style-name="ce55" table:formula="of:=([.F7]-[.G7])/[.F7] *100" office:value-type="float" office:value="0.00469322462845837" calcext:value-type="float">
            <text:p>0.005</text:p>
          </table:table-cell>
          <table:table-cell table:style-name="ce52" office:value-type="float" office:value="3644.577" calcext:value-type="float">
            <text:p>3644.6</text:p>
          </table:table-cell>
          <table:table-cell table:style-name="ce60" office:value-type="float" office:value="0" calcext:value-type="float">
            <text:p>0.000</text:p>
          </table:table-cell>
          <table:table-cell table:style-name="ce60"/>
          <table:table-cell table:style-name="ce60" table:formula="of:=([.B7]-[.F7])/[.B7]* 100" office:value-type="float" office:value="-0.00375528497818179" calcext:value-type="float">
            <text:p>-0.004</text:p>
          </table:table-cell>
          <table:table-cell table:style-name="ce60" table:formula="of:=([.G7]-[.C7])*100/[.C7]" office:value-type="float" office:value="0" calcext:value-type="float">
            <text:p>0.000</text:p>
          </table:table-cell>
          <table:table-cell table:style-name="ce67" table:formula="of:=[.F7]&gt;[.C7]" office:value-type="boolean" office:boolean-value="true" calcext:value-type="boolean">
            <text:p>TRUE</text:p>
          </table:table-cell>
          <table:table-cell table:style-name="ce67" table:formula="of:=[.B7]&gt;[.G7]" office:value-type="boolean" office:boolean-value="true" calcext:value-type="boolean">
            <text:p>TRUE</text:p>
          </table:table-cell>
          <table:table-cell/>
          <table:table-cell table:style-name="ce52" office:value-type="float" office:value="3644.576" calcext:value-type="float">
            <text:p>3644.6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8" office:value-type="string" calcext:value-type="string">
            <text:p>Van60_T1</text:p>
          </table:table-cell>
          <table:table-cell table:style-name="ce57" office:value-type="float" office:value="161777.183109" calcext:value-type="float">
            <text:p>161777.2</text:p>
          </table:table-cell>
          <table:table-cell table:style-name="ce57" office:value-type="float" office:value="161775.412131" calcext:value-type="float">
            <text:p>161775.4</text:p>
          </table:table-cell>
          <table:table-cell table:style-name="ce59" office:value-type="float" office:value="0.00109471394737103" calcext:value-type="float">
            <text:p>0.001</text:p>
          </table:table-cell>
          <table:table-cell table:style-name="ce57" office:value-type="float" office:value="496.07087326" calcext:value-type="float">
            <text:p>496.1</text:p>
          </table:table-cell>
          <table:table-cell table:style-name="ce52" office:value-type="float" office:value="161783.849" calcext:value-type="float">
            <text:p>161783.8</text:p>
          </table:table-cell>
          <table:table-cell table:style-name="ce52" office:value-type="float" office:value="161777.183109" calcext:value-type="float">
            <text:p>161777.2</text:p>
          </table:table-cell>
          <table:table-cell table:style-name="ce55" table:formula="of:=([.F8]-[.G8])/[.F8] *100" office:value-type="float" office:value="0.00412024503137045" calcext:value-type="float">
            <text:p>0.004</text:p>
          </table:table-cell>
          <table:table-cell table:style-name="ce52" office:value-type="float" office:value="1225.636" calcext:value-type="float">
            <text:p>1225.6</text:p>
          </table:table-cell>
          <table:table-cell table:style-name="ce60" office:value-type="float" office:value="0.00109471394737103" calcext:value-type="float">
            <text:p>0.001</text:p>
          </table:table-cell>
          <table:table-cell table:style-name="ce60"/>
          <table:table-cell table:style-name="ce60" table:formula="of:=([.B8]-[.F8])/[.B8]* 100" office:value-type="float" office:value="-0.00412041480255662" calcext:value-type="float">
            <text:p>-0.004</text:p>
          </table:table-cell>
          <table:table-cell table:style-name="ce60" table:formula="of:=([.G8]-[.C8])*100/[.C8]" office:value-type="float" office:value="0.00109471394737103" calcext:value-type="float">
            <text:p>0.001</text:p>
          </table:table-cell>
          <table:table-cell table:style-name="ce67" table:formula="of:=[.F8]&gt;[.C8]" office:value-type="boolean" office:boolean-value="true" calcext:value-type="boolean">
            <text:p>TRUE</text:p>
          </table:table-cell>
          <table:table-cell table:style-name="ce67" table:formula="of:=[.B8]&gt;[.G8]" office:value-type="boolean" office:boolean-value="false" calcext:value-type="boolean">
            <text:p>FALSE</text:p>
          </table:table-cell>
          <table:table-cell/>
          <table:table-cell table:style-name="ce52" office:value-type="float" office:value="1225.635" calcext:value-type="float">
            <text:p>1225.6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8" office:value-type="string" calcext:value-type="string">
            <text:p>Van60_T2</text:p>
          </table:table-cell>
          <table:table-cell table:style-name="ce57" office:value-type="float" office:value="163284.856604" calcext:value-type="float">
            <text:p>163284.9</text:p>
          </table:table-cell>
          <table:table-cell table:style-name="ce57" office:value-type="float" office:value="163215.987288" calcext:value-type="float">
            <text:p>163216.0</text:p>
          </table:table-cell>
          <table:table-cell table:style-name="ce59" office:value-type="float" office:value="0.0421952022864491" calcext:value-type="float">
            <text:p>0.042</text:p>
          </table:table-cell>
          <table:table-cell table:style-name="ce57" office:value-type="float" office:value="7201.17223549" calcext:value-type="float">
            <text:p>7201.2</text:p>
          </table:table-cell>
          <table:table-cell table:style-name="ce52" office:value-type="float" office:value="163225.488" calcext:value-type="float">
            <text:p>163225.5</text:p>
          </table:table-cell>
          <table:table-cell table:style-name="ce52" office:value-type="float" office:value="163217.551" calcext:value-type="float">
            <text:p>163217.6</text:p>
          </table:table-cell>
          <table:table-cell table:style-name="ce55" table:formula="of:=([.F9]-[.G9])/[.F9] *100" office:value-type="float" office:value="0.00486259841968146" calcext:value-type="float">
            <text:p>0.005</text:p>
          </table:table-cell>
          <table:table-cell table:style-name="ce52" office:value-type="float" office:value="1062.988" calcext:value-type="float">
            <text:p>1063.0</text:p>
          </table:table-cell>
          <table:table-cell table:style-name="ce60" office:value-type="float" office:value="0.000958063009626398" calcext:value-type="float">
            <text:p>0.001</text:p>
          </table:table-cell>
          <table:table-cell table:style-name="ce60"/>
          <table:table-cell table:style-name="ce60" table:formula="of:=([.B9]-[.F9])/[.B9]* 100" office:value-type="float" office:value="0.0363589160897937" calcext:value-type="float">
            <text:p>0.036</text:p>
          </table:table-cell>
          <table:table-cell table:style-name="ce60" table:formula="of:=([.G9]-[.C9])*100/[.C9]" office:value-type="float" office:value="0.000958063009626398" calcext:value-type="float">
            <text:p>0.001</text:p>
          </table:table-cell>
          <table:table-cell table:style-name="ce67" table:formula="of:=[.F9]&gt;[.C9]" office:value-type="boolean" office:boolean-value="true" calcext:value-type="boolean">
            <text:p>TRUE</text:p>
          </table:table-cell>
          <table:table-cell table:style-name="ce67" table:formula="of:=[.B9]&gt;[.G9]" office:value-type="boolean" office:boolean-value="true" calcext:value-type="boolean">
            <text:p>TRUE</text:p>
          </table:table-cell>
          <table:table-cell/>
          <table:table-cell table:style-name="ce52" office:value-type="float" office:value="1062.987" calcext:value-type="float">
            <text:p>1063.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8" office:value-type="string" calcext:value-type="string">
            <text:p>Van60_T3</text:p>
          </table:table-cell>
          <table:table-cell table:style-name="ce57" office:value-type="float" office:value="153801.840715" calcext:value-type="float">
            <text:p>153801.8</text:p>
          </table:table-cell>
          <table:table-cell table:style-name="ce57" office:value-type="float" office:value="153800.89673" calcext:value-type="float">
            <text:p>153800.9</text:p>
          </table:table-cell>
          <table:table-cell table:style-name="ce59" office:value-type="float" office:value="0.000613770803721626" calcext:value-type="float">
            <text:p>0.001</text:p>
          </table:table-cell>
          <table:table-cell table:style-name="ce57" office:value-type="float" office:value="779.998456955" calcext:value-type="float">
            <text:p>780.0</text:p>
          </table:table-cell>
          <table:table-cell table:style-name="ce52" office:value-type="float" office:value="153810.345" calcext:value-type="float">
            <text:p>153810.3</text:p>
          </table:table-cell>
          <table:table-cell table:style-name="ce52" office:value-type="float" office:value="153801.553" calcext:value-type="float">
            <text:p>153801.6</text:p>
          </table:table-cell>
          <table:table-cell table:style-name="ce55" table:formula="of:=([.F10]-[.G10])/[.F10] *100" office:value-type="float" office:value="0.00571613047222976" calcext:value-type="float">
            <text:p>0.006</text:p>
          </table:table-cell>
          <table:table-cell table:style-name="ce52" office:value-type="float" office:value="1089.439" calcext:value-type="float">
            <text:p>1089.4</text:p>
          </table:table-cell>
          <table:table-cell table:style-name="ce60" office:value-type="float" office:value="0.0004267010231799" calcext:value-type="float">
            <text:p>0.000</text:p>
          </table:table-cell>
          <table:table-cell table:style-name="ce60"/>
          <table:table-cell table:style-name="ce60" table:formula="of:=([.B10]-[.F10])/[.B10]* 100" office:value-type="float" office:value="-0.00552937790631611" calcext:value-type="float">
            <text:p>-0.006</text:p>
          </table:table-cell>
          <table:table-cell table:style-name="ce60" table:formula="of:=([.G10]-[.C10])*100/[.C10]" office:value-type="float" office:value="0.0004267010231799" calcext:value-type="float">
            <text:p>0.000</text:p>
          </table:table-cell>
          <table:table-cell table:style-name="ce67" table:formula="of:=[.F10]&gt;[.C10]" office:value-type="boolean" office:boolean-value="true" calcext:value-type="boolean">
            <text:p>TRUE</text:p>
          </table:table-cell>
          <table:table-cell table:style-name="ce67" table:formula="of:=[.B10]&gt;[.G10]" office:value-type="boolean" office:boolean-value="true" calcext:value-type="boolean">
            <text:p>TRUE</text:p>
          </table:table-cell>
          <table:table-cell/>
          <table:table-cell table:style-name="ce52" office:value-type="float" office:value="1089.438" calcext:value-type="float">
            <text:p>1089.4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8" office:value-type="string" calcext:value-type="string">
            <text:p>Van60_T4</text:p>
          </table:table-cell>
          <table:table-cell table:style-name="ce57" office:value-type="float" office:value="150207.405" calcext:value-type="float">
            <text:p>150207.4</text:p>
          </table:table-cell>
          <table:table-cell table:style-name="ce57" office:value-type="float" office:value="150143.133" calcext:value-type="float">
            <text:p>150143.1</text:p>
          </table:table-cell>
          <table:table-cell table:style-name="ce59" office:value-type="float" office:value="0.0428071525588834" calcext:value-type="float">
            <text:p>0.043</text:p>
          </table:table-cell>
          <table:table-cell table:style-name="ce57" office:value-type="float" office:value="7201.58" calcext:value-type="float">
            <text:p>7201.6</text:p>
          </table:table-cell>
          <table:table-cell table:style-name="ce52" office:value-type="float" office:value="150150.306" calcext:value-type="float">
            <text:p>150150.3</text:p>
          </table:table-cell>
          <table:table-cell table:style-name="ce52" office:value-type="float" office:value="150143.528" calcext:value-type="float">
            <text:p>150143.5</text:p>
          </table:table-cell>
          <table:table-cell table:style-name="ce55" table:formula="of:=([.F11]-[.G11])/[.F11] *100" office:value-type="float" office:value="0.0045141433145133" calcext:value-type="float">
            <text:p>0.005</text:p>
          </table:table-cell>
          <table:table-cell table:style-name="ce52" office:value-type="float" office:value="1176.832" calcext:value-type="float">
            <text:p>1176.8</text:p>
          </table:table-cell>
          <table:table-cell table:style-name="ce60" office:value-type="float" office:value="0.000263082294938872" calcext:value-type="float">
            <text:p>0.000</text:p>
          </table:table-cell>
          <table:table-cell table:style-name="ce60"/>
          <table:table-cell table:style-name="ce60" table:formula="of:=([.B11]-[.F11])/[.B11]* 100" office:value-type="float" office:value="0.0380134388181378" calcext:value-type="float">
            <text:p>0.038</text:p>
          </table:table-cell>
          <table:table-cell table:style-name="ce60" table:formula="of:=([.G11]-[.C11])*100/[.C11]" office:value-type="float" office:value="0.000263082294938872" calcext:value-type="float">
            <text:p>0.000</text:p>
          </table:table-cell>
          <table:table-cell table:style-name="ce67" table:formula="of:=[.F11]&gt;[.C11]" office:value-type="boolean" office:boolean-value="true" calcext:value-type="boolean">
            <text:p>TRUE</text:p>
          </table:table-cell>
          <table:table-cell table:style-name="ce67" table:formula="of:=[.B11]&gt;[.G11]" office:value-type="boolean" office:boolean-value="true" calcext:value-type="boolean">
            <text:p>TRUE</text:p>
          </table:table-cell>
          <table:table-cell/>
          <table:table-cell table:style-name="ce52" office:value-type="float" office:value="1176.831" calcext:value-type="float">
            <text:p>1176.8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8" office:value-type="string" calcext:value-type="string">
            <text:p>Van60_T5</text:p>
          </table:table-cell>
          <table:table-cell table:style-name="ce57" office:value-type="float" office:value="163182.08686" calcext:value-type="float">
            <text:p>163182.1</text:p>
          </table:table-cell>
          <table:table-cell table:style-name="ce57" office:value-type="float" office:value="163180.304394" calcext:value-type="float">
            <text:p>163180.3</text:p>
          </table:table-cell>
          <table:table-cell table:style-name="ce59" office:value-type="float" office:value="0.00109232913042032" calcext:value-type="float">
            <text:p>0.001</text:p>
          </table:table-cell>
          <table:table-cell table:style-name="ce57" office:value-type="float" office:value="2779.49105263" calcext:value-type="float">
            <text:p>2779.5</text:p>
          </table:table-cell>
          <table:table-cell table:style-name="ce52" office:value-type="float" office:value="163190.146" calcext:value-type="float">
            <text:p>163190.1</text:p>
          </table:table-cell>
          <table:table-cell table:style-name="ce52" office:value-type="float" office:value="163182.08686" calcext:value-type="float">
            <text:p>163182.1</text:p>
          </table:table-cell>
          <table:table-cell table:style-name="ce55" table:formula="of:=([.F12]-[.G12])/[.F12] *100" office:value-type="float" office:value="0.00493849671535778" calcext:value-type="float">
            <text:p>0.005</text:p>
          </table:table-cell>
          <table:table-cell table:style-name="ce52" office:value-type="float" office:value="1421.84" calcext:value-type="float">
            <text:p>1421.8</text:p>
          </table:table-cell>
          <table:table-cell table:style-name="ce60" office:value-type="float" office:value="0.00109232913042032" calcext:value-type="float">
            <text:p>0.001</text:p>
          </table:table-cell>
          <table:table-cell table:style-name="ce60"/>
          <table:table-cell table:style-name="ce60" table:formula="of:=([.B12]-[.F12])/[.B12]* 100" office:value-type="float" office:value="-0.00493874061490083" calcext:value-type="float">
            <text:p>-0.005</text:p>
          </table:table-cell>
          <table:table-cell table:style-name="ce60" table:formula="of:=([.G12]-[.C12])*100/[.C12]" office:value-type="float" office:value="0.00109232913042032" calcext:value-type="float">
            <text:p>0.001</text:p>
          </table:table-cell>
          <table:table-cell table:style-name="ce67" table:formula="of:=[.F12]&gt;[.C12]" office:value-type="boolean" office:boolean-value="true" calcext:value-type="boolean">
            <text:p>TRUE</text:p>
          </table:table-cell>
          <table:table-cell table:style-name="ce67" table:formula="of:=[.B12]&gt;[.G12]" office:value-type="boolean" office:boolean-value="false" calcext:value-type="boolean">
            <text:p>FALSE</text:p>
          </table:table-cell>
          <table:table-cell/>
          <table:table-cell table:style-name="ce52" office:value-type="float" office:value="1421.839" calcext:value-type="float">
            <text:p>1421.8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8" office:value-type="string" calcext:value-type="string">
            <text:p>Van60_VT1</text:p>
          </table:table-cell>
          <table:table-cell table:style-name="ce57" office:value-type="float" office:value="166162.395441" calcext:value-type="float">
            <text:p>166162.4</text:p>
          </table:table-cell>
          <table:table-cell table:style-name="ce57" office:value-type="float" office:value="163186.390249" calcext:value-type="float">
            <text:p>163186.4</text:p>
          </table:table-cell>
          <table:table-cell table:style-name="ce59" office:value-type="float" office:value="1.82368467582317" calcext:value-type="float">
            <text:p>1.824</text:p>
          </table:table-cell>
          <table:table-cell table:style-name="ce57" office:value-type="float" office:value="7201.64425087" calcext:value-type="float">
            <text:p>7201.6</text:p>
          </table:table-cell>
          <table:table-cell table:style-name="ce64" office:value-type="float" office:value="166040.455" calcext:value-type="float">
            <text:p>166040.5</text:p>
          </table:table-cell>
          <table:table-cell table:style-name="ce64" office:value-type="float" office:value="166015.069" calcext:value-type="float">
            <text:p>166015.1</text:p>
          </table:table-cell>
          <table:table-cell table:style-name="ce65" table:formula="of:=([.F13]-[.G13])/[.F13] *100" office:value-type="float" office:value="0.0152890450703707" calcext:value-type="float">
            <text:p>0.015</text:p>
          </table:table-cell>
          <table:table-cell table:style-name="ce64" office:value-type="float" office:value="7205.39" calcext:value-type="float">
            <text:p>7205.4</text:p>
          </table:table-cell>
          <table:table-cell table:style-name="ce60" office:value-type="float" office:value="1.73340359247105" calcext:value-type="float">
            <text:p>1.733</text:p>
          </table:table-cell>
          <table:table-cell table:style-name="ce60"/>
          <table:table-cell table:style-name="ce60" table:formula="of:=([.B13]-[.F13])/[.B13]* 100" office:value-type="float" office:value="0.0733863042094331" calcext:value-type="float">
            <text:p>0.073</text:p>
          </table:table-cell>
          <table:table-cell table:style-name="ce60" table:formula="of:=([.G13]-[.C13])*100/[.C13]" office:value-type="float" office:value="1.73340359247105" calcext:value-type="float">
            <text:p>1.733</text:p>
          </table:table-cell>
          <table:table-cell table:style-name="ce67" table:formula="of:=[.F13]&gt;[.C13]" office:value-type="boolean" office:boolean-value="true" calcext:value-type="boolean">
            <text:p>TRUE</text:p>
          </table:table-cell>
          <table:table-cell table:style-name="ce67" table:formula="of:=[.B13]&gt;[.G13]" office:value-type="boolean" office:boolean-value="true" calcext:value-type="boolean">
            <text:p>TRUE</text:p>
          </table:table-cell>
          <table:table-cell/>
          <table:table-cell table:style-name="ce64" office:value-type="float" office:value="6643.745" calcext:value-type="float">
            <text:p>6643.7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8" office:value-type="string" calcext:value-type="string">
            <text:p>Van60_VT2</text:p>
          </table:table-cell>
          <table:table-cell table:style-name="ce57" office:value-type="float" office:value="173435.753016" calcext:value-type="float">
            <text:p>173435.8</text:p>
          </table:table-cell>
          <table:table-cell table:style-name="ce57" office:value-type="float" office:value="170810.287928" calcext:value-type="float">
            <text:p>170810.3</text:p>
          </table:table-cell>
          <table:table-cell table:style-name="ce59" office:value-type="float" office:value="1.53706496244927" calcext:value-type="float">
            <text:p>1.537</text:p>
          </table:table-cell>
          <table:table-cell table:style-name="ce57" office:value-type="float" office:value="7202.32055092" calcext:value-type="float">
            <text:p>7202.3</text:p>
          </table:table-cell>
          <table:table-cell table:style-name="ce64" office:value-type="float" office:value="173378.996" calcext:value-type="float">
            <text:p>173379.0</text:p>
          </table:table-cell>
          <table:table-cell table:style-name="ce64" office:value-type="float" office:value="173358.718" calcext:value-type="float">
            <text:p>173358.7</text:p>
          </table:table-cell>
          <table:table-cell table:style-name="ce65" table:formula="of:=([.F14]-[.G14])/[.F14] *100" office:value-type="float" office:value="0.0116957650395093" calcext:value-type="float">
            <text:p>0.012</text:p>
          </table:table-cell>
          <table:table-cell table:style-name="ce64" office:value-type="float" office:value="7308.636" calcext:value-type="float">
            <text:p>7308.6</text:p>
          </table:table-cell>
          <table:table-cell table:style-name="ce60" office:value-type="float" office:value="1.49196521059329" calcext:value-type="float">
            <text:p>1.492</text:p>
          </table:table-cell>
          <table:table-cell table:style-name="ce60"/>
          <table:table-cell table:style-name="ce60" table:formula="of:=([.B14]-[.F14])/[.B14]* 100" office:value-type="float" office:value="0.0327250956120637" calcext:value-type="float">
            <text:p>0.033</text:p>
          </table:table-cell>
          <table:table-cell table:style-name="ce60" table:formula="of:=([.G14]-[.C14])*100/[.C14]" office:value-type="float" office:value="1.49196521059329" calcext:value-type="float">
            <text:p>1.492</text:p>
          </table:table-cell>
          <table:table-cell table:style-name="ce67" table:formula="of:=[.F14]&gt;[.C14]" office:value-type="boolean" office:boolean-value="true" calcext:value-type="boolean">
            <text:p>TRUE</text:p>
          </table:table-cell>
          <table:table-cell table:style-name="ce67" table:formula="of:=[.B14]&gt;[.G14]" office:value-type="boolean" office:boolean-value="true" calcext:value-type="boolean">
            <text:p>TRUE</text:p>
          </table:table-cell>
          <table:table-cell/>
          <table:table-cell table:style-name="ce64" office:value-type="float" office:value="7308.636" calcext:value-type="float">
            <text:p>7308.6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8" office:value-type="string" calcext:value-type="string">
            <text:p>Van60_VT3</text:p>
          </table:table-cell>
          <table:table-cell table:style-name="ce57" office:value-type="float" office:value="171395.841036" calcext:value-type="float">
            <text:p>171395.8</text:p>
          </table:table-cell>
          <table:table-cell table:style-name="ce57" office:value-type="float" office:value="168632.254523" calcext:value-type="float">
            <text:p>168632.3</text:p>
          </table:table-cell>
          <table:table-cell table:style-name="ce59" office:value-type="float" office:value="1.6388243879068" calcext:value-type="float">
            <text:p>1.639</text:p>
          </table:table-cell>
          <table:table-cell table:style-name="ce57" office:value-type="float" office:value="7202.59686852" calcext:value-type="float">
            <text:p>7202.6</text:p>
          </table:table-cell>
          <table:table-cell table:style-name="ce64" office:value-type="float" office:value="171252.969" calcext:value-type="float">
            <text:p>171253.0</text:p>
          </table:table-cell>
          <table:table-cell table:style-name="ce64" office:value-type="float" office:value="171233.707" calcext:value-type="float">
            <text:p>171233.7</text:p>
          </table:table-cell>
          <table:table-cell table:style-name="ce65" table:formula="of:=([.F15]-[.G15])/[.F15] *100" office:value-type="float" office:value="0.0112476882079732" calcext:value-type="float">
            <text:p>0.011</text:p>
          </table:table-cell>
          <table:table-cell table:style-name="ce64" office:value-type="float" office:value="7208.657" calcext:value-type="float">
            <text:p>7208.7</text:p>
          </table:table-cell>
          <table:table-cell table:style-name="ce60" office:value-type="float" office:value="1.54267787284144" calcext:value-type="float">
            <text:p>1.543</text:p>
          </table:table-cell>
          <table:table-cell table:style-name="ce60"/>
          <table:table-cell table:style-name="ce60" table:formula="of:=([.B15]-[.F15])/[.B15]* 100" office:value-type="float" office:value="0.0833579363048706" calcext:value-type="float">
            <text:p>0.083</text:p>
          </table:table-cell>
          <table:table-cell table:style-name="ce60" table:formula="of:=([.G15]-[.C15])*100/[.C15]" office:value-type="float" office:value="1.54267787284144" calcext:value-type="float">
            <text:p>1.543</text:p>
          </table:table-cell>
          <table:table-cell table:style-name="ce67" table:formula="of:=[.F15]&gt;[.C15]" office:value-type="boolean" office:boolean-value="true" calcext:value-type="boolean">
            <text:p>TRUE</text:p>
          </table:table-cell>
          <table:table-cell table:style-name="ce67" table:formula="of:=[.B15]&gt;[.G15]" office:value-type="boolean" office:boolean-value="true" calcext:value-type="boolean">
            <text:p>TRUE</text:p>
          </table:table-cell>
          <table:table-cell/>
          <table:table-cell table:style-name="ce64" office:value-type="float" office:value="7208.654" calcext:value-type="float">
            <text:p>7208.7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8" office:value-type="string" calcext:value-type="string">
            <text:p>Van60_VT4</text:p>
          </table:table-cell>
          <table:table-cell table:style-name="ce57" office:value-type="float" office:value="164363.239852" calcext:value-type="float">
            <text:p>164363.2</text:p>
          </table:table-cell>
          <table:table-cell table:style-name="ce57" office:value-type="float" office:value="161348.3063" calcext:value-type="float">
            <text:p>161348.3</text:p>
          </table:table-cell>
          <table:table-cell table:style-name="ce59" office:value-type="float" office:value="1.86858704695309" calcext:value-type="float">
            <text:p>1.869</text:p>
          </table:table-cell>
          <table:table-cell table:style-name="ce57" office:value-type="float" office:value="7202.31481171" calcext:value-type="float">
            <text:p>7202.3</text:p>
          </table:table-cell>
          <table:table-cell table:style-name="ce64" office:value-type="float" office:value="164219.463" calcext:value-type="float">
            <text:p>164219.5</text:p>
          </table:table-cell>
          <table:table-cell table:style-name="ce64" office:value-type="float" office:value="164191.096" calcext:value-type="float">
            <text:p>164191.1</text:p>
          </table:table-cell>
          <table:table-cell table:style-name="ce65" table:formula="of:=([.F16]-[.G16])/[.F16] *100" office:value-type="float" office:value="0.0172738355623525" calcext:value-type="float">
            <text:p>0.017</text:p>
          </table:table-cell>
          <table:table-cell table:style-name="ce64" office:value-type="float" office:value="7206.634" calcext:value-type="float">
            <text:p>7206.6</text:p>
          </table:table-cell>
          <table:table-cell table:style-name="ce60" office:value-type="float" office:value="1.76189621396726" calcext:value-type="float">
            <text:p>1.762</text:p>
          </table:table-cell>
          <table:table-cell table:style-name="ce60"/>
          <table:table-cell table:style-name="ce60" table:formula="of:=([.B16]-[.F16])/[.B16]* 100" office:value-type="float" office:value="0.087475065671298" calcext:value-type="float">
            <text:p>0.087</text:p>
          </table:table-cell>
          <table:table-cell table:style-name="ce60" table:formula="of:=([.G16]-[.C16])*100/[.C16]" office:value-type="float" office:value="1.76189621396726" calcext:value-type="float">
            <text:p>1.762</text:p>
          </table:table-cell>
          <table:table-cell table:style-name="ce67" table:formula="of:=[.F16]&gt;[.C16]" office:value-type="boolean" office:boolean-value="true" calcext:value-type="boolean">
            <text:p>TRUE</text:p>
          </table:table-cell>
          <table:table-cell table:style-name="ce67" table:formula="of:=[.B16]&gt;[.G16]" office:value-type="boolean" office:boolean-value="true" calcext:value-type="boolean">
            <text:p>TRUE</text:p>
          </table:table-cell>
          <table:table-cell/>
          <table:table-cell table:style-name="ce64" office:value-type="float" office:value="7206.631" calcext:value-type="float">
            <text:p>7206.6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8" office:value-type="string" calcext:value-type="string">
            <text:p>Van60_VT5</text:p>
          </table:table-cell>
          <table:table-cell table:style-name="ce57" office:value-type="float" office:value="169090.944801" calcext:value-type="float">
            <text:p>169090.9</text:p>
          </table:table-cell>
          <table:table-cell table:style-name="ce57" office:value-type="float" office:value="166109.320982" calcext:value-type="float">
            <text:p>166109.3</text:p>
          </table:table-cell>
          <table:table-cell table:style-name="ce59" office:value-type="float" office:value="1.7949768269314" calcext:value-type="float">
            <text:p>1.795</text:p>
          </table:table-cell>
          <table:table-cell table:style-name="ce57" office:value-type="float" office:value="7201.60035515" calcext:value-type="float">
            <text:p>7201.6</text:p>
          </table:table-cell>
          <table:table-cell table:style-name="ce64" office:value-type="float" office:value="168899.383" calcext:value-type="float">
            <text:p>168899.4</text:p>
          </table:table-cell>
          <table:table-cell table:style-name="ce64" office:value-type="float" office:value="168878.273" calcext:value-type="float">
            <text:p>168878.3</text:p>
          </table:table-cell>
          <table:table-cell table:style-name="ce65" table:formula="of:=([.F17]-[.G17])/[.F17] *100" office:value-type="float" office:value="0.0124985654921043" calcext:value-type="float">
            <text:p>0.012</text:p>
          </table:table-cell>
          <table:table-cell table:style-name="ce64" office:value-type="float" office:value="7220.069" calcext:value-type="float">
            <text:p>7220.1</text:p>
          </table:table-cell>
          <table:table-cell table:style-name="ce60" office:value-type="float" office:value="1.6669456004218" calcext:value-type="float">
            <text:p>1.667</text:p>
          </table:table-cell>
          <table:table-cell table:style-name="ce60"/>
          <table:table-cell table:style-name="ce60" table:formula="of:=([.B17]-[.F17])/[.B17]* 100" office:value-type="float" office:value="0.113289213225137" calcext:value-type="float">
            <text:p>0.113</text:p>
          </table:table-cell>
          <table:table-cell table:style-name="ce60" table:formula="of:=([.G17]-[.C17])*100/[.C17]" office:value-type="float" office:value="1.6669456004218" calcext:value-type="float">
            <text:p>1.667</text:p>
          </table:table-cell>
          <table:table-cell table:style-name="ce67" table:formula="of:=[.F17]&gt;[.C17]" office:value-type="boolean" office:boolean-value="true" calcext:value-type="boolean">
            <text:p>TRUE</text:p>
          </table:table-cell>
          <table:table-cell table:style-name="ce67" table:formula="of:=[.B17]&gt;[.G17]" office:value-type="boolean" office:boolean-value="true" calcext:value-type="boolean">
            <text:p>TRUE</text:p>
          </table:table-cell>
          <table:table-cell/>
          <table:table-cell table:style-name="ce64" office:value-type="float" office:value="7220.067" calcext:value-type="float">
            <text:p>7220.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8" office:value-type="string" calcext:value-type="string">
            <text:p>Van60_VTL1</text:p>
          </table:table-cell>
          <table:table-cell table:style-name="ce57" office:value-type="float" office:value="171590.450734" calcext:value-type="float">
            <text:p>171590.5</text:p>
          </table:table-cell>
          <table:table-cell table:style-name="ce57" office:value-type="float" office:value="164652.038651" calcext:value-type="float">
            <text:p>164652.0</text:p>
          </table:table-cell>
          <table:table-cell table:style-name="ce59" office:value-type="float" office:value="4.21398492229228" calcext:value-type="float">
            <text:p>4.214</text:p>
          </table:table-cell>
          <table:table-cell table:style-name="ce57" office:value-type="float" office:value="7201.21401787" calcext:value-type="float">
            <text:p>7201.2</text:p>
          </table:table-cell>
          <table:table-cell table:style-name="ce64" office:value-type="float" office:value="171307.399" calcext:value-type="float">
            <text:p>171307.4</text:p>
          </table:table-cell>
          <table:table-cell table:style-name="ce64" office:value-type="float" office:value="171291.725" calcext:value-type="float">
            <text:p>171291.7</text:p>
          </table:table-cell>
          <table:table-cell table:style-name="ce65" office:value-type="float" office:value="0.009" calcext:value-type="float">
            <text:p>0.009</text:p>
          </table:table-cell>
          <table:table-cell table:style-name="ce64" office:value-type="float" office:value="766.264" calcext:value-type="float">
            <text:p>766.3</text:p>
          </table:table-cell>
          <table:table-cell table:style-name="ce60" office:value-type="float" office:value="4.03255641618481" calcext:value-type="float">
            <text:p>4.033</text:p>
          </table:table-cell>
          <table:table-cell table:style-name="ce60"/>
          <table:table-cell table:style-name="ce60" table:formula="of:=([.B18]-[.F18])/[.B18]* 100" office:value-type="float" office:value="0.164957742572048" calcext:value-type="float">
            <text:p>0.165</text:p>
          </table:table-cell>
          <table:table-cell table:style-name="ce60" table:formula="of:=([.G18]-[.C18])*100/[.C18]" office:value-type="float" office:value="4.03255641618481" calcext:value-type="float">
            <text:p>4.033</text:p>
          </table:table-cell>
          <table:table-cell table:style-name="ce67" table:formula="of:=[.F18]&gt;[.C18]" office:value-type="boolean" office:boolean-value="true" calcext:value-type="boolean">
            <text:p>TRUE</text:p>
          </table:table-cell>
          <table:table-cell table:style-name="ce67" table:formula="of:=[.B18]&gt;[.G18]" office:value-type="boolean" office:boolean-value="true" calcext:value-type="boolean">
            <text:p>TRUE</text:p>
          </table:table-cell>
          <table:table-cell/>
          <table:table-cell table:style-name="ce64" office:value-type="float" office:value="766.262" calcext:value-type="float">
            <text:p>766.3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8" office:value-type="string" calcext:value-type="string">
            <text:p>Van60_VTL2</text:p>
          </table:table-cell>
          <table:table-cell table:style-name="ce57" office:value-type="float" office:value="176006.912169" calcext:value-type="float">
            <text:p>176006.9</text:p>
          </table:table-cell>
          <table:table-cell table:style-name="ce57" office:value-type="float" office:value="168925.130645" calcext:value-type="float">
            <text:p>168925.1</text:p>
          </table:table-cell>
          <table:table-cell table:style-name="ce59" office:value-type="float" office:value="4.19226049845864" calcext:value-type="float">
            <text:p>4.192</text:p>
          </table:table-cell>
          <table:table-cell table:style-name="ce57" office:value-type="float" office:value="7202.72593307" calcext:value-type="float">
            <text:p>7202.7</text:p>
          </table:table-cell>
          <table:table-cell table:style-name="ce64" office:value-type="float" office:value="175768.38" calcext:value-type="float">
            <text:p>175768.4</text:p>
          </table:table-cell>
          <table:table-cell table:style-name="ce64" office:value-type="float" office:value="175745.899" calcext:value-type="float">
            <text:p>175745.9</text:p>
          </table:table-cell>
          <table:table-cell table:style-name="ce65" office:value-type="float" office:value="0.013" calcext:value-type="float">
            <text:p>0.013</text:p>
          </table:table-cell>
          <table:table-cell table:style-name="ce64" office:value-type="float" office:value="7265.163" calcext:value-type="float">
            <text:p>7265.2</text:p>
          </table:table-cell>
          <table:table-cell table:style-name="ce60" office:value-type="float" office:value="4.03774638442282" calcext:value-type="float">
            <text:p>4.038</text:p>
          </table:table-cell>
          <table:table-cell table:style-name="ce60"/>
          <table:table-cell table:style-name="ce60" table:formula="of:=([.B19]-[.F19])/[.B19]* 100" office:value-type="float" office:value="0.135524318937513" calcext:value-type="float">
            <text:p>0.136</text:p>
          </table:table-cell>
          <table:table-cell table:style-name="ce60" table:formula="of:=([.G19]-[.C19])*100/[.C19]" office:value-type="float" office:value="4.03774638442282" calcext:value-type="float">
            <text:p>4.038</text:p>
          </table:table-cell>
          <table:table-cell table:style-name="ce67" table:formula="of:=[.F19]&gt;[.C19]" office:value-type="boolean" office:boolean-value="true" calcext:value-type="boolean">
            <text:p>TRUE</text:p>
          </table:table-cell>
          <table:table-cell table:style-name="ce67" table:formula="of:=[.B19]&gt;[.G19]" office:value-type="boolean" office:boolean-value="true" calcext:value-type="boolean">
            <text:p>TRUE</text:p>
          </table:table-cell>
          <table:table-cell/>
          <table:table-cell table:style-name="ce64" office:value-type="float" office:value="4152.104" calcext:value-type="float">
            <text:p>4152.1</text:p>
          </table:table-cell>
          <table:table-cell table:style-name="ce58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style-name="ce28" office:value-type="string" calcext:value-type="string">
            <text:p>Van60_VTL3</text:p>
          </table:table-cell>
          <table:table-cell table:style-name="ce57" office:value-type="float" office:value="173486.654109" calcext:value-type="float">
            <text:p>173486.7</text:p>
          </table:table-cell>
          <table:table-cell table:style-name="ce57" office:value-type="float" office:value="166606.659969" calcext:value-type="float">
            <text:p>166606.7</text:p>
          </table:table-cell>
          <table:table-cell table:style-name="ce59" office:value-type="float" office:value="4.12948326392242" calcext:value-type="float">
            <text:p>4.129</text:p>
          </table:table-cell>
          <table:table-cell table:style-name="ce57" office:value-type="float" office:value="7201.80888939" calcext:value-type="float">
            <text:p>7201.8</text:p>
          </table:table-cell>
          <table:table-cell table:style-name="ce64" office:value-type="float" office:value="173249.862" calcext:value-type="float">
            <text:p>173249.9</text:p>
          </table:table-cell>
          <table:table-cell table:style-name="ce64" office:value-type="float" office:value="173238.424" calcext:value-type="float">
            <text:p>173238.4</text:p>
          </table:table-cell>
          <table:table-cell table:style-name="ce65" table:formula="of:=([.F20]-[.G20])/[.F20] *100" office:value-type="float" office:value="0.00660202546077332" calcext:value-type="float">
            <text:p>0.007</text:p>
          </table:table-cell>
          <table:table-cell table:style-name="ce64" office:value-type="float" office:value="1294.289" calcext:value-type="float">
            <text:p>1294.3</text:p>
          </table:table-cell>
          <table:table-cell table:style-name="ce60" office:value-type="float" office:value="3.98049155552002" calcext:value-type="float">
            <text:p>3.980</text:p>
          </table:table-cell>
          <table:table-cell table:style-name="ce60"/>
          <table:table-cell table:style-name="ce60" table:formula="of:=([.B20]-[.F20])/[.B20]* 100" office:value-type="float" office:value="0.13649010076085" calcext:value-type="float">
            <text:p>0.136</text:p>
          </table:table-cell>
          <table:table-cell table:style-name="ce60" table:formula="of:=([.G20]-[.C20])*100/[.C20]" office:value-type="float" office:value="3.98049155552002" calcext:value-type="float">
            <text:p>3.980</text:p>
          </table:table-cell>
          <table:table-cell table:style-name="ce67" table:formula="of:=[.F20]&gt;[.C20]" office:value-type="boolean" office:boolean-value="true" calcext:value-type="boolean">
            <text:p>TRUE</text:p>
          </table:table-cell>
          <table:table-cell table:style-name="ce67" table:formula="of:=[.B20]&gt;[.G20]" office:value-type="boolean" office:boolean-value="true" calcext:value-type="boolean">
            <text:p>TRUE</text:p>
          </table:table-cell>
          <table:table-cell/>
          <table:table-cell table:style-name="ce64" office:value-type="float" office:value="1294.288" calcext:value-type="float">
            <text:p>1294.3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8" office:value-type="string" calcext:value-type="string">
            <text:p>Van60_VTL4</text:p>
          </table:table-cell>
          <table:table-cell table:style-name="ce57" office:value-type="float" office:value="164269.063622" calcext:value-type="float">
            <text:p>164269.1</text:p>
          </table:table-cell>
          <table:table-cell table:style-name="ce57" office:value-type="float" office:value="157480.157394" calcext:value-type="float">
            <text:p>157480.2</text:p>
          </table:table-cell>
          <table:table-cell table:style-name="ce59" office:value-type="float" office:value="4.31095976810259" calcext:value-type="float">
            <text:p>4.311</text:p>
          </table:table-cell>
          <table:table-cell table:style-name="ce57" office:value-type="float" office:value="7201.40979958" calcext:value-type="float">
            <text:p>7201.4</text:p>
          </table:table-cell>
          <table:table-cell table:style-name="ce64" office:value-type="float" office:value="163609.397" calcext:value-type="float">
            <text:p>163609.4</text:p>
          </table:table-cell>
          <table:table-cell table:style-name="ce64" office:value-type="float" office:value="163585.631" calcext:value-type="float">
            <text:p>163585.6</text:p>
          </table:table-cell>
          <table:table-cell table:style-name="ce65" office:value-type="float" office:value="0.015" calcext:value-type="float">
            <text:p>0.015</text:p>
          </table:table-cell>
          <table:table-cell table:style-name="ce64" office:value-type="float" office:value="7282.307" calcext:value-type="float">
            <text:p>7282.3</text:p>
          </table:table-cell>
          <table:table-cell table:style-name="ce60" office:value-type="float" office:value="3.87697961891458" calcext:value-type="float">
            <text:p>3.877</text:p>
          </table:table-cell>
          <table:table-cell table:style-name="ce60"/>
          <table:table-cell table:style-name="ce60" table:formula="of:=([.B21]-[.F21])/[.B21]* 100" office:value-type="float" office:value="0.401576905264372" calcext:value-type="float">
            <text:p>0.402</text:p>
          </table:table-cell>
          <table:table-cell table:style-name="ce60" table:formula="of:=([.G21]-[.C21])*100/[.C21]" office:value-type="float" office:value="3.87697961891458" calcext:value-type="float">
            <text:p>3.877</text:p>
          </table:table-cell>
          <table:table-cell table:style-name="ce67" table:formula="of:=[.F21]&gt;[.C21]" office:value-type="boolean" office:boolean-value="true" calcext:value-type="boolean">
            <text:p>TRUE</text:p>
          </table:table-cell>
          <table:table-cell table:style-name="ce67" table:formula="of:=[.B21]&gt;[.G21]" office:value-type="boolean" office:boolean-value="true" calcext:value-type="boolean">
            <text:p>TRUE</text:p>
          </table:table-cell>
          <table:table-cell/>
          <table:table-cell table:style-name="ce64" office:value-type="float" office:value="6782.25" calcext:value-type="float">
            <text:p>6782.3</text:p>
          </table:table-cell>
          <table:table-cell table:style-name="ce58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style-name="ce28" office:value-type="string" calcext:value-type="string">
            <text:p>Van60_VTL5</text:p>
          </table:table-cell>
          <table:table-cell table:style-name="ce57" office:value-type="float" office:value="161385.471095" calcext:value-type="float">
            <text:p>161385.5</text:p>
          </table:table-cell>
          <table:table-cell table:style-name="ce57" office:value-type="float" office:value="154271.826618" calcext:value-type="float">
            <text:p>154271.8</text:p>
          </table:table-cell>
          <table:table-cell table:style-name="ce59" office:value-type="float" office:value="4.61111055268337" calcext:value-type="float">
            <text:p>4.611</text:p>
          </table:table-cell>
          <table:table-cell table:style-name="ce57" office:value-type="float" office:value="7201.08411026" calcext:value-type="float">
            <text:p>7201.1</text:p>
          </table:table-cell>
          <table:table-cell table:style-name="ce64" office:value-type="float" office:value="161078.047" calcext:value-type="float">
            <text:p>161078.0</text:p>
          </table:table-cell>
          <table:table-cell table:style-name="ce64" office:value-type="float" office:value="161063.933" calcext:value-type="float">
            <text:p>161063.9</text:p>
          </table:table-cell>
          <table:table-cell table:style-name="ce65" office:value-type="float" office:value="0.009" calcext:value-type="float">
            <text:p>0.009</text:p>
          </table:table-cell>
          <table:table-cell table:style-name="ce64" office:value-type="float" office:value="1939.494" calcext:value-type="float">
            <text:p>1939.5</text:p>
          </table:table-cell>
          <table:table-cell table:style-name="ce60" office:value-type="float" office:value="4.40268747113383" calcext:value-type="float">
            <text:p>4.403</text:p>
          </table:table-cell>
          <table:table-cell table:style-name="ce60"/>
          <table:table-cell table:style-name="ce60" table:formula="of:=([.B22]-[.F22])/[.B22]* 100" office:value-type="float" office:value="0.190490564555857" calcext:value-type="float">
            <text:p>0.190</text:p>
          </table:table-cell>
          <table:table-cell table:style-name="ce60" table:formula="of:=([.G22]-[.C22])*100/[.C22]" office:value-type="float" office:value="4.40268747113383" calcext:value-type="float">
            <text:p>4.403</text:p>
          </table:table-cell>
          <table:table-cell table:style-name="ce67" table:formula="of:=[.F22]&gt;[.C22]" office:value-type="boolean" office:boolean-value="true" calcext:value-type="boolean">
            <text:p>TRUE</text:p>
          </table:table-cell>
          <table:table-cell table:style-name="ce67" table:formula="of:=[.B22]&gt;[.G22]" office:value-type="boolean" office:boolean-value="true" calcext:value-type="boolean">
            <text:p>TRUE</text:p>
          </table:table-cell>
          <table:table-cell/>
          <table:table-cell table:style-name="ce64" office:value-type="float" office:value="1939.493" calcext:value-type="float">
            <text:p>1939.5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/>
          <table:table-cell table:style-name="ce60" table:formula="of:=AVERAGE([.D3:.D22])" office:value-type="float" office:value="1.51043700371249" calcext:value-type="float">
            <text:p>1.510</text:p>
          </table:table-cell>
          <table:table-cell table:style-name="ce52" table:formula="of:=AVERAGE([.E3:.E22])" office:value-type="float" office:value="4530.78881028375" calcext:value-type="float">
            <text:p>4530.8</text:p>
          </table:table-cell>
          <table:table-cell table:number-columns-repeated="2"/>
          <table:table-cell table:style-name="ce60" table:formula="of:=AVERAGE([.H3:.H22])" office:value-type="float" office:value="0.00930281688020571" calcext:value-type="float">
            <text:p>0.009</text:p>
          </table:table-cell>
          <table:table-cell table:style-name="ce52" table:formula="of:=AVERAGE([.I3:.I22])" office:value-type="float" office:value="3884.64235" calcext:value-type="float">
            <text:p>3884.6</text:p>
          </table:table-cell>
          <table:table-cell table:style-name="ce60" table:formula="of:=AVERAGE([.J3:.J22])" office:value-type="float" office:value="1.42665175239562" calcext:value-type="float">
            <text:p>1.427</text:p>
          </table:table-cell>
          <table:table-cell table:style-name="ce60"/>
          <table:table-cell table:style-name="ce60" table:formula="of:=AVERAGE([.L3:.L22])" office:value-type="float" office:value="0.0720211135209334" calcext:value-type="float">
            <text:p>0.072</text:p>
          </table:table-cell>
          <table:table-cell table:style-name="ce60" table:formula="of:=AVERAGE([.M3:.M22])" office:value-type="float" office:value="1.42665175239562" calcext:value-type="float">
            <text:p>1.427</text:p>
          </table:table-cell>
          <table:table-cell table:number-columns-repeated="101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tal" table:style-name="ta1">
        <table:table-column table:style-name="co2" table:default-cell-style-name="ce63"/>
        <table:table-column table:style-name="co2" table:number-columns-repeated="9" table:default-cell-style-name="ce29"/>
        <table:table-column table:style-name="co2" table:number-columns-repeated="4" table:default-cell-style-name="Default"/>
        <table:table-column table:style-name="co2" table:number-columns-repeated="1010" table:default-cell-style-name="ce29"/>
        <table:table-row table:style-name="ro1">
          <table:table-cell office:value-type="string" calcext:value-type="string" table:number-columns-spanned="1" table:number-rows-spanned="2">
            <text:p>Instance</text:p>
          </table:table-cell>
          <table:table-cell office:value-type="string" calcext:value-type="string" table:number-columns-spanned="4" table:number-rows-spanned="1">
            <text:p>Mode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B\&amp;P</text:p>
          </table:table-cell>
          <table:covered-table-cell table:number-columns-repeated="3"/>
          <table:table-cell/>
          <table:table-cell office:value-type="string" calcext:value-type="string" table:number-columns-spanned="2" table:number-rows-spanned="1">
            <text:p>How much better</text:p>
          </table:table-cell>
          <table:covered-table-cell/>
          <table:table-cell table:style-name="ce29" table:number-columns-repeated="2"/>
          <table:table-cell table:number-columns-repeated="1010"/>
        </table:table-row>
        <table:table-row table:style-name="ro1">
          <table:covered-table-cell/>
          <table:table-cell office:value-type="string" calcext:value-type="string">
            <text:p>UB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LB-Gap</text:p>
          </table:table-cell>
          <table:table-cell table:style-name="ce29" office:value-type="string" calcext:value-type="string">
            <text:p>UB-Gap</text:p>
          </table:table-cell>
          <table:table-cell table:style-name="ce29" office:value-type="string" calcext:value-type="string">
            <text:p>LB-Gap</text:p>
          </table:table-cell>
          <table:table-cell table:style-name="ce29" office:value-type="string" calcext:value-type="string">
            <text:p>Sanity_UB</text:p>
          </table:table-cell>
          <table:table-cell table:style-name="ce29" office:value-type="string" calcext:value-type="string">
            <text:p>Sanity_L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A1</text:p>
          </table:table-cell>
          <table:table-cell table:style-name="ce52" office:value-type="float" office:value="14031.304" calcext:value-type="float">
            <text:p>14031.3</text:p>
          </table:table-cell>
          <table:table-cell table:style-name="ce52" office:value-type="float" office:value="14031.171" calcext:value-type="float">
            <text:p>14031.2</text:p>
          </table:table-cell>
          <table:table-cell table:style-name="ce60" table:formula="of:=([.B3]-[.C3])*100/[.B3]" office:value-type="float" office:value="0.000947880539113192" calcext:value-type="float">
            <text:p>0.001</text:p>
          </table:table-cell>
          <table:table-cell table:style-name="ce52" office:value-type="float" office:value="0.117" calcext:value-type="float">
            <text:p>0.1</text:p>
          </table:table-cell>
          <table:table-cell table:style-name="ce52" office:value-type="float" office:value="14031.304" calcext:value-type="float">
            <text:p>14031.3</text:p>
          </table:table-cell>
          <table:table-cell table:style-name="ce52" office:value-type="float" office:value="14030.164" calcext:value-type="float">
            <text:p>14030.2</text:p>
          </table:table-cell>
          <table:table-cell table:style-name="ce60" table:formula="of:=([.F3]-[.G3])*100/[.F3]" office:value-type="float" office:value="0.00812469033526334" calcext:value-type="float">
            <text:p>0.008</text:p>
          </table:table-cell>
          <table:table-cell table:style-name="ce52" office:value-type="float" office:value="42.14" calcext:value-type="float">
            <text:p>42.1</text:p>
          </table:table-cell>
          <table:table-cell table:style-name="ce60" office:value-type="float" office:value="-0.00717687782437836" calcext:value-type="float">
            <text:p>-0.007</text:p>
          </table:table-cell>
          <table:table-cell table:style-name="ce60" table:formula="of:=([.B3]-[.F3])/[.B3]* 100" office:value-type="float" office:value="0" calcext:value-type="float">
            <text:p>0.000</text:p>
          </table:table-cell>
          <table:table-cell table:style-name="ce60" table:formula="of:=([.G3]-[.C3])*100/[.C3]" office:value-type="float" office:value="-0.00717687782437836" calcext:value-type="float">
            <text:p>-0.007</text:p>
          </table:table-cell>
          <table:table-cell table:style-name="ce67" table:formula="of:=[.F3]&gt;=[.C3]" office:value-type="boolean" office:boolean-value="true" calcext:value-type="boolean">
            <text:p>TRUE</text:p>
          </table:table-cell>
          <table:table-cell table:style-name="ce67" table:formula="of:=[.B3]&gt;=[.G3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A2</text:p>
          </table:table-cell>
          <table:table-cell table:style-name="ce52" office:value-type="float" office:value="33521.231" calcext:value-type="float">
            <text:p>33521.2</text:p>
          </table:table-cell>
          <table:table-cell table:style-name="ce52" office:value-type="float" office:value="33520.996" calcext:value-type="float">
            <text:p>33521.0</text:p>
          </table:table-cell>
          <table:table-cell table:style-name="ce60" table:formula="of:=([.B4]-[.C4])*100/[.B4]" office:value-type="float" office:value="0.000701048240145423" calcext:value-type="float">
            <text:p>0.001</text:p>
          </table:table-cell>
          <table:table-cell table:style-name="ce52" office:value-type="float" office:value="0.833" calcext:value-type="float">
            <text:p>0.8</text:p>
          </table:table-cell>
          <table:table-cell table:style-name="ce52" office:value-type="float" office:value="33521.773" calcext:value-type="float">
            <text:p>33521.8</text:p>
          </table:table-cell>
          <table:table-cell table:style-name="ce52" office:value-type="float" office:value="33520.667" calcext:value-type="float">
            <text:p>33520.7</text:p>
          </table:table-cell>
          <table:table-cell table:style-name="ce60" table:formula="of:=([.F4]-[.G4])*100/[.F4]" office:value-type="float" office:value="0.00329934815798606" calcext:value-type="float">
            <text:p>0.003</text:p>
          </table:table-cell>
          <table:table-cell table:style-name="ce52" office:value-type="float" office:value="257.242" calcext:value-type="float">
            <text:p>257.2</text:p>
          </table:table-cell>
          <table:table-cell table:style-name="ce60" office:value-type="float" office:value="-0.000981474416804037" calcext:value-type="float">
            <text:p>-0.001</text:p>
          </table:table-cell>
          <table:table-cell table:style-name="ce60" table:formula="of:=([.B4]-[.F4])/[.B4]* 100" office:value-type="float" office:value="-0.00161688572833522" calcext:value-type="float">
            <text:p>-0.002</text:p>
          </table:table-cell>
          <table:table-cell table:style-name="ce60" table:formula="of:=([.G4]-[.C4])*100/[.C4]" office:value-type="float" office:value="-0.000981474416804037" calcext:value-type="float">
            <text:p>-0.001</text:p>
          </table:table-cell>
          <table:table-cell table:style-name="ce67" table:formula="of:=[.F4]&gt;=[.C4]" office:value-type="boolean" office:boolean-value="true" calcext:value-type="boolean">
            <text:p>TRUE</text:p>
          </table:table-cell>
          <table:table-cell table:style-name="ce67" table:formula="of:=[.B4]&gt;=[.G4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A3</text:p>
          </table:table-cell>
          <table:table-cell table:number-columns-repeated="2" table:style-name="ce52" office:value-type="float" office:value="24921.89" calcext:value-type="float">
            <text:p>24921.9</text:p>
          </table:table-cell>
          <table:table-cell table:style-name="ce60" table:formula="of:=([.B5]-[.C5])*100/[.B5]" office:value-type="float" office:value="0" calcext:value-type="float">
            <text:p>0.000</text:p>
          </table:table-cell>
          <table:table-cell table:style-name="ce52" office:value-type="float" office:value="0.158" calcext:value-type="float">
            <text:p>0.2</text:p>
          </table:table-cell>
          <table:table-cell table:style-name="ce52" office:value-type="float" office:value="24922.94" calcext:value-type="float">
            <text:p>24922.9</text:p>
          </table:table-cell>
          <table:table-cell table:style-name="ce52" office:value-type="float" office:value="24921.838" calcext:value-type="float">
            <text:p>24921.8</text:p>
          </table:table-cell>
          <table:table-cell table:style-name="ce60" table:formula="of:=([.F5]-[.G5])*100/[.F5]" office:value-type="float" office:value="0.00442162922993416" calcext:value-type="float">
            <text:p>0.004</text:p>
          </table:table-cell>
          <table:table-cell table:style-name="ce52" office:value-type="float" office:value="707.832" calcext:value-type="float">
            <text:p>707.8</text:p>
          </table:table-cell>
          <table:table-cell table:style-name="ce60" office:value-type="float" office:value="-0.000208651912032674" calcext:value-type="float">
            <text:p>0.000</text:p>
          </table:table-cell>
          <table:table-cell table:style-name="ce60" table:formula="of:=([.B5]-[.F5])/[.B5]* 100" office:value-type="float" office:value="-0.0042131636083751" calcext:value-type="float">
            <text:p>-0.004</text:p>
          </table:table-cell>
          <table:table-cell table:style-name="ce60" table:formula="of:=([.G5]-[.C5])*100/[.C5]" office:value-type="float" office:value="-0.000208651912032674" calcext:value-type="float">
            <text:p>0.000</text:p>
          </table:table-cell>
          <table:table-cell table:style-name="ce67" table:formula="of:=[.F5]&gt;=[.C5]" office:value-type="boolean" office:boolean-value="true" calcext:value-type="boolean">
            <text:p>TRUE</text:p>
          </table:table-cell>
          <table:table-cell table:style-name="ce67" table:formula="of:=[.B5]&gt;=[.G5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A4</text:p>
          </table:table-cell>
          <table:table-cell table:number-columns-repeated="2" table:style-name="ce52" office:value-type="float" office:value="14107.873" calcext:value-type="float">
            <text:p>14107.9</text:p>
          </table:table-cell>
          <table:table-cell table:style-name="ce60" table:formula="of:=([.B6]-[.C6])*100/[.B6]" office:value-type="float" office:value="0" calcext:value-type="float">
            <text:p>0.000</text:p>
          </table:table-cell>
          <table:table-cell table:style-name="ce52" office:value-type="float" office:value="0.229" calcext:value-type="float">
            <text:p>0.2</text:p>
          </table:table-cell>
          <table:table-cell table:style-name="ce52" office:value-type="float" office:value="14107.873" calcext:value-type="float">
            <text:p>14107.9</text:p>
          </table:table-cell>
          <table:table-cell table:style-name="ce52" office:value-type="float" office:value="14107.31" calcext:value-type="float">
            <text:p>14107.3</text:p>
          </table:table-cell>
          <table:table-cell table:style-name="ce60" table:formula="of:=([.F6]-[.G6])*100/[.F6]" office:value-type="float" office:value="0.00399067953050117" calcext:value-type="float">
            <text:p>0.004</text:p>
          </table:table-cell>
          <table:table-cell table:style-name="ce52" office:value-type="float" office:value="193.041" calcext:value-type="float">
            <text:p>193.0</text:p>
          </table:table-cell>
          <table:table-cell table:style-name="ce60" office:value-type="float" office:value="-0.00399067953050117" calcext:value-type="float">
            <text:p>-0.004</text:p>
          </table:table-cell>
          <table:table-cell table:style-name="ce60" table:formula="of:=([.B6]-[.F6])/[.B6]* 100" office:value-type="float" office:value="0" calcext:value-type="float">
            <text:p>0.000</text:p>
          </table:table-cell>
          <table:table-cell table:style-name="ce60" table:formula="of:=([.G6]-[.C6])*100/[.C6]" office:value-type="float" office:value="-0.00399067953050117" calcext:value-type="float">
            <text:p>-0.004</text:p>
          </table:table-cell>
          <table:table-cell table:style-name="ce67" table:formula="of:=[.F6]&gt;=[.C6]" office:value-type="boolean" office:boolean-value="true" calcext:value-type="boolean">
            <text:p>TRUE</text:p>
          </table:table-cell>
          <table:table-cell table:style-name="ce67" table:formula="of:=[.B6]&gt;=[.G6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A5</text:p>
          </table:table-cell>
          <table:table-cell table:style-name="ce52" office:value-type="float" office:value="27867.64" calcext:value-type="float">
            <text:p>27867.6</text:p>
          </table:table-cell>
          <table:table-cell table:style-name="ce52" office:value-type="float" office:value="27867.438" calcext:value-type="float">
            <text:p>27867.4</text:p>
          </table:table-cell>
          <table:table-cell table:style-name="ce60" table:formula="of:=([.B7]-[.C7])*100/[.B7]" office:value-type="float" office:value="0.000724855064875013" calcext:value-type="float">
            <text:p>0.001</text:p>
          </table:table-cell>
          <table:table-cell table:style-name="ce52" office:value-type="float" office:value="0.161" calcext:value-type="float">
            <text:p>0.2</text:p>
          </table:table-cell>
          <table:table-cell table:style-name="ce52" office:value-type="float" office:value="27867.64" calcext:value-type="float">
            <text:p>27867.6</text:p>
          </table:table-cell>
          <table:table-cell table:style-name="ce52" office:value-type="float" office:value="27866.585" calcext:value-type="float">
            <text:p>27866.6</text:p>
          </table:table-cell>
          <table:table-cell table:style-name="ce60" table:formula="of:=([.F7]-[.G7])*100/[.F7]" office:value-type="float" office:value="0.00378575293781709" calcext:value-type="float">
            <text:p>0.004</text:p>
          </table:table-cell>
          <table:table-cell table:style-name="ce52" office:value-type="float" office:value="81.172" calcext:value-type="float">
            <text:p>81.2</text:p>
          </table:table-cell>
          <table:table-cell table:style-name="ce60" office:value-type="float" office:value="-0.00306092006017617" calcext:value-type="float">
            <text:p>-0.003</text:p>
          </table:table-cell>
          <table:table-cell table:style-name="ce60" table:formula="of:=([.B7]-[.F7])/[.B7]* 100" office:value-type="float" office:value="0" calcext:value-type="float">
            <text:p>0.000</text:p>
          </table:table-cell>
          <table:table-cell table:style-name="ce60" table:formula="of:=([.G7]-[.C7])*100/[.C7]" office:value-type="float" office:value="-0.00306092006017617" calcext:value-type="float">
            <text:p>-0.003</text:p>
          </table:table-cell>
          <table:table-cell table:style-name="ce67" table:formula="of:=[.F7]&gt;=[.C7]" office:value-type="boolean" office:boolean-value="true" calcext:value-type="boolean">
            <text:p>TRUE</text:p>
          </table:table-cell>
          <table:table-cell table:style-name="ce67" table:formula="of:=[.B7]&gt;=[.G7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A6</text:p>
          </table:table-cell>
          <table:table-cell table:number-columns-repeated="2" table:style-name="ce52" office:value-type="float" office:value="11272.925" calcext:value-type="float">
            <text:p>11272.9</text:p>
          </table:table-cell>
          <table:table-cell table:style-name="ce60" table:formula="of:=([.B8]-[.C8])*100/[.B8]" office:value-type="float" office:value="0" calcext:value-type="float">
            <text:p>0.000</text:p>
          </table:table-cell>
          <table:table-cell table:style-name="ce52" office:value-type="float" office:value="0.134" calcext:value-type="float">
            <text:p>0.1</text:p>
          </table:table-cell>
          <table:table-cell table:style-name="ce52" office:value-type="float" office:value="11273.345" calcext:value-type="float">
            <text:p>11273.3</text:p>
          </table:table-cell>
          <table:table-cell table:style-name="ce52" office:value-type="float" office:value="11272.414" calcext:value-type="float">
            <text:p>11272.4</text:p>
          </table:table-cell>
          <table:table-cell table:style-name="ce60" table:formula="of:=([.F8]-[.G8])*100/[.F8]" office:value-type="float" office:value="0.00825841841972082" calcext:value-type="float">
            <text:p>0.008</text:p>
          </table:table-cell>
          <table:table-cell table:style-name="ce52" office:value-type="float" office:value="164.258" calcext:value-type="float">
            <text:p>164.3</text:p>
          </table:table-cell>
          <table:table-cell table:style-name="ce60" office:value-type="float" office:value="-0.00453298500609738" calcext:value-type="float">
            <text:p>-0.005</text:p>
          </table:table-cell>
          <table:table-cell table:style-name="ce60" table:formula="of:=([.B8]-[.F8])/[.B8]* 100" office:value-type="float" office:value="-0.00372574110091279" calcext:value-type="float">
            <text:p>-0.004</text:p>
          </table:table-cell>
          <table:table-cell table:style-name="ce60" table:formula="of:=([.G8]-[.C8])*100/[.C8]" office:value-type="float" office:value="-0.00453298500609738" calcext:value-type="float">
            <text:p>-0.005</text:p>
          </table:table-cell>
          <table:table-cell table:style-name="ce67" table:formula="of:=[.F8]&gt;=[.C8]" office:value-type="boolean" office:boolean-value="true" calcext:value-type="boolean">
            <text:p>TRUE</text:p>
          </table:table-cell>
          <table:table-cell table:style-name="ce67" table:formula="of:=[.B8]&gt;=[.G8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A7</text:p>
          </table:table-cell>
          <table:table-cell table:number-columns-repeated="2" table:style-name="ce52" office:value-type="float" office:value="37870.216" calcext:value-type="float">
            <text:p>37870.2</text:p>
          </table:table-cell>
          <table:table-cell table:style-name="ce60" table:formula="of:=([.B9]-[.C9])*100/[.B9]" office:value-type="float" office:value="0" calcext:value-type="float">
            <text:p>0.000</text:p>
          </table:table-cell>
          <table:table-cell table:style-name="ce52" office:value-type="float" office:value="0.139" calcext:value-type="float">
            <text:p>0.1</text:p>
          </table:table-cell>
          <table:table-cell table:style-name="ce52" office:value-type="float" office:value="37870.216" calcext:value-type="float">
            <text:p>37870.2</text:p>
          </table:table-cell>
          <table:table-cell table:style-name="ce52" office:value-type="float" office:value="37869.791" calcext:value-type="float">
            <text:p>37869.8</text:p>
          </table:table-cell>
          <table:table-cell table:style-name="ce60" table:formula="of:=([.F9]-[.G9])*100/[.F9]" office:value-type="float" office:value="0.00112225396338619" calcext:value-type="float">
            <text:p>0.001</text:p>
          </table:table-cell>
          <table:table-cell table:style-name="ce52" office:value-type="float" office:value="254.383" calcext:value-type="float">
            <text:p>254.4</text:p>
          </table:table-cell>
          <table:table-cell table:style-name="ce60" office:value-type="float" office:value="-0.00112225396338619" calcext:value-type="float">
            <text:p>-0.001</text:p>
          </table:table-cell>
          <table:table-cell table:style-name="ce60" table:formula="of:=([.B9]-[.F9])/[.B9]* 100" office:value-type="float" office:value="0" calcext:value-type="float">
            <text:p>0.000</text:p>
          </table:table-cell>
          <table:table-cell table:style-name="ce60" table:formula="of:=([.G9]-[.C9])*100/[.C9]" office:value-type="float" office:value="-0.00112225396338619" calcext:value-type="float">
            <text:p>-0.001</text:p>
          </table:table-cell>
          <table:table-cell table:style-name="ce67" table:formula="of:=[.F9]&gt;=[.C9]" office:value-type="boolean" office:boolean-value="true" calcext:value-type="boolean">
            <text:p>TRUE</text:p>
          </table:table-cell>
          <table:table-cell table:style-name="ce67" table:formula="of:=[.B9]&gt;=[.G9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A8</text:p>
          </table:table-cell>
          <table:table-cell table:number-columns-repeated="2" table:style-name="ce52" office:value-type="float" office:value="21379.211" calcext:value-type="float">
            <text:p>21379.2</text:p>
          </table:table-cell>
          <table:table-cell table:style-name="ce60" table:formula="of:=([.B10]-[.C10])*100/[.B10]" office:value-type="float" office:value="0" calcext:value-type="float">
            <text:p>0.000</text:p>
          </table:table-cell>
          <table:table-cell table:style-name="ce52" office:value-type="float" office:value="0.109" calcext:value-type="float">
            <text:p>0.1</text:p>
          </table:table-cell>
          <table:table-cell table:style-name="ce52" office:value-type="float" office:value="21379.211" calcext:value-type="float">
            <text:p>21379.2</text:p>
          </table:table-cell>
          <table:table-cell table:style-name="ce52" office:value-type="float" office:value="21378.713" calcext:value-type="float">
            <text:p>21378.7</text:p>
          </table:table-cell>
          <table:table-cell table:style-name="ce60" table:formula="of:=([.F10]-[.G10])*100/[.F10]" office:value-type="float" office:value="0.00232936566274402" calcext:value-type="float">
            <text:p>0.002</text:p>
          </table:table-cell>
          <table:table-cell table:style-name="ce52" office:value-type="float" office:value="347.625" calcext:value-type="float">
            <text:p>347.6</text:p>
          </table:table-cell>
          <table:table-cell table:style-name="ce60" office:value-type="float" office:value="-0.00232936566274402" calcext:value-type="float">
            <text:p>-0.002</text:p>
          </table:table-cell>
          <table:table-cell table:style-name="ce60" table:formula="of:=([.B10]-[.F10])/[.B10]* 100" office:value-type="float" office:value="0" calcext:value-type="float">
            <text:p>0.000</text:p>
          </table:table-cell>
          <table:table-cell table:style-name="ce60" table:formula="of:=([.G10]-[.C10])*100/[.C10]" office:value-type="float" office:value="-0.00232936566274402" calcext:value-type="float">
            <text:p>-0.002</text:p>
          </table:table-cell>
          <table:table-cell table:style-name="ce67" table:formula="of:=[.F10]&gt;=[.C10]" office:value-type="boolean" office:boolean-value="true" calcext:value-type="boolean">
            <text:p>TRUE</text:p>
          </table:table-cell>
          <table:table-cell table:style-name="ce67" table:formula="of:=[.B10]&gt;=[.G10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A9</text:p>
          </table:table-cell>
          <table:table-cell table:number-columns-repeated="2" table:style-name="ce52" office:value-type="float" office:value="21457.934" calcext:value-type="float">
            <text:p>21457.9</text:p>
          </table:table-cell>
          <table:table-cell table:style-name="ce60" table:formula="of:=([.B11]-[.C11])*100/[.B11]" office:value-type="float" office:value="0" calcext:value-type="float">
            <text:p>0.000</text:p>
          </table:table-cell>
          <table:table-cell table:style-name="ce52" office:value-type="float" office:value="0.123" calcext:value-type="float">
            <text:p>0.1</text:p>
          </table:table-cell>
          <table:table-cell table:style-name="ce52" office:value-type="float" office:value="21457.934" calcext:value-type="float">
            <text:p>21457.9</text:p>
          </table:table-cell>
          <table:table-cell table:style-name="ce52" office:value-type="float" office:value="21457.374" calcext:value-type="float">
            <text:p>21457.4</text:p>
          </table:table-cell>
          <table:table-cell table:style-name="ce60" table:formula="of:=([.F11]-[.G11])*100/[.F11]" office:value-type="float" office:value="0.0026097573046935" calcext:value-type="float">
            <text:p>0.003</text:p>
          </table:table-cell>
          <table:table-cell table:style-name="ce52" office:value-type="float" office:value="243.089" calcext:value-type="float">
            <text:p>243.1</text:p>
          </table:table-cell>
          <table:table-cell table:style-name="ce60" office:value-type="float" office:value="-0.0026097573046935" calcext:value-type="float">
            <text:p>-0.003</text:p>
          </table:table-cell>
          <table:table-cell table:style-name="ce60" table:formula="of:=([.B11]-[.F11])/[.B11]* 100" office:value-type="float" office:value="0" calcext:value-type="float">
            <text:p>0.000</text:p>
          </table:table-cell>
          <table:table-cell table:style-name="ce60" table:formula="of:=([.G11]-[.C11])*100/[.C11]" office:value-type="float" office:value="-0.0026097573046935" calcext:value-type="float">
            <text:p>-0.003</text:p>
          </table:table-cell>
          <table:table-cell table:style-name="ce67" table:formula="of:=[.F11]&gt;=[.C11]" office:value-type="boolean" office:boolean-value="true" calcext:value-type="boolean">
            <text:p>TRUE</text:p>
          </table:table-cell>
          <table:table-cell table:style-name="ce67" table:formula="of:=[.B11]&gt;=[.G11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A10</text:p>
          </table:table-cell>
          <table:table-cell table:number-columns-repeated="2" table:style-name="ce52" office:value-type="float" office:value="41481.239" calcext:value-type="float">
            <text:p>41481.2</text:p>
          </table:table-cell>
          <table:table-cell table:style-name="ce60" table:formula="of:=([.B12]-[.C12])*100/[.B12]" office:value-type="float" office:value="0" calcext:value-type="float">
            <text:p>0.000</text:p>
          </table:table-cell>
          <table:table-cell table:style-name="ce52" office:value-type="float" office:value="0.108" calcext:value-type="float">
            <text:p>0.1</text:p>
          </table:table-cell>
          <table:table-cell table:style-name="ce52" office:value-type="float" office:value="41483.329" calcext:value-type="float">
            <text:p>41483.3</text:p>
          </table:table-cell>
          <table:table-cell table:style-name="ce52" office:value-type="float" office:value="41480.819" calcext:value-type="float">
            <text:p>41480.8</text:p>
          </table:table-cell>
          <table:table-cell table:style-name="ce60" table:formula="of:=([.F12]-[.G12])*100/[.F12]" office:value-type="float" office:value="0.00605062337208945" calcext:value-type="float">
            <text:p>0.006</text:p>
          </table:table-cell>
          <table:table-cell table:style-name="ce52" office:value-type="float" office:value="214.885" calcext:value-type="float">
            <text:p>214.9</text:p>
          </table:table-cell>
          <table:table-cell table:style-name="ce60" office:value-type="float" office:value="-0.0010125059186353" calcext:value-type="float">
            <text:p>-0.001</text:p>
          </table:table-cell>
          <table:table-cell table:style-name="ce60" table:formula="of:=([.B12]-[.F12])/[.B12]* 100" office:value-type="float" office:value="-0.00503842230941199" calcext:value-type="float">
            <text:p>-0.005</text:p>
          </table:table-cell>
          <table:table-cell table:style-name="ce60" table:formula="of:=([.G12]-[.C12])*100/[.C12]" office:value-type="float" office:value="-0.0010125059186353" calcext:value-type="float">
            <text:p>-0.001</text:p>
          </table:table-cell>
          <table:table-cell table:style-name="ce67" table:formula="of:=[.F12]&gt;=[.C12]" office:value-type="boolean" office:boolean-value="true" calcext:value-type="boolean">
            <text:p>TRUE</text:p>
          </table:table-cell>
          <table:table-cell table:style-name="ce67" table:formula="of:=[.B12]&gt;=[.G12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T1</text:p>
          </table:table-cell>
          <table:table-cell table:style-name="ce52" office:value-type="float" office:value="52538.247" calcext:value-type="float">
            <text:p>52538.2</text:p>
          </table:table-cell>
          <table:table-cell table:style-name="ce52" office:value-type="float" office:value="52412.37" calcext:value-type="float">
            <text:p>52412.4</text:p>
          </table:table-cell>
          <table:table-cell table:style-name="ce60" table:formula="of:=([.B13]-[.C13])*100/[.B13]" office:value-type="float" office:value="0.239591168696589" calcext:value-type="float">
            <text:p>0.240</text:p>
          </table:table-cell>
          <table:table-cell table:style-name="ce52" office:value-type="float" office:value="7200.006" calcext:value-type="float">
            <text:p>7200.0</text:p>
          </table:table-cell>
          <table:table-cell table:number-columns-repeated="2" table:style-name="ce52" office:value-type="float" office:value="52538.248" calcext:value-type="float">
            <text:p>52538.2</text:p>
          </table:table-cell>
          <table:table-cell table:style-name="ce60" table:formula="of:=([.F13]-[.G13])*100/[.F13]" office:value-type="float" office:value="0" calcext:value-type="float">
            <text:p>0.000</text:p>
          </table:table-cell>
          <table:table-cell table:style-name="ce52" office:value-type="float" office:value="29.783" calcext:value-type="float">
            <text:p>29.8</text:p>
          </table:table-cell>
          <table:table-cell table:style-name="ce60" office:value-type="float" office:value="0.240168494574844" calcext:value-type="float">
            <text:p>0.240</text:p>
          </table:table-cell>
          <table:table-cell table:style-name="ce60" table:formula="of:=([.B13]-[.F13])/[.B13]* 100" office:value-type="float" office:value="-0.00000190337526215092" calcext:value-type="float">
            <text:p>0.000</text:p>
          </table:table-cell>
          <table:table-cell table:style-name="ce60" table:formula="of:=([.G13]-[.C13])*100/[.C13]" office:value-type="float" office:value="0.240168494574844" calcext:value-type="float">
            <text:p>0.240</text:p>
          </table:table-cell>
          <table:table-cell table:style-name="ce67" table:formula="of:=[.F13]&gt;=[.C13]" office:value-type="boolean" office:boolean-value="true" calcext:value-type="boolean">
            <text:p>TRUE</text:p>
          </table:table-cell>
          <table:table-cell table:style-name="ce67" table:formula="of:=[.B13]&gt;=[.G13]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T2</text:p>
          </table:table-cell>
          <table:table-cell table:style-name="ce52" office:value-type="float" office:value="94017.393" calcext:value-type="float">
            <text:p>94017.4</text:p>
          </table:table-cell>
          <table:table-cell table:style-name="ce52" office:value-type="float" office:value="92072.927" calcext:value-type="float">
            <text:p>92072.9</text:p>
          </table:table-cell>
          <table:table-cell table:style-name="ce60" table:formula="of:=([.B14]-[.C14])*100/[.B14]" office:value-type="float" office:value="2.06819816839635" calcext:value-type="float">
            <text:p>2.068</text:p>
          </table:table-cell>
          <table:table-cell table:style-name="ce52" office:value-type="float" office:value="7200.003" calcext:value-type="float">
            <text:p>7200.0</text:p>
          </table:table-cell>
          <table:table-cell table:number-columns-repeated="2" table:style-name="ce52" office:value-type="float" office:value="94017.381" calcext:value-type="float">
            <text:p>94017.4</text:p>
          </table:table-cell>
          <table:table-cell table:style-name="ce60" table:formula="of:=([.F14]-[.G14])*100/[.F14]" office:value-type="float" office:value="0" calcext:value-type="float">
            <text:p>0.000</text:p>
          </table:table-cell>
          <table:table-cell table:style-name="ce52" office:value-type="float" office:value="40.565" calcext:value-type="float">
            <text:p>40.6</text:p>
          </table:table-cell>
          <table:table-cell table:style-name="ce60" office:value-type="float" office:value="2.11186291492612" calcext:value-type="float">
            <text:p>2.112</text:p>
          </table:table-cell>
          <table:table-cell table:style-name="ce60" table:formula="of:=([.B14]-[.F14])/[.B14]* 100" office:value-type="float" office:value="0.0000127635957768418" calcext:value-type="float">
            <text:p>0.000</text:p>
          </table:table-cell>
          <table:table-cell table:style-name="ce60" table:formula="of:=([.G14]-[.C14])*100/[.C14]" office:value-type="float" office:value="2.11186291492612" calcext:value-type="float">
            <text:p>2.112</text:p>
          </table:table-cell>
          <table:table-cell table:style-name="ce67" table:formula="of:=[.F14]&gt;=[.C14]" office:value-type="boolean" office:boolean-value="true" calcext:value-type="boolean">
            <text:p>TRUE</text:p>
          </table:table-cell>
          <table:table-cell table:style-name="ce67" table:formula="of:=[.B14]&gt;=[.G14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T3</text:p>
          </table:table-cell>
          <table:table-cell table:style-name="ce52" office:value-type="float" office:value="57949.413" calcext:value-type="float">
            <text:p>57949.4</text:p>
          </table:table-cell>
          <table:table-cell table:style-name="ce52" office:value-type="float" office:value="55433.914" calcext:value-type="float">
            <text:p>55433.9</text:p>
          </table:table-cell>
          <table:table-cell table:style-name="ce60" table:formula="of:=([.B15]-[.C15])*100/[.B15]" office:value-type="float" office:value="4.34085328871235" calcext:value-type="float">
            <text:p>4.341</text:p>
          </table:table-cell>
          <table:table-cell table:style-name="ce52" office:value-type="float" office:value="7200.004" calcext:value-type="float">
            <text:p>7200.0</text:p>
          </table:table-cell>
          <table:table-cell table:style-name="ce52" office:value-type="float" office:value="57949.458" calcext:value-type="float">
            <text:p>57949.5</text:p>
          </table:table-cell>
          <table:table-cell table:style-name="ce52" office:value-type="float" office:value="57947.735" calcext:value-type="float">
            <text:p>57947.7</text:p>
          </table:table-cell>
          <table:table-cell table:style-name="ce60" table:formula="of:=([.F15]-[.G15])*100/[.F15]" office:value-type="float" office:value="0.00297328061290606" calcext:value-type="float">
            <text:p>0.003</text:p>
          </table:table-cell>
          <table:table-cell table:style-name="ce52" office:value-type="float" office:value="24.998" calcext:value-type="float">
            <text:p>25.0</text:p>
          </table:table-cell>
          <table:table-cell table:style-name="ce60" office:value-type="float" office:value="4.53480697754808" calcext:value-type="float">
            <text:p>4.535</text:p>
          </table:table-cell>
          <table:table-cell table:style-name="ce60" table:formula="of:=([.B15]-[.F15])/[.B15]* 100" office:value-type="float" office:value="-0.0000776539358530755" calcext:value-type="float">
            <text:p>0.000</text:p>
          </table:table-cell>
          <table:table-cell table:style-name="ce60" table:formula="of:=([.G15]-[.C15])*100/[.C15]" office:value-type="float" office:value="4.53480697754808" calcext:value-type="float">
            <text:p>4.535</text:p>
          </table:table-cell>
          <table:table-cell table:style-name="ce67" table:formula="of:=[.F15]&gt;=[.C15]" office:value-type="boolean" office:boolean-value="true" calcext:value-type="boolean">
            <text:p>TRUE</text:p>
          </table:table-cell>
          <table:table-cell table:style-name="ce67" table:formula="of:=[.B15]&gt;=[.G15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T4</text:p>
          </table:table-cell>
          <table:table-cell table:style-name="ce52" office:value-type="float" office:value="71345.414" calcext:value-type="float">
            <text:p>71345.4</text:p>
          </table:table-cell>
          <table:table-cell table:style-name="ce52" office:value-type="float" office:value="63263.106" calcext:value-type="float">
            <text:p>63263.1</text:p>
          </table:table-cell>
          <table:table-cell table:style-name="ce60" table:formula="of:=([.B16]-[.C16])*100/[.B16]" office:value-type="float" office:value="11.3284197916351" calcext:value-type="float">
            <text:p>11.328</text:p>
          </table:table-cell>
          <table:table-cell table:style-name="ce52" office:value-type="float" office:value="7200.006" calcext:value-type="float">
            <text:p>7200.0</text:p>
          </table:table-cell>
          <table:table-cell table:style-name="ce52" office:value-type="float" office:value="71345.423" calcext:value-type="float">
            <text:p>71345.4</text:p>
          </table:table-cell>
          <table:table-cell table:style-name="ce52" office:value-type="float" office:value="71338.649" calcext:value-type="float">
            <text:p>71338.6</text:p>
          </table:table-cell>
          <table:table-cell table:style-name="ce60" table:formula="of:=([.F16]-[.G16])*100/[.F16]" office:value-type="float" office:value="0.00949465251609811" calcext:value-type="float">
            <text:p>0.009</text:p>
          </table:table-cell>
          <table:table-cell table:style-name="ce52" office:value-type="float" office:value="2177.655" calcext:value-type="float">
            <text:p>2177.7</text:p>
          </table:table-cell>
          <table:table-cell table:style-name="ce60" office:value-type="float" office:value="12.7650118854424" calcext:value-type="float">
            <text:p>12.765</text:p>
          </table:table-cell>
          <table:table-cell table:style-name="ce60" table:formula="of:=([.B16]-[.F16])/[.B16]* 100" office:value-type="float" office:value="-0.0000126146860552517" calcext:value-type="float">
            <text:p>0.000</text:p>
          </table:table-cell>
          <table:table-cell table:style-name="ce60" table:formula="of:=([.G16]-[.C16])*100/[.C16]" office:value-type="float" office:value="12.7650118854424" calcext:value-type="float">
            <text:p>12.765</text:p>
          </table:table-cell>
          <table:table-cell table:style-name="ce67" table:formula="of:=[.F16]&gt;=[.C16]" office:value-type="boolean" office:boolean-value="true" calcext:value-type="boolean">
            <text:p>TRUE</text:p>
          </table:table-cell>
          <table:table-cell table:style-name="ce67" table:formula="of:=[.B16]&gt;=[.G16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T5</text:p>
          </table:table-cell>
          <table:table-cell table:style-name="ce52" office:value-type="float" office:value="32889.222" calcext:value-type="float">
            <text:p>32889.2</text:p>
          </table:table-cell>
          <table:table-cell table:style-name="ce52" office:value-type="float" office:value="31772.587" calcext:value-type="float">
            <text:p>31772.6</text:p>
          </table:table-cell>
          <table:table-cell table:style-name="ce60" table:formula="of:=([.B17]-[.C17])*100/[.B17]" office:value-type="float" office:value="3.39513959922798" calcext:value-type="float">
            <text:p>3.395</text:p>
          </table:table-cell>
          <table:table-cell table:style-name="ce52" office:value-type="float" office:value="7200.003" calcext:value-type="float">
            <text:p>7200.0</text:p>
          </table:table-cell>
          <table:table-cell table:style-name="ce52" office:value-type="float" office:value="32889.222" calcext:value-type="float">
            <text:p>32889.2</text:p>
          </table:table-cell>
          <table:table-cell table:style-name="ce52" office:value-type="float" office:value="32888.039" calcext:value-type="float">
            <text:p>32888.0</text:p>
          </table:table-cell>
          <table:table-cell table:style-name="ce60" table:formula="of:=([.F17]-[.G17])*100/[.F17]" office:value-type="float" office:value="0.00359692302847583" calcext:value-type="float">
            <text:p>0.004</text:p>
          </table:table-cell>
          <table:table-cell table:style-name="ce52" office:value-type="float" office:value="84.332" calcext:value-type="float">
            <text:p>84.3</text:p>
          </table:table-cell>
          <table:table-cell table:style-name="ce60" office:value-type="float" office:value="3.51073710176637" calcext:value-type="float">
            <text:p>3.511</text:p>
          </table:table-cell>
          <table:table-cell table:style-name="ce60" table:formula="of:=([.B17]-[.F17])/[.B17]* 100" office:value-type="float" office:value="0" calcext:value-type="float">
            <text:p>0.000</text:p>
          </table:table-cell>
          <table:table-cell table:style-name="ce60" table:formula="of:=([.G17]-[.C17])*100/[.C17]" office:value-type="float" office:value="3.51073710176637" calcext:value-type="float">
            <text:p>3.511</text:p>
          </table:table-cell>
          <table:table-cell table:style-name="ce67" table:formula="of:=[.F17]&gt;=[.C17]" office:value-type="boolean" office:boolean-value="true" calcext:value-type="boolean">
            <text:p>TRUE</text:p>
          </table:table-cell>
          <table:table-cell table:style-name="ce67" table:formula="of:=[.B17]&gt;=[.G17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T6</text:p>
          </table:table-cell>
          <table:table-cell table:style-name="ce52" office:value-type="float" office:value="97702.273" calcext:value-type="float">
            <text:p>97702.3</text:p>
          </table:table-cell>
          <table:table-cell table:style-name="ce52" office:value-type="float" office:value="88542.984" calcext:value-type="float">
            <text:p>88543.0</text:p>
          </table:table-cell>
          <table:table-cell table:style-name="ce60" table:formula="of:=([.B18]-[.C18])*100/[.B18]" office:value-type="float" office:value="9.37469387227051" calcext:value-type="float">
            <text:p>9.375</text:p>
          </table:table-cell>
          <table:table-cell table:style-name="ce52" office:value-type="float" office:value="7200.006" calcext:value-type="float">
            <text:p>7200.0</text:p>
          </table:table-cell>
          <table:table-cell table:style-name="ce52" office:value-type="float" office:value="97702.273" calcext:value-type="float">
            <text:p>97702.3</text:p>
          </table:table-cell>
          <table:table-cell table:style-name="ce52" office:value-type="float" office:value="97693.017" calcext:value-type="float">
            <text:p>97693.0</text:p>
          </table:table-cell>
          <table:table-cell table:style-name="ce60" table:formula="of:=([.F18]-[.G18])*100/[.F18]" office:value-type="float" office:value="0.00947367928686157" calcext:value-type="float">
            <text:p>0.009</text:p>
          </table:table-cell>
          <table:table-cell table:style-name="ce52" office:value-type="float" office:value="6773.552" calcext:value-type="float">
            <text:p>6773.6</text:p>
          </table:table-cell>
          <table:table-cell table:style-name="ce60" office:value-type="float" office:value="10.3340011671619" calcext:value-type="float">
            <text:p>10.334</text:p>
          </table:table-cell>
          <table:table-cell table:style-name="ce60" table:formula="of:=([.B18]-[.F18])/[.B18]* 100" office:value-type="float" office:value="0" calcext:value-type="float">
            <text:p>0.000</text:p>
          </table:table-cell>
          <table:table-cell table:style-name="ce60" table:formula="of:=([.G18]-[.C18])*100/[.C18]" office:value-type="float" office:value="10.3340011671619" calcext:value-type="float">
            <text:p>10.334</text:p>
          </table:table-cell>
          <table:table-cell table:style-name="ce67" table:formula="of:=[.F18]&gt;=[.C18]" office:value-type="boolean" office:boolean-value="true" calcext:value-type="boolean">
            <text:p>TRUE</text:p>
          </table:table-cell>
          <table:table-cell table:style-name="ce67" table:formula="of:=[.B18]&gt;=[.G18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T7</text:p>
          </table:table-cell>
          <table:table-cell table:style-name="ce52" office:value-type="float" office:value="69758.776" calcext:value-type="float">
            <text:p>69758.8</text:p>
          </table:table-cell>
          <table:table-cell table:style-name="ce52" office:value-type="float" office:value="65439.827" calcext:value-type="float">
            <text:p>65439.8</text:p>
          </table:table-cell>
          <table:table-cell table:style-name="ce60" table:formula="of:=([.B19]-[.C19])*100/[.B19]" office:value-type="float" office:value="6.19126258752017" calcext:value-type="float">
            <text:p>6.191</text:p>
          </table:table-cell>
          <table:table-cell table:style-name="ce52" office:value-type="float" office:value="7200.004" calcext:value-type="float">
            <text:p>7200.0</text:p>
          </table:table-cell>
          <table:table-cell table:number-columns-repeated="2" table:style-name="ce52" office:value-type="float" office:value="69758.776" calcext:value-type="float">
            <text:p>69758.8</text:p>
          </table:table-cell>
          <table:table-cell table:style-name="ce60" table:formula="of:=([.F19]-[.G19])*100/[.F19]" office:value-type="float" office:value="0" calcext:value-type="float">
            <text:p>0.000</text:p>
          </table:table-cell>
          <table:table-cell table:style-name="ce52" office:value-type="float" office:value="60.194" calcext:value-type="float">
            <text:p>60.2</text:p>
          </table:table-cell>
          <table:table-cell table:style-name="ce60" office:value-type="float" office:value="6.59987838904281" calcext:value-type="float">
            <text:p>6.600</text:p>
          </table:table-cell>
          <table:table-cell table:style-name="ce60" table:formula="of:=([.B19]-[.F19])/[.B19]* 100" office:value-type="float" office:value="0" calcext:value-type="float">
            <text:p>0.000</text:p>
          </table:table-cell>
          <table:table-cell table:style-name="ce60" table:formula="of:=([.G19]-[.C19])*100/[.C19]" office:value-type="float" office:value="6.59987838904281" calcext:value-type="float">
            <text:p>6.600</text:p>
          </table:table-cell>
          <table:table-cell table:style-name="ce67" table:formula="of:=[.F19]&gt;=[.C19]" office:value-type="boolean" office:boolean-value="true" calcext:value-type="boolean">
            <text:p>TRUE</text:p>
          </table:table-cell>
          <table:table-cell table:style-name="ce67" table:formula="of:=[.B19]&gt;=[.G19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T8</text:p>
          </table:table-cell>
          <table:table-cell table:style-name="ce57" office:value-type="float" office:value="52495.803" calcext:value-type="float">
            <text:p>52495.8</text:p>
          </table:table-cell>
          <table:table-cell table:style-name="ce57" office:value-type="float" office:value="49213.39" calcext:value-type="float">
            <text:p>49213.4</text:p>
          </table:table-cell>
          <table:table-cell table:style-name="ce60" table:formula="of:=([.B20]-[.C20])*100/[.B20]" office:value-type="float" office:value="6.25271509800507" calcext:value-type="float">
            <text:p>6.253</text:p>
          </table:table-cell>
          <table:table-cell table:style-name="ce57" office:value-type="float" office:value="7200.003" calcext:value-type="float">
            <text:p>7200.0</text:p>
          </table:table-cell>
          <table:table-cell table:number-columns-repeated="2" table:style-name="ce52" office:value-type="float" office:value="52495.803" calcext:value-type="float">
            <text:p>52495.8</text:p>
          </table:table-cell>
          <table:table-cell table:style-name="ce60" table:formula="of:=([.F20]-[.G20])*100/[.F20]" office:value-type="float" office:value="0" calcext:value-type="float">
            <text:p>0.000</text:p>
          </table:table-cell>
          <table:table-cell table:style-name="ce52" office:value-type="float" office:value="39.797" calcext:value-type="float">
            <text:p>39.8</text:p>
          </table:table-cell>
          <table:table-cell table:style-name="ce60" office:value-type="float" office:value="6.66975593430975" calcext:value-type="float">
            <text:p>6.670</text:p>
          </table:table-cell>
          <table:table-cell table:style-name="ce60" table:formula="of:=([.B20]-[.F20])/[.B20]* 100" office:value-type="float" office:value="0" calcext:value-type="float">
            <text:p>0.000</text:p>
          </table:table-cell>
          <table:table-cell table:style-name="ce60" table:formula="of:=([.G20]-[.C20])*100/[.C20]" office:value-type="float" office:value="6.66975593430975" calcext:value-type="float">
            <text:p>6.670</text:p>
          </table:table-cell>
          <table:table-cell table:style-name="ce67" table:formula="of:=[.F20]&gt;=[.C20]" office:value-type="boolean" office:boolean-value="true" calcext:value-type="boolean">
            <text:p>TRUE</text:p>
          </table:table-cell>
          <table:table-cell table:style-name="ce67" table:formula="of:=[.B20]&gt;=[.G20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T9</text:p>
          </table:table-cell>
          <table:table-cell table:style-name="ce52" office:value-type="float" office:value="47349.331" calcext:value-type="float">
            <text:p>47349.3</text:p>
          </table:table-cell>
          <table:table-cell table:style-name="ce52" office:value-type="float" office:value="43804.074" calcext:value-type="float">
            <text:p>43804.1</text:p>
          </table:table-cell>
          <table:table-cell table:style-name="ce60" table:formula="of:=([.B21]-[.C21])*100/[.B21]" office:value-type="float" office:value="7.4874489778958" calcext:value-type="float">
            <text:p>7.487</text:p>
          </table:table-cell>
          <table:table-cell table:style-name="ce52" office:value-type="float" office:value="7200.004" calcext:value-type="float">
            <text:p>7200.0</text:p>
          </table:table-cell>
          <table:table-cell table:style-name="ce52" office:value-type="float" office:value="47349.309" calcext:value-type="float">
            <text:p>47349.3</text:p>
          </table:table-cell>
          <table:table-cell table:style-name="ce52" office:value-type="float" office:value="47349.189" calcext:value-type="float">
            <text:p>47349.2</text:p>
          </table:table-cell>
          <table:table-cell table:style-name="ce60" table:formula="of:=([.F21]-[.G21])*100/[.F21]" office:value-type="float" office:value="0.000253435588685401" calcext:value-type="float">
            <text:p>0.000</text:p>
          </table:table-cell>
          <table:table-cell table:style-name="ce52" office:value-type="float" office:value="49.037" calcext:value-type="float">
            <text:p>49.0</text:p>
          </table:table-cell>
          <table:table-cell table:style-name="ce60" office:value-type="float" office:value="8.0931170922595" calcext:value-type="float">
            <text:p>8.093</text:p>
          </table:table-cell>
          <table:table-cell table:style-name="ce60" table:formula="of:=([.B21]-[.F21])/[.B21]* 100" office:value-type="float" office:value="0.0000464631696638038" calcext:value-type="float">
            <text:p>0.000</text:p>
          </table:table-cell>
          <table:table-cell table:style-name="ce60" table:formula="of:=([.G21]-[.C21])*100/[.C21]" office:value-type="float" office:value="8.0931170922595" calcext:value-type="float">
            <text:p>8.093</text:p>
          </table:table-cell>
          <table:table-cell table:style-name="ce67" table:formula="of:=[.F21]&gt;=[.C21]" office:value-type="boolean" office:boolean-value="true" calcext:value-type="boolean">
            <text:p>TRUE</text:p>
          </table:table-cell>
          <table:table-cell table:style-name="ce67" table:formula="of:=[.B21]&gt;=[.G21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T10</text:p>
          </table:table-cell>
          <table:table-cell table:style-name="ce52" office:value-type="float" office:value="67350.63" calcext:value-type="float">
            <text:p>67350.6</text:p>
          </table:table-cell>
          <table:table-cell table:style-name="ce52" office:value-type="float" office:value="66813.95" calcext:value-type="float">
            <text:p>66814.0</text:p>
          </table:table-cell>
          <table:table-cell table:style-name="ce60" table:formula="of:=([.B22]-[.C22])*100/[.B22]" office:value-type="float" office:value="0.796844810508836" calcext:value-type="float">
            <text:p>0.797</text:p>
          </table:table-cell>
          <table:table-cell table:style-name="ce52" office:value-type="float" office:value="7200.006" calcext:value-type="float">
            <text:p>7200.0</text:p>
          </table:table-cell>
          <table:table-cell table:style-name="ce52" office:value-type="float" office:value="67350.644" calcext:value-type="float">
            <text:p>67350.6</text:p>
          </table:table-cell>
          <table:table-cell table:style-name="ce52" office:value-type="float" office:value="67350.63" calcext:value-type="float">
            <text:p>67350.6</text:p>
          </table:table-cell>
          <table:table-cell table:style-name="ce60" table:formula="of:=([.F22]-[.G22])*100/[.F22]" office:value-type="float" office:value="0.0000207867351581318" calcext:value-type="float">
            <text:p>0.000</text:p>
          </table:table-cell>
          <table:table-cell table:style-name="ce52" office:value-type="float" office:value="36.254" calcext:value-type="float">
            <text:p>36.3</text:p>
          </table:table-cell>
          <table:table-cell table:style-name="ce60" office:value-type="float" office:value="0.803245430033709" calcext:value-type="float">
            <text:p>0.803</text:p>
          </table:table-cell>
          <table:table-cell table:style-name="ce60" table:formula="of:=([.B22]-[.F22])/[.B22]* 100" office:value-type="float" office:value="-0.0000207867394790163" calcext:value-type="float">
            <text:p>0.000</text:p>
          </table:table-cell>
          <table:table-cell table:style-name="ce60" table:formula="of:=([.G22]-[.C22])*100/[.C22]" office:value-type="float" office:value="0.803245430033709" calcext:value-type="float">
            <text:p>0.803</text:p>
          </table:table-cell>
          <table:table-cell table:style-name="ce67" table:formula="of:=[.F22]&gt;=[.C22]" office:value-type="boolean" office:boolean-value="true" calcext:value-type="boolean">
            <text:p>TRUE</text:p>
          </table:table-cell>
          <table:table-cell table:style-name="ce67" table:formula="of:=[.B22]&gt;=[.G22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VT1</text:p>
          </table:table-cell>
          <table:table-cell table:style-name="ce52" office:value-type="float" office:value="32690.54" calcext:value-type="float">
            <text:p>32690.5</text:p>
          </table:table-cell>
          <table:table-cell table:style-name="ce52" office:value-type="float" office:value="30210.572" calcext:value-type="float">
            <text:p>30210.6</text:p>
          </table:table-cell>
          <table:table-cell table:style-name="ce60" table:formula="of:=([.B23]-[.C23])*100/[.B23]" office:value-type="float" office:value="7.586194660596" calcext:value-type="float">
            <text:p>7.586</text:p>
          </table:table-cell>
          <table:table-cell table:style-name="ce52" office:value-type="float" office:value="7200.003" calcext:value-type="float">
            <text:p>7200.0</text:p>
          </table:table-cell>
          <table:table-cell table:style-name="ce52" office:value-type="float" office:value="32690.547" calcext:value-type="float">
            <text:p>32690.5</text:p>
          </table:table-cell>
          <table:table-cell table:style-name="ce52" office:value-type="float" office:value="32688.042" calcext:value-type="float">
            <text:p>32688.0</text:p>
          </table:table-cell>
          <table:table-cell table:style-name="ce60" table:formula="of:=([.F23]-[.G23])*100/[.F23]" office:value-type="float" office:value="0.00766276563068027" calcext:value-type="float">
            <text:p>0.008</text:p>
          </table:table-cell>
          <table:table-cell table:style-name="ce52" office:value-type="float" office:value="513.915" calcext:value-type="float">
            <text:p>513.9</text:p>
          </table:table-cell>
          <table:table-cell table:style-name="ce60" office:value-type="float" office:value="8.20067226797295" calcext:value-type="float">
            <text:p>8.201</text:p>
          </table:table-cell>
          <table:table-cell table:style-name="ce60" table:formula="of:=([.B23]-[.F23])/[.B23]* 100" office:value-type="float" office:value="-0.0000214129225084324" calcext:value-type="float">
            <text:p>0.000</text:p>
          </table:table-cell>
          <table:table-cell table:style-name="ce60" table:formula="of:=([.G23]-[.C23])*100/[.C23]" office:value-type="float" office:value="8.20067226797295" calcext:value-type="float">
            <text:p>8.201</text:p>
          </table:table-cell>
          <table:table-cell table:style-name="ce67" table:formula="of:=[.F23]&gt;=[.C23]" office:value-type="boolean" office:boolean-value="true" calcext:value-type="boolean">
            <text:p>TRUE</text:p>
          </table:table-cell>
          <table:table-cell table:style-name="ce67" table:formula="of:=[.B23]&gt;=[.G23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VT2</text:p>
          </table:table-cell>
          <table:table-cell table:style-name="ce52" office:value-type="float" office:value="58758.199" calcext:value-type="float">
            <text:p>58758.2</text:p>
          </table:table-cell>
          <table:table-cell table:style-name="ce52" office:value-type="float" office:value="54544.332" calcext:value-type="float">
            <text:p>54544.3</text:p>
          </table:table-cell>
          <table:table-cell table:style-name="ce60" table:formula="of:=([.B24]-[.C24])*100/[.B24]" office:value-type="float" office:value="7.17153873283284" calcext:value-type="float">
            <text:p>7.172</text:p>
          </table:table-cell>
          <table:table-cell table:style-name="ce52" office:value-type="float" office:value="7200.004" calcext:value-type="float">
            <text:p>7200.0</text:p>
          </table:table-cell>
          <table:table-cell table:style-name="ce52" office:value-type="float" office:value="58759.28" calcext:value-type="float">
            <text:p>58759.3</text:p>
          </table:table-cell>
          <table:table-cell table:style-name="ce52" office:value-type="float" office:value="58754.288" calcext:value-type="float">
            <text:p>58754.3</text:p>
          </table:table-cell>
          <table:table-cell table:style-name="ce60" table:formula="of:=([.F24]-[.G24])*100/[.F24]" office:value-type="float" office:value="0.00849567932077856" calcext:value-type="float">
            <text:p>0.008</text:p>
          </table:table-cell>
          <table:table-cell table:style-name="ce52" office:value-type="float" office:value="912.162" calcext:value-type="float">
            <text:p>912.2</text:p>
          </table:table-cell>
          <table:table-cell table:style-name="ce60" office:value-type="float" office:value="7.71841151157557" calcext:value-type="float">
            <text:p>7.718</text:p>
          </table:table-cell>
          <table:table-cell table:style-name="ce60" table:formula="of:=([.B24]-[.F24])/[.B24]* 100" office:value-type="float" office:value="-0.00183974325012636" calcext:value-type="float">
            <text:p>-0.002</text:p>
          </table:table-cell>
          <table:table-cell table:style-name="ce60" table:formula="of:=([.G24]-[.C24])*100/[.C24]" office:value-type="float" office:value="7.71841151157557" calcext:value-type="float">
            <text:p>7.718</text:p>
          </table:table-cell>
          <table:table-cell table:style-name="ce67" table:formula="of:=[.F24]&gt;=[.C24]" office:value-type="boolean" office:boolean-value="true" calcext:value-type="boolean">
            <text:p>TRUE</text:p>
          </table:table-cell>
          <table:table-cell table:style-name="ce67" table:formula="of:=[.B24]&gt;=[.G24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VT3</text:p>
          </table:table-cell>
          <table:table-cell table:style-name="ce52" office:value-type="float" office:value="108071.593" calcext:value-type="float">
            <text:p>108071.6</text:p>
          </table:table-cell>
          <table:table-cell table:style-name="ce52" office:value-type="float" office:value="103984.407" calcext:value-type="float">
            <text:p>103984.4</text:p>
          </table:table-cell>
          <table:table-cell table:style-name="ce60" table:formula="of:=([.B25]-[.C25])*100/[.B25]" office:value-type="float" office:value="3.78192445076662" calcext:value-type="float">
            <text:p>3.782</text:p>
          </table:table-cell>
          <table:table-cell table:style-name="ce52" office:value-type="float" office:value="7200.005" calcext:value-type="float">
            <text:p>7200.0</text:p>
          </table:table-cell>
          <table:table-cell table:style-name="ce52" office:value-type="float" office:value="108071.599" calcext:value-type="float">
            <text:p>108071.6</text:p>
          </table:table-cell>
          <table:table-cell table:style-name="ce52" office:value-type="float" office:value="108064.121" calcext:value-type="float">
            <text:p>108064.1</text:p>
          </table:table-cell>
          <table:table-cell table:style-name="ce60" table:formula="of:=([.F25]-[.G25])*100/[.F25]" office:value-type="float" office:value="0.00691948677469165" calcext:value-type="float">
            <text:p>0.007</text:p>
          </table:table-cell>
          <table:table-cell table:style-name="ce52" office:value-type="float" office:value="13.346" calcext:value-type="float">
            <text:p>13.3</text:p>
          </table:table-cell>
          <table:table-cell table:style-name="ce60" office:value-type="float" office:value="3.92339016752771" calcext:value-type="float">
            <text:p>3.923</text:p>
          </table:table-cell>
          <table:table-cell table:style-name="ce60" table:formula="of:=([.B25]-[.F25])/[.B25]* 100" office:value-type="float" office:value="-0.00000555187523561193" calcext:value-type="float">
            <text:p>0.000</text:p>
          </table:table-cell>
          <table:table-cell table:style-name="ce60" table:formula="of:=([.G25]-[.C25])*100/[.C25]" office:value-type="float" office:value="3.92339016752771" calcext:value-type="float">
            <text:p>3.923</text:p>
          </table:table-cell>
          <table:table-cell table:style-name="ce67" table:formula="of:=[.F25]&gt;=[.C25]" office:value-type="boolean" office:boolean-value="true" calcext:value-type="boolean">
            <text:p>TRUE</text:p>
          </table:table-cell>
          <table:table-cell table:style-name="ce67" table:formula="of:=[.B25]&gt;=[.G25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VT4</text:p>
          </table:table-cell>
          <table:table-cell table:style-name="ce52" office:value-type="float" office:value="81271.077" calcext:value-type="float">
            <text:p>81271.1</text:p>
          </table:table-cell>
          <table:table-cell table:style-name="ce52" office:value-type="float" office:value="79932.013" calcext:value-type="float">
            <text:p>79932.0</text:p>
          </table:table-cell>
          <table:table-cell table:style-name="ce60" table:formula="of:=([.B26]-[.C26])*100/[.B26]" office:value-type="float" office:value="1.64765135326064" calcext:value-type="float">
            <text:p>1.648</text:p>
          </table:table-cell>
          <table:table-cell table:style-name="ce52" office:value-type="float" office:value="7200.005" calcext:value-type="float">
            <text:p>7200.0</text:p>
          </table:table-cell>
          <table:table-cell table:number-columns-repeated="2" table:style-name="ce52" office:value-type="float" office:value="81271.077" calcext:value-type="float">
            <text:p>81271.1</text:p>
          </table:table-cell>
          <table:table-cell table:style-name="ce60" table:formula="of:=([.F26]-[.G26])*100/[.F26]" office:value-type="float" office:value="0" calcext:value-type="float">
            <text:p>0.000</text:p>
          </table:table-cell>
          <table:table-cell table:style-name="ce52" office:value-type="float" office:value="85.499" calcext:value-type="float">
            <text:p>85.5</text:p>
          </table:table-cell>
          <table:table-cell table:style-name="ce60" office:value-type="float" office:value="1.67525369341067" calcext:value-type="float">
            <text:p>1.675</text:p>
          </table:table-cell>
          <table:table-cell table:style-name="ce60" table:formula="of:=([.B26]-[.F26])/[.B26]* 100" office:value-type="float" office:value="0" calcext:value-type="float">
            <text:p>0.000</text:p>
          </table:table-cell>
          <table:table-cell table:style-name="ce60" table:formula="of:=([.G26]-[.C26])*100/[.C26]" office:value-type="float" office:value="1.67525369341067" calcext:value-type="float">
            <text:p>1.675</text:p>
          </table:table-cell>
          <table:table-cell table:style-name="ce67" table:formula="of:=[.F26]&gt;=[.C26]" office:value-type="boolean" office:boolean-value="true" calcext:value-type="boolean">
            <text:p>TRUE</text:p>
          </table:table-cell>
          <table:table-cell table:style-name="ce67" table:formula="of:=[.B26]&gt;=[.G26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VT5</text:p>
          </table:table-cell>
          <table:table-cell table:style-name="ce52" office:value-type="float" office:value="117299.72" calcext:value-type="float">
            <text:p>117299.7</text:p>
          </table:table-cell>
          <table:table-cell table:style-name="ce52" office:value-type="float" office:value="112925.226" calcext:value-type="float">
            <text:p>112925.2</text:p>
          </table:table-cell>
          <table:table-cell table:style-name="ce60" table:formula="of:=([.B27]-[.C27])*100/[.B27]" office:value-type="float" office:value="3.72933030019168" calcext:value-type="float">
            <text:p>3.729</text:p>
          </table:table-cell>
          <table:table-cell table:style-name="ce52" office:value-type="float" office:value="7200.005" calcext:value-type="float">
            <text:p>7200.0</text:p>
          </table:table-cell>
          <table:table-cell table:style-name="ce52" office:value-type="float" office:value="117301.412" calcext:value-type="float">
            <text:p>117301.4</text:p>
          </table:table-cell>
          <table:table-cell table:style-name="ce52" office:value-type="float" office:value="117298.313" calcext:value-type="float">
            <text:p>117298.3</text:p>
          </table:table-cell>
          <table:table-cell table:style-name="ce60" table:formula="of:=([.F27]-[.G27])*100/[.F27]" office:value-type="float" office:value="0.002641911931974" calcext:value-type="float">
            <text:p>0.003</text:p>
          </table:table-cell>
          <table:table-cell table:style-name="ce52" office:value-type="float" office:value="230.147" calcext:value-type="float">
            <text:p>230.1</text:p>
          </table:table-cell>
          <table:table-cell table:style-name="ce60" office:value-type="float" office:value="3.87255102770394" calcext:value-type="float">
            <text:p>3.873</text:p>
          </table:table-cell>
          <table:table-cell table:style-name="ce60" table:formula="of:=([.B27]-[.F27])/[.B27]* 100" office:value-type="float" office:value="-0.00144245868617202" calcext:value-type="float">
            <text:p>-0.001</text:p>
          </table:table-cell>
          <table:table-cell table:style-name="ce60" table:formula="of:=([.G27]-[.C27])*100/[.C27]" office:value-type="float" office:value="3.87255102770394" calcext:value-type="float">
            <text:p>3.873</text:p>
          </table:table-cell>
          <table:table-cell table:style-name="ce67" table:formula="of:=[.F27]&gt;=[.C27]" office:value-type="boolean" office:boolean-value="true" calcext:value-type="boolean">
            <text:p>TRUE</text:p>
          </table:table-cell>
          <table:table-cell table:style-name="ce67" table:formula="of:=[.B27]&gt;=[.G27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VT6</text:p>
          </table:table-cell>
          <table:table-cell table:style-name="ce52" office:value-type="float" office:value="36238.136" calcext:value-type="float">
            <text:p>36238.1</text:p>
          </table:table-cell>
          <table:table-cell table:style-name="ce52" office:value-type="float" office:value="35791.172" calcext:value-type="float">
            <text:p>35791.2</text:p>
          </table:table-cell>
          <table:table-cell table:style-name="ce60" table:formula="of:=([.B28]-[.C28])*100/[.B28]" office:value-type="float" office:value="1.23340781104194" calcext:value-type="float">
            <text:p>1.233</text:p>
          </table:table-cell>
          <table:table-cell table:style-name="ce52" office:value-type="float" office:value="7200.006" calcext:value-type="float">
            <text:p>7200.0</text:p>
          </table:table-cell>
          <table:table-cell table:style-name="ce52" office:value-type="float" office:value="36231.307" calcext:value-type="float">
            <text:p>36231.3</text:p>
          </table:table-cell>
          <table:table-cell table:style-name="ce52" office:value-type="float" office:value="36228.787" calcext:value-type="float">
            <text:p>36228.8</text:p>
          </table:table-cell>
          <table:table-cell table:style-name="ce60" table:formula="of:=([.F28]-[.G28])*100/[.F28]" office:value-type="float" office:value="0.00695531077585491" calcext:value-type="float">
            <text:p>0.007</text:p>
          </table:table-cell>
          <table:table-cell table:style-name="ce52" office:value-type="float" office:value="38.923" calcext:value-type="float">
            <text:p>38.9</text:p>
          </table:table-cell>
          <table:table-cell table:style-name="ce60" office:value-type="float" office:value="1.22268977389172" calcext:value-type="float">
            <text:p>1.223</text:p>
          </table:table-cell>
          <table:table-cell table:style-name="ce60" table:formula="of:=([.B28]-[.F28])/[.B28]* 100" office:value-type="float" office:value="0.018844788263938" calcext:value-type="float">
            <text:p>0.019</text:p>
          </table:table-cell>
          <table:table-cell table:style-name="ce60" table:formula="of:=([.G28]-[.C28])*100/[.C28]" office:value-type="float" office:value="1.22268977389172" calcext:value-type="float">
            <text:p>1.223</text:p>
          </table:table-cell>
          <table:table-cell table:style-name="ce67" table:formula="of:=[.F28]&gt;=[.C28]" office:value-type="boolean" office:boolean-value="true" calcext:value-type="boolean">
            <text:p>TRUE</text:p>
          </table:table-cell>
          <table:table-cell table:style-name="ce67" table:formula="of:=[.B28]&gt;=[.G28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VT7</text:p>
          </table:table-cell>
          <table:table-cell table:style-name="ce52" office:value-type="float" office:value="104849.432" calcext:value-type="float">
            <text:p>104849.4</text:p>
          </table:table-cell>
          <table:table-cell table:style-name="ce52" office:value-type="float" office:value="102241.727" calcext:value-type="float">
            <text:p>102241.7</text:p>
          </table:table-cell>
          <table:table-cell table:style-name="ce60" table:formula="of:=([.B29]-[.C29])*100/[.B29]" office:value-type="float" office:value="2.48709501831159" calcext:value-type="float">
            <text:p>2.487</text:p>
          </table:table-cell>
          <table:table-cell table:style-name="ce52" office:value-type="float" office:value="7200.006" calcext:value-type="float">
            <text:p>7200.0</text:p>
          </table:table-cell>
          <table:table-cell table:style-name="ce52" office:value-type="float" office:value="104850.973" calcext:value-type="float">
            <text:p>104851.0</text:p>
          </table:table-cell>
          <table:table-cell table:style-name="ce52" office:value-type="float" office:value="104849.432" calcext:value-type="float">
            <text:p>104849.4</text:p>
          </table:table-cell>
          <table:table-cell table:style-name="ce60" table:formula="of:=([.F29]-[.G29])*100/[.F29]" office:value-type="float" office:value="0.00146970500693154" calcext:value-type="float">
            <text:p>0.001</text:p>
          </table:table-cell>
          <table:table-cell table:style-name="ce52" office:value-type="float" office:value="71.527" calcext:value-type="float">
            <text:p>71.5</text:p>
          </table:table-cell>
          <table:table-cell table:style-name="ce60" office:value-type="float" office:value="2.55052910051099" calcext:value-type="float">
            <text:p>2.551</text:p>
          </table:table-cell>
          <table:table-cell table:style-name="ce60" table:formula="of:=([.B29]-[.F29])/[.B29]* 100" office:value-type="float" office:value="-0.00146972660757708" calcext:value-type="float">
            <text:p>-0.001</text:p>
          </table:table-cell>
          <table:table-cell table:style-name="ce60" table:formula="of:=([.G29]-[.C29])*100/[.C29]" office:value-type="float" office:value="2.55052910051099" calcext:value-type="float">
            <text:p>2.551</text:p>
          </table:table-cell>
          <table:table-cell table:style-name="ce67" table:formula="of:=[.F29]&gt;=[.C29]" office:value-type="boolean" office:boolean-value="true" calcext:value-type="boolean">
            <text:p>TRUE</text:p>
          </table:table-cell>
          <table:table-cell table:style-name="ce67" table:formula="of:=[.B29]&gt;=[.G29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VT8</text:p>
          </table:table-cell>
          <table:table-cell table:style-name="ce52" office:value-type="float" office:value="83575.237" calcext:value-type="float">
            <text:p>83575.2</text:p>
          </table:table-cell>
          <table:table-cell table:style-name="ce52" office:value-type="float" office:value="83075.129" calcext:value-type="float">
            <text:p>83075.1</text:p>
          </table:table-cell>
          <table:table-cell table:style-name="ce60" table:formula="of:=([.B30]-[.C30])*100/[.B30]" office:value-type="float" office:value="0.598392559748282" calcext:value-type="float">
            <text:p>0.598</text:p>
          </table:table-cell>
          <table:table-cell table:style-name="ce52" office:value-type="float" office:value="7200.003" calcext:value-type="float">
            <text:p>7200.0</text:p>
          </table:table-cell>
          <table:table-cell table:style-name="ce52" office:value-type="float" office:value="83576.316" calcext:value-type="float">
            <text:p>83576.3</text:p>
          </table:table-cell>
          <table:table-cell table:style-name="ce52" office:value-type="float" office:value="83572.103" calcext:value-type="float">
            <text:p>83572.1</text:p>
          </table:table-cell>
          <table:table-cell table:style-name="ce60" table:formula="of:=([.F30]-[.G30])*100/[.F30]" office:value-type="float" office:value="0.00504090177892428" calcext:value-type="float">
            <text:p>0.005</text:p>
          </table:table-cell>
          <table:table-cell table:style-name="ce52" office:value-type="float" office:value="27.975" calcext:value-type="float">
            <text:p>28.0</text:p>
          </table:table-cell>
          <table:table-cell table:style-name="ce60" office:value-type="float" office:value="0.598222363277946" calcext:value-type="float">
            <text:p>0.598</text:p>
          </table:table-cell>
          <table:table-cell table:style-name="ce60" table:formula="of:=([.B30]-[.F30])/[.B30]* 100" office:value-type="float" office:value="-0.00129105227665996" calcext:value-type="float">
            <text:p>-0.001</text:p>
          </table:table-cell>
          <table:table-cell table:style-name="ce60" table:formula="of:=([.G30]-[.C30])*100/[.C30]" office:value-type="float" office:value="0.598222363277946" calcext:value-type="float">
            <text:p>0.598</text:p>
          </table:table-cell>
          <table:table-cell table:style-name="ce67" table:formula="of:=[.F30]&gt;=[.C30]" office:value-type="boolean" office:boolean-value="true" calcext:value-type="boolean">
            <text:p>TRUE</text:p>
          </table:table-cell>
          <table:table-cell table:style-name="ce67" table:formula="of:=[.B30]&gt;=[.G30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VT9</text:p>
          </table:table-cell>
          <table:table-cell table:style-name="ce52" office:value-type="float" office:value="102261.86" calcext:value-type="float">
            <text:p>102261.9</text:p>
          </table:table-cell>
          <table:table-cell table:style-name="ce52" office:value-type="float" office:value="94445.44" calcext:value-type="float">
            <text:p>94445.4</text:p>
          </table:table-cell>
          <table:table-cell table:style-name="ce60" table:formula="of:=([.B31]-[.C31])*100/[.B31]" office:value-type="float" office:value="7.64353396271102" calcext:value-type="float">
            <text:p>7.644</text:p>
          </table:table-cell>
          <table:table-cell table:style-name="ce52" office:value-type="float" office:value="7200.004" calcext:value-type="float">
            <text:p>7200.0</text:p>
          </table:table-cell>
          <table:table-cell table:style-name="ce52" office:value-type="float" office:value="102261.934" calcext:value-type="float">
            <text:p>102261.9</text:p>
          </table:table-cell>
          <table:table-cell table:style-name="ce52" office:value-type="float" office:value="102250.2" calcext:value-type="float">
            <text:p>102250.2</text:p>
          </table:table-cell>
          <table:table-cell table:style-name="ce60" table:formula="of:=([.F31]-[.G31])*100/[.F31]" office:value-type="float" office:value="0.0114744553921665" calcext:value-type="float">
            <text:p>0.011</text:p>
          </table:table-cell>
          <table:table-cell table:style-name="ce52" office:value-type="float" office:value="7204.813" calcext:value-type="float">
            <text:p>7204.8</text:p>
          </table:table-cell>
          <table:table-cell table:style-name="ce60" office:value-type="float" office:value="8.26377641948621" calcext:value-type="float">
            <text:p>8.264</text:p>
          </table:table-cell>
          <table:table-cell table:style-name="ce60" table:formula="of:=([.B31]-[.F31])/[.B31]* 100" office:value-type="float" office:value="-0.0000723632447065288" calcext:value-type="float">
            <text:p>0.000</text:p>
          </table:table-cell>
          <table:table-cell table:style-name="ce60" table:formula="of:=([.G31]-[.C31])*100/[.C31]" office:value-type="float" office:value="8.26377641948621" calcext:value-type="float">
            <text:p>8.264</text:p>
          </table:table-cell>
          <table:table-cell table:style-name="ce67" table:formula="of:=[.F31]&gt;=[.C31]" office:value-type="boolean" office:boolean-value="true" calcext:value-type="boolean">
            <text:p>TRUE</text:p>
          </table:table-cell>
          <table:table-cell table:style-name="ce67" table:formula="of:=[.B31]&gt;=[.G31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VT10</text:p>
          </table:table-cell>
          <table:table-cell table:style-name="ce52" office:value-type="float" office:value="86892.096" calcext:value-type="float">
            <text:p>86892.1</text:p>
          </table:table-cell>
          <table:table-cell table:style-name="ce52" office:value-type="float" office:value="84750.241" calcext:value-type="float">
            <text:p>84750.2</text:p>
          </table:table-cell>
          <table:table-cell table:style-name="ce60" table:formula="of:=([.B32]-[.C32])*100/[.B32]" office:value-type="float" office:value="2.46495952865495" calcext:value-type="float">
            <text:p>2.465</text:p>
          </table:table-cell>
          <table:table-cell table:style-name="ce52" office:value-type="float" office:value="7200.005" calcext:value-type="float">
            <text:p>7200.0</text:p>
          </table:table-cell>
          <table:table-cell table:style-name="ce52" office:value-type="float" office:value="86892.253" calcext:value-type="float">
            <text:p>86892.3</text:p>
          </table:table-cell>
          <table:table-cell table:style-name="ce52" office:value-type="float" office:value="86892.094" calcext:value-type="float">
            <text:p>86892.1</text:p>
          </table:table-cell>
          <table:table-cell table:style-name="ce60" table:formula="of:=([.F32]-[.G32])*100/[.F32]" office:value-type="float" office:value="0.000182985242654084" calcext:value-type="float">
            <text:p>0.000</text:p>
          </table:table-cell>
          <table:table-cell table:style-name="ce52" office:value-type="float" office:value="60.023" calcext:value-type="float">
            <text:p>60.0</text:p>
          </table:table-cell>
          <table:table-cell table:style-name="ce60" office:value-type="float" office:value="2.52725299034843" calcext:value-type="float">
            <text:p>2.527</text:p>
          </table:table-cell>
          <table:table-cell table:style-name="ce60" table:formula="of:=([.B32]-[.F32])/[.B32]* 100" office:value-type="float" office:value="-0.000180683867945788" calcext:value-type="float">
            <text:p>0.000</text:p>
          </table:table-cell>
          <table:table-cell table:style-name="ce60" table:formula="of:=([.G32]-[.C32])*100/[.C32]" office:value-type="float" office:value="2.52725299034843" calcext:value-type="float">
            <text:p>2.527</text:p>
          </table:table-cell>
          <table:table-cell table:style-name="ce67" table:formula="of:=[.F32]&gt;=[.C32]" office:value-type="boolean" office:boolean-value="true" calcext:value-type="boolean">
            <text:p>TRUE</text:p>
          </table:table-cell>
          <table:table-cell table:style-name="ce67" table:formula="of:=[.B32]&gt;=[.G32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VTL1</text:p>
          </table:table-cell>
          <table:table-cell table:style-name="ce52" office:value-type="float" office:value="41352.547" calcext:value-type="float">
            <text:p>41352.5</text:p>
          </table:table-cell>
          <table:table-cell table:style-name="ce52" office:value-type="float" office:value="37283.301" calcext:value-type="float">
            <text:p>37283.3</text:p>
          </table:table-cell>
          <table:table-cell table:style-name="ce60" table:formula="of:=([.B33]-[.C33])*100/[.B33]" office:value-type="float" office:value="9.84037573308362" calcext:value-type="float">
            <text:p>9.840</text:p>
          </table:table-cell>
          <table:table-cell table:style-name="ce52" office:value-type="float" office:value="7200.005" calcext:value-type="float">
            <text:p>7200.0</text:p>
          </table:table-cell>
          <table:table-cell table:style-name="ce52" office:value-type="float" office:value="41347.338" calcext:value-type="float">
            <text:p>41347.3</text:p>
          </table:table-cell>
          <table:table-cell table:style-name="ce52" office:value-type="float" office:value="41340.529" calcext:value-type="float">
            <text:p>41340.5</text:p>
          </table:table-cell>
          <table:table-cell table:style-name="ce60" table:formula="of:=([.F33]-[.G33])*100/[.F33]" office:value-type="float" office:value="0.0164678074317653" calcext:value-type="float">
            <text:p>0.016</text:p>
          </table:table-cell>
          <table:table-cell table:style-name="ce52" office:value-type="float" office:value="4653.66" calcext:value-type="float">
            <text:p>4653.7</text:p>
          </table:table-cell>
          <table:table-cell table:style-name="ce60" office:value-type="float" office:value="10.8821587444738" calcext:value-type="float">
            <text:p>10.882</text:p>
          </table:table-cell>
          <table:table-cell table:style-name="ce60" table:formula="of:=([.B33]-[.F33])/[.B33]* 100" office:value-type="float" office:value="0.0125965638827405" calcext:value-type="float">
            <text:p>0.013</text:p>
          </table:table-cell>
          <table:table-cell table:style-name="ce60" table:formula="of:=([.G33]-[.C33])*100/[.C33]" office:value-type="float" office:value="10.8821587444738" calcext:value-type="float">
            <text:p>10.882</text:p>
          </table:table-cell>
          <table:table-cell table:style-name="ce67" table:formula="of:=[.F33]&gt;=[.C33]" office:value-type="boolean" office:boolean-value="true" calcext:value-type="boolean">
            <text:p>TRUE</text:p>
          </table:table-cell>
          <table:table-cell table:style-name="ce67" table:formula="of:=[.B33]&gt;=[.G33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VTL2</text:p>
          </table:table-cell>
          <table:table-cell table:style-name="ce52" office:value-type="float" office:value="55870.012" calcext:value-type="float">
            <text:p>55870.0</text:p>
          </table:table-cell>
          <table:table-cell table:style-name="ce52" office:value-type="float" office:value="54534.756" calcext:value-type="float">
            <text:p>54534.8</text:p>
          </table:table-cell>
          <table:table-cell table:style-name="ce60" table:formula="of:=([.B34]-[.C34])*100/[.B34]" office:value-type="float" office:value="2.38993326151425" calcext:value-type="float">
            <text:p>2.390</text:p>
          </table:table-cell>
          <table:table-cell table:style-name="ce52" office:value-type="float" office:value="7200.004" calcext:value-type="float">
            <text:p>7200.0</text:p>
          </table:table-cell>
          <table:table-cell table:style-name="ce52" office:value-type="float" office:value="55870.012" calcext:value-type="float">
            <text:p>55870.0</text:p>
          </table:table-cell>
          <table:table-cell table:style-name="ce52" office:value-type="float" office:value="55865.553" calcext:value-type="float">
            <text:p>55865.6</text:p>
          </table:table-cell>
          <table:table-cell table:style-name="ce60" table:formula="of:=([.F34]-[.G34])*100/[.F34]" office:value-type="float" office:value="0.0079810256708063" calcext:value-type="float">
            <text:p>0.008</text:p>
          </table:table-cell>
          <table:table-cell table:style-name="ce52" office:value-type="float" office:value="40.839" calcext:value-type="float">
            <text:p>40.8</text:p>
          </table:table-cell>
          <table:table-cell table:style-name="ce60" office:value-type="float" office:value="2.44027313517273" calcext:value-type="float">
            <text:p>2.440</text:p>
          </table:table-cell>
          <table:table-cell table:style-name="ce60" table:formula="of:=([.B34]-[.F34])/[.B34]* 100" office:value-type="float" office:value="0" calcext:value-type="float">
            <text:p>0.000</text:p>
          </table:table-cell>
          <table:table-cell table:style-name="ce60" table:formula="of:=([.G34]-[.C34])*100/[.C34]" office:value-type="float" office:value="2.44027313517273" calcext:value-type="float">
            <text:p>2.440</text:p>
          </table:table-cell>
          <table:table-cell table:style-name="ce67" table:formula="of:=[.F34]&gt;=[.C34]" office:value-type="boolean" office:boolean-value="true" calcext:value-type="boolean">
            <text:p>TRUE</text:p>
          </table:table-cell>
          <table:table-cell table:style-name="ce67" table:formula="of:=[.B34]&gt;=[.G34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VTL3</text:p>
          </table:table-cell>
          <table:table-cell table:style-name="ce52" office:value-type="float" office:value="57308.104" calcext:value-type="float">
            <text:p>57308.1</text:p>
          </table:table-cell>
          <table:table-cell table:style-name="ce52" office:value-type="float" office:value="54867.711" calcext:value-type="float">
            <text:p>54867.7</text:p>
          </table:table-cell>
          <table:table-cell table:style-name="ce60" table:formula="of:=([.B35]-[.C35])*100/[.B35]" office:value-type="float" office:value="4.25837330092092" calcext:value-type="float">
            <text:p>4.258</text:p>
          </table:table-cell>
          <table:table-cell table:style-name="ce52" office:value-type="float" office:value="7200.005" calcext:value-type="float">
            <text:p>7200.0</text:p>
          </table:table-cell>
          <table:table-cell table:style-name="ce64" office:value-type="float" office:value="57308.981" calcext:value-type="float">
            <text:p>57309.0</text:p>
          </table:table-cell>
          <table:table-cell table:style-name="ce64" office:value-type="float" office:value="57305.057" calcext:value-type="float">
            <text:p>57305.1</text:p>
          </table:table-cell>
          <table:table-cell table:style-name="ce60" table:formula="of:=([.F35]-[.G35])*100/[.F35]" office:value-type="float" office:value="0.0068470943498351" calcext:value-type="float">
            <text:p>0.007</text:p>
          </table:table-cell>
          <table:table-cell table:style-name="ce64" office:value-type="float" office:value="258.651" calcext:value-type="float">
            <text:p>258.7</text:p>
          </table:table-cell>
          <table:table-cell table:style-name="ce60" office:value-type="float" office:value="4.4422228585406" calcext:value-type="float">
            <text:p>4.442</text:p>
          </table:table-cell>
          <table:table-cell table:style-name="ce60" table:formula="of:=([.B35]-[.F35])/[.B35]* 100" office:value-type="float" office:value="-0.00153032457678308" calcext:value-type="float">
            <text:p>-0.002</text:p>
          </table:table-cell>
          <table:table-cell table:style-name="ce60" table:formula="of:=([.G35]-[.C35])*100/[.C35]" office:value-type="float" office:value="4.4422228585406" calcext:value-type="float">
            <text:p>4.442</text:p>
          </table:table-cell>
          <table:table-cell table:style-name="ce67" table:formula="of:=[.F35]&gt;=[.C35]" office:value-type="boolean" office:boolean-value="true" calcext:value-type="boolean">
            <text:p>TRUE</text:p>
          </table:table-cell>
          <table:table-cell table:style-name="ce67" table:formula="of:=[.B35]&gt;=[.G35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VTL4</text:p>
          </table:table-cell>
          <table:table-cell table:style-name="ce52" office:value-type="float" office:value="45769.027" calcext:value-type="float">
            <text:p>45769.0</text:p>
          </table:table-cell>
          <table:table-cell table:style-name="ce52" office:value-type="float" office:value="41953.535" calcext:value-type="float">
            <text:p>41953.5</text:p>
          </table:table-cell>
          <table:table-cell table:style-name="ce60" table:formula="of:=([.B36]-[.C36])*100/[.B36]" office:value-type="float" office:value="8.33640619015125" calcext:value-type="float">
            <text:p>8.336</text:p>
          </table:table-cell>
          <table:table-cell table:style-name="ce52" office:value-type="float" office:value="7200.004" calcext:value-type="float">
            <text:p>7200.0</text:p>
          </table:table-cell>
          <table:table-cell table:style-name="ce64" office:value-type="float" office:value="45768.449" calcext:value-type="float">
            <text:p>45768.4</text:p>
          </table:table-cell>
          <table:table-cell table:style-name="ce64" office:value-type="float" office:value="45764.616" calcext:value-type="float">
            <text:p>45764.6</text:p>
          </table:table-cell>
          <table:table-cell table:style-name="ce60" table:formula="of:=([.F36]-[.G36])*100/[.F36]" office:value-type="float" office:value="0.0083747648953512" calcext:value-type="float">
            <text:p>0.008</text:p>
          </table:table-cell>
          <table:table-cell table:style-name="ce64" office:value-type="float" office:value="1343.372" calcext:value-type="float">
            <text:p>1343.4</text:p>
          </table:table-cell>
          <table:table-cell table:style-name="ce60" office:value-type="float" office:value="9.08405215436553" calcext:value-type="float">
            <text:p>9.084</text:p>
          </table:table-cell>
          <table:table-cell table:style-name="ce60" table:formula="of:=([.B36]-[.F36])/[.B36]* 100" office:value-type="float" office:value="0.00126286276525245" calcext:value-type="float">
            <text:p>0.001</text:p>
          </table:table-cell>
          <table:table-cell table:style-name="ce60" table:formula="of:=([.G36]-[.C36])*100/[.C36]" office:value-type="float" office:value="9.08405215436553" calcext:value-type="float">
            <text:p>9.084</text:p>
          </table:table-cell>
          <table:table-cell table:style-name="ce67" table:formula="of:=[.F36]&gt;=[.C36]" office:value-type="boolean" office:boolean-value="true" calcext:value-type="boolean">
            <text:p>TRUE</text:p>
          </table:table-cell>
          <table:table-cell table:style-name="ce67" table:formula="of:=[.B36]&gt;=[.G36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VTL5</text:p>
          </table:table-cell>
          <table:table-cell table:style-name="ce52" office:value-type="float" office:value="27559.527" calcext:value-type="float">
            <text:p>27559.5</text:p>
          </table:table-cell>
          <table:table-cell table:style-name="ce52" office:value-type="float" office:value="26799.91" calcext:value-type="float">
            <text:p>26799.9</text:p>
          </table:table-cell>
          <table:table-cell table:style-name="ce60" table:formula="of:=([.B37]-[.C37])*100/[.B37]" office:value-type="float" office:value="2.75627734830136" calcext:value-type="float">
            <text:p>2.756</text:p>
          </table:table-cell>
          <table:table-cell table:style-name="ce52" office:value-type="float" office:value="7200.006" calcext:value-type="float">
            <text:p>7200.0</text:p>
          </table:table-cell>
          <table:table-cell table:style-name="ce64" office:value-type="float" office:value="27559.527" calcext:value-type="float">
            <text:p>27559.5</text:p>
          </table:table-cell>
          <table:table-cell table:style-name="ce64" office:value-type="float" office:value="27559.31" calcext:value-type="float">
            <text:p>27559.3</text:p>
          </table:table-cell>
          <table:table-cell table:style-name="ce60" table:formula="of:=([.F37]-[.G37])*100/[.F37]" office:value-type="float" office:value="0.000787386517906911" calcext:value-type="float">
            <text:p>0.001</text:p>
          </table:table-cell>
          <table:table-cell table:style-name="ce64" office:value-type="float" office:value="16.579" calcext:value-type="float">
            <text:p>16.6</text:p>
          </table:table-cell>
          <table:table-cell table:style-name="ce60" office:value-type="float" office:value="2.83359160534495" calcext:value-type="float">
            <text:p>2.834</text:p>
          </table:table-cell>
          <table:table-cell table:style-name="ce60" table:formula="of:=([.B37]-[.F37])/[.B37]* 100" office:value-type="float" office:value="0" calcext:value-type="float">
            <text:p>0.000</text:p>
          </table:table-cell>
          <table:table-cell table:style-name="ce60" table:formula="of:=([.G37]-[.C37])*100/[.C37]" office:value-type="float" office:value="2.83359160534495" calcext:value-type="float">
            <text:p>2.834</text:p>
          </table:table-cell>
          <table:table-cell table:style-name="ce67" table:formula="of:=[.F37]&gt;=[.C37]" office:value-type="boolean" office:boolean-value="true" calcext:value-type="boolean">
            <text:p>TRUE</text:p>
          </table:table-cell>
          <table:table-cell table:style-name="ce67" table:formula="of:=[.B37]&gt;=[.G37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VTL6</text:p>
          </table:table-cell>
          <table:table-cell table:style-name="ce52" office:value-type="float" office:value="97726.129" calcext:value-type="float">
            <text:p>97726.1</text:p>
          </table:table-cell>
          <table:table-cell table:style-name="ce52" office:value-type="float" office:value="94801.912" calcext:value-type="float">
            <text:p>94801.9</text:p>
          </table:table-cell>
          <table:table-cell table:style-name="ce60" table:formula="of:=([.B38]-[.C38])*100/[.B38]" office:value-type="float" office:value="2.99225706566153" calcext:value-type="float">
            <text:p>2.992</text:p>
          </table:table-cell>
          <table:table-cell table:style-name="ce52" office:value-type="float" office:value="7200.005" calcext:value-type="float">
            <text:p>7200.0</text:p>
          </table:table-cell>
          <table:table-cell table:style-name="ce64" office:value-type="float" office:value="97726.509" calcext:value-type="float">
            <text:p>97726.5</text:p>
          </table:table-cell>
          <table:table-cell table:style-name="ce64" office:value-type="float" office:value="97717.253" calcext:value-type="float">
            <text:p>97717.3</text:p>
          </table:table-cell>
          <table:table-cell table:style-name="ce60" table:formula="of:=([.F38]-[.G38])*100/[.F38]" office:value-type="float" office:value="0.0094713298313035" calcext:value-type="float">
            <text:p>0.009</text:p>
          </table:table-cell>
          <table:table-cell table:style-name="ce64" office:value-type="float" office:value="217.837" calcext:value-type="float">
            <text:p>217.8</text:p>
          </table:table-cell>
          <table:table-cell table:style-name="ce60" office:value-type="float" office:value="3.07519219654557" calcext:value-type="float">
            <text:p>3.075</text:p>
          </table:table-cell>
          <table:table-cell table:style-name="ce60" table:formula="of:=([.B38]-[.F38])/[.B38]* 100" office:value-type="float" office:value="-0.000388841760021679" calcext:value-type="float">
            <text:p>0.000</text:p>
          </table:table-cell>
          <table:table-cell table:style-name="ce60" table:formula="of:=([.G38]-[.C38])*100/[.C38]" office:value-type="float" office:value="3.07519219654557" calcext:value-type="float">
            <text:p>3.075</text:p>
          </table:table-cell>
          <table:table-cell table:style-name="ce67" table:formula="of:=[.F38]&gt;=[.C38]" office:value-type="boolean" office:boolean-value="true" calcext:value-type="boolean">
            <text:p>TRUE</text:p>
          </table:table-cell>
          <table:table-cell table:style-name="ce67" table:formula="of:=[.B38]&gt;=[.G38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VTL7</text:p>
          </table:table-cell>
          <table:table-cell table:style-name="ce52" office:value-type="float" office:value="46543.119" calcext:value-type="float">
            <text:p>46543.1</text:p>
          </table:table-cell>
          <table:table-cell table:style-name="ce52" office:value-type="float" office:value="43833.929" calcext:value-type="float">
            <text:p>43833.9</text:p>
          </table:table-cell>
          <table:table-cell table:style-name="ce60" table:formula="of:=([.B39]-[.C39])*100/[.B39]" office:value-type="float" office:value="5.82081746605766" calcext:value-type="float">
            <text:p>5.821</text:p>
          </table:table-cell>
          <table:table-cell table:style-name="ce52" office:value-type="float" office:value="7200.005" calcext:value-type="float">
            <text:p>7200.0</text:p>
          </table:table-cell>
          <table:table-cell table:style-name="ce64" office:value-type="float" office:value="46542.452" calcext:value-type="float">
            <text:p>46542.5</text:p>
          </table:table-cell>
          <table:table-cell table:style-name="ce64" office:value-type="float" office:value="46540.74" calcext:value-type="float">
            <text:p>46540.7</text:p>
          </table:table-cell>
          <table:table-cell table:style-name="ce60" table:formula="of:=([.F39]-[.G39])*100/[.F39]" office:value-type="float" office:value="0.00367836228310346" calcext:value-type="float">
            <text:p>0.004</text:p>
          </table:table-cell>
          <table:table-cell table:style-name="ce64" office:value-type="float" office:value="822.158" calcext:value-type="float">
            <text:p>822.2</text:p>
          </table:table-cell>
          <table:table-cell table:style-name="ce60" office:value-type="float" office:value="6.17515030423123" calcext:value-type="float">
            <text:p>6.175</text:p>
          </table:table-cell>
          <table:table-cell table:style-name="ce60" table:formula="of:=([.B39]-[.F39])/[.B39]* 100" office:value-type="float" office:value="0.00143307972119634" calcext:value-type="float">
            <text:p>0.001</text:p>
          </table:table-cell>
          <table:table-cell table:style-name="ce60" table:formula="of:=([.G39]-[.C39])*100/[.C39]" office:value-type="float" office:value="6.17515030423123" calcext:value-type="float">
            <text:p>6.175</text:p>
          </table:table-cell>
          <table:table-cell table:style-name="ce67" table:formula="of:=[.F39]&gt;=[.C39]" office:value-type="boolean" office:boolean-value="true" calcext:value-type="boolean">
            <text:p>TRUE</text:p>
          </table:table-cell>
          <table:table-cell table:style-name="ce67" table:formula="of:=[.B39]&gt;=[.G39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VTL8</text:p>
          </table:table-cell>
          <table:table-cell table:style-name="ce52" office:value-type="float" office:value="53445.427" calcext:value-type="float">
            <text:p>53445.4</text:p>
          </table:table-cell>
          <table:table-cell table:style-name="ce52" office:value-type="float" office:value="47922.12" calcext:value-type="float">
            <text:p>47922.1</text:p>
          </table:table-cell>
          <table:table-cell table:style-name="ce60" table:formula="of:=([.B40]-[.C40])*100/[.B40]" office:value-type="float" office:value="10.3344800669288" calcext:value-type="float">
            <text:p>10.334</text:p>
          </table:table-cell>
          <table:table-cell table:style-name="ce52" office:value-type="float" office:value="7200.003" calcext:value-type="float">
            <text:p>7200.0</text:p>
          </table:table-cell>
          <table:table-cell table:style-name="ce64" office:value-type="float" office:value="53442.878" calcext:value-type="float">
            <text:p>53442.9</text:p>
          </table:table-cell>
          <table:table-cell table:style-name="ce64" office:value-type="float" office:value="53437.806" calcext:value-type="float">
            <text:p>53437.8</text:p>
          </table:table-cell>
          <table:table-cell table:style-name="ce60" table:formula="of:=([.F40]-[.G40])*100/[.F40]" office:value-type="float" office:value="0.00949050685481444" calcext:value-type="float">
            <text:p>0.009</text:p>
          </table:table-cell>
          <table:table-cell table:style-name="ce64" office:value-type="float" office:value="419.179" calcext:value-type="float">
            <text:p>419.2</text:p>
          </table:table-cell>
          <table:table-cell table:style-name="ce60" office:value-type="float" office:value="11.5096869671041" calcext:value-type="float">
            <text:p>11.510</text:p>
          </table:table-cell>
          <table:table-cell table:style-name="ce60" table:formula="of:=([.B40]-[.F40])/[.B40]* 100" office:value-type="float" office:value="0.00476935098676702" calcext:value-type="float">
            <text:p>0.005</text:p>
          </table:table-cell>
          <table:table-cell table:style-name="ce60" table:formula="of:=([.G40]-[.C40])*100/[.C40]" office:value-type="float" office:value="11.5096869671041" calcext:value-type="float">
            <text:p>11.510</text:p>
          </table:table-cell>
          <table:table-cell table:style-name="ce67" table:formula="of:=[.F40]&gt;=[.C40]" office:value-type="boolean" office:boolean-value="true" calcext:value-type="boolean">
            <text:p>TRUE</text:p>
          </table:table-cell>
          <table:table-cell table:style-name="ce67" table:formula="of:=[.B40]&gt;=[.G40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VTL9</text:p>
          </table:table-cell>
          <table:table-cell table:style-name="ce52" office:value-type="float" office:value="42007.989" calcext:value-type="float">
            <text:p>42008.0</text:p>
          </table:table-cell>
          <table:table-cell table:style-name="ce52" office:value-type="float" office:value="41110.803" calcext:value-type="float">
            <text:p>41110.8</text:p>
          </table:table-cell>
          <table:table-cell table:style-name="ce60" table:formula="of:=([.B41]-[.C41])*100/[.B41]" office:value-type="float" office:value="2.13575089252666" calcext:value-type="float">
            <text:p>2.136</text:p>
          </table:table-cell>
          <table:table-cell table:style-name="ce52" office:value-type="float" office:value="7200.003" calcext:value-type="float">
            <text:p>7200.0</text:p>
          </table:table-cell>
          <table:table-cell table:style-name="ce64" office:value-type="float" office:value="42007.989" calcext:value-type="float">
            <text:p>42008.0</text:p>
          </table:table-cell>
          <table:table-cell table:style-name="ce64" office:value-type="float" office:value="42006.952" calcext:value-type="float">
            <text:p>42007.0</text:p>
          </table:table-cell>
          <table:table-cell table:style-name="ce60" table:formula="of:=([.F41]-[.G41])*100/[.F41]" office:value-type="float" office:value="0.00246857806024445" calcext:value-type="float">
            <text:p>0.002</text:p>
          </table:table-cell>
          <table:table-cell table:style-name="ce64" office:value-type="float" office:value="19.301" calcext:value-type="float">
            <text:p>19.3</text:p>
          </table:table-cell>
          <table:table-cell table:style-name="ce60" office:value-type="float" office:value="2.17983822889569" calcext:value-type="float">
            <text:p>2.180</text:p>
          </table:table-cell>
          <table:table-cell table:style-name="ce60" table:formula="of:=([.B41]-[.F41])/[.B41]* 100" office:value-type="float" office:value="0" calcext:value-type="float">
            <text:p>0.000</text:p>
          </table:table-cell>
          <table:table-cell table:style-name="ce60" table:formula="of:=([.G41]-[.C41])*100/[.C41]" office:value-type="float" office:value="2.17983822889569" calcext:value-type="float">
            <text:p>2.180</text:p>
          </table:table-cell>
          <table:table-cell table:style-name="ce67" table:formula="of:=[.F41]&gt;=[.C41]" office:value-type="boolean" office:boolean-value="true" calcext:value-type="boolean">
            <text:p>TRUE</text:p>
          </table:table-cell>
          <table:table-cell table:style-name="ce67" table:formula="of:=[.B41]&gt;=[.G41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rtal_VTL10</text:p>
          </table:table-cell>
          <table:table-cell table:style-name="ce52" office:value-type="float" office:value="74876.331" calcext:value-type="float">
            <text:p>74876.3</text:p>
          </table:table-cell>
          <table:table-cell table:style-name="ce52" office:value-type="float" office:value="72688.006" calcext:value-type="float">
            <text:p>72688.0</text:p>
          </table:table-cell>
          <table:table-cell table:style-name="ce60" table:formula="of:=([.B42]-[.C42])*100/[.B42]" office:value-type="float" office:value="2.92258577680577" calcext:value-type="float">
            <text:p>2.923</text:p>
          </table:table-cell>
          <table:table-cell table:style-name="ce52" office:value-type="float" office:value="7200.005" calcext:value-type="float">
            <text:p>7200.0</text:p>
          </table:table-cell>
          <table:table-cell table:number-columns-repeated="2" table:style-name="ce64" office:value-type="float" office:value="74871.798" calcext:value-type="float">
            <text:p>74871.8</text:p>
          </table:table-cell>
          <table:table-cell table:style-name="ce60" table:formula="of:=([.F42]-[.G42])*100/[.F42]" office:value-type="float" office:value="0" calcext:value-type="float">
            <text:p>0.000</text:p>
          </table:table-cell>
          <table:table-cell table:style-name="ce64" office:value-type="float" office:value="38.89" calcext:value-type="float">
            <text:p>38.9</text:p>
          </table:table-cell>
          <table:table-cell table:style-name="ce60" office:value-type="float" office:value="3.00433609363284" calcext:value-type="float">
            <text:p>3.004</text:p>
          </table:table-cell>
          <table:table-cell table:style-name="ce60" table:formula="of:=([.B42]-[.F42])/[.B42]* 100" office:value-type="float" office:value="0.00605398253289195" calcext:value-type="float">
            <text:p>0.006</text:p>
          </table:table-cell>
          <table:table-cell table:style-name="ce60" table:formula="of:=([.G42]-[.C42])*100/[.C42]" office:value-type="float" office:value="3.00433609363284" calcext:value-type="float">
            <text:p>3.004</text:p>
          </table:table-cell>
          <table:table-cell table:style-name="ce67" table:formula="of:=[.F42]&gt;=[.C42]" office:value-type="boolean" office:boolean-value="true" calcext:value-type="boolean">
            <text:p>TRUE</text:p>
          </table:table-cell>
          <table:table-cell table:style-name="ce67" table:formula="of:=[.B42]&gt;=[.G42]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table:style-name="ce29" office:value-type="string" calcext:value-type="string">
            <text:p>Average</text:p>
          </table:table-cell>
          <table:table-cell table:number-columns-repeated="2"/>
          <table:table-cell table:style-name="ce60" table:formula="of:=AVERAGE([.D3:.D42])" office:value-type="float" office:value="3.54022066566951" calcext:value-type="float">
            <text:p>3.540</text:p>
          </table:table-cell>
          <table:table-cell table:style-name="ce52" table:formula="of:=AVERAGE([.E3:.E42])" office:value-type="float" office:value="5400.056175" calcext:value-type="float">
            <text:p>5400.1</text:p>
          </table:table-cell>
          <table:table-cell table:number-columns-repeated="2"/>
          <table:table-cell table:style-name="ce60" table:formula="of:=AVERAGE([.H3:.H42])" office:value-type="float" office:value="0.00465538336080268" calcext:value-type="float">
            <text:p>0.005</text:p>
          </table:table-cell>
          <table:table-cell table:style-name="ce52" table:formula="of:=AVERAGE([.I3:.I42])" office:value-type="float" office:value="720.26575" calcext:value-type="float">
            <text:p>720.3</text:p>
          </table:table-cell>
          <table:table-cell table:style-name="ce60" office:value-type="float" office:value="3.79537028798698" calcext:value-type="float">
            <text:p>3.795</text:p>
          </table:table-cell>
          <table:table-cell table:style-name="ce60" table:formula="of:=AVERAGE([.K3:.K42])" office:value-type="float" office:value="0.000551763109170145" calcext:value-type="float">
            <text:p>0.001</text:p>
          </table:table-cell>
          <table:table-cell table:style-name="ce60" table:formula="of:=AVERAGE([.L3:.L42])" office:value-type="float" office:value="3.79537028798698" calcext:value-type="float">
            <text:p>3.795</text:p>
          </table:table-cell>
          <table:table-cell table:style-name="ce60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Van_BnP.A2:Van_BnP.J119" table:contains-header="false">
          <table:sort>
            <table:sort-by table:field-number="9" table:data-type="automatic"/>
          </table:sort>
        </table:database-range>
        <table:database-range table:name="__Anonymous_Sheet_DB__1" table:target-range-address="Kartal_BnP.A21:Kartal_BnP.I30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'Kartal Model2'.A1:'Kartal Model2'.A1048576"/>
        <table:database-range table:name="__Anonymous_Sheet_DB__3" table:target-range-address="'Van Model2'.A41:'Van Model2'.H55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Van_15.A1:Van_15.A1" table:contains-header="false"/>
        <table:database-range table:name="__Anonymous_Sheet_DB__7" table:target-range-address="Van_30.A3:Van_30.J22" table:contains-header="false">
          <table:sort>
            <table:sort-by table:field-number="2" table:data-type="automatic"/>
          </table:sort>
        </table:database-range>
        <table:database-range table:name="__Anonymous_Sheet_DB__8" table:target-range-address="Van_60.A3:Van_60.J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17" number:min-decimal-places="17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4" number:min-decimal-places="4" number:min-integer-digits="1" number:grouping="true"/>
    </number:number-style>
    <number:number-style style:name="N124">
      <number:number number:decimal-places="3" number:min-decimal-places="3" number:min-integer-digits="1" number:grouping="true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0">
      <number:number number:decimal-places="16" number:min-decimal-places="16" number:min-integer-digits="1"/>
    </number:number-style>
    <number:number-style style:name="N119">
      <number:number number:decimal-places="15" number:min-decimal-places="15" number:min-integer-digits="1"/>
    </number:number-style>
    <number:number-style style:name="N118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09">
      <number:number number:decimal-places="5" number:min-decimal-places="5" number:min-integer-digits="1"/>
    </number:number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2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number-style style:name="N1012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number-style style:name="N1012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2P2" style:volatile="true" number:language="en" number:country="US">
      <number:text> </number:text>
      <number:fill-character> </number:fill-character>
      <number:text>- </number:text>
    </number:number-style>
    <number:text-style style:name="N10122" number:language="en" number:country="U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1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1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1P2" style:volatile="true" number:language="en" number:country="US">
      <number:currency-symbol/>
      <number:fill-character> </number:fill-character>
      <number:text>- </number:text>
    </number:currency-style>
    <number:text-style style:name="N10121" number:language="en" number:country="U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00-00-00</text:date>, <text:time style:data-style-name="N2" text:time-value="13:44:52.5347258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20:18:04.269980419</meta:creation-date>
    <dc:date>2022-06-17T10:16:29.839713877</dc:date>
    <meta:editing-duration>PT15H3M4S</meta:editing-duration>
    <meta:editing-cycles>10</meta:editing-cycles>
    <meta:generator>LibreOffice/7.3.3.2$Linux_X86_64 LibreOffice_project/30$Build-2</meta:generator>
    <meta:document-statistic meta:table-count="10" meta:cell-count="3983" meta:object-count="0"/>
  </office:meta>
</office:document-meta>
</file>